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3cm"/>
    </style:style>
    <style:style style:name="co2" style:family="table-column">
      <style:table-column-properties fo:break-before="auto" style:column-width="1.154cm"/>
    </style:style>
    <style:style style:name="co3" style:family="table-column">
      <style:table-column-properties fo:break-before="auto" style:column-width="1.632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069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bz_20_vertices">
      <style:table-properties table:display="true" style:writing-mode="lr-tb"/>
    </style:style>
    <style:style style:name="ta2" style:family="table" style:master-page-name="PageStyle_5f_bz_20_draw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number:text-style style:name="N8100" number:language="en" number:country="GB">
      <number:text-content/>
    </number:text-style>
    <style:style style:name="ce1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2d05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3" style:family="table-cell" style:parent-style-name="Excel_20_Built-in_20_Normal" style:data-style-name="N8000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2d05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4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5" style:family="table-cell" style:parent-style-name="Excel_20_Built-in_20_Normal" style:data-style-name="N8000"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8" style:family="table-cell" style:parent-style-name="Excel_20_Built-in_20_Normal" style:data-style-name="N8001"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9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0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2" style:family="table-cell" style:parent-style-name="Excel_20_Built-in_20_Normal" style:data-style-name="N106"/>
    <style:style style:name="ce13" style:family="table-cell" style:parent-style-name="Excel_20_Built-in_20_Normal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92d05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4" style:family="table-cell" style:parent-style-name="Excel_20_Built-in_20_Normal"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z vertic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5" table:default-cell-style-name="ce2"/>
        <table:table-row table:style-name="ro1">
          <table:table-cell table:style-name="ce1" office:value-type="string">
            <text:p>Disassembly Z X Y</text:p>
          </table:table-cell>
          <table:table-cell table:style-name="ce3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"BA"</text:p>
          </table:table-cell>
          <table:table-cell table:style-name="ce4"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1">
          <table:table-cell office:value-type="string">
            <text:p>$e0,$00,$00,$14,$20,$00</text:p>
          </table:table-cell>
          <table:table-cell table:style-name="ce4" table:formula="of:=UPPER(MID([.A3];14;2) &amp; MID([.A3];10;2))" office:value-type="string" office:string-value="1400">
            <text:p>1400</text:p>
          </table:table-cell>
          <table:table-cell table:style-name="ce6" table:formula="of:=UPPER(MID([.A3];22;2) &amp; MID([.A3];18;2))" office:value-type="string" office:string-value="0020">
            <text:p>0020</text:p>
          </table:table-cell>
          <table:table-cell table:style-name="ce6" table:formula="of:=UPPER(MID([.A3];6;2) &amp; MID([.A3];2;2))" office:value-type="string" office:string-value="00E0">
            <text:p>00E0</text:p>
          </table:table-cell>
          <table:table-cell table:formula="of:=-HEX2DEC([.B3])" office:value-type="float" office:value="-5120">
            <text:p>-5120</text:p>
          </table:table-cell>
          <table:table-cell table:formula="of:=(HEX2DEC([.C3])) * 2" office:value-type="float" office:value="64">
            <text:p>64</text:p>
          </table:table-cell>
          <table:table-cell table:formula="of:=HEX2DEC([.D3])" office:value-type="float" office:value="224">
            <text:p>224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e0,$00,$00,$0f,$20,$00</text:p>
          </table:table-cell>
          <table:table-cell table:style-name="ce4" table:formula="of:=UPPER(MID([.A4];14;2) &amp; MID([.A4];10;2))" office:value-type="string" office:string-value="0F00">
            <text:p>0F00</text:p>
          </table:table-cell>
          <table:table-cell table:style-name="ce6" table:formula="of:=UPPER(MID([.A4];22;2) &amp; MID([.A4];18;2))" office:value-type="string" office:string-value="0020">
            <text:p>0020</text:p>
          </table:table-cell>
          <table:table-cell table:style-name="ce6" table:formula="of:=UPPER(MID([.A4];6;2) &amp; MID([.A4];2;2))" office:value-type="string" office:string-value="00E0">
            <text:p>00E0</text:p>
          </table:table-cell>
          <table:table-cell table:formula="of:=-HEX2DEC([.B4])" office:value-type="float" office:value="-3840">
            <text:p>-3840</text:p>
          </table:table-cell>
          <table:table-cell table:formula="of:=(HEX2DEC([.C4])) * 2" office:value-type="float" office:value="64">
            <text:p>64</text:p>
          </table:table-cell>
          <table:table-cell table:formula="of:=HEX2DEC([.D4])" office:value-type="float" office:value="224">
            <text:p>224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a0,$02,$80,$0c,$58,$00</text:p>
          </table:table-cell>
          <table:table-cell table:style-name="ce4" table:formula="of:=UPPER(MID([.A5];14;2) &amp; MID([.A5];10;2))" office:value-type="string" office:string-value="0C80">
            <text:p>0C80</text:p>
          </table:table-cell>
          <table:table-cell table:style-name="ce6" table:formula="of:=UPPER(MID([.A5];22;2) &amp; MID([.A5];18;2))" office:value-type="string" office:string-value="0058">
            <text:p>0058</text:p>
          </table:table-cell>
          <table:table-cell table:style-name="ce6" table:formula="of:=UPPER(MID([.A5];6;2) &amp; MID([.A5];2;2))" office:value-type="string" office:string-value="02A0">
            <text:p>02A0</text:p>
          </table:table-cell>
          <table:table-cell table:formula="of:=-HEX2DEC([.B5])" office:value-type="float" office:value="-3200">
            <text:p>-3200</text:p>
          </table:table-cell>
          <table:table-cell table:formula="of:=(HEX2DEC([.C5])) * 2" office:value-type="float" office:value="176">
            <text:p>176</text:p>
          </table:table-cell>
          <table:table-cell table:formula="of:=HEX2DEC([.D5])" office:value-type="float" office:value="672">
            <text:p>672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60,$04,$c0,$0d,$90,$00</text:p>
          </table:table-cell>
          <table:table-cell table:style-name="ce4" table:formula="of:=UPPER(MID([.A6];14;2) &amp; MID([.A6];10;2))" office:value-type="string" office:string-value="0DC0">
            <text:p>0DC0</text:p>
          </table:table-cell>
          <table:table-cell table:style-name="ce6" table:formula="of:=UPPER(MID([.A6];22;2) &amp; MID([.A6];18;2))" office:value-type="string" office:string-value="0090">
            <text:p>0090</text:p>
          </table:table-cell>
          <table:table-cell table:style-name="ce6" table:formula="of:=UPPER(MID([.A6];6;2) &amp; MID([.A6];2;2))" office:value-type="string" office:string-value="0460">
            <text:p>0460</text:p>
          </table:table-cell>
          <table:table-cell table:formula="of:=-HEX2DEC([.B6])" office:value-type="float" office:value="-3520">
            <text:p>-3520</text:p>
          </table:table-cell>
          <table:table-cell table:formula="of:=(HEX2DEC([.C6])) * 2" office:value-type="float" office:value="288">
            <text:p>288</text:p>
          </table:table-cell>
          <table:table-cell table:formula="of:=HEX2DEC([.D6])" office:value-type="float" office:value="1120">
            <text:p>1120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40,$06,$80,$0c,$c8,$00</text:p>
          </table:table-cell>
          <table:table-cell table:style-name="ce4" table:formula="of:=UPPER(MID([.A7];14;2) &amp; MID([.A7];10;2))" office:value-type="string" office:string-value="0C80">
            <text:p>0C80</text:p>
          </table:table-cell>
          <table:table-cell table:style-name="ce6" table:formula="of:=UPPER(MID([.A7];22;2) &amp; MID([.A7];18;2))" office:value-type="string" office:string-value="00C8">
            <text:p>00C8</text:p>
          </table:table-cell>
          <table:table-cell table:style-name="ce6" table:formula="of:=UPPER(MID([.A7];6;2) &amp; MID([.A7];2;2))" office:value-type="string" office:string-value="0640">
            <text:p>0640</text:p>
          </table:table-cell>
          <table:table-cell table:formula="of:=-HEX2DEC([.B7])" office:value-type="float" office:value="-3200">
            <text:p>-3200</text:p>
          </table:table-cell>
          <table:table-cell table:formula="of:=(HEX2DEC([.C7])) * 2" office:value-type="float" office:value="400">
            <text:p>400</text:p>
          </table:table-cell>
          <table:table-cell table:formula="of:=HEX2DEC([.D7])" office:value-type="float" office:value="1600">
            <text:p>1600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00,$08,$00,$0f,$00,$01</text:p>
          </table:table-cell>
          <table:table-cell table:style-name="ce4" table:formula="of:=UPPER(MID([.A8];14;2) &amp; MID([.A8];10;2))" office:value-type="string" office:string-value="0F00">
            <text:p>0F00</text:p>
          </table:table-cell>
          <table:table-cell table:style-name="ce6" table:formula="of:=UPPER(MID([.A8];22;2) &amp; MID([.A8];18;2))" office:value-type="string" office:string-value="0100">
            <text:p>0100</text:p>
          </table:table-cell>
          <table:table-cell table:style-name="ce6" table:formula="of:=UPPER(MID([.A8];6;2) &amp; MID([.A8];2;2))" office:value-type="string" office:string-value="0800">
            <text:p>0800</text:p>
          </table:table-cell>
          <table:table-cell table:formula="of:=-HEX2DEC([.B8])" office:value-type="float" office:value="-3840">
            <text:p>-3840</text:p>
          </table:table-cell>
          <table:table-cell table:formula="of:=(HEX2DEC([.C8])) * 2" office:value-type="float" office:value="512">
            <text:p>512</text:p>
          </table:table-cell>
          <table:table-cell table:formula="of:=HEX2DEC([.D8])" office:value-type="float" office:value="2048">
            <text:p>2048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00,$08,$00,$14,$00,$01</text:p>
          </table:table-cell>
          <table:table-cell table:style-name="ce4" table:formula="of:=UPPER(MID([.A9];14;2) &amp; MID([.A9];10;2))" office:value-type="string" office:string-value="1400">
            <text:p>1400</text:p>
          </table:table-cell>
          <table:table-cell table:style-name="ce6" table:formula="of:=UPPER(MID([.A9];22;2) &amp; MID([.A9];18;2))" office:value-type="string" office:string-value="0100">
            <text:p>0100</text:p>
          </table:table-cell>
          <table:table-cell table:style-name="ce6" table:formula="of:=UPPER(MID([.A9];6;2) &amp; MID([.A9];2;2))" office:value-type="string" office:string-value="0800">
            <text:p>0800</text:p>
          </table:table-cell>
          <table:table-cell table:formula="of:=-HEX2DEC([.B9])" office:value-type="float" office:value="-5120">
            <text:p>-5120</text:p>
          </table:table-cell>
          <table:table-cell table:formula="of:=(HEX2DEC([.C9])) * 2" office:value-type="float" office:value="512">
            <text:p>512</text:p>
          </table:table-cell>
          <table:table-cell table:formula="of:=HEX2DEC([.D9])" office:value-type="float" office:value="2048">
            <text:p>2048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a0,$02,$80,$11,$58,$00</text:p>
          </table:table-cell>
          <table:table-cell table:style-name="ce4" table:formula="of:=UPPER(MID([.A10];14;2) &amp; MID([.A10];10;2))" office:value-type="string" office:string-value="1180">
            <text:p>1180</text:p>
          </table:table-cell>
          <table:table-cell table:style-name="ce6" table:formula="of:=UPPER(MID([.A10];22;2) &amp; MID([.A10];18;2))" office:value-type="string" office:string-value="0058">
            <text:p>0058</text:p>
          </table:table-cell>
          <table:table-cell table:style-name="ce6" table:formula="of:=UPPER(MID([.A10];6;2) &amp; MID([.A10];2;2))" office:value-type="string" office:string-value="02A0">
            <text:p>02A0</text:p>
          </table:table-cell>
          <table:table-cell table:formula="of:=-HEX2DEC([.B10])" office:value-type="float" office:value="-4480">
            <text:p>-4480</text:p>
          </table:table-cell>
          <table:table-cell table:formula="of:=(HEX2DEC([.C10])) * 2" office:value-type="float" office:value="176">
            <text:p>176</text:p>
          </table:table-cell>
          <table:table-cell table:formula="of:=HEX2DEC([.D10])" office:value-type="float" office:value="672">
            <text:p>672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a0,$02,$40,$10,$58,$00</text:p>
          </table:table-cell>
          <table:table-cell table:style-name="ce4" table:formula="of:=UPPER(MID([.A11];14;2) &amp; MID([.A11];10;2))" office:value-type="string" office:string-value="1040">
            <text:p>1040</text:p>
          </table:table-cell>
          <table:table-cell table:style-name="ce6" table:formula="of:=UPPER(MID([.A11];22;2) &amp; MID([.A11];18;2))" office:value-type="string" office:string-value="0058">
            <text:p>0058</text:p>
          </table:table-cell>
          <table:table-cell table:style-name="ce6" table:formula="of:=UPPER(MID([.A11];6;2) &amp; MID([.A11];2;2))" office:value-type="string" office:string-value="02A0">
            <text:p>02A0</text:p>
          </table:table-cell>
          <table:table-cell table:formula="of:=-HEX2DEC([.B11])" office:value-type="float" office:value="-4160">
            <text:p>-4160</text:p>
          </table:table-cell>
          <table:table-cell table:formula="of:=(HEX2DEC([.C11])) * 2" office:value-type="float" office:value="176">
            <text:p>176</text:p>
          </table:table-cell>
          <table:table-cell table:formula="of:=HEX2DEC([.D11])" office:value-type="float" office:value="672">
            <text:p>672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60,$04,$80,$11,$90,$00</text:p>
          </table:table-cell>
          <table:table-cell table:style-name="ce4" table:formula="of:=UPPER(MID([.A12];14;2) &amp; MID([.A12];10;2))" office:value-type="string" office:string-value="1180">
            <text:p>1180</text:p>
          </table:table-cell>
          <table:table-cell table:style-name="ce6" table:formula="of:=UPPER(MID([.A12];22;2) &amp; MID([.A12];18;2))" office:value-type="string" office:string-value="0090">
            <text:p>0090</text:p>
          </table:table-cell>
          <table:table-cell table:style-name="ce6" table:formula="of:=UPPER(MID([.A12];6;2) &amp; MID([.A12];2;2))" office:value-type="string" office:string-value="0460">
            <text:p>0460</text:p>
          </table:table-cell>
          <table:table-cell table:formula="of:=-HEX2DEC([.B12])" office:value-type="float" office:value="-4480">
            <text:p>-4480</text:p>
          </table:table-cell>
          <table:table-cell table:formula="of:=(HEX2DEC([.C12])) * 2" office:value-type="float" office:value="288">
            <text:p>288</text:p>
          </table:table-cell>
          <table:table-cell table:formula="of:=HEX2DEC([.D12])" office:value-type="float" office:value="1120">
            <text:p>1120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40,$06,$40,$10,$c8,$00</text:p>
          </table:table-cell>
          <table:table-cell table:style-name="ce4" table:formula="of:=UPPER(MID([.A13];14;2) &amp; MID([.A13];10;2))" office:value-type="string" office:string-value="1040">
            <text:p>1040</text:p>
          </table:table-cell>
          <table:table-cell table:style-name="ce6" table:formula="of:=UPPER(MID([.A13];22;2) &amp; MID([.A13];18;2))" office:value-type="string" office:string-value="00C8">
            <text:p>00C8</text:p>
          </table:table-cell>
          <table:table-cell table:style-name="ce6" table:formula="of:=UPPER(MID([.A13];6;2) &amp; MID([.A13];2;2))" office:value-type="string" office:string-value="0640">
            <text:p>0640</text:p>
          </table:table-cell>
          <table:table-cell table:formula="of:=-HEX2DEC([.B13])" office:value-type="float" office:value="-4160">
            <text:p>-4160</text:p>
          </table:table-cell>
          <table:table-cell table:formula="of:=(HEX2DEC([.C13])) * 2" office:value-type="float" office:value="400">
            <text:p>400</text:p>
          </table:table-cell>
          <table:table-cell table:formula="of:=HEX2DEC([.D13])" office:value-type="float" office:value="1600">
            <text:p>1600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40,$06,$80,$11,$c8,$00</text:p>
          </table:table-cell>
          <table:table-cell table:style-name="ce4" table:formula="of:=UPPER(MID([.A14];14;2) &amp; MID([.A14];10;2))" office:value-type="string" office:string-value="1180">
            <text:p>1180</text:p>
          </table:table-cell>
          <table:table-cell table:style-name="ce6" table:formula="of:=UPPER(MID([.A14];22;2) &amp; MID([.A14];18;2))" office:value-type="string" office:string-value="00C8">
            <text:p>00C8</text:p>
          </table:table-cell>
          <table:table-cell table:style-name="ce6" table:formula="of:=UPPER(MID([.A14];6;2) &amp; MID([.A14];2;2))" office:value-type="string" office:string-value="0640">
            <text:p>0640</text:p>
          </table:table-cell>
          <table:table-cell table:formula="of:=-HEX2DEC([.B14])" office:value-type="float" office:value="-4480">
            <text:p>-4480</text:p>
          </table:table-cell>
          <table:table-cell table:formula="of:=(HEX2DEC([.C14])) * 2" office:value-type="float" office:value="400">
            <text:p>400</text:p>
          </table:table-cell>
          <table:table-cell table:formula="of:=HEX2DEC([.D14])" office:value-type="float" office:value="1600">
            <text:p>1600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e0,$00,$80,$0c,$20,$00</text:p>
          </table:table-cell>
          <table:table-cell table:style-name="ce4" table:formula="of:=UPPER(MID([.A15];14;2) &amp; MID([.A15];10;2))" office:value-type="string" office:string-value="0C80">
            <text:p>0C80</text:p>
          </table:table-cell>
          <table:table-cell table:style-name="ce6" table:formula="of:=UPPER(MID([.A15];22;2) &amp; MID([.A15];18;2))" office:value-type="string" office:string-value="0020">
            <text:p>0020</text:p>
          </table:table-cell>
          <table:table-cell table:style-name="ce6" table:formula="of:=UPPER(MID([.A15];6;2) &amp; MID([.A15];2;2))" office:value-type="string" office:string-value="00E0">
            <text:p>00E0</text:p>
          </table:table-cell>
          <table:table-cell table:formula="of:=-HEX2DEC([.B15])" office:value-type="float" office:value="-3200">
            <text:p>-3200</text:p>
          </table:table-cell>
          <table:table-cell table:formula="of:=(HEX2DEC([.C15])) * 2" office:value-type="float" office:value="64">
            <text:p>64</text:p>
          </table:table-cell>
          <table:table-cell table:formula="of:=HEX2DEC([.D15])" office:value-type="float" office:value="224">
            <text:p>224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20,$00,$c0,$08,$58,$00</text:p>
          </table:table-cell>
          <table:table-cell table:style-name="ce4" table:formula="of:=UPPER(MID([.A16];14;2) &amp; MID([.A16];10;2))" office:value-type="string" office:string-value="08C0">
            <text:p>08C0</text:p>
          </table:table-cell>
          <table:table-cell table:style-name="ce6" table:formula="of:=UPPER(MID([.A16];22;2) &amp; MID([.A16];18;2))" office:value-type="string" office:string-value="0058">
            <text:p>0058</text:p>
          </table:table-cell>
          <table:table-cell table:style-name="ce6" table:formula="of:=UPPER(MID([.A16];6;2) &amp; MID([.A16];2;2))" office:value-type="string" office:string-value="0020">
            <text:p>0020</text:p>
          </table:table-cell>
          <table:table-cell table:formula="of:=-HEX2DEC([.B16])" office:value-type="float" office:value="-2240">
            <text:p>-2240</text:p>
          </table:table-cell>
          <table:table-cell table:formula="of:=(HEX2DEC([.C16])) * 2" office:value-type="float" office:value="176">
            <text:p>176</text:p>
          </table:table-cell>
          <table:table-cell table:formula="of:=HEX2DEC([.D16])" office:value-type="float" office:value="32">
            <text:p>32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e0,$00,$00,$05,$20,$00</text:p>
          </table:table-cell>
          <table:table-cell table:style-name="ce4" table:formula="of:=UPPER(MID([.A17];14;2) &amp; MID([.A17];10;2))" office:value-type="string" office:string-value="0500">
            <text:p>0500</text:p>
          </table:table-cell>
          <table:table-cell table:style-name="ce6" table:formula="of:=UPPER(MID([.A17];22;2) &amp; MID([.A17];18;2))" office:value-type="string" office:string-value="0020">
            <text:p>0020</text:p>
          </table:table-cell>
          <table:table-cell table:style-name="ce6" table:formula="of:=UPPER(MID([.A17];6;2) &amp; MID([.A17];2;2))" office:value-type="string" office:string-value="00E0">
            <text:p>00E0</text:p>
          </table:table-cell>
          <table:table-cell table:formula="of:=-HEX2DEC([.B17])" office:value-type="float" office:value="-1280">
            <text:p>-1280</text:p>
          </table:table-cell>
          <table:table-cell table:formula="of:=(HEX2DEC([.C17])) * 2" office:value-type="float" office:value="64">
            <text:p>64</text:p>
          </table:table-cell>
          <table:table-cell table:formula="of:=HEX2DEC([.D17])" office:value-type="float" office:value="224">
            <text:p>224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00,$08,$c0,$08,$00,$01</text:p>
          </table:table-cell>
          <table:table-cell table:style-name="ce4" table:formula="of:=UPPER(MID([.A18];14;2) &amp; MID([.A18];10;2))" office:value-type="string" office:string-value="08C0">
            <text:p>08C0</text:p>
          </table:table-cell>
          <table:table-cell table:style-name="ce6" table:formula="of:=UPPER(MID([.A18];22;2) &amp; MID([.A18];18;2))" office:value-type="string" office:string-value="0100">
            <text:p>0100</text:p>
          </table:table-cell>
          <table:table-cell table:style-name="ce6" table:formula="of:=UPPER(MID([.A18];6;2) &amp; MID([.A18];2;2))" office:value-type="string" office:string-value="0800">
            <text:p>0800</text:p>
          </table:table-cell>
          <table:table-cell table:formula="of:=-HEX2DEC([.B18])" office:value-type="float" office:value="-2240">
            <text:p>-2240</text:p>
          </table:table-cell>
          <table:table-cell table:formula="of:=(HEX2DEC([.C18])) * 2" office:value-type="float" office:value="512">
            <text:p>512</text:p>
          </table:table-cell>
          <table:table-cell table:formula="of:=HEX2DEC([.D18])" office:value-type="float" office:value="2048">
            <text:p>2048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80,$03,$00,$0a,$70,$00</text:p>
          </table:table-cell>
          <table:table-cell table:style-name="ce4" table:formula="of:=UPPER(MID([.A19];14;2) &amp; MID([.A19];10;2))" office:value-type="string" office:string-value="0A00">
            <text:p>0A00</text:p>
          </table:table-cell>
          <table:table-cell table:style-name="ce6" table:formula="of:=UPPER(MID([.A19];22;2) &amp; MID([.A19];18;2))" office:value-type="string" office:string-value="0070">
            <text:p>0070</text:p>
          </table:table-cell>
          <table:table-cell table:style-name="ce6" table:formula="of:=UPPER(MID([.A19];6;2) &amp; MID([.A19];2;2))" office:value-type="string" office:string-value="0380">
            <text:p>0380</text:p>
          </table:table-cell>
          <table:table-cell table:formula="of:=-HEX2DEC([.B19])" office:value-type="float" office:value="-2560">
            <text:p>-2560</text:p>
          </table:table-cell>
          <table:table-cell table:formula="of:=(HEX2DEC([.C19])) * 2" office:value-type="float" office:value="224">
            <text:p>224</text:p>
          </table:table-cell>
          <table:table-cell table:formula="of:=HEX2DEC([.D19])" office:value-type="float" office:value="896">
            <text:p>896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00,$04,$c0,$08,$80,$00</text:p>
          </table:table-cell>
          <table:table-cell table:style-name="ce4" table:formula="of:=UPPER(MID([.A20];14;2) &amp; MID([.A20];10;2))" office:value-type="string" office:string-value="08C0">
            <text:p>08C0</text:p>
          </table:table-cell>
          <table:table-cell table:style-name="ce6" table:formula="of:=UPPER(MID([.A20];22;2) &amp; MID([.A20];18;2))" office:value-type="string" office:string-value="0080">
            <text:p>0080</text:p>
          </table:table-cell>
          <table:table-cell table:style-name="ce6" table:formula="of:=UPPER(MID([.A20];6;2) &amp; MID([.A20];2;2))" office:value-type="string" office:string-value="0400">
            <text:p>0400</text:p>
          </table:table-cell>
          <table:table-cell table:formula="of:=-HEX2DEC([.B20])" office:value-type="float" office:value="-2240">
            <text:p>-2240</text:p>
          </table:table-cell>
          <table:table-cell table:formula="of:=(HEX2DEC([.C20])) * 2" office:value-type="float" office:value="256">
            <text:p>256</text:p>
          </table:table-cell>
          <table:table-cell table:formula="of:=HEX2DEC([.D20])" office:value-type="float" office:value="1024">
            <text:p>1024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80,$03,$80,$07,$70,$00</text:p>
          </table:table-cell>
          <table:table-cell table:style-name="ce4" table:formula="of:=UPPER(MID([.A21];14;2) &amp; MID([.A21];10;2))" office:value-type="string" office:string-value="0780">
            <text:p>0780</text:p>
          </table:table-cell>
          <table:table-cell table:style-name="ce6" table:formula="of:=UPPER(MID([.A21];22;2) &amp; MID([.A21];18;2))" office:value-type="string" office:string-value="0070">
            <text:p>0070</text:p>
          </table:table-cell>
          <table:table-cell table:style-name="ce6" table:formula="of:=UPPER(MID([.A21];6;2) &amp; MID([.A21];2;2))" office:value-type="string" office:string-value="0380">
            <text:p>0380</text:p>
          </table:table-cell>
          <table:table-cell table:formula="of:=-HEX2DEC([.B21])" office:value-type="float" office:value="-1920">
            <text:p>-1920</text:p>
          </table:table-cell>
          <table:table-cell table:formula="of:=(HEX2DEC([.C21])) * 2" office:value-type="float" office:value="224">
            <text:p>224</text:p>
          </table:table-cell>
          <table:table-cell table:formula="of:=HEX2DEC([.D21])" office:value-type="float" office:value="896">
            <text:p>896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$40,$05,$c0,$08,$a8,$00</text:p>
          </table:table-cell>
          <table:table-cell table:style-name="ce4" table:formula="of:=UPPER(MID([.A22];14;2) &amp; MID([.A22];10;2))" office:value-type="string" office:string-value="08C0">
            <text:p>08C0</text:p>
          </table:table-cell>
          <table:table-cell table:style-name="ce6" table:formula="of:=UPPER(MID([.A22];22;2) &amp; MID([.A22];18;2))" office:value-type="string" office:string-value="00A8">
            <text:p>00A8</text:p>
          </table:table-cell>
          <table:table-cell table:style-name="ce6" table:formula="of:=UPPER(MID([.A22];6;2) &amp; MID([.A22];2;2))" office:value-type="string" office:string-value="0540">
            <text:p>0540</text:p>
          </table:table-cell>
          <table:table-cell table:formula="of:=-HEX2DEC([.B22])" office:value-type="float" office:value="-2240">
            <text:p>-2240</text:p>
          </table:table-cell>
          <table:table-cell table:formula="of:=(HEX2DEC([.C22])) * 2" office:value-type="float" office:value="336">
            <text:p>336</text:p>
          </table:table-cell>
          <table:table-cell table:formula="of:=HEX2DEC([.D22])" office:value-type="float" office:value="1344">
            <text:p>1344</text:p>
          </table:table-cell>
          <table:table-cell/>
          <table:table-cell table:style-name="ce8" table:number-columns-repeated="2"/>
          <table:table-cell table:number-columns-repeated="1014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"TTLE"</text:p>
          </table:table-cell>
          <table:table-cell table:number-columns-repeated="1023"/>
        </table:table-row>
        <table:table-row table:style-name="ro1">
          <table:table-cell office:value-type="string">
            <text:p>$e0,$00,$80,$02,$20,$00</text:p>
          </table:table-cell>
          <table:table-cell table:style-name="ce4" table:formula="of:=UPPER(MID([.A25];14;2) &amp; MID([.A25];10;2))" office:value-type="string" office:string-value="0280">
            <text:p>0280</text:p>
          </table:table-cell>
          <table:table-cell table:style-name="ce6" table:formula="of:=UPPER(MID([.A25];22;2) &amp; MID([.A25];18;2))" office:value-type="string" office:string-value="0020">
            <text:p>0020</text:p>
          </table:table-cell>
          <table:table-cell table:style-name="ce6" table:formula="of:=UPPER(MID([.A25];6;2) &amp; MID([.A25];2;2))" office:value-type="string" office:string-value="00E0">
            <text:p>00E0</text:p>
          </table:table-cell>
          <table:table-cell table:formula="of:=-HEX2DEC([.B25])" office:value-type="float" office:value="-640">
            <text:p>-640</text:p>
          </table:table-cell>
          <table:table-cell table:formula="of:=(HEX2DEC([.C25])) * 2" office:value-type="float" office:value="64">
            <text:p>64</text:p>
          </table:table-cell>
          <table:table-cell table:formula="of:=HEX2DEC([.D25]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 office:value-type="string">
            <text:p>$40,$06,$40,$01,$c8,$00</text:p>
          </table:table-cell>
          <table:table-cell table:style-name="ce4" table:formula="of:=UPPER(MID([.A26];14;2) &amp; MID([.A26];10;2))" office:value-type="string" office:string-value="0140">
            <text:p>0140</text:p>
          </table:table-cell>
          <table:table-cell table:style-name="ce6" table:formula="of:=UPPER(MID([.A26];22;2) &amp; MID([.A26];18;2))" office:value-type="string" office:string-value="00C8">
            <text:p>00C8</text:p>
          </table:table-cell>
          <table:table-cell table:style-name="ce6" table:formula="of:=UPPER(MID([.A26];6;2) &amp; MID([.A26];2;2))" office:value-type="string" office:string-value="0640">
            <text:p>0640</text:p>
          </table:table-cell>
          <table:table-cell table:formula="of:=-HEX2DEC([.B26])" office:value-type="float" office:value="-320">
            <text:p>-320</text:p>
          </table:table-cell>
          <table:table-cell table:formula="of:=(HEX2DEC([.C26])) * 2" office:value-type="float" office:value="400">
            <text:p>400</text:p>
          </table:table-cell>
          <table:table-cell table:formula="of:=HEX2DEC([.D26])" office:value-type="float" office:value="1600">
            <text:p>1600</text:p>
          </table:table-cell>
          <table:table-cell table:number-columns-repeated="1017"/>
        </table:table-row>
        <table:table-row table:style-name="ro1">
          <table:table-cell office:value-type="string">
            <text:p>$40,$06,$80,$fd,$c8,$00</text:p>
          </table:table-cell>
          <table:table-cell table:style-name="ce4" table:formula="of:=UPPER(MID([.A27];14;2) &amp; MID([.A27];10;2))" office:value-type="string" office:string-value="FD80">
            <text:p>FD80</text:p>
          </table:table-cell>
          <table:table-cell table:style-name="ce6" table:formula="of:=UPPER(MID([.A27];22;2) &amp; MID([.A27];18;2))" office:value-type="string" office:string-value="00C8">
            <text:p>00C8</text:p>
          </table:table-cell>
          <table:table-cell table:style-name="ce6" table:formula="of:=UPPER(MID([.A27];6;2) &amp; MID([.A27];2;2))" office:value-type="string" office:string-value="0640">
            <text:p>0640</text:p>
          </table:table-cell>
          <table:table-cell table:formula="of:=-(HEX2DEC([.B27])-16^LEN([.B27]))" office:value-type="float" office:value="640">
            <text:p>640</text:p>
          </table:table-cell>
          <table:table-cell table:formula="of:=(HEX2DEC([.C27])) * 2" office:value-type="float" office:value="400">
            <text:p>400</text:p>
          </table:table-cell>
          <table:table-cell table:formula="of:=HEX2DEC([.D27])" office:value-type="float" office:value="1600">
            <text:p>1600</text:p>
          </table:table-cell>
          <table:table-cell table:number-columns-repeated="1017"/>
        </table:table-row>
        <table:table-row table:style-name="ro1">
          <table:table-cell office:value-type="string">
            <text:p>$e0,$00,$40,$fc,$20,$00</text:p>
          </table:table-cell>
          <table:table-cell table:style-name="ce4" table:formula="of:=UPPER(MID([.A28];14;2) &amp; MID([.A28];10;2))" office:value-type="string" office:string-value="FC40">
            <text:p>FC40</text:p>
          </table:table-cell>
          <table:table-cell table:style-name="ce6" table:formula="of:=UPPER(MID([.A28];22;2) &amp; MID([.A28];18;2))" office:value-type="string" office:string-value="0020">
            <text:p>0020</text:p>
          </table:table-cell>
          <table:table-cell table:style-name="ce6" table:formula="of:=UPPER(MID([.A28];6;2) &amp; MID([.A28];2;2))" office:value-type="string" office:string-value="00E0">
            <text:p>00E0</text:p>
          </table:table-cell>
          <table:table-cell table:formula="of:=-(HEX2DEC([.B28])-16^LEN([.B28]))" office:value-type="float" office:value="960">
            <text:p>960</text:p>
          </table:table-cell>
          <table:table-cell table:formula="of:=(HEX2DEC([.C28])) * 2" office:value-type="float" office:value="64">
            <text:p>64</text:p>
          </table:table-cell>
          <table:table-cell table:formula="of:=HEX2DEC([.D28]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 office:value-type="string">
            <text:p>$40,$06,$00,$fb,$c8,$00</text:p>
          </table:table-cell>
          <table:table-cell table:style-name="ce4" table:formula="of:=UPPER(MID([.A29];14;2) &amp; MID([.A29];10;2))" office:value-type="string" office:string-value="FB00">
            <text:p>FB00</text:p>
          </table:table-cell>
          <table:table-cell table:style-name="ce6" table:formula="of:=UPPER(MID([.A29];22;2) &amp; MID([.A29];18;2))" office:value-type="string" office:string-value="00C8">
            <text:p>00C8</text:p>
          </table:table-cell>
          <table:table-cell table:style-name="ce6" table:formula="of:=UPPER(MID([.A29];6;2) &amp; MID([.A29];2;2))" office:value-type="string" office:string-value="0640">
            <text:p>0640</text:p>
          </table:table-cell>
          <table:table-cell table:formula="of:=-(HEX2DEC([.B29])-16^LEN([.B29]))" office:value-type="float" office:value="1280">
            <text:p>1280</text:p>
          </table:table-cell>
          <table:table-cell table:formula="of:=(HEX2DEC([.C29])) * 2" office:value-type="float" office:value="400">
            <text:p>400</text:p>
          </table:table-cell>
          <table:table-cell table:formula="of:=HEX2DEC([.D29])" office:value-type="float" office:value="1600">
            <text:p>1600</text:p>
          </table:table-cell>
          <table:table-cell table:number-columns-repeated="1017"/>
        </table:table-row>
        <table:table-row table:style-name="ro1">
          <table:table-cell office:value-type="string">
            <text:p>$40,$06,$40,$f7,$c8,$00</text:p>
          </table:table-cell>
          <table:table-cell table:style-name="ce4" table:formula="of:=UPPER(MID([.A30];14;2) &amp; MID([.A30];10;2))" office:value-type="string" office:string-value="F740">
            <text:p>F740</text:p>
          </table:table-cell>
          <table:table-cell table:style-name="ce6" table:formula="of:=UPPER(MID([.A30];22;2) &amp; MID([.A30];18;2))" office:value-type="string" office:string-value="00C8">
            <text:p>00C8</text:p>
          </table:table-cell>
          <table:table-cell table:style-name="ce6" table:formula="of:=UPPER(MID([.A30];6;2) &amp; MID([.A30];2;2))" office:value-type="string" office:string-value="0640">
            <text:p>0640</text:p>
          </table:table-cell>
          <table:table-cell table:formula="of:=-(HEX2DEC([.B30])-16^LEN([.B30]))" office:value-type="float" office:value="2240">
            <text:p>2240</text:p>
          </table:table-cell>
          <table:table-cell table:formula="of:=(HEX2DEC([.C30])) * 2" office:value-type="float" office:value="400">
            <text:p>400</text:p>
          </table:table-cell>
          <table:table-cell table:formula="of:=HEX2DEC([.D30])" office:value-type="float" office:value="1600">
            <text:p>1600</text:p>
          </table:table-cell>
          <table:table-cell table:number-columns-repeated="1017"/>
        </table:table-row>
        <table:table-row table:style-name="ro1">
          <table:table-cell office:value-type="string">
            <text:p>$e0,$00,$40,$f7,$20,$00</text:p>
          </table:table-cell>
          <table:table-cell table:style-name="ce4" table:formula="of:=UPPER(MID([.A31];14;2) &amp; MID([.A31];10;2))" office:value-type="string" office:string-value="F740">
            <text:p>F740</text:p>
          </table:table-cell>
          <table:table-cell table:style-name="ce6" table:formula="of:=UPPER(MID([.A31];22;2) &amp; MID([.A31];18;2))" office:value-type="string" office:string-value="0020">
            <text:p>0020</text:p>
          </table:table-cell>
          <table:table-cell table:style-name="ce6" table:formula="of:=UPPER(MID([.A31];6;2) &amp; MID([.A31];2;2))" office:value-type="string" office:string-value="00E0">
            <text:p>00E0</text:p>
          </table:table-cell>
          <table:table-cell table:formula="of:=-(HEX2DEC([.B31])-16^LEN([.B31]))" office:value-type="float" office:value="2240">
            <text:p>2240</text:p>
          </table:table-cell>
          <table:table-cell table:formula="of:=(HEX2DEC([.C31])) * 2" office:value-type="float" office:value="64">
            <text:p>64</text:p>
          </table:table-cell>
          <table:table-cell table:formula="of:=HEX2DEC([.D31]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 office:value-type="string">
            <text:p>$e0,$00,$00,$f1,$20,$00</text:p>
          </table:table-cell>
          <table:table-cell table:style-name="ce4" table:formula="of:=UPPER(MID([.A32];14;2) &amp; MID([.A32];10;2))" office:value-type="string" office:string-value="F100">
            <text:p>F100</text:p>
          </table:table-cell>
          <table:table-cell table:style-name="ce6" table:formula="of:=UPPER(MID([.A32];22;2) &amp; MID([.A32];18;2))" office:value-type="string" office:string-value="0020">
            <text:p>0020</text:p>
          </table:table-cell>
          <table:table-cell table:style-name="ce6" table:formula="of:=UPPER(MID([.A32];6;2) &amp; MID([.A32];2;2))" office:value-type="string" office:string-value="00E0">
            <text:p>00E0</text:p>
          </table:table-cell>
          <table:table-cell table:formula="of:=-(HEX2DEC([.B32])-16^LEN([.B32]))" office:value-type="float" office:value="3840">
            <text:p>3840</text:p>
          </table:table-cell>
          <table:table-cell table:formula="of:=(HEX2DEC([.C32])) * 2" office:value-type="float" office:value="64">
            <text:p>64</text:p>
          </table:table-cell>
          <table:table-cell table:formula="of:=HEX2DEC([.D32]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 office:value-type="string">
            <text:p>$c0,$01,$c0,$ea,$38,$00</text:p>
          </table:table-cell>
          <table:table-cell table:style-name="ce4" table:formula="of:=UPPER(MID([.A33];14;2) &amp; MID([.A33];10;2))" office:value-type="string" office:string-value="EAC0">
            <text:p>EAC0</text:p>
          </table:table-cell>
          <table:table-cell table:style-name="ce6" table:formula="of:=UPPER(MID([.A33];22;2) &amp; MID([.A33];18;2))" office:value-type="string" office:string-value="0038">
            <text:p>0038</text:p>
          </table:table-cell>
          <table:table-cell table:style-name="ce6" table:formula="of:=UPPER(MID([.A33];6;2) &amp; MID([.A33];2;2))" office:value-type="string" office:string-value="01C0">
            <text:p>01C0</text:p>
          </table:table-cell>
          <table:table-cell table:formula="of:=-(HEX2DEC([.B33])-16^LEN([.B33]))" office:value-type="float" office:value="5440">
            <text:p>5440</text:p>
          </table:table-cell>
          <table:table-cell table:formula="of:=(HEX2DEC([.C33])) * 2" office:value-type="float" office:value="112">
            <text:p>112</text:p>
          </table:table-cell>
          <table:table-cell table:formula="of:=HEX2DEC([.D33])" office:value-type="float" office:value="448">
            <text:p>448</text:p>
          </table:table-cell>
          <table:table-cell table:number-columns-repeated="1017"/>
        </table:table-row>
        <table:table-row table:style-name="ro1">
          <table:table-cell office:value-type="string">
            <text:p>$a0,$02,$80,$ee,$58,$00</text:p>
          </table:table-cell>
          <table:table-cell table:style-name="ce4" table:formula="of:=UPPER(MID([.A34];14;2) &amp; MID([.A34];10;2))" office:value-type="string" office:string-value="EE80">
            <text:p>EE80</text:p>
          </table:table-cell>
          <table:table-cell table:style-name="ce6" table:formula="of:=UPPER(MID([.A34];22;2) &amp; MID([.A34];18;2))" office:value-type="string" office:string-value="0058">
            <text:p>0058</text:p>
          </table:table-cell>
          <table:table-cell table:style-name="ce6" table:formula="of:=UPPER(MID([.A34];6;2) &amp; MID([.A34];2;2))" office:value-type="string" office:string-value="02A0">
            <text:p>02A0</text:p>
          </table:table-cell>
          <table:table-cell table:formula="of:=-(HEX2DEC([.B34])-16^LEN([.B34]))" office:value-type="float" office:value="4480">
            <text:p>4480</text:p>
          </table:table-cell>
          <table:table-cell table:formula="of:=(HEX2DEC([.C34])) * 2" office:value-type="float" office:value="176">
            <text:p>176</text:p>
          </table:table-cell>
          <table:table-cell table:formula="of:=HEX2DEC([.D34])" office:value-type="float" office:value="672">
            <text:p>672</text:p>
          </table:table-cell>
          <table:table-cell table:number-columns-repeated="1017"/>
        </table:table-row>
        <table:table-row table:style-name="ro1">
          <table:table-cell office:value-type="string">
            <text:p>$80,$03,$80,$ee,$70,$00</text:p>
          </table:table-cell>
          <table:table-cell table:style-name="ce4" table:formula="of:=UPPER(MID([.A35];14;2) &amp; MID([.A35];10;2))" office:value-type="string" office:string-value="EE80">
            <text:p>EE80</text:p>
          </table:table-cell>
          <table:table-cell table:style-name="ce6" table:formula="of:=UPPER(MID([.A35];22;2) &amp; MID([.A35];18;2))" office:value-type="string" office:string-value="0070">
            <text:p>0070</text:p>
          </table:table-cell>
          <table:table-cell table:style-name="ce6" table:formula="of:=UPPER(MID([.A35];6;2) &amp; MID([.A35];2;2))" office:value-type="string" office:string-value="0380">
            <text:p>0380</text:p>
          </table:table-cell>
          <table:table-cell table:formula="of:=-(HEX2DEC([.B35])-16^LEN([.B35]))" office:value-type="float" office:value="4480">
            <text:p>4480</text:p>
          </table:table-cell>
          <table:table-cell table:formula="of:=(HEX2DEC([.C35])) * 2" office:value-type="float" office:value="224">
            <text:p>224</text:p>
          </table:table-cell>
          <table:table-cell table:formula="of:=HEX2DEC([.D35])" office:value-type="float" office:value="896">
            <text:p>896</text:p>
          </table:table-cell>
          <table:table-cell table:number-columns-repeated="1017"/>
        </table:table-row>
        <table:table-row table:style-name="ro1">
          <table:table-cell office:value-type="string">
            <text:p>$60,$04,$00,$ec,$90,$00</text:p>
          </table:table-cell>
          <table:table-cell table:style-name="ce4" table:formula="of:=UPPER(MID([.A36];14;2) &amp; MID([.A36];10;2))" office:value-type="string" office:string-value="EC00">
            <text:p>EC00</text:p>
          </table:table-cell>
          <table:table-cell table:style-name="ce6" table:formula="of:=UPPER(MID([.A36];22;2) &amp; MID([.A36];18;2))" office:value-type="string" office:string-value="0090">
            <text:p>0090</text:p>
          </table:table-cell>
          <table:table-cell table:style-name="ce6" table:formula="of:=UPPER(MID([.A36];6;2) &amp; MID([.A36];2;2))" office:value-type="string" office:string-value="0460">
            <text:p>0460</text:p>
          </table:table-cell>
          <table:table-cell table:formula="of:=-(HEX2DEC([.B36])-16^LEN([.B36]))" office:value-type="float" office:value="5120">
            <text:p>5120</text:p>
          </table:table-cell>
          <table:table-cell table:formula="of:=(HEX2DEC([.C36])) * 2" office:value-type="float" office:value="288">
            <text:p>288</text:p>
          </table:table-cell>
          <table:table-cell table:formula="of:=HEX2DEC([.D36])" office:value-type="float" office:value="1120">
            <text:p>1120</text:p>
          </table:table-cell>
          <table:table-cell table:number-columns-repeated="1017"/>
        </table:table-row>
        <table:table-row table:style-name="ro1">
          <table:table-cell office:value-type="string">
            <text:p>$40,$05,$80,$ee,$a8,$00</text:p>
          </table:table-cell>
          <table:table-cell table:style-name="ce4" table:formula="of:=UPPER(MID([.A37];14;2) &amp; MID([.A37];10;2))" office:value-type="string" office:string-value="EE80">
            <text:p>EE80</text:p>
          </table:table-cell>
          <table:table-cell table:style-name="ce6" table:formula="of:=UPPER(MID([.A37];22;2) &amp; MID([.A37];18;2))" office:value-type="string" office:string-value="00A8">
            <text:p>00A8</text:p>
          </table:table-cell>
          <table:table-cell table:style-name="ce6" table:formula="of:=UPPER(MID([.A37];6;2) &amp; MID([.A37];2;2))" office:value-type="string" office:string-value="0540">
            <text:p>0540</text:p>
          </table:table-cell>
          <table:table-cell table:formula="of:=-(HEX2DEC([.B37])-16^LEN([.B37]))" office:value-type="float" office:value="4480">
            <text:p>4480</text:p>
          </table:table-cell>
          <table:table-cell table:formula="of:=(HEX2DEC([.C37])) * 2" office:value-type="float" office:value="336">
            <text:p>336</text:p>
          </table:table-cell>
          <table:table-cell table:formula="of:=HEX2DEC([.D37])" office:value-type="float" office:value="1344">
            <text:p>1344</text:p>
          </table:table-cell>
          <table:table-cell table:number-columns-repeated="1017"/>
        </table:table-row>
        <table:table-row table:style-name="ro1">
          <table:table-cell office:value-type="string">
            <text:p>$40,$06,$80,$ee,$c8,$00</text:p>
          </table:table-cell>
          <table:table-cell table:style-name="ce4" table:formula="of:=UPPER(MID([.A38];14;2) &amp; MID([.A38];10;2))" office:value-type="string" office:string-value="EE80">
            <text:p>EE80</text:p>
          </table:table-cell>
          <table:table-cell table:style-name="ce6" table:formula="of:=UPPER(MID([.A38];22;2) &amp; MID([.A38];18;2))" office:value-type="string" office:string-value="00C8">
            <text:p>00C8</text:p>
          </table:table-cell>
          <table:table-cell table:style-name="ce6" table:formula="of:=UPPER(MID([.A38];6;2) &amp; MID([.A38];2;2))" office:value-type="string" office:string-value="0640">
            <text:p>0640</text:p>
          </table:table-cell>
          <table:table-cell table:formula="of:=-(HEX2DEC([.B38])-16^LEN([.B38]))" office:value-type="float" office:value="4480">
            <text:p>4480</text:p>
          </table:table-cell>
          <table:table-cell table:formula="of:=(HEX2DEC([.C38])) * 2" office:value-type="float" office:value="400">
            <text:p>400</text:p>
          </table:table-cell>
          <table:table-cell table:formula="of:=HEX2DEC([.D38])" office:value-type="float" office:value="1600">
            <text:p>1600</text:p>
          </table:table-cell>
          <table:table-cell table:number-columns-repeated="1017"/>
        </table:table-row>
        <table:table-row table:style-name="ro1">
          <table:table-cell office:value-type="string">
            <text:p>$20,$07,$c0,$ea,$e0,$00</text:p>
          </table:table-cell>
          <table:table-cell table:style-name="ce4" table:formula="of:=UPPER(MID([.A39];14;2) &amp; MID([.A39];10;2))" office:value-type="string" office:string-value="EAC0">
            <text:p>EAC0</text:p>
          </table:table-cell>
          <table:table-cell table:style-name="ce6" table:formula="of:=UPPER(MID([.A39];22;2) &amp; MID([.A39];18;2))" office:value-type="string" office:string-value="00E0">
            <text:p>00E0</text:p>
          </table:table-cell>
          <table:table-cell table:style-name="ce6" table:formula="of:=UPPER(MID([.A39];6;2) &amp; MID([.A39];2;2))" office:value-type="string" office:string-value="0720">
            <text:p>0720</text:p>
          </table:table-cell>
          <table:table-cell table:formula="of:=-(HEX2DEC([.B39])-16^LEN([.B39]))" office:value-type="float" office:value="5440">
            <text:p>5440</text:p>
          </table:table-cell>
          <table:table-cell table:formula="of:=(HEX2DEC([.C39])) * 2" office:value-type="float" office:value="448">
            <text:p>448</text:p>
          </table:table-cell>
          <table:table-cell table:formula="of:=HEX2DEC([.D39])" office:value-type="float" office:value="1824">
            <text:p>1824</text:p>
          </table:table-cell>
          <table:table-cell table:number-columns-repeated="1017"/>
        </table:table-row>
        <table:table-row table:style-name="ro1">
          <table:table-cell office:value-type="string">
            <text:p>$00,$08,$00,$f1,$00,$01</text:p>
          </table:table-cell>
          <table:table-cell table:style-name="ce4" table:formula="of:=UPPER(MID([.A40];14;2) &amp; MID([.A40];10;2))" office:value-type="string" office:string-value="F100">
            <text:p>F100</text:p>
          </table:table-cell>
          <table:table-cell table:style-name="ce6" table:formula="of:=UPPER(MID([.A40];22;2) &amp; MID([.A40];18;2))" office:value-type="string" office:string-value="0100">
            <text:p>0100</text:p>
          </table:table-cell>
          <table:table-cell table:style-name="ce6" table:formula="of:=UPPER(MID([.A40];6;2) &amp; MID([.A40];2;2))" office:value-type="string" office:string-value="0800">
            <text:p>0800</text:p>
          </table:table-cell>
          <table:table-cell table:formula="of:=-(HEX2DEC([.B40])-16^LEN([.B40]))" office:value-type="float" office:value="3840">
            <text:p>3840</text:p>
          </table:table-cell>
          <table:table-cell table:formula="of:=(HEX2DEC([.C40])) * 2" office:value-type="float" office:value="512">
            <text:p>512</text:p>
          </table:table-cell>
          <table:table-cell table:formula="of:=HEX2DEC([.D40])" office:value-type="float" office:value="2048">
            <text:p>2048</text:p>
          </table:table-cell>
          <table:table-cell table:number-columns-repeated="1017"/>
        </table:table-row>
        <table:table-row table:style-name="ro1">
          <table:table-cell office:value-type="string">
            <text:p>$a0,$02,$c0,$f4,$58,$00</text:p>
          </table:table-cell>
          <table:table-cell table:style-name="ce4" table:formula="of:=UPPER(MID([.A41];14;2) &amp; MID([.A41];10;2))" office:value-type="string" office:string-value="F4C0">
            <text:p>F4C0</text:p>
          </table:table-cell>
          <table:table-cell table:style-name="ce6" table:formula="of:=UPPER(MID([.A41];22;2) &amp; MID([.A41];18;2))" office:value-type="string" office:string-value="0058">
            <text:p>0058</text:p>
          </table:table-cell>
          <table:table-cell table:style-name="ce6" table:formula="of:=UPPER(MID([.A41];6;2) &amp; MID([.A41];2;2))" office:value-type="string" office:string-value="02A0">
            <text:p>02A0</text:p>
          </table:table-cell>
          <table:table-cell table:formula="of:=-(HEX2DEC([.B41])-16^LEN([.B41]))" office:value-type="float" office:value="2880">
            <text:p>2880</text:p>
          </table:table-cell>
          <table:table-cell table:formula="of:=(HEX2DEC([.C41])) * 2" office:value-type="float" office:value="176">
            <text:p>176</text:p>
          </table:table-cell>
          <table:table-cell table:formula="of:=HEX2DEC([.D41])" office:value-type="float" office:value="672">
            <text:p>672</text:p>
          </table:table-cell>
          <table:table-cell table:number-columns-repeated="1017"/>
        </table:table-row>
        <table:table-row table:style-name="ro1">
          <table:table-cell office:value-type="string">
            <text:p>$00,$08,$c0,$f4,$00,$01</text:p>
          </table:table-cell>
          <table:table-cell table:style-name="ce4" table:formula="of:=UPPER(MID([.A42];14;2) &amp; MID([.A42];10;2))" office:value-type="string" office:string-value="F4C0">
            <text:p>F4C0</text:p>
          </table:table-cell>
          <table:table-cell table:style-name="ce6" table:formula="of:=UPPER(MID([.A42];22;2) &amp; MID([.A42];18;2))" office:value-type="string" office:string-value="0100">
            <text:p>0100</text:p>
          </table:table-cell>
          <table:table-cell table:style-name="ce6" table:formula="of:=UPPER(MID([.A42];6;2) &amp; MID([.A42];2;2))" office:value-type="string" office:string-value="0800">
            <text:p>0800</text:p>
          </table:table-cell>
          <table:table-cell table:formula="of:=-(HEX2DEC([.B42])-16^LEN([.B42]))" office:value-type="float" office:value="2880">
            <text:p>2880</text:p>
          </table:table-cell>
          <table:table-cell table:formula="of:=(HEX2DEC([.C42])) * 2" office:value-type="float" office:value="512">
            <text:p>512</text:p>
          </table:table-cell>
          <table:table-cell table:formula="of:=HEX2DEC([.D42])" office:value-type="float" office:value="2048">
            <text:p>2048</text:p>
          </table:table-cell>
          <table:table-cell table:number-columns-repeated="1017"/>
        </table:table-row>
        <table:table-row table:style-name="ro1">
          <table:table-cell office:value-type="string">
            <text:p>$00,$08,$80,$07,$00,$01</text:p>
          </table:table-cell>
          <table:table-cell table:style-name="ce4" table:formula="of:=UPPER(MID([.A43];14;2) &amp; MID([.A43];10;2))" office:value-type="string" office:string-value="0780">
            <text:p>0780</text:p>
          </table:table-cell>
          <table:table-cell table:style-name="ce6" table:formula="of:=UPPER(MID([.A43];22;2) &amp; MID([.A43];18;2))" office:value-type="string" office:string-value="0100">
            <text:p>0100</text:p>
          </table:table-cell>
          <table:table-cell table:style-name="ce6" table:formula="of:=UPPER(MID([.A43];6;2) &amp; MID([.A43];2;2))" office:value-type="string" office:string-value="0800">
            <text:p>0800</text:p>
          </table:table-cell>
          <table:table-cell table:formula="of:=-HEX2DEC([.B43])" office:value-type="float" office:value="-1920">
            <text:p>-1920</text:p>
          </table:table-cell>
          <table:table-cell table:formula="of:=(HEX2DEC([.C43])) * 2" office:value-type="float" office:value="512">
            <text:p>512</text:p>
          </table:table-cell>
          <table:table-cell table:formula="of:=HEX2DEC([.D43])" office:value-type="float" office:value="2048">
            <text:p>2048</text:p>
          </table:table-cell>
          <table:table-cell table:number-columns-repeated="1017"/>
        </table:table-row>
        <table:table-row table:style-name="ro1">
          <table:table-cell office:value-type="string">
            <text:p>$40,$06,$80,$07,$c8,$00</text:p>
          </table:table-cell>
          <table:table-cell table:style-name="ce4" table:formula="of:=UPPER(MID([.A44];14;2) &amp; MID([.A44];10;2))" office:value-type="string" office:string-value="0780">
            <text:p>0780</text:p>
          </table:table-cell>
          <table:table-cell table:style-name="ce6" table:formula="of:=UPPER(MID([.A44];22;2) &amp; MID([.A44];18;2))" office:value-type="string" office:string-value="00C8">
            <text:p>00C8</text:p>
          </table:table-cell>
          <table:table-cell table:style-name="ce6" table:formula="of:=UPPER(MID([.A44];6;2) &amp; MID([.A44];2;2))" office:value-type="string" office:string-value="0640">
            <text:p>0640</text:p>
          </table:table-cell>
          <table:table-cell table:formula="of:=-HEX2DEC([.B44])" office:value-type="float" office:value="-1920">
            <text:p>-1920</text:p>
          </table:table-cell>
          <table:table-cell table:formula="of:=(HEX2DEC([.C44])) * 2" office:value-type="float" office:value="400">
            <text:p>400</text:p>
          </table:table-cell>
          <table:table-cell table:formula="of:=HEX2DEC([.D44])" office:value-type="float" office:value="1600">
            <text:p>1600</text:p>
          </table:table-cell>
          <table:table-cell table:number-columns-repeated="1017"/>
        </table:table-row>
        <table:table-row table:style-name="ro1">
          <table:table-cell office:value-type="string">
            <text:p>$40,$06,$c0,$03,$c8,$00</text:p>
          </table:table-cell>
          <table:table-cell table:style-name="ce4" table:formula="of:=UPPER(MID([.A45];14;2) &amp; MID([.A45];10;2))" office:value-type="string" office:string-value="03C0">
            <text:p>03C0</text:p>
          </table:table-cell>
          <table:table-cell table:style-name="ce6" table:formula="of:=UPPER(MID([.A45];22;2) &amp; MID([.A45];18;2))" office:value-type="string" office:string-value="00C8">
            <text:p>00C8</text:p>
          </table:table-cell>
          <table:table-cell table:style-name="ce6" table:formula="of:=UPPER(MID([.A45];6;2) &amp; MID([.A45];2;2))" office:value-type="string" office:string-value="0640">
            <text:p>0640</text:p>
          </table:table-cell>
          <table:table-cell table:formula="of:=-HEX2DEC([.B45])" office:value-type="float" office:value="-960">
            <text:p>-960</text:p>
          </table:table-cell>
          <table:table-cell table:formula="of:=(HEX2DEC([.C45])) * 2" office:value-type="float" office:value="400">
            <text:p>400</text:p>
          </table:table-cell>
          <table:table-cell table:formula="of:=HEX2DEC([.D45])" office:value-type="float" office:value="1600">
            <text:p>16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ZONE"</text:p>
          </table:table-cell>
          <table:table-cell table:number-columns-repeated="1023"/>
        </table:table-row>
        <table:table-row table:style-name="ro1">
          <table:table-cell office:value-type="string">
            <text:p>$00,$f8,$c0,$12,$00,$ff</text:p>
          </table:table-cell>
          <table:table-cell table:style-name="ce4" table:formula="of:=UPPER(MID([.A48];14;2) &amp; MID([.A48];10;2))" office:value-type="string" office:string-value="12C0">
            <text:p>12C0</text:p>
          </table:table-cell>
          <table:table-cell table:style-name="ce6" table:formula="of:=UPPER(MID([.A48];22;2) &amp; MID([.A48];18;2))" office:value-type="string" office:string-value="FF00">
            <text:p>FF00</text:p>
          </table:table-cell>
          <table:table-cell table:style-name="ce6" table:formula="of:=UPPER(MID([.A48];6;2) &amp; MID([.A48];2;2))" office:value-type="string" office:string-value="F800">
            <text:p>F800</text:p>
          </table:table-cell>
          <table:table-cell table:formula="of:=-(HEX2DEC([.B48]))" office:value-type="float" office:value="-4800">
            <text:p>-4800</text:p>
          </table:table-cell>
          <table:table-cell table:formula="of:=(HEX2DEC([.C48])-16^LEN([.C48])) * 2" office:value-type="float" office:value="-512">
            <text:p>-512</text:p>
          </table:table-cell>
          <table:table-cell table:formula="of:=(HEX2DEC([.D48])-16^LEN([.D48]))" office:value-type="float" office:value="-2048">
            <text:p>-2048</text:p>
          </table:table-cell>
          <table:table-cell table:number-columns-repeated="1017"/>
        </table:table-row>
        <table:table-row table:style-name="ro1">
          <table:table-cell office:value-type="string">
            <text:p>$00,$f8,$c0,$08,$00,$ff</text:p>
          </table:table-cell>
          <table:table-cell table:style-name="ce4" table:formula="of:=UPPER(MID([.A49];14;2) &amp; MID([.A49];10;2))" office:value-type="string" office:string-value="08C0">
            <text:p>08C0</text:p>
          </table:table-cell>
          <table:table-cell table:style-name="ce6" table:formula="of:=UPPER(MID([.A49];22;2) &amp; MID([.A49];18;2))" office:value-type="string" office:string-value="FF00">
            <text:p>FF00</text:p>
          </table:table-cell>
          <table:table-cell table:style-name="ce6" table:formula="of:=UPPER(MID([.A49];6;2) &amp; MID([.A49];2;2))" office:value-type="string" office:string-value="F800">
            <text:p>F800</text:p>
          </table:table-cell>
          <table:table-cell table:formula="of:=-(HEX2DEC([.B49]))" office:value-type="float" office:value="-2240">
            <text:p>-2240</text:p>
          </table:table-cell>
          <table:table-cell table:formula="of:=(HEX2DEC([.C49])-16^LEN([.C49])) * 2" office:value-type="float" office:value="-512">
            <text:p>-512</text:p>
          </table:table-cell>
          <table:table-cell table:formula="of:=(HEX2DEC([.D49])-16^LEN([.D49]))" office:value-type="float" office:value="-2048">
            <text:p>-2048</text:p>
          </table:table-cell>
          <table:table-cell table:number-columns-repeated="1017"/>
        </table:table-row>
        <table:table-row table:style-name="ro1">
          <table:table-cell office:value-type="string">
            <text:p>$c0,$f9,$c0,$0d,$38,$ff</text:p>
          </table:table-cell>
          <table:table-cell table:style-name="ce4" table:formula="of:=UPPER(MID([.A50];14;2) &amp; MID([.A50];10;2))" office:value-type="string" office:string-value="0DC0">
            <text:p>0DC0</text:p>
          </table:table-cell>
          <table:table-cell table:style-name="ce6" table:formula="of:=UPPER(MID([.A50];22;2) &amp; MID([.A50];18;2))" office:value-type="string" office:string-value="FF38">
            <text:p>FF38</text:p>
          </table:table-cell>
          <table:table-cell table:style-name="ce6" table:formula="of:=UPPER(MID([.A50];6;2) &amp; MID([.A50];2;2))" office:value-type="string" office:string-value="F9C0">
            <text:p>F9C0</text:p>
          </table:table-cell>
          <table:table-cell table:formula="of:=-(HEX2DEC([.B50]))" office:value-type="float" office:value="-3520">
            <text:p>-3520</text:p>
          </table:table-cell>
          <table:table-cell table:formula="of:=(HEX2DEC([.C50])-16^LEN([.C50])) * 2" office:value-type="float" office:value="-400">
            <text:p>-400</text:p>
          </table:table-cell>
          <table:table-cell table:formula="of:=(HEX2DEC([.D50])-16^LEN([.D50]))" office:value-type="float" office:value="-1600">
            <text:p>-1600</text:p>
          </table:table-cell>
          <table:table-cell table:number-columns-repeated="1017"/>
        </table:table-row>
        <table:table-row table:style-name="ro1">
          <table:table-cell office:value-type="string">
            <text:p>$20,$ff,$c0,$08,$e0,$ff</text:p>
          </table:table-cell>
          <table:table-cell table:style-name="ce4" table:formula="of:=UPPER(MID([.A51];14;2) &amp; MID([.A51];10;2))" office:value-type="string" office:string-value="08C0">
            <text:p>08C0</text:p>
          </table:table-cell>
          <table:table-cell table:style-name="ce6" table:formula="of:=UPPER(MID([.A51];22;2) &amp; MID([.A51];18;2))" office:value-type="string" office:string-value="FFE0">
            <text:p>FFE0</text:p>
          </table:table-cell>
          <table:table-cell table:style-name="ce6" table:formula="of:=UPPER(MID([.A51];6;2) &amp; MID([.A51];2;2))" office:value-type="string" office:string-value="FF20">
            <text:p>FF20</text:p>
          </table:table-cell>
          <table:table-cell table:formula="of:=-(HEX2DEC([.B51]))" office:value-type="float" office:value="-2240">
            <text:p>-2240</text:p>
          </table:table-cell>
          <table:table-cell table:formula="of:=(HEX2DEC([.C51])-16^LEN([.C51])) * 2" office:value-type="float" office:value="-64">
            <text:p>-64</text:p>
          </table:table-cell>
          <table:table-cell table:formula="of:=(HEX2DEC([.D51])-16^LEN([.D51]))" office:value-type="float" office:value="-224">
            <text:p>-224</text:p>
          </table:table-cell>
          <table:table-cell table:number-columns-repeated="1017"/>
        </table:table-row>
        <table:table-row table:style-name="ro1">
          <table:table-cell office:value-type="string">
            <text:p>$20,$ff,$c0,$12,$e0,$ff</text:p>
          </table:table-cell>
          <table:table-cell table:style-name="ce4" table:formula="of:=UPPER(MID([.A52];14;2) &amp; MID([.A52];10;2))" office:value-type="string" office:string-value="12C0">
            <text:p>12C0</text:p>
          </table:table-cell>
          <table:table-cell table:style-name="ce6" table:formula="of:=UPPER(MID([.A52];22;2) &amp; MID([.A52];18;2))" office:value-type="string" office:string-value="FFE0">
            <text:p>FFE0</text:p>
          </table:table-cell>
          <table:table-cell table:style-name="ce6" table:formula="of:=UPPER(MID([.A52];6;2) &amp; MID([.A52];2;2))" office:value-type="string" office:string-value="FF20">
            <text:p>FF20</text:p>
          </table:table-cell>
          <table:table-cell table:formula="of:=-(HEX2DEC([.B52]))" office:value-type="float" office:value="-4800">
            <text:p>-4800</text:p>
          </table:table-cell>
          <table:table-cell table:formula="of:=(HEX2DEC([.C52])-16^LEN([.C52])) * 2" office:value-type="float" office:value="-64">
            <text:p>-64</text:p>
          </table:table-cell>
          <table:table-cell table:formula="of:=(HEX2DEC([.D52])-16^LEN([.D52]))" office:value-type="float" office:value="-224">
            <text:p>-224</text:p>
          </table:table-cell>
          <table:table-cell table:number-columns-repeated="1017"/>
        </table:table-row>
        <table:table-row table:style-name="ro1">
          <table:table-cell office:value-type="string">
            <text:p>$60,$fd,$c0,$0d,$a8,$ff</text:p>
          </table:table-cell>
          <table:table-cell table:style-name="ce4" table:formula="of:=UPPER(MID([.A53];14;2) &amp; MID([.A53];10;2))" office:value-type="string" office:string-value="0DC0">
            <text:p>0DC0</text:p>
          </table:table-cell>
          <table:table-cell table:style-name="ce6" table:formula="of:=UPPER(MID([.A53];22;2) &amp; MID([.A53];18;2))" office:value-type="string" office:string-value="FFA8">
            <text:p>FFA8</text:p>
          </table:table-cell>
          <table:table-cell table:style-name="ce6" table:formula="of:=UPPER(MID([.A53];6;2) &amp; MID([.A53];2;2))" office:value-type="string" office:string-value="FD60">
            <text:p>FD60</text:p>
          </table:table-cell>
          <table:table-cell table:formula="of:=-(HEX2DEC([.B53]))" office:value-type="float" office:value="-3520">
            <text:p>-3520</text:p>
          </table:table-cell>
          <table:table-cell table:formula="of:=(HEX2DEC([.C53])-16^LEN([.C53])) * 2" office:value-type="float" office:value="-176">
            <text:p>-176</text:p>
          </table:table-cell>
          <table:table-cell table:formula="of:=(HEX2DEC([.D53])-16^LEN([.D53]))" office:value-type="float" office:value="-672">
            <text:p>-672</text:p>
          </table:table-cell>
          <table:table-cell table:number-columns-repeated="1017"/>
        </table:table-row>
        <table:table-row table:style-name="ro1">
          <table:table-cell office:value-type="string">
            <text:p>$00,$f8,$40,$01,$00,$ff</text:p>
          </table:table-cell>
          <table:table-cell table:style-name="ce4" table:formula="of:=UPPER(MID([.A54];14;2) &amp; MID([.A54];10;2))" office:value-type="string" office:string-value="0140">
            <text:p>0140</text:p>
          </table:table-cell>
          <table:table-cell table:style-name="ce6" table:formula="of:=UPPER(MID([.A54];22;2) &amp; MID([.A54];18;2))" office:value-type="string" office:string-value="FF00">
            <text:p>FF00</text:p>
          </table:table-cell>
          <table:table-cell table:style-name="ce6" table:formula="of:=UPPER(MID([.A54];6;2) &amp; MID([.A54];2;2))" office:value-type="string" office:string-value="F800">
            <text:p>F800</text:p>
          </table:table-cell>
          <table:table-cell table:formula="of:=-(HEX2DEC([.B54]))" office:value-type="float" office:value="-320">
            <text:p>-320</text:p>
          </table:table-cell>
          <table:table-cell table:formula="of:=(HEX2DEC([.C54])-16^LEN([.C54])) * 2" office:value-type="float" office:value="-512">
            <text:p>-512</text:p>
          </table:table-cell>
          <table:table-cell table:formula="of:=(HEX2DEC([.D54])-16^LEN([.D54]))" office:value-type="float" office:value="-2048">
            <text:p>-2048</text:p>
          </table:table-cell>
          <table:table-cell table:number-columns-repeated="1017"/>
        </table:table-row>
        <table:table-row table:style-name="ro1">
          <table:table-cell office:value-type="string">
            <text:p>$20,$ff,$40,$01,$e0,$ff</text:p>
          </table:table-cell>
          <table:table-cell table:style-name="ce4" table:formula="of:=UPPER(MID([.A55];14;2) &amp; MID([.A55];10;2))" office:value-type="string" office:string-value="0140">
            <text:p>0140</text:p>
          </table:table-cell>
          <table:table-cell table:style-name="ce6" table:formula="of:=UPPER(MID([.A55];22;2) &amp; MID([.A55];18;2))" office:value-type="string" office:string-value="FFE0">
            <text:p>FFE0</text:p>
          </table:table-cell>
          <table:table-cell table:style-name="ce6" table:formula="of:=UPPER(MID([.A55];6;2) &amp; MID([.A55];2;2))" office:value-type="string" office:string-value="FF20">
            <text:p>FF20</text:p>
          </table:table-cell>
          <table:table-cell table:formula="of:=-(HEX2DEC([.B55]))" office:value-type="float" office:value="-320">
            <text:p>-320</text:p>
          </table:table-cell>
          <table:table-cell table:formula="of:=(HEX2DEC([.C55])-16^LEN([.C55])) * 2" office:value-type="float" office:value="-64">
            <text:p>-64</text:p>
          </table:table-cell>
          <table:table-cell table:formula="of:=(HEX2DEC([.D55])-16^LEN([.D55]))" office:value-type="float" office:value="-224">
            <text:p>-224</text:p>
          </table:table-cell>
          <table:table-cell table:number-columns-repeated="1017"/>
        </table:table-row>
        <table:table-row table:style-name="ro1">
          <table:table-cell office:value-type="string">
            <text:p>$c0,$f9,$40,$06,$38,$ff</text:p>
          </table:table-cell>
          <table:table-cell table:style-name="ce4" table:formula="of:=UPPER(MID([.A56];14;2) &amp; MID([.A56];10;2))" office:value-type="string" office:string-value="0640">
            <text:p>0640</text:p>
          </table:table-cell>
          <table:table-cell table:style-name="ce6" table:formula="of:=UPPER(MID([.A56];22;2) &amp; MID([.A56];18;2))" office:value-type="string" office:string-value="FF38">
            <text:p>FF38</text:p>
          </table:table-cell>
          <table:table-cell table:style-name="ce6" table:formula="of:=UPPER(MID([.A56];6;2) &amp; MID([.A56];2;2))" office:value-type="string" office:string-value="F9C0">
            <text:p>F9C0</text:p>
          </table:table-cell>
          <table:table-cell table:formula="of:=-(HEX2DEC([.B56]))" office:value-type="float" office:value="-1600">
            <text:p>-1600</text:p>
          </table:table-cell>
          <table:table-cell table:formula="of:=(HEX2DEC([.C56])-16^LEN([.C56])) * 2" office:value-type="float" office:value="-400">
            <text:p>-400</text:p>
          </table:table-cell>
          <table:table-cell table:formula="of:=(HEX2DEC([.D56])-16^LEN([.D56]))" office:value-type="float" office:value="-1600">
            <text:p>-1600</text:p>
          </table:table-cell>
          <table:table-cell table:number-columns-repeated="1017"/>
        </table:table-row>
        <table:table-row table:style-name="ro1">
          <table:table-cell office:value-type="string">
            <text:p>$c0,$f9,$c0,$03,$38,$ff</text:p>
          </table:table-cell>
          <table:table-cell table:style-name="ce4" table:formula="of:=UPPER(MID([.A57];14;2) &amp; MID([.A57];10;2))" office:value-type="string" office:string-value="03C0">
            <text:p>03C0</text:p>
          </table:table-cell>
          <table:table-cell table:style-name="ce6" table:formula="of:=UPPER(MID([.A57];22;2) &amp; MID([.A57];18;2))" office:value-type="string" office:string-value="FF38">
            <text:p>FF38</text:p>
          </table:table-cell>
          <table:table-cell table:style-name="ce6" table:formula="of:=UPPER(MID([.A57];6;2) &amp; MID([.A57];2;2))" office:value-type="string" office:string-value="F9C0">
            <text:p>F9C0</text:p>
          </table:table-cell>
          <table:table-cell table:formula="of:=-(HEX2DEC([.B57]))" office:value-type="float" office:value="-960">
            <text:p>-960</text:p>
          </table:table-cell>
          <table:table-cell table:formula="of:=(HEX2DEC([.C57])-16^LEN([.C57])) * 2" office:value-type="float" office:value="-400">
            <text:p>-400</text:p>
          </table:table-cell>
          <table:table-cell table:formula="of:=(HEX2DEC([.D57])-16^LEN([.D57]))" office:value-type="float" office:value="-1600">
            <text:p>-1600</text:p>
          </table:table-cell>
          <table:table-cell table:number-columns-repeated="1017"/>
        </table:table-row>
        <table:table-row table:style-name="ro1">
          <table:table-cell office:value-type="string">
            <text:p>$60,$fd,$c0,$03,$a8,$ff</text:p>
          </table:table-cell>
          <table:table-cell table:style-name="ce4" table:formula="of:=UPPER(MID([.A58];14;2) &amp; MID([.A58];10;2))" office:value-type="string" office:string-value="03C0">
            <text:p>03C0</text:p>
          </table:table-cell>
          <table:table-cell table:style-name="ce6" table:formula="of:=UPPER(MID([.A58];22;2) &amp; MID([.A58];18;2))" office:value-type="string" office:string-value="FFA8">
            <text:p>FFA8</text:p>
          </table:table-cell>
          <table:table-cell table:style-name="ce6" table:formula="of:=UPPER(MID([.A58];6;2) &amp; MID([.A58];2;2))" office:value-type="string" office:string-value="FD60">
            <text:p>FD60</text:p>
          </table:table-cell>
          <table:table-cell table:formula="of:=-(HEX2DEC([.B58]))" office:value-type="float" office:value="-960">
            <text:p>-960</text:p>
          </table:table-cell>
          <table:table-cell table:formula="of:=(HEX2DEC([.C58])-16^LEN([.C58])) * 2" office:value-type="float" office:value="-176">
            <text:p>-176</text:p>
          </table:table-cell>
          <table:table-cell table:formula="of:=(HEX2DEC([.D58])-16^LEN([.D58]))" office:value-type="float" office:value="-672">
            <text:p>-672</text:p>
          </table:table-cell>
          <table:table-cell table:number-columns-repeated="1017"/>
        </table:table-row>
        <table:table-row table:style-name="ro1">
          <table:table-cell office:value-type="string">
            <text:p>$60,$fd,$40,$06,$a8,$ff</text:p>
          </table:table-cell>
          <table:table-cell table:style-name="ce4" table:formula="of:=UPPER(MID([.A59];14;2) &amp; MID([.A59];10;2))" office:value-type="string" office:string-value="0640">
            <text:p>0640</text:p>
          </table:table-cell>
          <table:table-cell table:style-name="ce6" table:formula="of:=UPPER(MID([.A59];22;2) &amp; MID([.A59];18;2))" office:value-type="string" office:string-value="FFA8">
            <text:p>FFA8</text:p>
          </table:table-cell>
          <table:table-cell table:style-name="ce6" table:formula="of:=UPPER(MID([.A59];6;2) &amp; MID([.A59];2;2))" office:value-type="string" office:string-value="FD60">
            <text:p>FD60</text:p>
          </table:table-cell>
          <table:table-cell table:formula="of:=-(HEX2DEC([.B59]))" office:value-type="float" office:value="-1600">
            <text:p>-1600</text:p>
          </table:table-cell>
          <table:table-cell table:formula="of:=(HEX2DEC([.C59])-16^LEN([.C59])) * 2" office:value-type="float" office:value="-176">
            <text:p>-176</text:p>
          </table:table-cell>
          <table:table-cell table:formula="of:=(HEX2DEC([.D59])-16^LEN([.D59]))" office:value-type="float" office:value="-672">
            <text:p>-672</text:p>
          </table:table-cell>
          <table:table-cell table:number-columns-repeated="1017"/>
        </table:table-row>
        <table:table-row table:style-name="ro1">
          <table:table-cell office:value-type="string">
            <text:p>$00,$f8,$00,$00,$00,$ff</text:p>
          </table:table-cell>
          <table:table-cell table:style-name="ce4" table:formula="of:=UPPER(MID([.A60];14;2) &amp; MID([.A60];10;2))" office:value-type="string" office:string-value="0000">
            <text:p>0000</text:p>
          </table:table-cell>
          <table:table-cell table:style-name="ce6" table:formula="of:=UPPER(MID([.A60];22;2) &amp; MID([.A60];18;2))" office:value-type="string" office:string-value="FF00">
            <text:p>FF00</text:p>
          </table:table-cell>
          <table:table-cell table:style-name="ce6" table:formula="of:=UPPER(MID([.A60];6;2) &amp; MID([.A60];2;2))" office:value-type="string" office:string-value="F800">
            <text:p>F800</text:p>
          </table:table-cell>
          <table:table-cell table:formula="of:=-(HEX2DEC([.B60]))" office:value-type="float" office:value="-0">
            <text:p>-0</text:p>
          </table:table-cell>
          <table:table-cell table:formula="of:=(HEX2DEC([.C60])-16^LEN([.C60])) * 2" office:value-type="float" office:value="-512">
            <text:p>-512</text:p>
          </table:table-cell>
          <table:table-cell table:formula="of:=(HEX2DEC([.D60])-16^LEN([.D60]))" office:value-type="float" office:value="-2048">
            <text:p>-2048</text:p>
          </table:table-cell>
          <table:table-cell table:number-columns-repeated="1017"/>
        </table:table-row>
        <table:table-row table:style-name="ro1">
          <table:table-cell office:value-type="string">
            <text:p>$a0,$fb,$80,$fd,$70,$ff</text:p>
          </table:table-cell>
          <table:table-cell table:style-name="ce4" table:formula="of:=UPPER(MID([.A61];14;2) &amp; MID([.A61];10;2))" office:value-type="string" office:string-value="FD80">
            <text:p>FD80</text:p>
          </table:table-cell>
          <table:table-cell table:style-name="ce6" table:formula="of:=UPPER(MID([.A61];22;2) &amp; MID([.A61];18;2))" office:value-type="string" office:string-value="FF70">
            <text:p>FF70</text:p>
          </table:table-cell>
          <table:table-cell table:style-name="ce6" table:formula="of:=UPPER(MID([.A61];6;2) &amp; MID([.A61];2;2))" office:value-type="string" office:string-value="FBA0">
            <text:p>FBA0</text:p>
          </table:table-cell>
          <table:table-cell table:formula="of:=-(HEX2DEC([.B61])-16^LEN([.B61]))" office:value-type="float" office:value="640">
            <text:p>640</text:p>
          </table:table-cell>
          <table:table-cell table:formula="of:=(HEX2DEC([.C61])-16^LEN([.C61])) * 2" office:value-type="float" office:value="-288">
            <text:p>-288</text:p>
          </table:table-cell>
          <table:table-cell table:formula="of:=(HEX2DEC([.D61])-16^LEN([.D61]))" office:value-type="float" office:value="-1120">
            <text:p>-1120</text:p>
          </table:table-cell>
          <table:table-cell table:number-columns-repeated="1017"/>
        </table:table-row>
        <table:table-row table:style-name="ro1">
          <table:table-cell office:value-type="string">
            <text:p>$00,$f8,$00,$f6,$00,$ff</text:p>
          </table:table-cell>
          <table:table-cell table:style-name="ce4" table:formula="of:=UPPER(MID([.A62];14;2) &amp; MID([.A62];10;2))" office:value-type="string" office:string-value="F600">
            <text:p>F600</text:p>
          </table:table-cell>
          <table:table-cell table:style-name="ce6" table:formula="of:=UPPER(MID([.A62];22;2) &amp; MID([.A62];18;2))" office:value-type="string" office:string-value="FF00">
            <text:p>FF00</text:p>
          </table:table-cell>
          <table:table-cell table:style-name="ce6" table:formula="of:=UPPER(MID([.A62];6;2) &amp; MID([.A62];2;2))" office:value-type="string" office:string-value="F800">
            <text:p>F800</text:p>
          </table:table-cell>
          <table:table-cell table:formula="of:=-(HEX2DEC([.B62])-16^LEN([.B62]))" office:value-type="float" office:value="2560">
            <text:p>2560</text:p>
          </table:table-cell>
          <table:table-cell table:formula="of:=(HEX2DEC([.C62])-16^LEN([.C62])) * 2" office:value-type="float" office:value="-512">
            <text:p>-512</text:p>
          </table:table-cell>
          <table:table-cell table:formula="of:=(HEX2DEC([.D62])-16^LEN([.D62]))" office:value-type="float" office:value="-2048">
            <text:p>-2048</text:p>
          </table:table-cell>
          <table:table-cell table:number-columns-repeated="1017"/>
        </table:table-row>
        <table:table-row table:style-name="ro1">
          <table:table-cell office:value-type="string">
            <text:p>$e0,$f8,$c0,$ef,$20,$ff</text:p>
          </table:table-cell>
          <table:table-cell table:style-name="ce4" table:formula="of:=UPPER(MID([.A63];14;2) &amp; MID([.A63];10;2))" office:value-type="string" office:string-value="EFC0">
            <text:p>EFC0</text:p>
          </table:table-cell>
          <table:table-cell table:style-name="ce6" table:formula="of:=UPPER(MID([.A63];22;2) &amp; MID([.A63];18;2))" office:value-type="string" office:string-value="FF20">
            <text:p>FF20</text:p>
          </table:table-cell>
          <table:table-cell table:style-name="ce6" table:formula="of:=UPPER(MID([.A63];6;2) &amp; MID([.A63];2;2))" office:value-type="string" office:string-value="F8E0">
            <text:p>F8E0</text:p>
          </table:table-cell>
          <table:table-cell table:formula="of:=-(HEX2DEC([.B63])-16^LEN([.B63]))" office:value-type="float" office:value="4160">
            <text:p>4160</text:p>
          </table:table-cell>
          <table:table-cell table:formula="of:=(HEX2DEC([.C63])-16^LEN([.C63])) * 2" office:value-type="float" office:value="-448">
            <text:p>-448</text:p>
          </table:table-cell>
          <table:table-cell table:formula="of:=(HEX2DEC([.D63])-16^LEN([.D63]))" office:value-type="float" office:value="-1824">
            <text:p>-1824</text:p>
          </table:table-cell>
          <table:table-cell table:number-columns-repeated="1017"/>
        </table:table-row>
        <table:table-row table:style-name="ro1">
          <table:table-cell office:value-type="string">
            <text:p>$c0,$f9,$80,$f3,$38,$ff</text:p>
          </table:table-cell>
          <table:table-cell table:style-name="ce4" table:formula="of:=UPPER(MID([.A64];14;2) &amp; MID([.A64];10;2))" office:value-type="string" office:string-value="F380">
            <text:p>F380</text:p>
          </table:table-cell>
          <table:table-cell table:style-name="ce6" table:formula="of:=UPPER(MID([.A64];22;2) &amp; MID([.A64];18;2))" office:value-type="string" office:string-value="FF38">
            <text:p>FF38</text:p>
          </table:table-cell>
          <table:table-cell table:style-name="ce6" table:formula="of:=UPPER(MID([.A64];6;2) &amp; MID([.A64];2;2))" office:value-type="string" office:string-value="F9C0">
            <text:p>F9C0</text:p>
          </table:table-cell>
          <table:table-cell table:formula="of:=-(HEX2DEC([.B64])-16^LEN([.B64]))" office:value-type="float" office:value="3200">
            <text:p>3200</text:p>
          </table:table-cell>
          <table:table-cell table:formula="of:=(HEX2DEC([.C64])-16^LEN([.C64])) * 2" office:value-type="float" office:value="-400">
            <text:p>-400</text:p>
          </table:table-cell>
          <table:table-cell table:formula="of:=(HEX2DEC([.D64])-16^LEN([.D64]))" office:value-type="float" office:value="-1600">
            <text:p>-1600</text:p>
          </table:table-cell>
          <table:table-cell table:number-columns-repeated="1017"/>
        </table:table-row>
        <table:table-row table:style-name="ro1">
          <table:table-cell office:value-type="string">
            <text:p>$c0,$fa,$80,$f3,$58,$ff</text:p>
          </table:table-cell>
          <table:table-cell table:style-name="ce4" table:formula="of:=UPPER(MID([.A65];14;2) &amp; MID([.A65];10;2))" office:value-type="string" office:string-value="F380">
            <text:p>F380</text:p>
          </table:table-cell>
          <table:table-cell table:style-name="ce6" table:formula="of:=UPPER(MID([.A65];22;2) &amp; MID([.A65];18;2))" office:value-type="string" office:string-value="FF58">
            <text:p>FF58</text:p>
          </table:table-cell>
          <table:table-cell table:style-name="ce6" table:formula="of:=UPPER(MID([.A65];6;2) &amp; MID([.A65];2;2))" office:value-type="string" office:string-value="FAC0">
            <text:p>FAC0</text:p>
          </table:table-cell>
          <table:table-cell table:formula="of:=-(HEX2DEC([.B65])-16^LEN([.B65]))" office:value-type="float" office:value="3200">
            <text:p>3200</text:p>
          </table:table-cell>
          <table:table-cell table:formula="of:=(HEX2DEC([.C65])-16^LEN([.C65])) * 2" office:value-type="float" office:value="-336">
            <text:p>-336</text:p>
          </table:table-cell>
          <table:table-cell table:formula="of:=(HEX2DEC([.D65])-16^LEN([.D65]))" office:value-type="float" office:value="-1344">
            <text:p>-1344</text:p>
          </table:table-cell>
          <table:table-cell table:number-columns-repeated="1017"/>
        </table:table-row>
        <table:table-row table:style-name="ro1">
          <table:table-cell office:value-type="string">
            <text:p>$a0,$fb,$00,$f1,$70,$ff</text:p>
          </table:table-cell>
          <table:table-cell table:style-name="ce4" table:formula="of:=UPPER(MID([.A66];14;2) &amp; MID([.A66];10;2))" office:value-type="string" office:string-value="F100">
            <text:p>F100</text:p>
          </table:table-cell>
          <table:table-cell table:style-name="ce6" table:formula="of:=UPPER(MID([.A66];22;2) &amp; MID([.A66];18;2))" office:value-type="string" office:string-value="FF70">
            <text:p>FF70</text:p>
          </table:table-cell>
          <table:table-cell table:style-name="ce6" table:formula="of:=UPPER(MID([.A66];6;2) &amp; MID([.A66];2;2))" office:value-type="string" office:string-value="FBA0">
            <text:p>FBA0</text:p>
          </table:table-cell>
          <table:table-cell table:formula="of:=-(HEX2DEC([.B66])-16^LEN([.B66]))" office:value-type="float" office:value="3840">
            <text:p>3840</text:p>
          </table:table-cell>
          <table:table-cell table:formula="of:=(HEX2DEC([.C66])-16^LEN([.C66])) * 2" office:value-type="float" office:value="-288">
            <text:p>-288</text:p>
          </table:table-cell>
          <table:table-cell table:formula="of:=(HEX2DEC([.D66])-16^LEN([.D66]))" office:value-type="float" office:value="-1120">
            <text:p>-1120</text:p>
          </table:table-cell>
          <table:table-cell table:number-columns-repeated="1017"/>
        </table:table-row>
        <table:table-row table:style-name="ro1">
          <table:table-cell office:value-type="string">
            <text:p>$80,$fc,$80,$f3,$90,$ff</text:p>
          </table:table-cell>
          <table:table-cell table:style-name="ce4" table:formula="of:=UPPER(MID([.A67];14;2) &amp; MID([.A67];10;2))" office:value-type="string" office:string-value="F380">
            <text:p>F380</text:p>
          </table:table-cell>
          <table:table-cell table:style-name="ce6" table:formula="of:=UPPER(MID([.A67];22;2) &amp; MID([.A67];18;2))" office:value-type="string" office:string-value="FF90">
            <text:p>FF90</text:p>
          </table:table-cell>
          <table:table-cell table:style-name="ce6" table:formula="of:=UPPER(MID([.A67];6;2) &amp; MID([.A67];2;2))" office:value-type="string" office:string-value="FC80">
            <text:p>FC80</text:p>
          </table:table-cell>
          <table:table-cell table:formula="of:=-(HEX2DEC([.B67])-16^LEN([.B67]))" office:value-type="float" office:value="3200">
            <text:p>3200</text:p>
          </table:table-cell>
          <table:table-cell table:formula="of:=(HEX2DEC([.C67])-16^LEN([.C67])) * 2" office:value-type="float" office:value="-224">
            <text:p>-224</text:p>
          </table:table-cell>
          <table:table-cell table:formula="of:=(HEX2DEC([.D67])-16^LEN([.D67]))" office:value-type="float" office:value="-896">
            <text:p>-896</text:p>
          </table:table-cell>
          <table:table-cell table:number-columns-repeated="1017"/>
        </table:table-row>
        <table:table-row table:style-name="ro1">
          <table:table-cell office:value-type="string">
            <text:p>$60,$fd,$80,$f3,$a8,$ff</text:p>
          </table:table-cell>
          <table:table-cell table:style-name="ce4" table:formula="of:=UPPER(MID([.A68];14;2) &amp; MID([.A68];10;2))" office:value-type="string" office:string-value="F380">
            <text:p>F380</text:p>
          </table:table-cell>
          <table:table-cell table:style-name="ce6" table:formula="of:=UPPER(MID([.A68];22;2) &amp; MID([.A68];18;2))" office:value-type="string" office:string-value="FFA8">
            <text:p>FFA8</text:p>
          </table:table-cell>
          <table:table-cell table:style-name="ce6" table:formula="of:=UPPER(MID([.A68];6;2) &amp; MID([.A68];2;2))" office:value-type="string" office:string-value="FD60">
            <text:p>FD60</text:p>
          </table:table-cell>
          <table:table-cell table:formula="of:=-(HEX2DEC([.B68])-16^LEN([.B68]))" office:value-type="float" office:value="3200">
            <text:p>3200</text:p>
          </table:table-cell>
          <table:table-cell table:formula="of:=(HEX2DEC([.C68])-16^LEN([.C68])) * 2" office:value-type="float" office:value="-176">
            <text:p>-176</text:p>
          </table:table-cell>
          <table:table-cell table:formula="of:=(HEX2DEC([.D68])-16^LEN([.D68]))" office:value-type="float" office:value="-672">
            <text:p>-672</text:p>
          </table:table-cell>
          <table:table-cell table:number-columns-repeated="1017"/>
        </table:table-row>
        <table:table-row table:style-name="ro1">
          <table:table-cell office:value-type="string">
            <text:p>$40,$fe,$c0,$ef,$c8,$ff</text:p>
          </table:table-cell>
          <table:table-cell table:style-name="ce4" table:formula="of:=UPPER(MID([.A69];14;2) &amp; MID([.A69];10;2))" office:value-type="string" office:string-value="EFC0">
            <text:p>EFC0</text:p>
          </table:table-cell>
          <table:table-cell table:style-name="ce6" table:formula="of:=UPPER(MID([.A69];22;2) &amp; MID([.A69];18;2))" office:value-type="string" office:string-value="FFC8">
            <text:p>FFC8</text:p>
          </table:table-cell>
          <table:table-cell table:style-name="ce6" table:formula="of:=UPPER(MID([.A69];6;2) &amp; MID([.A69];2;2))" office:value-type="string" office:string-value="FE40">
            <text:p>FE40</text:p>
          </table:table-cell>
          <table:table-cell table:formula="of:=-(HEX2DEC([.B69])-16^LEN([.B69]))" office:value-type="float" office:value="4160">
            <text:p>4160</text:p>
          </table:table-cell>
          <table:table-cell table:formula="of:=(HEX2DEC([.C69])-16^LEN([.C69])) * 2" office:value-type="float" office:value="-112">
            <text:p>-112</text:p>
          </table:table-cell>
          <table:table-cell table:formula="of:=(HEX2DEC([.D69])-16^LEN([.D69]))" office:value-type="float" office:value="-448">
            <text:p>-448</text:p>
          </table:table-cell>
          <table:table-cell table:number-columns-repeated="1017"/>
        </table:table-row>
        <table:table-row table:style-name="ro1">
          <table:table-cell office:value-type="string">
            <text:p>$20,$ff,$00,$f6,$e0,$ff</text:p>
          </table:table-cell>
          <table:table-cell table:style-name="ce4" table:formula="of:=UPPER(MID([.A70];14;2) &amp; MID([.A70];10;2))" office:value-type="string" office:string-value="F600">
            <text:p>F600</text:p>
          </table:table-cell>
          <table:table-cell table:style-name="ce6" table:formula="of:=UPPER(MID([.A70];22;2) &amp; MID([.A70];18;2))" office:value-type="string" office:string-value="FFE0">
            <text:p>FFE0</text:p>
          </table:table-cell>
          <table:table-cell table:style-name="ce6" table:formula="of:=UPPER(MID([.A70];6;2) &amp; MID([.A70];2;2))" office:value-type="string" office:string-value="FF20">
            <text:p>FF20</text:p>
          </table:table-cell>
          <table:table-cell table:formula="of:=-(HEX2DEC([.B70])-16^LEN([.B70]))" office:value-type="float" office:value="2560">
            <text:p>2560</text:p>
          </table:table-cell>
          <table:table-cell table:formula="of:=(HEX2DEC([.C70])-16^LEN([.C70])) * 2" office:value-type="float" office:value="-64">
            <text:p>-64</text:p>
          </table:table-cell>
          <table:table-cell table:formula="of:=(HEX2DEC([.D70])-16^LEN([.D70]))" office:value-type="float" office:value="-224">
            <text:p>-224</text:p>
          </table:table-cell>
          <table:table-cell table:number-columns-repeated="1017"/>
        </table:table-row>
        <table:table-row table:style-name="ro1">
          <table:table-cell office:value-type="string">
            <text:p>$a0,$fb,$80,$f8,$70,$ff</text:p>
          </table:table-cell>
          <table:table-cell table:style-name="ce4" table:formula="of:=UPPER(MID([.A71];14;2) &amp; MID([.A71];10;2))" office:value-type="string" office:string-value="F880">
            <text:p>F880</text:p>
          </table:table-cell>
          <table:table-cell table:style-name="ce6" table:formula="of:=UPPER(MID([.A71];22;2) &amp; MID([.A71];18;2))" office:value-type="string" office:string-value="FF70">
            <text:p>FF70</text:p>
          </table:table-cell>
          <table:table-cell table:style-name="ce6" table:formula="of:=UPPER(MID([.A71];6;2) &amp; MID([.A71];2;2))" office:value-type="string" office:string-value="FBA0">
            <text:p>FBA0</text:p>
          </table:table-cell>
          <table:table-cell table:formula="of:=-(HEX2DEC([.B71])-16^LEN([.B71]))" office:value-type="float" office:value="1920">
            <text:p>1920</text:p>
          </table:table-cell>
          <table:table-cell table:formula="of:=(HEX2DEC([.C71])-16^LEN([.C71])) * 2" office:value-type="float" office:value="-288">
            <text:p>-288</text:p>
          </table:table-cell>
          <table:table-cell table:formula="of:=(HEX2DEC([.D71])-16^LEN([.D71]))" office:value-type="float" office:value="-1120">
            <text:p>-1120</text:p>
          </table:table-cell>
          <table:table-cell table:number-columns-repeated="1017"/>
        </table:table-row>
        <table:table-row table:style-name="ro1">
          <table:table-cell office:value-type="string">
            <text:p>$20,$ff,$00,$00,$e0,$ff</text:p>
          </table:table-cell>
          <table:table-cell table:style-name="ce4" table:formula="of:=UPPER(MID([.A72];14;2) &amp; MID([.A72];10;2))" office:value-type="string" office:string-value="0000">
            <text:p>0000</text:p>
          </table:table-cell>
          <table:table-cell table:style-name="ce6" table:formula="of:=UPPER(MID([.A72];22;2) &amp; MID([.A72];18;2))" office:value-type="string" office:string-value="FFE0">
            <text:p>FFE0</text:p>
          </table:table-cell>
          <table:table-cell table:style-name="ce6" table:formula="of:=UPPER(MID([.A72];6;2) &amp; MID([.A72];2;2))" office:value-type="string" office:string-value="FF20">
            <text:p>FF20</text:p>
          </table:table-cell>
          <table:table-cell table:formula="of:=-(HEX2DEC([.B72]))" office:value-type="float" office:value="-0">
            <text:p>-0</text:p>
          </table:table-cell>
          <table:table-cell table:formula="of:=(HEX2DEC([.C72])-16^LEN([.C72])) * 2" office:value-type="float" office:value="-64">
            <text:p>-64</text:p>
          </table:table-cell>
          <table:table-cell table:formula="of:=(HEX2DEC([.D72])-16^LEN([.D72]))" office:value-type="float" office:value="-224">
            <text:p>-224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"PROJECTILE &amp;03"</text:p>
          </table:table-cell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$d8,$ff,$d8,$ff,$d0,$ff</text:p>
          </table:table-cell>
          <table:table-cell table:style-name="ce4" table:formula="of:=UPPER(MID([.A75];14;2) &amp; MID([.A75];10;2))" office:value-type="string" office:string-value="FFD8">
            <text:p>FFD8</text:p>
          </table:table-cell>
          <table:table-cell table:style-name="ce6" table:formula="of:=UPPER(MID([.A75];22;2) &amp; MID([.A75];18;2))" office:value-type="string" office:string-value="FFD0">
            <text:p>FFD0</text:p>
          </table:table-cell>
          <table:table-cell table:style-name="ce6" table:formula="of:=UPPER(MID([.A75];6;2) &amp; MID([.A75];2;2))" office:value-type="string" office:string-value="FFD8">
            <text:p>FFD8</text:p>
          </table:table-cell>
          <table:table-cell table:formula="of:=-(HEX2DEC([.B75])-16^LEN([.B75]))" office:value-type="float" office:value="40">
            <text:p>40</text:p>
          </table:table-cell>
          <table:table-cell table:formula="of:=(HEX2DEC([.C75])-16^LEN([.C75])) * 2" office:value-type="float" office:value="-96">
            <text:p>-96</text:p>
          </table:table-cell>
          <table:table-cell table:formula="of:=(HEX2DEC([.D75])-16^LEN([.D75]))" office:value-type="float" office:value="-40">
            <text:p>-40</text:p>
          </table:table-cell>
          <table:table-cell table:number-columns-repeated="1017"/>
        </table:table-row>
        <table:table-row table:style-name="ro1">
          <table:table-cell office:value-type="string">
            <text:p>$d8,$ff,$d8,$ff,$f8,$ff</text:p>
          </table:table-cell>
          <table:table-cell table:style-name="ce4" table:formula="of:=UPPER(MID([.A76];14;2) &amp; MID([.A76];10;2))" office:value-type="string" office:string-value="FFD8">
            <text:p>FFD8</text:p>
          </table:table-cell>
          <table:table-cell table:style-name="ce6" table:formula="of:=UPPER(MID([.A76];22;2) &amp; MID([.A76];18;2))" office:value-type="string" office:string-value="FFF8">
            <text:p>FFF8</text:p>
          </table:table-cell>
          <table:table-cell table:style-name="ce6" table:formula="of:=UPPER(MID([.A76];6;2) &amp; MID([.A76];2;2))" office:value-type="string" office:string-value="FFD8">
            <text:p>FFD8</text:p>
          </table:table-cell>
          <table:table-cell table:formula="of:=-(HEX2DEC([.B76])-16^LEN([.B76]))" office:value-type="float" office:value="40">
            <text:p>40</text:p>
          </table:table-cell>
          <table:table-cell table:formula="of:=(HEX2DEC([.C76])-16^LEN([.C76])) * 2" office:value-type="float" office:value="-16">
            <text:p>-16</text:p>
          </table:table-cell>
          <table:table-cell table:formula="of:=(HEX2DEC([.D76])-16^LEN([.D76]))" office:value-type="float" office:value="-40">
            <text:p>-40</text:p>
          </table:table-cell>
          <table:table-cell table:number-columns-repeated="1017"/>
        </table:table-row>
        <table:table-row table:style-name="ro1">
          <table:table-cell office:value-type="string">
            <text:p>$d8,$ff,$28,$00,$f8,$ff</text:p>
          </table:table-cell>
          <table:table-cell table:style-name="ce4" table:formula="of:=UPPER(MID([.A77];14;2) &amp; MID([.A77];10;2))" office:value-type="string" office:string-value="0028">
            <text:p>0028</text:p>
          </table:table-cell>
          <table:table-cell table:style-name="ce6" table:formula="of:=UPPER(MID([.A77];22;2) &amp; MID([.A77];18;2))" office:value-type="string" office:string-value="FFF8">
            <text:p>FFF8</text:p>
          </table:table-cell>
          <table:table-cell table:style-name="ce6" table:formula="of:=UPPER(MID([.A77];6;2) &amp; MID([.A77];2;2))" office:value-type="string" office:string-value="FFD8">
            <text:p>FFD8</text:p>
          </table:table-cell>
          <table:table-cell table:formula="of:=-(HEX2DEC([.B77]))" office:value-type="float" office:value="-40">
            <text:p>-40</text:p>
          </table:table-cell>
          <table:table-cell table:formula="of:=(HEX2DEC([.C77])-16^LEN([.C77])) * 2" office:value-type="float" office:value="-16">
            <text:p>-16</text:p>
          </table:table-cell>
          <table:table-cell table:formula="of:=(HEX2DEC([.D77])-16^LEN([.D77]))" office:value-type="float" office:value="-40">
            <text:p>-40</text:p>
          </table:table-cell>
          <table:table-cell table:number-columns-repeated="1017"/>
        </table:table-row>
        <table:table-row table:style-name="ro1">
          <table:table-cell office:value-type="string">
            <text:p>$d8,$ff,$28,$00,$d0,$ff</text:p>
          </table:table-cell>
          <table:table-cell table:style-name="ce4" table:formula="of:=UPPER(MID([.A78];14;2) &amp; MID([.A78];10;2))" office:value-type="string" office:string-value="0028">
            <text:p>0028</text:p>
          </table:table-cell>
          <table:table-cell table:style-name="ce6" table:formula="of:=UPPER(MID([.A78];22;2) &amp; MID([.A78];18;2))" office:value-type="string" office:string-value="FFD0">
            <text:p>FFD0</text:p>
          </table:table-cell>
          <table:table-cell table:style-name="ce6" table:formula="of:=UPPER(MID([.A78];6;2) &amp; MID([.A78];2;2))" office:value-type="string" office:string-value="FFD8">
            <text:p>FFD8</text:p>
          </table:table-cell>
          <table:table-cell table:formula="of:=-(HEX2DEC([.B78]))" office:value-type="float" office:value="-40">
            <text:p>-40</text:p>
          </table:table-cell>
          <table:table-cell table:formula="of:=(HEX2DEC([.C78])-16^LEN([.C78])) * 2" office:value-type="float" office:value="-96">
            <text:p>-96</text:p>
          </table:table-cell>
          <table:table-cell table:formula="of:=(HEX2DEC([.D78])-16^LEN([.D78]))" office:value-type="float" office:value="-40">
            <text:p>-40</text:p>
          </table:table-cell>
          <table:table-cell table:number-columns-repeated="1017"/>
        </table:table-row>
        <table:table-row table:style-name="ro1">
          <table:table-cell office:value-type="string">
            <text:p>$50,$00,$00,$00,$e4,$ff</text:p>
          </table:table-cell>
          <table:table-cell table:style-name="ce4" table:formula="of:=UPPER(MID([.A79];14;2) &amp; MID([.A79];10;2))" office:value-type="string" office:string-value="0000">
            <text:p>0000</text:p>
          </table:table-cell>
          <table:table-cell table:style-name="ce6" table:formula="of:=UPPER(MID([.A79];22;2) &amp; MID([.A79];18;2))" office:value-type="string" office:string-value="FFE4">
            <text:p>FFE4</text:p>
          </table:table-cell>
          <table:table-cell table:style-name="ce6" table:formula="of:=UPPER(MID([.A79];6;2) &amp; MID([.A79];2;2))" office:value-type="string" office:string-value="0050">
            <text:p>0050</text:p>
          </table:table-cell>
          <table:table-cell table:formula="of:=-(HEX2DEC([.B79]))" office:value-type="float" office:value="-0">
            <text:p>-0</text:p>
          </table:table-cell>
          <table:table-cell table:formula="of:=(HEX2DEC([.C79])-16^LEN([.C79])) * 2" office:value-type="float" office:value="-56">
            <text:p>-56</text:p>
          </table:table-cell>
          <table:table-cell table:formula="of:=HEX2DEC([.D79]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"NARROW PYRAMID &amp;00"</text:p>
          </table:table-cell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$00,$fe,$00,$fe,$c0,$fe</text:p>
          </table:table-cell>
          <table:table-cell table:style-name="ce4" table:formula="of:=UPPER(MID([.A82];14;2) &amp; MID([.A82];10;2))" office:value-type="string" office:string-value="FE00">
            <text:p>FE00</text:p>
          </table:table-cell>
          <table:table-cell table:style-name="ce6" table:formula="of:=UPPER(MID([.A82];22;2) &amp; MID([.A82];18;2))" office:value-type="string" office:string-value="FEC0">
            <text:p>FEC0</text:p>
          </table:table-cell>
          <table:table-cell table:style-name="ce6" table:formula="of:=UPPER(MID([.A82];6;2) &amp; MID([.A82];2;2))" office:value-type="string" office:string-value="FE00">
            <text:p>FE00</text:p>
          </table:table-cell>
          <table:table-cell table:formula="of:=-(HEX2DEC([.B82])-16^LEN([.B82]))" office:value-type="float" office:value="512">
            <text:p>512</text:p>
          </table:table-cell>
          <table:table-cell table:formula="of:=(HEX2DEC([.C82])-16^LEN([.C82])) * 2" office:value-type="float" office:value="-640">
            <text:p>-640</text:p>
          </table:table-cell>
          <table:table-cell table:formula="of:=(HEX2DEC([.D82])-16^LEN([.D82]))" office:value-type="float" office:value="-512">
            <text:p>-512</text:p>
          </table:table-cell>
          <table:table-cell table:number-columns-repeated="1017"/>
        </table:table-row>
        <table:table-row table:style-name="ro1">
          <table:table-cell office:value-type="string">
            <text:p>$00,$fe,$00,$02,$c0,$fe</text:p>
          </table:table-cell>
          <table:table-cell table:style-name="ce4" table:formula="of:=UPPER(MID([.A83];14;2) &amp; MID([.A83];10;2))" office:value-type="string" office:string-value="0200">
            <text:p>0200</text:p>
          </table:table-cell>
          <table:table-cell table:style-name="ce6" table:formula="of:=UPPER(MID([.A83];22;2) &amp; MID([.A83];18;2))" office:value-type="string" office:string-value="FEC0">
            <text:p>FEC0</text:p>
          </table:table-cell>
          <table:table-cell table:style-name="ce6" table:formula="of:=UPPER(MID([.A83];6;2) &amp; MID([.A83];2;2))" office:value-type="string" office:string-value="FE00">
            <text:p>FE00</text:p>
          </table:table-cell>
          <table:table-cell table:formula="of:=-(HEX2DEC([.B83]))" office:value-type="float" office:value="-512">
            <text:p>-512</text:p>
          </table:table-cell>
          <table:table-cell table:formula="of:=(HEX2DEC([.C83])-16^LEN([.C83])) * 2" office:value-type="float" office:value="-640">
            <text:p>-640</text:p>
          </table:table-cell>
          <table:table-cell table:formula="of:=(HEX2DEC([.D83])-16^LEN([.D83]))" office:value-type="float" office:value="-512">
            <text:p>-512</text:p>
          </table:table-cell>
          <table:table-cell table:number-columns-repeated="1017"/>
        </table:table-row>
        <table:table-row table:style-name="ro1">
          <table:table-cell office:value-type="string">
            <text:p>$00,$02,$00,$02,$c0,$fe</text:p>
          </table:table-cell>
          <table:table-cell table:style-name="ce4" table:formula="of:=UPPER(MID([.A84];14;2) &amp; MID([.A84];10;2))" office:value-type="string" office:string-value="0200">
            <text:p>0200</text:p>
          </table:table-cell>
          <table:table-cell table:style-name="ce6" table:formula="of:=UPPER(MID([.A84];22;2) &amp; MID([.A84];18;2))" office:value-type="string" office:string-value="FEC0">
            <text:p>FEC0</text:p>
          </table:table-cell>
          <table:table-cell table:style-name="ce6" table:formula="of:=UPPER(MID([.A84];6;2) &amp; MID([.A84];2;2))" office:value-type="string" office:string-value="0200">
            <text:p>0200</text:p>
          </table:table-cell>
          <table:table-cell table:formula="of:=-(HEX2DEC([.B84]))" office:value-type="float" office:value="-512">
            <text:p>-512</text:p>
          </table:table-cell>
          <table:table-cell table:formula="of:=(HEX2DEC([.C84])-16^LEN([.C84])) * 2" office:value-type="float" office:value="-640">
            <text:p>-640</text:p>
          </table:table-cell>
          <table:table-cell table:formula="of:=HEX2DEC([.D84])" office:value-type="float" office:value="512">
            <text:p>512</text:p>
          </table:table-cell>
          <table:table-cell table:number-columns-repeated="1017"/>
        </table:table-row>
        <table:table-row table:style-name="ro1">
          <table:table-cell office:value-type="string">
            <text:p>$00,$02,$00,$fe,$c0,$fe</text:p>
          </table:table-cell>
          <table:table-cell table:style-name="ce4" table:formula="of:=UPPER(MID([.A85];14;2) &amp; MID([.A85];10;2))" office:value-type="string" office:string-value="FE00">
            <text:p>FE00</text:p>
          </table:table-cell>
          <table:table-cell table:style-name="ce6" table:formula="of:=UPPER(MID([.A85];22;2) &amp; MID([.A85];18;2))" office:value-type="string" office:string-value="FEC0">
            <text:p>FEC0</text:p>
          </table:table-cell>
          <table:table-cell table:style-name="ce6" table:formula="of:=UPPER(MID([.A85];6;2) &amp; MID([.A85];2;2))" office:value-type="string" office:string-value="0200">
            <text:p>0200</text:p>
          </table:table-cell>
          <table:table-cell table:formula="of:=-(HEX2DEC([.B85])-16^LEN([.B85]))" office:value-type="float" office:value="512">
            <text:p>512</text:p>
          </table:table-cell>
          <table:table-cell table:formula="of:=(HEX2DEC([.C85])-16^LEN([.C85])) * 2" office:value-type="float" office:value="-640">
            <text:p>-640</text:p>
          </table:table-cell>
          <table:table-cell table:formula="of:=HEX2DEC([.D85])" office:value-type="float" office:value="512">
            <text:p>512</text:p>
          </table:table-cell>
          <table:table-cell table:number-columns-repeated="1017"/>
        </table:table-row>
        <table:table-row table:style-name="ro1">
          <table:table-cell office:value-type="string">
            <text:p>$00,$00,$00,$00,$40,$01</text:p>
          </table:table-cell>
          <table:table-cell table:style-name="ce4" table:formula="of:=UPPER(MID([.A86];14;2) &amp; MID([.A86];10;2))" office:value-type="string" office:string-value="0000">
            <text:p>0000</text:p>
          </table:table-cell>
          <table:table-cell table:style-name="ce6" table:formula="of:=UPPER(MID([.A86];22;2) &amp; MID([.A86];18;2))" office:value-type="string" office:string-value="0140">
            <text:p>0140</text:p>
          </table:table-cell>
          <table:table-cell table:style-name="ce6" table:formula="of:=UPPER(MID([.A86];6;2) &amp; MID([.A86];2;2))" office:value-type="string" office:string-value="0000">
            <text:p>0000</text:p>
          </table:table-cell>
          <table:table-cell table:formula="of:=-(HEX2DEC([.B86]))" office:value-type="float" office:value="-0">
            <text:p>-0</text:p>
          </table:table-cell>
          <table:table-cell table:formula="of:=(HEX2DEC([.C86])) * 2" office:value-type="float" office:value="640">
            <text:p>640</text:p>
          </table:table-cell>
          <table:table-cell table:formula="of:=HEX2DEC([.D86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"WIDE PYRAMID &amp;0C"</text:p>
          </table:table-cell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$e0,$fc,$e0,$fc,$c0,$fe</text:p>
          </table:table-cell>
          <table:table-cell table:style-name="ce4" table:formula="of:=UPPER(MID([.A89];14;2) &amp; MID([.A89];10;2))" office:value-type="string" office:string-value="FCE0">
            <text:p>FCE0</text:p>
          </table:table-cell>
          <table:table-cell table:style-name="ce6" table:formula="of:=UPPER(MID([.A89];22;2) &amp; MID([.A89];18;2))" office:value-type="string" office:string-value="FEC0">
            <text:p>FEC0</text:p>
          </table:table-cell>
          <table:table-cell table:style-name="ce6" table:formula="of:=UPPER(MID([.A89];6;2) &amp; MID([.A89];2;2))" office:value-type="string" office:string-value="FCE0">
            <text:p>FCE0</text:p>
          </table:table-cell>
          <table:table-cell table:formula="of:=-(HEX2DEC([.B89])-16^LEN([.B89]))" office:value-type="float" office:value="800">
            <text:p>800</text:p>
          </table:table-cell>
          <table:table-cell table:formula="of:=(HEX2DEC([.C89])-16^LEN([.C89])) * 2" office:value-type="float" office:value="-640">
            <text:p>-640</text:p>
          </table:table-cell>
          <table:table-cell table:formula="of:=(HEX2DEC([.D89])-16^LEN([.D89]))" office:value-type="float" office:value="-800">
            <text:p>-800</text:p>
          </table:table-cell>
          <table:table-cell table:number-columns-repeated="1017"/>
        </table:table-row>
        <table:table-row table:style-name="ro1">
          <table:table-cell office:value-type="string">
            <text:p>$e0,$fc,$20,$03,$c0,$fe</text:p>
          </table:table-cell>
          <table:table-cell table:style-name="ce4" table:formula="of:=UPPER(MID([.A90];14;2) &amp; MID([.A90];10;2))" office:value-type="string" office:string-value="0320">
            <text:p>0320</text:p>
          </table:table-cell>
          <table:table-cell table:style-name="ce6" table:formula="of:=UPPER(MID([.A90];22;2) &amp; MID([.A90];18;2))" office:value-type="string" office:string-value="FEC0">
            <text:p>FEC0</text:p>
          </table:table-cell>
          <table:table-cell table:style-name="ce6" table:formula="of:=UPPER(MID([.A90];6;2) &amp; MID([.A90];2;2))" office:value-type="string" office:string-value="FCE0">
            <text:p>FCE0</text:p>
          </table:table-cell>
          <table:table-cell table:formula="of:=-(HEX2DEC([.B90]))" office:value-type="float" office:value="-800">
            <text:p>-800</text:p>
          </table:table-cell>
          <table:table-cell table:formula="of:=(HEX2DEC([.C90])-16^LEN([.C90])) * 2" office:value-type="float" office:value="-640">
            <text:p>-640</text:p>
          </table:table-cell>
          <table:table-cell table:formula="of:=(HEX2DEC([.D90])-16^LEN([.D90]))" office:value-type="float" office:value="-800">
            <text:p>-800</text:p>
          </table:table-cell>
          <table:table-cell table:number-columns-repeated="1017"/>
        </table:table-row>
        <table:table-row table:style-name="ro1">
          <table:table-cell office:value-type="string">
            <text:p>$20,$03,$20,$03,$c0,$fe</text:p>
          </table:table-cell>
          <table:table-cell table:style-name="ce4" table:formula="of:=UPPER(MID([.A91];14;2) &amp; MID([.A91];10;2))" office:value-type="string" office:string-value="0320">
            <text:p>0320</text:p>
          </table:table-cell>
          <table:table-cell table:style-name="ce6" table:formula="of:=UPPER(MID([.A91];22;2) &amp; MID([.A91];18;2))" office:value-type="string" office:string-value="FEC0">
            <text:p>FEC0</text:p>
          </table:table-cell>
          <table:table-cell table:style-name="ce6" table:formula="of:=UPPER(MID([.A91];6;2) &amp; MID([.A91];2;2))" office:value-type="string" office:string-value="0320">
            <text:p>0320</text:p>
          </table:table-cell>
          <table:table-cell table:formula="of:=-(HEX2DEC([.B91]))" office:value-type="float" office:value="-800">
            <text:p>-800</text:p>
          </table:table-cell>
          <table:table-cell table:formula="of:=(HEX2DEC([.C91])-16^LEN([.C91])) * 2" office:value-type="float" office:value="-640">
            <text:p>-640</text:p>
          </table:table-cell>
          <table:table-cell table:formula="of:=HEX2DEC([.D91])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office:value-type="string">
            <text:p>$20,$03,$e0,$fc,$c0,$fe</text:p>
          </table:table-cell>
          <table:table-cell table:style-name="ce4" table:formula="of:=UPPER(MID([.A92];14;2) &amp; MID([.A92];10;2))" office:value-type="string" office:string-value="FCE0">
            <text:p>FCE0</text:p>
          </table:table-cell>
          <table:table-cell table:style-name="ce6" table:formula="of:=UPPER(MID([.A92];22;2) &amp; MID([.A92];18;2))" office:value-type="string" office:string-value="FEC0">
            <text:p>FEC0</text:p>
          </table:table-cell>
          <table:table-cell table:style-name="ce6" table:formula="of:=UPPER(MID([.A92];6;2) &amp; MID([.A92];2;2))" office:value-type="string" office:string-value="0320">
            <text:p>0320</text:p>
          </table:table-cell>
          <table:table-cell table:formula="of:=-(HEX2DEC([.B92])-16^LEN([.B92]))" office:value-type="float" office:value="800">
            <text:p>800</text:p>
          </table:table-cell>
          <table:table-cell table:formula="of:=(HEX2DEC([.C92])-16^LEN([.C92])) * 2" office:value-type="float" office:value="-640">
            <text:p>-640</text:p>
          </table:table-cell>
          <table:table-cell table:formula="of:=HEX2DEC([.D92])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office:value-type="string">
            <text:p>$00,$00,$00,$00,$90,$01</text:p>
          </table:table-cell>
          <table:table-cell table:style-name="ce4" table:formula="of:=UPPER(MID([.A93];14;2) &amp; MID([.A93];10;2))" office:value-type="string" office:string-value="0000">
            <text:p>0000</text:p>
          </table:table-cell>
          <table:table-cell table:style-name="ce6" table:formula="of:=UPPER(MID([.A93];22;2) &amp; MID([.A93];18;2))" office:value-type="string" office:string-value="0190">
            <text:p>0190</text:p>
          </table:table-cell>
          <table:table-cell table:style-name="ce6" table:formula="of:=UPPER(MID([.A93];6;2) &amp; MID([.A93];2;2))" office:value-type="string" office:string-value="0000">
            <text:p>0000</text:p>
          </table:table-cell>
          <table:table-cell table:formula="of:=-(HEX2DEC([.B93]))" office:value-type="float" office:value="-0">
            <text:p>-0</text:p>
          </table:table-cell>
          <table:table-cell table:formula="of:=(HEX2DEC([.C93])) * 2" office:value-type="float" office:value="800">
            <text:p>800</text:p>
          </table:table-cell>
          <table:table-cell table:formula="of:=HEX2DEC([.D93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"TALL BOX &amp;01"</text:p>
          </table:table-cell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$00,$fe,$00,$fe,$c0,$fe</text:p>
          </table:table-cell>
          <table:table-cell table:style-name="ce4" table:formula="of:=UPPER(MID([.A96];14;2) &amp; MID([.A96];10;2))" office:value-type="string" office:string-value="FE00">
            <text:p>FE00</text:p>
          </table:table-cell>
          <table:table-cell table:style-name="ce6" table:formula="of:=UPPER(MID([.A96];22;2) &amp; MID([.A96];18;2))" office:value-type="string" office:string-value="FEC0">
            <text:p>FEC0</text:p>
          </table:table-cell>
          <table:table-cell table:style-name="ce6" table:formula="of:=UPPER(MID([.A96];6;2) &amp; MID([.A96];2;2))" office:value-type="string" office:string-value="FE00">
            <text:p>FE00</text:p>
          </table:table-cell>
          <table:table-cell table:formula="of:=-(HEX2DEC([.B96])-16^LEN([.B96]))" office:value-type="float" office:value="512">
            <text:p>512</text:p>
          </table:table-cell>
          <table:table-cell table:formula="of:=(HEX2DEC([.C96])-16^LEN([.C96])) * 2" office:value-type="float" office:value="-640">
            <text:p>-640</text:p>
          </table:table-cell>
          <table:table-cell table:formula="of:=(HEX2DEC([.D96])-16^LEN([.D96]))" office:value-type="float" office:value="-512">
            <text:p>-512</text:p>
          </table:table-cell>
          <table:table-cell table:number-columns-repeated="1017"/>
        </table:table-row>
        <table:table-row table:style-name="ro1">
          <table:table-cell office:value-type="string">
            <text:p>$00,$fe,$00,$02,$c0,$fe</text:p>
          </table:table-cell>
          <table:table-cell table:style-name="ce4" table:formula="of:=UPPER(MID([.A97];14;2) &amp; MID([.A97];10;2))" office:value-type="string" office:string-value="0200">
            <text:p>0200</text:p>
          </table:table-cell>
          <table:table-cell table:style-name="ce6" table:formula="of:=UPPER(MID([.A97];22;2) &amp; MID([.A97];18;2))" office:value-type="string" office:string-value="FEC0">
            <text:p>FEC0</text:p>
          </table:table-cell>
          <table:table-cell table:style-name="ce6" table:formula="of:=UPPER(MID([.A97];6;2) &amp; MID([.A97];2;2))" office:value-type="string" office:string-value="FE00">
            <text:p>FE00</text:p>
          </table:table-cell>
          <table:table-cell table:formula="of:=-(HEX2DEC([.B97]))" office:value-type="float" office:value="-512">
            <text:p>-512</text:p>
          </table:table-cell>
          <table:table-cell table:formula="of:=(HEX2DEC([.C97])-16^LEN([.C97])) * 2" office:value-type="float" office:value="-640">
            <text:p>-640</text:p>
          </table:table-cell>
          <table:table-cell table:formula="of:=(HEX2DEC([.D97])-16^LEN([.D97]))" office:value-type="float" office:value="-512">
            <text:p>-512</text:p>
          </table:table-cell>
          <table:table-cell table:number-columns-repeated="1017"/>
        </table:table-row>
        <table:table-row table:style-name="ro1">
          <table:table-cell office:value-type="string">
            <text:p>$00,$02,$00,$02,$c0,$fe</text:p>
          </table:table-cell>
          <table:table-cell table:style-name="ce4" table:formula="of:=UPPER(MID([.A98];14;2) &amp; MID([.A98];10;2))" office:value-type="string" office:string-value="0200">
            <text:p>0200</text:p>
          </table:table-cell>
          <table:table-cell table:style-name="ce6" table:formula="of:=UPPER(MID([.A98];22;2) &amp; MID([.A98];18;2))" office:value-type="string" office:string-value="FEC0">
            <text:p>FEC0</text:p>
          </table:table-cell>
          <table:table-cell table:style-name="ce6" table:formula="of:=UPPER(MID([.A98];6;2) &amp; MID([.A98];2;2))" office:value-type="string" office:string-value="0200">
            <text:p>0200</text:p>
          </table:table-cell>
          <table:table-cell table:formula="of:=-(HEX2DEC([.B98]))" office:value-type="float" office:value="-512">
            <text:p>-512</text:p>
          </table:table-cell>
          <table:table-cell table:formula="of:=(HEX2DEC([.C98])-16^LEN([.C98])) * 2" office:value-type="float" office:value="-640">
            <text:p>-640</text:p>
          </table:table-cell>
          <table:table-cell table:formula="of:=HEX2DEC([.D98])" office:value-type="float" office:value="512">
            <text:p>512</text:p>
          </table:table-cell>
          <table:table-cell table:number-columns-repeated="1017"/>
        </table:table-row>
        <table:table-row table:style-name="ro1">
          <table:table-cell office:value-type="string">
            <text:p>$00,$02,$00,$fe,$c0,$fe</text:p>
          </table:table-cell>
          <table:table-cell table:style-name="ce4" table:formula="of:=UPPER(MID([.A99];14;2) &amp; MID([.A99];10;2))" office:value-type="string" office:string-value="FE00">
            <text:p>FE00</text:p>
          </table:table-cell>
          <table:table-cell table:style-name="ce6" table:formula="of:=UPPER(MID([.A99];22;2) &amp; MID([.A99];18;2))" office:value-type="string" office:string-value="FEC0">
            <text:p>FEC0</text:p>
          </table:table-cell>
          <table:table-cell table:style-name="ce6" table:formula="of:=UPPER(MID([.A99];6;2) &amp; MID([.A99];2;2))" office:value-type="string" office:string-value="0200">
            <text:p>0200</text:p>
          </table:table-cell>
          <table:table-cell table:formula="of:=-(HEX2DEC([.B99])-16^LEN([.B99]))" office:value-type="float" office:value="512">
            <text:p>512</text:p>
          </table:table-cell>
          <table:table-cell table:formula="of:=(HEX2DEC([.C99])-16^LEN([.C99])) * 2" office:value-type="float" office:value="-640">
            <text:p>-640</text:p>
          </table:table-cell>
          <table:table-cell table:formula="of:=HEX2DEC([.D99])" office:value-type="float" office:value="512">
            <text:p>512</text:p>
          </table:table-cell>
          <table:table-cell table:number-columns-repeated="1017"/>
        </table:table-row>
        <table:table-row table:style-name="ro1">
          <table:table-cell office:value-type="string">
            <text:p>$00,$fe,$00,$fe,$40,$01</text:p>
          </table:table-cell>
          <table:table-cell table:style-name="ce4" table:formula="of:=UPPER(MID([.A100];14;2) &amp; MID([.A100];10;2))" office:value-type="string" office:string-value="FE00">
            <text:p>FE00</text:p>
          </table:table-cell>
          <table:table-cell table:style-name="ce6" table:formula="of:=UPPER(MID([.A100];22;2) &amp; MID([.A100];18;2))" office:value-type="string" office:string-value="0140">
            <text:p>0140</text:p>
          </table:table-cell>
          <table:table-cell table:style-name="ce6" table:formula="of:=UPPER(MID([.A100];6;2) &amp; MID([.A100];2;2))" office:value-type="string" office:string-value="FE00">
            <text:p>FE00</text:p>
          </table:table-cell>
          <table:table-cell table:formula="of:=-(HEX2DEC([.B100])-16^LEN([.B100]))" office:value-type="float" office:value="512">
            <text:p>512</text:p>
          </table:table-cell>
          <table:table-cell table:formula="of:=(HEX2DEC([.C100])) * 2" office:value-type="float" office:value="640">
            <text:p>640</text:p>
          </table:table-cell>
          <table:table-cell table:formula="of:=(HEX2DEC([.D100])-16^LEN([.D100]))" office:value-type="float" office:value="-512">
            <text:p>-512</text:p>
          </table:table-cell>
          <table:table-cell table:number-columns-repeated="1017"/>
        </table:table-row>
        <table:table-row table:style-name="ro1">
          <table:table-cell office:value-type="string">
            <text:p>$00,$fe,$00,$02,$40,$01</text:p>
          </table:table-cell>
          <table:table-cell table:style-name="ce4" table:formula="of:=UPPER(MID([.A101];14;2) &amp; MID([.A101];10;2))" office:value-type="string" office:string-value="0200">
            <text:p>0200</text:p>
          </table:table-cell>
          <table:table-cell table:style-name="ce6" table:formula="of:=UPPER(MID([.A101];22;2) &amp; MID([.A101];18;2))" office:value-type="string" office:string-value="0140">
            <text:p>0140</text:p>
          </table:table-cell>
          <table:table-cell table:style-name="ce6" table:formula="of:=UPPER(MID([.A101];6;2) &amp; MID([.A101];2;2))" office:value-type="string" office:string-value="FE00">
            <text:p>FE00</text:p>
          </table:table-cell>
          <table:table-cell table:formula="of:=-(HEX2DEC([.B101]))" office:value-type="float" office:value="-512">
            <text:p>-512</text:p>
          </table:table-cell>
          <table:table-cell table:formula="of:=(HEX2DEC([.C101])) * 2" office:value-type="float" office:value="640">
            <text:p>640</text:p>
          </table:table-cell>
          <table:table-cell table:formula="of:=(HEX2DEC([.D101])-16^LEN([.D101]))" office:value-type="float" office:value="-512">
            <text:p>-512</text:p>
          </table:table-cell>
          <table:table-cell table:number-columns-repeated="1017"/>
        </table:table-row>
        <table:table-row table:style-name="ro1">
          <table:table-cell office:value-type="string">
            <text:p>$00,$02,$00,$02,$40,$01</text:p>
          </table:table-cell>
          <table:table-cell table:style-name="ce4" table:formula="of:=UPPER(MID([.A102];14;2) &amp; MID([.A102];10;2))" office:value-type="string" office:string-value="0200">
            <text:p>0200</text:p>
          </table:table-cell>
          <table:table-cell table:style-name="ce6" table:formula="of:=UPPER(MID([.A102];22;2) &amp; MID([.A102];18;2))" office:value-type="string" office:string-value="0140">
            <text:p>0140</text:p>
          </table:table-cell>
          <table:table-cell table:style-name="ce6" table:formula="of:=UPPER(MID([.A102];6;2) &amp; MID([.A102];2;2))" office:value-type="string" office:string-value="0200">
            <text:p>0200</text:p>
          </table:table-cell>
          <table:table-cell table:formula="of:=-(HEX2DEC([.B102]))" office:value-type="float" office:value="-512">
            <text:p>-512</text:p>
          </table:table-cell>
          <table:table-cell table:formula="of:=(HEX2DEC([.C102])) * 2" office:value-type="float" office:value="640">
            <text:p>640</text:p>
          </table:table-cell>
          <table:table-cell table:formula="of:=HEX2DEC([.D102])" office:value-type="float" office:value="512">
            <text:p>512</text:p>
          </table:table-cell>
          <table:table-cell table:number-columns-repeated="1017"/>
        </table:table-row>
        <table:table-row table:style-name="ro1">
          <table:table-cell office:value-type="string">
            <text:p>$00,$02,$00,$fe,$40,$01</text:p>
          </table:table-cell>
          <table:table-cell table:style-name="ce4" table:formula="of:=UPPER(MID([.A103];14;2) &amp; MID([.A103];10;2))" office:value-type="string" office:string-value="FE00">
            <text:p>FE00</text:p>
          </table:table-cell>
          <table:table-cell table:style-name="ce6" table:formula="of:=UPPER(MID([.A103];22;2) &amp; MID([.A103];18;2))" office:value-type="string" office:string-value="0140">
            <text:p>0140</text:p>
          </table:table-cell>
          <table:table-cell table:style-name="ce6" table:formula="of:=UPPER(MID([.A103];6;2) &amp; MID([.A103];2;2))" office:value-type="string" office:string-value="0200">
            <text:p>0200</text:p>
          </table:table-cell>
          <table:table-cell table:formula="of:=-(HEX2DEC([.B103])-16^LEN([.B103]))" office:value-type="float" office:value="512">
            <text:p>512</text:p>
          </table:table-cell>
          <table:table-cell table:formula="of:=(HEX2DEC([.C103])) * 2" office:value-type="float" office:value="640">
            <text:p>640</text:p>
          </table:table-cell>
          <table:table-cell table:formula="of:=HEX2DEC([.D103])" office:value-type="float" office:value="512">
            <text:p>512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"SHORT BOX &amp;0F"</text:p>
          </table:table-cell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$80,$fd,$80,$fd,$c0,$fe</text:p>
          </table:table-cell>
          <table:table-cell table:style-name="ce4" table:formula="of:=UPPER(MID([.A106];14;2) &amp; MID([.A106];10;2))" office:value-type="string" office:string-value="FD80">
            <text:p>FD80</text:p>
          </table:table-cell>
          <table:table-cell table:style-name="ce6" table:formula="of:=UPPER(MID([.A106];22;2) &amp; MID([.A106];18;2))" office:value-type="string" office:string-value="FEC0">
            <text:p>FEC0</text:p>
          </table:table-cell>
          <table:table-cell table:style-name="ce6" table:formula="of:=UPPER(MID([.A106];6;2) &amp; MID([.A106];2;2))" office:value-type="string" office:string-value="FD80">
            <text:p>FD80</text:p>
          </table:table-cell>
          <table:table-cell table:formula="of:=-(HEX2DEC([.B106])-16^LEN([.B106]))" office:value-type="float" office:value="640">
            <text:p>640</text:p>
          </table:table-cell>
          <table:table-cell table:formula="of:=(HEX2DEC([.C106])-16^LEN([.C106])) * 2" office:value-type="float" office:value="-640">
            <text:p>-640</text:p>
          </table:table-cell>
          <table:table-cell table:formula="of:=(HEX2DEC([.D106])-16^LEN([.D106]))" office:value-type="float" office:value="-640">
            <text:p>-640</text:p>
          </table:table-cell>
          <table:table-cell table:number-columns-repeated="1017"/>
        </table:table-row>
        <table:table-row table:style-name="ro1">
          <table:table-cell office:value-type="string">
            <text:p>$80,$fd,$80,$02,$c0,$fe</text:p>
          </table:table-cell>
          <table:table-cell table:style-name="ce4" table:formula="of:=UPPER(MID([.A107];14;2) &amp; MID([.A107];10;2))" office:value-type="string" office:string-value="0280">
            <text:p>0280</text:p>
          </table:table-cell>
          <table:table-cell table:style-name="ce6" table:formula="of:=UPPER(MID([.A107];22;2) &amp; MID([.A107];18;2))" office:value-type="string" office:string-value="FEC0">
            <text:p>FEC0</text:p>
          </table:table-cell>
          <table:table-cell table:style-name="ce6" table:formula="of:=UPPER(MID([.A107];6;2) &amp; MID([.A107];2;2))" office:value-type="string" office:string-value="FD80">
            <text:p>FD80</text:p>
          </table:table-cell>
          <table:table-cell table:formula="of:=-(HEX2DEC([.B107]))" office:value-type="float" office:value="-640">
            <text:p>-640</text:p>
          </table:table-cell>
          <table:table-cell table:formula="of:=(HEX2DEC([.C107])-16^LEN([.C107])) * 2" office:value-type="float" office:value="-640">
            <text:p>-640</text:p>
          </table:table-cell>
          <table:table-cell table:formula="of:=(HEX2DEC([.D107])-16^LEN([.D107]))" office:value-type="float" office:value="-640">
            <text:p>-640</text:p>
          </table:table-cell>
          <table:table-cell table:number-columns-repeated="1017"/>
        </table:table-row>
        <table:table-row table:style-name="ro1">
          <table:table-cell office:value-type="string">
            <text:p>$80,$02,$80,$02,$c0,$fe</text:p>
          </table:table-cell>
          <table:table-cell table:style-name="ce4" table:formula="of:=UPPER(MID([.A108];14;2) &amp; MID([.A108];10;2))" office:value-type="string" office:string-value="0280">
            <text:p>0280</text:p>
          </table:table-cell>
          <table:table-cell table:style-name="ce6" table:formula="of:=UPPER(MID([.A108];22;2) &amp; MID([.A108];18;2))" office:value-type="string" office:string-value="FEC0">
            <text:p>FEC0</text:p>
          </table:table-cell>
          <table:table-cell table:style-name="ce6" table:formula="of:=UPPER(MID([.A108];6;2) &amp; MID([.A108];2;2))" office:value-type="string" office:string-value="0280">
            <text:p>0280</text:p>
          </table:table-cell>
          <table:table-cell table:formula="of:=-(HEX2DEC([.B108]))" office:value-type="float" office:value="-640">
            <text:p>-640</text:p>
          </table:table-cell>
          <table:table-cell table:formula="of:=(HEX2DEC([.C108])-16^LEN([.C108])) * 2" office:value-type="float" office:value="-640">
            <text:p>-640</text:p>
          </table:table-cell>
          <table:table-cell table:formula="of:=HEX2DEC([.D108])" office:value-type="float" office:value="640">
            <text:p>640</text:p>
          </table:table-cell>
          <table:table-cell table:number-columns-repeated="1017"/>
        </table:table-row>
        <table:table-row table:style-name="ro1">
          <table:table-cell office:value-type="string">
            <text:p>$80,$02,$80,$fd,$c0,$fe</text:p>
          </table:table-cell>
          <table:table-cell table:style-name="ce4" table:formula="of:=UPPER(MID([.A109];14;2) &amp; MID([.A109];10;2))" office:value-type="string" office:string-value="FD80">
            <text:p>FD80</text:p>
          </table:table-cell>
          <table:table-cell table:style-name="ce6" table:formula="of:=UPPER(MID([.A109];22;2) &amp; MID([.A109];18;2))" office:value-type="string" office:string-value="FEC0">
            <text:p>FEC0</text:p>
          </table:table-cell>
          <table:table-cell table:style-name="ce6" table:formula="of:=UPPER(MID([.A109];6;2) &amp; MID([.A109];2;2))" office:value-type="string" office:string-value="0280">
            <text:p>0280</text:p>
          </table:table-cell>
          <table:table-cell table:formula="of:=-(HEX2DEC([.B109])-16^LEN([.B109]))" office:value-type="float" office:value="640">
            <text:p>640</text:p>
          </table:table-cell>
          <table:table-cell table:formula="of:=(HEX2DEC([.C109])-16^LEN([.C109])) * 2" office:value-type="float" office:value="-640">
            <text:p>-640</text:p>
          </table:table-cell>
          <table:table-cell table:formula="of:=HEX2DEC([.D109])" office:value-type="float" office:value="640">
            <text:p>640</text:p>
          </table:table-cell>
          <table:table-cell table:number-columns-repeated="1017"/>
        </table:table-row>
        <table:table-row table:style-name="ro1">
          <table:table-cell office:value-type="string">
            <text:p>$80,$fd,$80,$fd,$d8,$ff</text:p>
          </table:table-cell>
          <table:table-cell table:style-name="ce4" table:formula="of:=UPPER(MID([.A110];14;2) &amp; MID([.A110];10;2))" office:value-type="string" office:string-value="FD80">
            <text:p>FD80</text:p>
          </table:table-cell>
          <table:table-cell table:style-name="ce6" table:formula="of:=UPPER(MID([.A110];22;2) &amp; MID([.A110];18;2))" office:value-type="string" office:string-value="FFD8">
            <text:p>FFD8</text:p>
          </table:table-cell>
          <table:table-cell table:style-name="ce6" table:formula="of:=UPPER(MID([.A110];6;2) &amp; MID([.A110];2;2))" office:value-type="string" office:string-value="FD80">
            <text:p>FD80</text:p>
          </table:table-cell>
          <table:table-cell table:formula="of:=-(HEX2DEC([.B110])-16^LEN([.B110]))" office:value-type="float" office:value="640">
            <text:p>640</text:p>
          </table:table-cell>
          <table:table-cell table:formula="of:=(HEX2DEC([.C110])-16^LEN([.C110])) * 2" office:value-type="float" office:value="-80">
            <text:p>-80</text:p>
          </table:table-cell>
          <table:table-cell table:formula="of:=(HEX2DEC([.D110])-16^LEN([.D110]))" office:value-type="float" office:value="-640">
            <text:p>-640</text:p>
          </table:table-cell>
          <table:table-cell table:number-columns-repeated="1017"/>
        </table:table-row>
        <table:table-row table:style-name="ro1">
          <table:table-cell office:value-type="string">
            <text:p>$80,$fd,$80,$02,$d8,$ff</text:p>
          </table:table-cell>
          <table:table-cell table:style-name="ce4" table:formula="of:=UPPER(MID([.A111];14;2) &amp; MID([.A111];10;2))" office:value-type="string" office:string-value="0280">
            <text:p>0280</text:p>
          </table:table-cell>
          <table:table-cell table:style-name="ce6" table:formula="of:=UPPER(MID([.A111];22;2) &amp; MID([.A111];18;2))" office:value-type="string" office:string-value="FFD8">
            <text:p>FFD8</text:p>
          </table:table-cell>
          <table:table-cell table:style-name="ce6" table:formula="of:=UPPER(MID([.A111];6;2) &amp; MID([.A111];2;2))" office:value-type="string" office:string-value="FD80">
            <text:p>FD80</text:p>
          </table:table-cell>
          <table:table-cell table:formula="of:=-(HEX2DEC([.B111]))" office:value-type="float" office:value="-640">
            <text:p>-640</text:p>
          </table:table-cell>
          <table:table-cell table:formula="of:=(HEX2DEC([.C111])-16^LEN([.C111])) * 2" office:value-type="float" office:value="-80">
            <text:p>-80</text:p>
          </table:table-cell>
          <table:table-cell table:formula="of:=(HEX2DEC([.D111])-16^LEN([.D111]))" office:value-type="float" office:value="-640">
            <text:p>-640</text:p>
          </table:table-cell>
          <table:table-cell table:number-columns-repeated="1017"/>
        </table:table-row>
        <table:table-row table:style-name="ro1">
          <table:table-cell office:value-type="string">
            <text:p>$80,$02,$80,$02,$d8,$ff</text:p>
          </table:table-cell>
          <table:table-cell table:style-name="ce4" table:formula="of:=UPPER(MID([.A112];14;2) &amp; MID([.A112];10;2))" office:value-type="string" office:string-value="0280">
            <text:p>0280</text:p>
          </table:table-cell>
          <table:table-cell table:style-name="ce6" table:formula="of:=UPPER(MID([.A112];22;2) &amp; MID([.A112];18;2))" office:value-type="string" office:string-value="FFD8">
            <text:p>FFD8</text:p>
          </table:table-cell>
          <table:table-cell table:style-name="ce6" table:formula="of:=UPPER(MID([.A112];6;2) &amp; MID([.A112];2;2))" office:value-type="string" office:string-value="0280">
            <text:p>0280</text:p>
          </table:table-cell>
          <table:table-cell table:formula="of:=-(HEX2DEC([.B112]))" office:value-type="float" office:value="-640">
            <text:p>-640</text:p>
          </table:table-cell>
          <table:table-cell table:formula="of:=(HEX2DEC([.C112])-16^LEN([.C112])) * 2" office:value-type="float" office:value="-80">
            <text:p>-80</text:p>
          </table:table-cell>
          <table:table-cell table:formula="of:=HEX2DEC([.D112])" office:value-type="float" office:value="640">
            <text:p>640</text:p>
          </table:table-cell>
          <table:table-cell table:number-columns-repeated="1017"/>
        </table:table-row>
        <table:table-row table:style-name="ro1">
          <table:table-cell office:value-type="string">
            <text:p>$80,$02,$80,$fd,$d8,$ff</text:p>
          </table:table-cell>
          <table:table-cell table:style-name="ce4" table:formula="of:=UPPER(MID([.A113];14;2) &amp; MID([.A113];10;2))" office:value-type="string" office:string-value="FD80">
            <text:p>FD80</text:p>
          </table:table-cell>
          <table:table-cell table:style-name="ce6" table:formula="of:=UPPER(MID([.A113];22;2) &amp; MID([.A113];18;2))" office:value-type="string" office:string-value="FFD8">
            <text:p>FFD8</text:p>
          </table:table-cell>
          <table:table-cell table:style-name="ce6" table:formula="of:=UPPER(MID([.A113];6;2) &amp; MID([.A113];2;2))" office:value-type="string" office:string-value="0280">
            <text:p>0280</text:p>
          </table:table-cell>
          <table:table-cell table:formula="of:=-(HEX2DEC([.B113])-16^LEN([.B113]))" office:value-type="float" office:value="640">
            <text:p>640</text:p>
          </table:table-cell>
          <table:table-cell table:formula="of:=(HEX2DEC([.C113])-16^LEN([.C113])) * 2" office:value-type="float" office:value="-80">
            <text:p>-80</text:p>
          </table:table-cell>
          <table:table-cell table:formula="of:=HEX2DEC([.D113])" office:value-type="float" office:value="640">
            <text:p>64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CHUNK 0 TANK/MISSILE &amp;10/&amp;15/&amp;1A/&amp;1C"</text:p>
          </table:table-cell>
          <table:table-cell table:number-columns-repeated="1023"/>
        </table:table-row>
        <table:table-row table:style-name="ro1">
          <table:table-cell office:value-type="string">
            <text:p>$dc,$00,$00,$00,$f0,$fe</text:p>
          </table:table-cell>
          <table:table-cell table:style-name="ce4" table:formula="of:=UPPER(MID([.A116];14;2) &amp; MID([.A116];10;2))" office:value-type="string" office:string-value="0000">
            <text:p>0000</text:p>
          </table:table-cell>
          <table:table-cell table:style-name="ce6" table:formula="of:=UPPER(MID([.A116];22;2) &amp; MID([.A116];18;2))" office:value-type="string" office:string-value="FEF0">
            <text:p>FEF0</text:p>
          </table:table-cell>
          <table:table-cell table:style-name="ce6" table:formula="of:=UPPER(MID([.A116];6;2) &amp; MID([.A116];2;2))" office:value-type="string" office:string-value="00DC">
            <text:p>00DC</text:p>
          </table:table-cell>
          <table:table-cell table:formula="of:=-(HEX2DEC([.B116]))" office:value-type="float" office:value="-0">
            <text:p>-0</text:p>
          </table:table-cell>
          <table:table-cell table:formula="of:=(HEX2DEC([.C116])-16^LEN([.C116])) * 2" office:value-type="float" office:value="-544">
            <text:p>-544</text:p>
          </table:table-cell>
          <table:table-cell table:formula="of:=HEX2DEC([.D116]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 office:value-type="string">
            <text:p>$c0,$fe,$b0,$ff,$44,$ff</text:p>
          </table:table-cell>
          <table:table-cell table:style-name="ce4" table:formula="of:=UPPER(MID([.A117];14;2) &amp; MID([.A117];10;2))" office:value-type="string" office:string-value="FFB0">
            <text:p>FFB0</text:p>
          </table:table-cell>
          <table:table-cell table:style-name="ce6" table:formula="of:=UPPER(MID([.A117];22;2) &amp; MID([.A117];18;2))" office:value-type="string" office:string-value="FF44">
            <text:p>FF44</text:p>
          </table:table-cell>
          <table:table-cell table:style-name="ce6" table:formula="of:=UPPER(MID([.A117];6;2) &amp; MID([.A117];2;2))" office:value-type="string" office:string-value="FEC0">
            <text:p>FEC0</text:p>
          </table:table-cell>
          <table:table-cell table:formula="of:=-(HEX2DEC([.B117])-16^LEN([.B117]))" office:value-type="float" office:value="80">
            <text:p>80</text:p>
          </table:table-cell>
          <table:table-cell table:formula="of:=(HEX2DEC([.C117])-16^LEN([.C117])) * 2" office:value-type="float" office:value="-376">
            <text:p>-376</text:p>
          </table:table-cell>
          <table:table-cell table:formula="of:=(HEX2DEC([.D117])-16^LEN([.D117]))" office:value-type="float" office:value="-320">
            <text:p>-320</text:p>
          </table:table-cell>
          <table:table-cell table:number-columns-repeated="1017"/>
        </table:table-row>
        <table:table-row table:style-name="ro1">
          <table:table-cell office:value-type="string">
            <text:p>$54,$01,$50,$00,$a0,$ff</text:p>
          </table:table-cell>
          <table:table-cell table:style-name="ce4" table:formula="of:=UPPER(MID([.A118];14;2) &amp; MID([.A118];10;2))" office:value-type="string" office:string-value="0050">
            <text:p>0050</text:p>
          </table:table-cell>
          <table:table-cell table:style-name="ce6" table:formula="of:=UPPER(MID([.A118];22;2) &amp; MID([.A118];18;2))" office:value-type="string" office:string-value="FFA0">
            <text:p>FFA0</text:p>
          </table:table-cell>
          <table:table-cell table:style-name="ce6" table:formula="of:=UPPER(MID([.A118];6;2) &amp; MID([.A118];2;2))" office:value-type="string" office:string-value="0154">
            <text:p>0154</text:p>
          </table:table-cell>
          <table:table-cell table:formula="of:=-(HEX2DEC([.B118]))" office:value-type="float" office:value="-80">
            <text:p>-80</text:p>
          </table:table-cell>
          <table:table-cell table:formula="of:=(HEX2DEC([.C118])-16^LEN([.C118])) * 2" office:value-type="float" office:value="-192">
            <text:p>-192</text:p>
          </table:table-cell>
          <table:table-cell table:formula="of:=HEX2DEC([.D118])" office:value-type="float" office:value="340">
            <text:p>340</text:p>
          </table:table-cell>
          <table:table-cell table:number-columns-repeated="1017"/>
        </table:table-row>
        <table:table-row table:style-name="ro1">
          <table:table-cell office:value-type="string">
            <text:p>$48,$ff,$00,$00,$9c,$fe</text:p>
          </table:table-cell>
          <table:table-cell table:style-name="ce4" table:formula="of:=UPPER(MID([.A119];14;2) &amp; MID([.A119];10;2))" office:value-type="string" office:string-value="0000">
            <text:p>0000</text:p>
          </table:table-cell>
          <table:table-cell table:style-name="ce6" table:formula="of:=UPPER(MID([.A119];22;2) &amp; MID([.A119];18;2))" office:value-type="string" office:string-value="FE9C">
            <text:p>FE9C</text:p>
          </table:table-cell>
          <table:table-cell table:style-name="ce6" table:formula="of:=UPPER(MID([.A119];6;2) &amp; MID([.A119];2;2))" office:value-type="string" office:string-value="FF48">
            <text:p>FF48</text:p>
          </table:table-cell>
          <table:table-cell table:formula="of:=-(HEX2DEC([.B119]))" office:value-type="float" office:value="-0">
            <text:p>-0</text:p>
          </table:table-cell>
          <table:table-cell table:formula="of:=(HEX2DEC([.C119])-16^LEN([.C119])) * 2" office:value-type="float" office:value="-712">
            <text:p>-712</text:p>
          </table:table-cell>
          <table:table-cell table:formula="of:=(HEX2DEC([.D119])-16^LEN([.D119]))" office:value-type="float" office:value="-184">
            <text:p>-184</text:p>
          </table:table-cell>
          <table:table-cell table:number-columns-repeated="1017"/>
        </table:table-row>
        <table:table-row table:style-name="ro1">
          <table:table-cell office:value-type="string">
            <text:p>$84,$ff,$b0,$ff,$00,$ff</text:p>
          </table:table-cell>
          <table:table-cell table:style-name="ce4" table:formula="of:=UPPER(MID([.A120];14;2) &amp; MID([.A120];10;2))" office:value-type="string" office:string-value="FFB0">
            <text:p>FFB0</text:p>
          </table:table-cell>
          <table:table-cell table:style-name="ce6" table:formula="of:=UPPER(MID([.A120];22;2) &amp; MID([.A120];18;2))" office:value-type="string" office:string-value="FF00">
            <text:p>FF00</text:p>
          </table:table-cell>
          <table:table-cell table:style-name="ce6" table:formula="of:=UPPER(MID([.A120];6;2) &amp; MID([.A120];2;2))" office:value-type="string" office:string-value="FF84">
            <text:p>FF84</text:p>
          </table:table-cell>
          <table:table-cell table:formula="of:=-(HEX2DEC([.B120])-16^LEN([.B120]))" office:value-type="float" office:value="80">
            <text:p>80</text:p>
          </table:table-cell>
          <table:table-cell table:formula="of:=(HEX2DEC([.C120])-16^LEN([.C120])) * 2" office:value-type="float" office:value="-512">
            <text:p>-512</text:p>
          </table:table-cell>
          <table:table-cell table:formula="of:=(HEX2DEC([.D120])-16^LEN([.D120]))" office:value-type="float" office:value="-124">
            <text:p>-124</text:p>
          </table:table-cell>
          <table:table-cell table:number-columns-repeated="1017"/>
        </table:table-row>
        <table:table-row table:style-name="ro1">
          <table:table-cell office:value-type="string">
            <text:p>$8c,$ff,$50,$00,$30,$ff</text:p>
          </table:table-cell>
          <table:table-cell table:style-name="ce4" table:formula="of:=UPPER(MID([.A121];14;2) &amp; MID([.A121];10;2))" office:value-type="string" office:string-value="0050">
            <text:p>0050</text:p>
          </table:table-cell>
          <table:table-cell table:style-name="ce6" table:formula="of:=UPPER(MID([.A121];22;2) &amp; MID([.A121];18;2))" office:value-type="string" office:string-value="FF30">
            <text:p>FF30</text:p>
          </table:table-cell>
          <table:table-cell table:style-name="ce6" table:formula="of:=UPPER(MID([.A121];6;2) &amp; MID([.A121];2;2))" office:value-type="string" office:string-value="FF8C">
            <text:p>FF8C</text:p>
          </table:table-cell>
          <table:table-cell table:formula="of:=-(HEX2DEC([.B121]))" office:value-type="float" office:value="-80">
            <text:p>-80</text:p>
          </table:table-cell>
          <table:table-cell table:formula="of:=(HEX2DEC([.C121])-16^LEN([.C121])) * 2" office:value-type="float" office:value="-416">
            <text:p>-416</text:p>
          </table:table-cell>
          <table:table-cell table:formula="of:=(HEX2DEC([.D121])-16^LEN([.D121]))" office:value-type="float" office:value="-116">
            <text:p>-11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CHUNK 1 TANK/MISSILE &amp;11/&amp;14/&amp;18"</text:p>
          </table:table-cell>
          <table:table-cell table:number-columns-repeated="1023"/>
        </table:table-row>
        <table:table-row table:style-name="ro1">
          <table:table-cell office:value-type="string">
            <text:p>$10,$ff,$88,$ff,$c0,$fe</text:p>
          </table:table-cell>
          <table:table-cell table:style-name="ce4" table:formula="of:=UPPER(MID([.A124];14;2) &amp; MID([.A124];10;2))" office:value-type="string" office:string-value="FF88">
            <text:p>FF88</text:p>
          </table:table-cell>
          <table:table-cell table:style-name="ce6" table:formula="of:=UPPER(MID([.A124];22;2) &amp; MID([.A124];18;2))" office:value-type="string" office:string-value="FEC0">
            <text:p>FEC0</text:p>
          </table:table-cell>
          <table:table-cell table:style-name="ce6" table:formula="of:=UPPER(MID([.A124];6;2) &amp; MID([.A124];2;2))" office:value-type="string" office:string-value="FF10">
            <text:p>FF10</text:p>
          </table:table-cell>
          <table:table-cell table:formula="of:=-(HEX2DEC([.B124])-16^LEN([.B124]))" office:value-type="float" office:value="120">
            <text:p>120</text:p>
          </table:table-cell>
          <table:table-cell table:formula="of:=(HEX2DEC([.C124])-16^LEN([.C124])) * 2" office:value-type="float" office:value="-640">
            <text:p>-640</text:p>
          </table:table-cell>
          <table:table-cell table:formula="of:=(HEX2DEC([.D124])-16^LEN([.D124]))" office:value-type="float" office:value="-240">
            <text:p>-240</text:p>
          </table:table-cell>
          <table:table-cell table:number-columns-repeated="1017"/>
        </table:table-row>
        <table:table-row table:style-name="ro1">
          <table:table-cell office:value-type="string">
            <text:p>$88,$fe,$40,$00,$e8,$fe</text:p>
          </table:table-cell>
          <table:table-cell table:style-name="ce4" table:formula="of:=UPPER(MID([.A125];14;2) &amp; MID([.A125];10;2))" office:value-type="string" office:string-value="0040">
            <text:p>0040</text:p>
          </table:table-cell>
          <table:table-cell table:style-name="ce6" table:formula="of:=UPPER(MID([.A125];22;2) &amp; MID([.A125];18;2))" office:value-type="string" office:string-value="FEE8">
            <text:p>FEE8</text:p>
          </table:table-cell>
          <table:table-cell table:style-name="ce6" table:formula="of:=UPPER(MID([.A125];6;2) &amp; MID([.A125];2;2))" office:value-type="string" office:string-value="FE88">
            <text:p>FE88</text:p>
          </table:table-cell>
          <table:table-cell table:formula="of:=-(HEX2DEC([.B125]))" office:value-type="float" office:value="-64">
            <text:p>-64</text:p>
          </table:table-cell>
          <table:table-cell table:formula="of:=(HEX2DEC([.C125])-16^LEN([.C125])) * 2" office:value-type="float" office:value="-560">
            <text:p>-560</text:p>
          </table:table-cell>
          <table:table-cell table:formula="of:=(HEX2DEC([.D125])-16^LEN([.D125]))" office:value-type="float" office:value="-376">
            <text:p>-376</text:p>
          </table:table-cell>
          <table:table-cell table:number-columns-repeated="1017"/>
        </table:table-row>
        <table:table-row table:style-name="ro1">
          <table:table-cell office:value-type="string">
            <text:p>$d0,$02,$a0,$00,$80,$fe</text:p>
          </table:table-cell>
          <table:table-cell table:style-name="ce4" table:formula="of:=UPPER(MID([.A126];14;2) &amp; MID([.A126];10;2))" office:value-type="string" office:string-value="00A0">
            <text:p>00A0</text:p>
          </table:table-cell>
          <table:table-cell table:style-name="ce6" table:formula="of:=UPPER(MID([.A126];22;2) &amp; MID([.A126];18;2))" office:value-type="string" office:string-value="FE80">
            <text:p>FE80</text:p>
          </table:table-cell>
          <table:table-cell table:style-name="ce6" table:formula="of:=UPPER(MID([.A126];6;2) &amp; MID([.A126];2;2))" office:value-type="string" office:string-value="02D0">
            <text:p>02D0</text:p>
          </table:table-cell>
          <table:table-cell table:formula="of:=-(HEX2DEC([.B126]))" office:value-type="float" office:value="-160">
            <text:p>-160</text:p>
          </table:table-cell>
          <table:table-cell table:formula="of:=(HEX2DEC([.C126])-16^LEN([.C126])) * 2" office:value-type="float" office:value="-768">
            <text:p>-768</text:p>
          </table:table-cell>
          <table:table-cell table:formula="of:=HEX2DEC([.D126])" office:value-type="float" office:value="720">
            <text:p>720</text:p>
          </table:table-cell>
          <table:table-cell table:number-columns-repeated="1017"/>
        </table:table-row>
        <table:table-row table:style-name="ro1">
          <table:table-cell office:value-type="string">
            <text:p>$80,$02,$88,$ff,$c0,$fe</text:p>
          </table:table-cell>
          <table:table-cell table:style-name="ce4" table:formula="of:=UPPER(MID([.A127];14;2) &amp; MID([.A127];10;2))" office:value-type="string" office:string-value="FF88">
            <text:p>FF88</text:p>
          </table:table-cell>
          <table:table-cell table:style-name="ce6" table:formula="of:=UPPER(MID([.A127];22;2) &amp; MID([.A127];18;2))" office:value-type="string" office:string-value="FEC0">
            <text:p>FEC0</text:p>
          </table:table-cell>
          <table:table-cell table:style-name="ce6" table:formula="of:=UPPER(MID([.A127];6;2) &amp; MID([.A127];2;2))" office:value-type="string" office:string-value="0280">
            <text:p>0280</text:p>
          </table:table-cell>
          <table:table-cell table:formula="of:=-(HEX2DEC([.B127])-16^LEN([.B127]))" office:value-type="float" office:value="120">
            <text:p>120</text:p>
          </table:table-cell>
          <table:table-cell table:formula="of:=(HEX2DEC([.C127])-16^LEN([.C127])) * 2" office:value-type="float" office:value="-640">
            <text:p>-640</text:p>
          </table:table-cell>
          <table:table-cell table:formula="of:=HEX2DEC([.D127])" office:value-type="float" office:value="640">
            <text:p>640</text:p>
          </table:table-cell>
          <table:table-cell table:number-columns-repeated="1017"/>
        </table:table-row>
        <table:table-row table:style-name="ro1">
          <table:table-cell office:value-type="string">
            <text:p>$d8,$ff,$c0,$ff,$b0,$ff</text:p>
          </table:table-cell>
          <table:table-cell table:style-name="ce4" table:formula="of:=UPPER(MID([.A128];14;2) &amp; MID([.A128];10;2))" office:value-type="string" office:string-value="FFC0">
            <text:p>FFC0</text:p>
          </table:table-cell>
          <table:table-cell table:style-name="ce6" table:formula="of:=UPPER(MID([.A128];22;2) &amp; MID([.A128];18;2))" office:value-type="string" office:string-value="FFB0">
            <text:p>FFB0</text:p>
          </table:table-cell>
          <table:table-cell table:style-name="ce6" table:formula="of:=UPPER(MID([.A128];6;2) &amp; MID([.A128];2;2))" office:value-type="string" office:string-value="FFD8">
            <text:p>FFD8</text:p>
          </table:table-cell>
          <table:table-cell table:formula="of:=-(HEX2DEC([.B128])-16^LEN([.B128]))" office:value-type="float" office:value="64">
            <text:p>64</text:p>
          </table:table-cell>
          <table:table-cell table:formula="of:=(HEX2DEC([.C128])-16^LEN([.C128])) * 2" office:value-type="float" office:value="-160">
            <text:p>-160</text:p>
          </table:table-cell>
          <table:table-cell table:formula="of:=(HEX2DEC([.D128])-16^LEN([.D128]))" office:value-type="float" office:value="-40">
            <text:p>-40</text:p>
          </table:table-cell>
          <table:table-cell table:number-columns-repeated="1017"/>
        </table:table-row>
        <table:table-row table:style-name="ro1">
          <table:table-cell office:value-type="string">
            <text:p>$00,$00,$20,$00,$c4,$ff</text:p>
          </table:table-cell>
          <table:table-cell table:style-name="ce4" table:formula="of:=UPPER(MID([.A129];14;2) &amp; MID([.A129];10;2))" office:value-type="string" office:string-value="0020">
            <text:p>0020</text:p>
          </table:table-cell>
          <table:table-cell table:style-name="ce6" table:formula="of:=UPPER(MID([.A129];22;2) &amp; MID([.A129];18;2))" office:value-type="string" office:string-value="FFC4">
            <text:p>FFC4</text:p>
          </table:table-cell>
          <table:table-cell table:style-name="ce6" table:formula="of:=UPPER(MID([.A129];6;2) &amp; MID([.A129];2;2))" office:value-type="string" office:string-value="0000">
            <text:p>0000</text:p>
          </table:table-cell>
          <table:table-cell table:formula="of:=-(HEX2DEC([.B129]))" office:value-type="float" office:value="-32">
            <text:p>-32</text:p>
          </table:table-cell>
          <table:table-cell table:formula="of:=(HEX2DEC([.C129])-16^LEN([.C129])) * 2" office:value-type="float" office:value="-120">
            <text:p>-120</text:p>
          </table:table-cell>
          <table:table-cell table:formula="of:=HEX2DEC([.D129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$38,$00,$60,$ff,$38,$ff</text:p>
          </table:table-cell>
          <table:table-cell table:style-name="ce4" table:formula="of:=UPPER(MID([.A130];14;2) &amp; MID([.A130];10;2))" office:value-type="string" office:string-value="FF60">
            <text:p>FF60</text:p>
          </table:table-cell>
          <table:table-cell table:style-name="ce6" table:formula="of:=UPPER(MID([.A130];22;2) &amp; MID([.A130];18;2))" office:value-type="string" office:string-value="FF38">
            <text:p>FF38</text:p>
          </table:table-cell>
          <table:table-cell table:style-name="ce6" table:formula="of:=UPPER(MID([.A130];6;2) &amp; MID([.A130];2;2))" office:value-type="string" office:string-value="0038">
            <text:p>0038</text:p>
          </table:table-cell>
          <table:table-cell table:formula="of:=-(HEX2DEC([.B130])-16^LEN([.B130]))" office:value-type="float" office:value="160">
            <text:p>160</text:p>
          </table:table-cell>
          <table:table-cell table:formula="of:=(HEX2DEC([.C130])-16^LEN([.C130])) * 2" office:value-type="float" office:value="-400">
            <text:p>-400</text:p>
          </table:table-cell>
          <table:table-cell table:formula="of:=HEX2DEC([.D130])" office:value-type="float" office:value="56">
            <text:p>56</text:p>
          </table:table-cell>
          <table:table-cell table:number-columns-repeated="1017"/>
        </table:table-row>
        <table:table-row table:style-name="ro1">
          <table:table-cell office:value-type="string">
            <text:p>$78,$00,$c8,$00,$10,$ff</text:p>
          </table:table-cell>
          <table:table-cell table:style-name="ce4" table:formula="of:=UPPER(MID([.A131];14;2) &amp; MID([.A131];10;2))" office:value-type="string" office:string-value="00C8">
            <text:p>00C8</text:p>
          </table:table-cell>
          <table:table-cell table:style-name="ce6" table:formula="of:=UPPER(MID([.A131];22;2) &amp; MID([.A131];18;2))" office:value-type="string" office:string-value="FF10">
            <text:p>FF10</text:p>
          </table:table-cell>
          <table:table-cell table:style-name="ce6" table:formula="of:=UPPER(MID([.A131];6;2) &amp; MID([.A131];2;2))" office:value-type="string" office:string-value="0078">
            <text:p>0078</text:p>
          </table:table-cell>
          <table:table-cell table:formula="of:=-(HEX2DEC([.B131]))" office:value-type="float" office:value="-200">
            <text:p>-200</text:p>
          </table:table-cell>
          <table:table-cell table:formula="of:=(HEX2DEC([.C131])-16^LEN([.C131])) * 2" office:value-type="float" office:value="-480">
            <text:p>-480</text:p>
          </table:table-cell>
          <table:table-cell table:formula="of:=HEX2DEC([.D131])" office:value-type="float" office:value="120">
            <text:p>1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CHUNK 2 TANK &amp;12"</text:p>
          </table:table-cell>
          <table:table-cell table:number-columns-repeated="1023"/>
        </table:table-row>
        <table:table-row table:style-name="ro1">
          <table:table-cell office:value-type="string">
            <text:p>$b4,$fd,$a8,$fe,$6c,$ff</text:p>
          </table:table-cell>
          <table:table-cell table:style-name="ce4" table:formula="of:=UPPER(MID([.A134];14;2) &amp; MID([.A134];10;2))" office:value-type="string" office:string-value="FEA8">
            <text:p>FEA8</text:p>
          </table:table-cell>
          <table:table-cell table:style-name="ce6" table:formula="of:=UPPER(MID([.A134];22;2) &amp; MID([.A134];18;2))" office:value-type="string" office:string-value="FF6C">
            <text:p>FF6C</text:p>
          </table:table-cell>
          <table:table-cell table:style-name="ce6" table:formula="of:=UPPER(MID([.A134];6;2) &amp; MID([.A134];2;2))" office:value-type="string" office:string-value="FDB4">
            <text:p>FDB4</text:p>
          </table:table-cell>
          <table:table-cell table:formula="of:=-(HEX2DEC([.B134])-16^LEN([.B134]))" office:value-type="float" office:value="344">
            <text:p>344</text:p>
          </table:table-cell>
          <table:table-cell table:formula="of:=(HEX2DEC([.C134])-16^LEN([.C134])) * 2" office:value-type="float" office:value="-296">
            <text:p>-296</text:p>
          </table:table-cell>
          <table:table-cell table:formula="of:=(HEX2DEC([.D134])-16^LEN([.D134]))" office:value-type="float" office:value="-588">
            <text:p>-588</text:p>
          </table:table-cell>
          <table:table-cell table:number-columns-repeated="1017"/>
        </table:table-row>
        <table:table-row table:style-name="ro1">
          <table:table-cell office:value-type="string">
            <text:p>$b4,$fd,$58,$01,$6c,$ff</text:p>
          </table:table-cell>
          <table:table-cell table:style-name="ce4" table:formula="of:=UPPER(MID([.A135];14;2) &amp; MID([.A135];10;2))" office:value-type="string" office:string-value="0158">
            <text:p>0158</text:p>
          </table:table-cell>
          <table:table-cell table:style-name="ce6" table:formula="of:=UPPER(MID([.A135];22;2) &amp; MID([.A135];18;2))" office:value-type="string" office:string-value="FF6C">
            <text:p>FF6C</text:p>
          </table:table-cell>
          <table:table-cell table:style-name="ce6" table:formula="of:=UPPER(MID([.A135];6;2) &amp; MID([.A135];2;2))" office:value-type="string" office:string-value="FDB4">
            <text:p>FDB4</text:p>
          </table:table-cell>
          <table:table-cell table:formula="of:=-(HEX2DEC([.B135]))" office:value-type="float" office:value="-344">
            <text:p>-344</text:p>
          </table:table-cell>
          <table:table-cell table:formula="of:=(HEX2DEC([.C135])-16^LEN([.C135])) * 2" office:value-type="float" office:value="-296">
            <text:p>-296</text:p>
          </table:table-cell>
          <table:table-cell table:formula="of:=(HEX2DEC([.D135])-16^LEN([.D135]))" office:value-type="float" office:value="-588">
            <text:p>-588</text:p>
          </table:table-cell>
          <table:table-cell table:number-columns-repeated="1017"/>
        </table:table-row>
        <table:table-row table:style-name="ro1">
          <table:table-cell office:value-type="string">
            <text:p>$4c,$02,$58,$01,$18,$fe</text:p>
          </table:table-cell>
          <table:table-cell table:style-name="ce4" table:formula="of:=UPPER(MID([.A136];14;2) &amp; MID([.A136];10;2))" office:value-type="string" office:string-value="0158">
            <text:p>0158</text:p>
          </table:table-cell>
          <table:table-cell table:style-name="ce6" table:formula="of:=UPPER(MID([.A136];22;2) &amp; MID([.A136];18;2))" office:value-type="string" office:string-value="FE18">
            <text:p>FE18</text:p>
          </table:table-cell>
          <table:table-cell table:style-name="ce6" table:formula="of:=UPPER(MID([.A136];6;2) &amp; MID([.A136];2;2))" office:value-type="string" office:string-value="024C">
            <text:p>024C</text:p>
          </table:table-cell>
          <table:table-cell table:formula="of:=-(HEX2DEC([.B136]))" office:value-type="float" office:value="-344">
            <text:p>-344</text:p>
          </table:table-cell>
          <table:table-cell table:formula="of:=(HEX2DEC([.C136])-16^LEN([.C136])) * 2" office:value-type="float" office:value="-976">
            <text:p>-976</text:p>
          </table:table-cell>
          <table:table-cell table:formula="of:=HEX2DEC([.D136])" office:value-type="float" office:value="588">
            <text:p>588</text:p>
          </table:table-cell>
          <table:table-cell table:number-columns-repeated="1017"/>
        </table:table-row>
        <table:table-row table:style-name="ro1">
          <table:table-cell office:value-type="string">
            <text:p>$4c,$02,$a8,$fe,$18,$fe</text:p>
          </table:table-cell>
          <table:table-cell table:style-name="ce4" table:formula="of:=UPPER(MID([.A137];14;2) &amp; MID([.A137];10;2))" office:value-type="string" office:string-value="FEA8">
            <text:p>FEA8</text:p>
          </table:table-cell>
          <table:table-cell table:style-name="ce6" table:formula="of:=UPPER(MID([.A137];22;2) &amp; MID([.A137];18;2))" office:value-type="string" office:string-value="FE18">
            <text:p>FE18</text:p>
          </table:table-cell>
          <table:table-cell table:style-name="ce6" table:formula="of:=UPPER(MID([.A137];6;2) &amp; MID([.A137];2;2))" office:value-type="string" office:string-value="024C">
            <text:p>024C</text:p>
          </table:table-cell>
          <table:table-cell table:formula="of:=-(HEX2DEC([.B137])-16^LEN([.B137]))" office:value-type="float" office:value="344">
            <text:p>344</text:p>
          </table:table-cell>
          <table:table-cell table:formula="of:=(HEX2DEC([.C137])-16^LEN([.C137])) * 2" office:value-type="float" office:value="-976">
            <text:p>-976</text:p>
          </table:table-cell>
          <table:table-cell table:formula="of:=HEX2DEC([.D137])" office:value-type="float" office:value="588">
            <text:p>588</text:p>
          </table:table-cell>
          <table:table-cell table:number-columns-repeated="1017"/>
        </table:table-row>
        <table:table-row table:style-name="ro1">
          <table:table-cell office:value-type="string">
            <text:p>$f0,$fe,$58,$ff,$d0,$ff</text:p>
          </table:table-cell>
          <table:table-cell table:style-name="ce4" table:formula="of:=UPPER(MID([.A138];14;2) &amp; MID([.A138];10;2))" office:value-type="string" office:string-value="FF58">
            <text:p>FF58</text:p>
          </table:table-cell>
          <table:table-cell table:style-name="ce6" table:formula="of:=UPPER(MID([.A138];22;2) &amp; MID([.A138];18;2))" office:value-type="string" office:string-value="FFD0">
            <text:p>FFD0</text:p>
          </table:table-cell>
          <table:table-cell table:style-name="ce6" table:formula="of:=UPPER(MID([.A138];6;2) &amp; MID([.A138];2;2))" office:value-type="string" office:string-value="FEF0">
            <text:p>FEF0</text:p>
          </table:table-cell>
          <table:table-cell table:formula="of:=-(HEX2DEC([.B138])-16^LEN([.B138]))" office:value-type="float" office:value="168">
            <text:p>168</text:p>
          </table:table-cell>
          <table:table-cell table:formula="of:=(HEX2DEC([.C138])-16^LEN([.C138])) * 2" office:value-type="float" office:value="-96">
            <text:p>-96</text:p>
          </table:table-cell>
          <table:table-cell table:formula="of:=(HEX2DEC([.D138])-16^LEN([.D138]))" office:value-type="float" office:value="-272">
            <text:p>-272</text:p>
          </table:table-cell>
          <table:table-cell table:number-columns-repeated="1017"/>
        </table:table-row>
        <table:table-row table:style-name="ro1">
          <table:table-cell office:value-type="string">
            <text:p>$f0,$fe,$a8,$00,$d0,$ff</text:p>
          </table:table-cell>
          <table:table-cell table:style-name="ce4" table:formula="of:=UPPER(MID([.A139];14;2) &amp; MID([.A139];10;2))" office:value-type="string" office:string-value="00A8">
            <text:p>00A8</text:p>
          </table:table-cell>
          <table:table-cell table:style-name="ce6" table:formula="of:=UPPER(MID([.A139];22;2) &amp; MID([.A139];18;2))" office:value-type="string" office:string-value="FFD0">
            <text:p>FFD0</text:p>
          </table:table-cell>
          <table:table-cell table:style-name="ce6" table:formula="of:=UPPER(MID([.A139];6;2) &amp; MID([.A139];2;2))" office:value-type="string" office:string-value="FEF0">
            <text:p>FEF0</text:p>
          </table:table-cell>
          <table:table-cell table:formula="of:=-(HEX2DEC([.B139]))" office:value-type="float" office:value="-168">
            <text:p>-168</text:p>
          </table:table-cell>
          <table:table-cell table:formula="of:=(HEX2DEC([.C139])-16^LEN([.C139])) * 2" office:value-type="float" office:value="-96">
            <text:p>-96</text:p>
          </table:table-cell>
          <table:table-cell table:formula="of:=(HEX2DEC([.D139])-16^LEN([.D139]))" office:value-type="float" office:value="-272">
            <text:p>-272</text:p>
          </table:table-cell>
          <table:table-cell table:number-columns-repeated="1017"/>
        </table:table-row>
        <table:table-row table:style-name="ro1">
          <table:table-cell office:value-type="string">
            <text:p>$00,$00,$d8,$ff,$44,$ff</text:p>
          </table:table-cell>
          <table:table-cell table:style-name="ce4" table:formula="of:=UPPER(MID([.A140];14;2) &amp; MID([.A140];10;2))" office:value-type="string" office:string-value="FFD8">
            <text:p>FFD8</text:p>
          </table:table-cell>
          <table:table-cell table:style-name="ce6" table:formula="of:=UPPER(MID([.A140];22;2) &amp; MID([.A140];18;2))" office:value-type="string" office:string-value="FF44">
            <text:p>FF44</text:p>
          </table:table-cell>
          <table:table-cell table:style-name="ce6" table:formula="of:=UPPER(MID([.A140];6;2) &amp; MID([.A140];2;2))" office:value-type="string" office:string-value="0000">
            <text:p>0000</text:p>
          </table:table-cell>
          <table:table-cell table:formula="of:=-(HEX2DEC([.B140])-16^LEN([.B140]))" office:value-type="float" office:value="40">
            <text:p>40</text:p>
          </table:table-cell>
          <table:table-cell table:formula="of:=(HEX2DEC([.C140])-16^LEN([.C140])) * 2" office:value-type="float" office:value="-376">
            <text:p>-376</text:p>
          </table:table-cell>
          <table:table-cell table:formula="of:=HEX2DEC([.D140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$00,$00,$28,$00,$44,$ff</text:p>
          </table:table-cell>
          <table:table-cell table:style-name="ce4" table:formula="of:=UPPER(MID([.A141];14;2) &amp; MID([.A141];10;2))" office:value-type="string" office:string-value="0028">
            <text:p>0028</text:p>
          </table:table-cell>
          <table:table-cell table:style-name="ce6" table:formula="of:=UPPER(MID([.A141];22;2) &amp; MID([.A141];18;2))" office:value-type="string" office:string-value="FF44">
            <text:p>FF44</text:p>
          </table:table-cell>
          <table:table-cell table:style-name="ce6" table:formula="of:=UPPER(MID([.A141];6;2) &amp; MID([.A141];2;2))" office:value-type="string" office:string-value="0000">
            <text:p>0000</text:p>
          </table:table-cell>
          <table:table-cell table:formula="of:=-(HEX2DEC([.B141]))" office:value-type="float" office:value="-40">
            <text:p>-40</text:p>
          </table:table-cell>
          <table:table-cell table:formula="of:=(HEX2DEC([.C141])-16^LEN([.C141])) * 2" office:value-type="float" office:value="-376">
            <text:p>-376</text:p>
          </table:table-cell>
          <table:table-cell table:formula="of:=HEX2DEC([.D141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$b4,$00,$28,$00,$e0,$fe</text:p>
          </table:table-cell>
          <table:table-cell table:style-name="ce4" table:formula="of:=UPPER(MID([.A142];14;2) &amp; MID([.A142];10;2))" office:value-type="string" office:string-value="0028">
            <text:p>0028</text:p>
          </table:table-cell>
          <table:table-cell table:style-name="ce6" table:formula="of:=UPPER(MID([.A142];22;2) &amp; MID([.A142];18;2))" office:value-type="string" office:string-value="FEE0">
            <text:p>FEE0</text:p>
          </table:table-cell>
          <table:table-cell table:style-name="ce6" table:formula="of:=UPPER(MID([.A142];6;2) &amp; MID([.A142];2;2))" office:value-type="string" office:string-value="00B4">
            <text:p>00B4</text:p>
          </table:table-cell>
          <table:table-cell table:formula="of:=-(HEX2DEC([.B142]))" office:value-type="float" office:value="-40">
            <text:p>-40</text:p>
          </table:table-cell>
          <table:table-cell table:formula="of:=(HEX2DEC([.C142])-16^LEN([.C142])) * 2" office:value-type="float" office:value="-576">
            <text:p>-576</text:p>
          </table:table-cell>
          <table:table-cell table:formula="of:=HEX2DEC([.D142]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 office:value-type="string">
            <text:p>$b4,$00,$d8,$ff,$e0,$fe</text:p>
          </table:table-cell>
          <table:table-cell table:style-name="ce4" table:formula="of:=UPPER(MID([.A143];14;2) &amp; MID([.A143];10;2))" office:value-type="string" office:string-value="FFD8">
            <text:p>FFD8</text:p>
          </table:table-cell>
          <table:table-cell table:style-name="ce6" table:formula="of:=UPPER(MID([.A143];22;2) &amp; MID([.A143];18;2))" office:value-type="string" office:string-value="FEE0">
            <text:p>FEE0</text:p>
          </table:table-cell>
          <table:table-cell table:style-name="ce6" table:formula="of:=UPPER(MID([.A143];6;2) &amp; MID([.A143];2;2))" office:value-type="string" office:string-value="00B4">
            <text:p>00B4</text:p>
          </table:table-cell>
          <table:table-cell table:formula="of:=-(HEX2DEC([.B143])-16^LEN([.B143]))" office:value-type="float" office:value="40">
            <text:p>40</text:p>
          </table:table-cell>
          <table:table-cell table:formula="of:=(HEX2DEC([.C143])-16^LEN([.C143])) * 2" office:value-type="float" office:value="-576">
            <text:p>-576</text:p>
          </table:table-cell>
          <table:table-cell table:formula="of:=HEX2DEC([.D143]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 office:value-type="string">
            <text:p>$38,$04,$28,$00,$0c,$fe</text:p>
          </table:table-cell>
          <table:table-cell table:style-name="ce4" table:formula="of:=UPPER(MID([.A144];14;2) &amp; MID([.A144];10;2))" office:value-type="string" office:string-value="0028">
            <text:p>0028</text:p>
          </table:table-cell>
          <table:table-cell table:style-name="ce6" table:formula="of:=UPPER(MID([.A144];22;2) &amp; MID([.A144];18;2))" office:value-type="string" office:string-value="FE0C">
            <text:p>FE0C</text:p>
          </table:table-cell>
          <table:table-cell table:style-name="ce6" table:formula="of:=UPPER(MID([.A144];6;2) &amp; MID([.A144];2;2))" office:value-type="string" office:string-value="0438">
            <text:p>0438</text:p>
          </table:table-cell>
          <table:table-cell table:formula="of:=-(HEX2DEC([.B144]))" office:value-type="float" office:value="-40">
            <text:p>-40</text:p>
          </table:table-cell>
          <table:table-cell table:formula="of:=(HEX2DEC([.C144])-16^LEN([.C144])) * 2" office:value-type="float" office:value="-1000">
            <text:p>-1000</text:p>
          </table:table-cell>
          <table:table-cell table:formula="of:=HEX2DEC([.D144])" office:value-type="float" office:value="1080">
            <text:p>1080</text:p>
          </table:table-cell>
          <table:table-cell table:number-columns-repeated="1017"/>
        </table:table-row>
        <table:table-row table:style-name="ro1">
          <table:table-cell office:value-type="string">
            <text:p>$10,$04,$28,$00,$e8,$fd</text:p>
          </table:table-cell>
          <table:table-cell table:style-name="ce4" table:formula="of:=UPPER(MID([.A145];14;2) &amp; MID([.A145];10;2))" office:value-type="string" office:string-value="0028">
            <text:p>0028</text:p>
          </table:table-cell>
          <table:table-cell table:style-name="ce6" table:formula="of:=UPPER(MID([.A145];22;2) &amp; MID([.A145];18;2))" office:value-type="string" office:string-value="FDE8">
            <text:p>FDE8</text:p>
          </table:table-cell>
          <table:table-cell table:style-name="ce6" table:formula="of:=UPPER(MID([.A145];6;2) &amp; MID([.A145];2;2))" office:value-type="string" office:string-value="0410">
            <text:p>0410</text:p>
          </table:table-cell>
          <table:table-cell table:formula="of:=-(HEX2DEC([.B145]))" office:value-type="float" office:value="-40">
            <text:p>-40</text:p>
          </table:table-cell>
          <table:table-cell table:formula="of:=(HEX2DEC([.C145])-16^LEN([.C145])) * 2" office:value-type="float" office:value="-1072">
            <text:p>-1072</text:p>
          </table:table-cell>
          <table:table-cell table:formula="of:=HEX2DEC([.D145])" office:value-type="float" office:value="1040">
            <text:p>1040</text:p>
          </table:table-cell>
          <table:table-cell table:number-columns-repeated="1017"/>
        </table:table-row>
        <table:table-row table:style-name="ro1">
          <table:table-cell office:value-type="string">
            <text:p>$38,$04,$d8,$ff,$0c,$fe</text:p>
          </table:table-cell>
          <table:table-cell table:style-name="ce4" table:formula="of:=UPPER(MID([.A146];14;2) &amp; MID([.A146];10;2))" office:value-type="string" office:string-value="FFD8">
            <text:p>FFD8</text:p>
          </table:table-cell>
          <table:table-cell table:style-name="ce6" table:formula="of:=UPPER(MID([.A146];22;2) &amp; MID([.A146];18;2))" office:value-type="string" office:string-value="FE0C">
            <text:p>FE0C</text:p>
          </table:table-cell>
          <table:table-cell table:style-name="ce6" table:formula="of:=UPPER(MID([.A146];6;2) &amp; MID([.A146];2;2))" office:value-type="string" office:string-value="0438">
            <text:p>0438</text:p>
          </table:table-cell>
          <table:table-cell table:formula="of:=-(HEX2DEC([.B146])-16^LEN([.B146]))" office:value-type="float" office:value="40">
            <text:p>40</text:p>
          </table:table-cell>
          <table:table-cell table:formula="of:=(HEX2DEC([.C146])-16^LEN([.C146])) * 2" office:value-type="float" office:value="-1000">
            <text:p>-1000</text:p>
          </table:table-cell>
          <table:table-cell table:formula="of:=HEX2DEC([.D146])" office:value-type="float" office:value="1080">
            <text:p>1080</text:p>
          </table:table-cell>
          <table:table-cell table:number-columns-repeated="1017"/>
        </table:table-row>
        <table:table-row table:style-name="ro1">
          <table:table-cell office:value-type="string">
            <text:p>$10,$04,$d8,$ff,$e8,$fd</text:p>
          </table:table-cell>
          <table:table-cell table:style-name="ce4" table:formula="of:=UPPER(MID([.A147];14;2) &amp; MID([.A147];10;2))" office:value-type="string" office:string-value="FFD8">
            <text:p>FFD8</text:p>
          </table:table-cell>
          <table:table-cell table:style-name="ce6" table:formula="of:=UPPER(MID([.A147];22;2) &amp; MID([.A147];18;2))" office:value-type="string" office:string-value="FDE8">
            <text:p>FDE8</text:p>
          </table:table-cell>
          <table:table-cell table:style-name="ce6" table:formula="of:=UPPER(MID([.A147];6;2) &amp; MID([.A147];2;2))" office:value-type="string" office:string-value="0410">
            <text:p>0410</text:p>
          </table:table-cell>
          <table:table-cell table:formula="of:=-(HEX2DEC([.B147])-16^LEN([.B147]))" office:value-type="float" office:value="40">
            <text:p>40</text:p>
          </table:table-cell>
          <table:table-cell table:formula="of:=(HEX2DEC([.C147])-16^LEN([.C147])) * 2" office:value-type="float" office:value="-1072">
            <text:p>-1072</text:p>
          </table:table-cell>
          <table:table-cell table:formula="of:=HEX2DEC([.D147])" office:value-type="float" office:value="1040">
            <text:p>104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CHUNK 4 MISSILE &amp;19/1D"</text:p>
          </table:table-cell>
          <table:table-cell table:number-columns-repeated="1023"/>
        </table:table-row>
        <table:table-row table:style-name="ro1">
          <table:table-cell office:value-type="string">
            <text:p>$d4,$fe,$b8,$ff,$48,$ff</text:p>
          </table:table-cell>
          <table:table-cell table:style-name="ce4" table:formula="of:=UPPER(MID([.A150];14;2) &amp; MID([.A150];10;2))" office:value-type="string" office:string-value="FFB8">
            <text:p>FFB8</text:p>
          </table:table-cell>
          <table:table-cell table:style-name="ce6" table:formula="of:=UPPER(MID([.A150];22;2) &amp; MID([.A150];18;2))" office:value-type="string" office:string-value="FF48">
            <text:p>FF48</text:p>
          </table:table-cell>
          <table:table-cell table:style-name="ce6" table:formula="of:=UPPER(MID([.A150];6;2) &amp; MID([.A150];2;2))" office:value-type="string" office:string-value="FED4">
            <text:p>FED4</text:p>
          </table:table-cell>
          <table:table-cell table:formula="of:=-(HEX2DEC([.B150])-16^LEN([.B150]))" office:value-type="float" office:value="72">
            <text:p>72</text:p>
          </table:table-cell>
          <table:table-cell table:formula="of:=(HEX2DEC([.C150])-16^LEN([.C150])) * 2" office:value-type="float" office:value="-368">
            <text:p>-368</text:p>
          </table:table-cell>
          <table:table-cell table:formula="of:=(HEX2DEC([.D150])-16^LEN([.D150]))" office:value-type="float" office:value="-300">
            <text:p>-300</text:p>
          </table:table-cell>
          <table:table-cell table:number-columns-repeated="1017"/>
        </table:table-row>
        <table:table-row table:style-name="ro1">
          <table:table-cell office:value-type="string">
            <text:p>$18,$ff,$58,$ff,$48,$ff</text:p>
          </table:table-cell>
          <table:table-cell table:style-name="ce4" table:formula="of:=UPPER(MID([.A151];14;2) &amp; MID([.A151];10;2))" office:value-type="string" office:string-value="FF58">
            <text:p>FF58</text:p>
          </table:table-cell>
          <table:table-cell table:style-name="ce6" table:formula="of:=UPPER(MID([.A151];22;2) &amp; MID([.A151];18;2))" office:value-type="string" office:string-value="FF48">
            <text:p>FF48</text:p>
          </table:table-cell>
          <table:table-cell table:style-name="ce6" table:formula="of:=UPPER(MID([.A151];6;2) &amp; MID([.A151];2;2))" office:value-type="string" office:string-value="FF18">
            <text:p>FF18</text:p>
          </table:table-cell>
          <table:table-cell table:formula="of:=-(HEX2DEC([.B151])-16^LEN([.B151]))" office:value-type="float" office:value="168">
            <text:p>168</text:p>
          </table:table-cell>
          <table:table-cell table:formula="of:=(HEX2DEC([.C151])-16^LEN([.C151])) * 2" office:value-type="float" office:value="-368">
            <text:p>-368</text:p>
          </table:table-cell>
          <table:table-cell table:formula="of:=(HEX2DEC([.D151])-16^LEN([.D151]))" office:value-type="float" office:value="-232">
            <text:p>-232</text:p>
          </table:table-cell>
          <table:table-cell table:number-columns-repeated="1017"/>
        </table:table-row>
        <table:table-row table:style-name="ro1">
          <table:table-cell office:value-type="string">
            <text:p>$18,$ff,$f0,$fe,$14,$ff</text:p>
          </table:table-cell>
          <table:table-cell table:style-name="ce4" table:formula="of:=UPPER(MID([.A152];14;2) &amp; MID([.A152];10;2))" office:value-type="string" office:string-value="FEF0">
            <text:p>FEF0</text:p>
          </table:table-cell>
          <table:table-cell table:style-name="ce6" table:formula="of:=UPPER(MID([.A152];22;2) &amp; MID([.A152];18;2))" office:value-type="string" office:string-value="FF14">
            <text:p>FF14</text:p>
          </table:table-cell>
          <table:table-cell table:style-name="ce6" table:formula="of:=UPPER(MID([.A152];6;2) &amp; MID([.A152];2;2))" office:value-type="string" office:string-value="FF18">
            <text:p>FF18</text:p>
          </table:table-cell>
          <table:table-cell table:formula="of:=-(HEX2DEC([.B152])-16^LEN([.B152]))" office:value-type="float" office:value="272">
            <text:p>272</text:p>
          </table:table-cell>
          <table:table-cell table:formula="of:=(HEX2DEC([.C152])-16^LEN([.C152])) * 2" office:value-type="float" office:value="-472">
            <text:p>-472</text:p>
          </table:table-cell>
          <table:table-cell table:formula="of:=(HEX2DEC([.D152])-16^LEN([.D152]))" office:value-type="float" office:value="-232">
            <text:p>-232</text:p>
          </table:table-cell>
          <table:table-cell table:number-columns-repeated="1017"/>
        </table:table-row>
        <table:table-row table:style-name="ro1">
          <table:table-cell office:value-type="string">
            <text:p>$d4,$fe,$f0,$fe,$e4,$fe</text:p>
          </table:table-cell>
          <table:table-cell table:style-name="ce4" table:formula="of:=UPPER(MID([.A153];14;2) &amp; MID([.A153];10;2))" office:value-type="string" office:string-value="FEF0">
            <text:p>FEF0</text:p>
          </table:table-cell>
          <table:table-cell table:style-name="ce6" table:formula="of:=UPPER(MID([.A153];22;2) &amp; MID([.A153];18;2))" office:value-type="string" office:string-value="FEE4">
            <text:p>FEE4</text:p>
          </table:table-cell>
          <table:table-cell table:style-name="ce6" table:formula="of:=UPPER(MID([.A153];6;2) &amp; MID([.A153];2;2))" office:value-type="string" office:string-value="FED4">
            <text:p>FED4</text:p>
          </table:table-cell>
          <table:table-cell table:formula="of:=-(HEX2DEC([.B153])-16^LEN([.B153]))" office:value-type="float" office:value="272">
            <text:p>272</text:p>
          </table:table-cell>
          <table:table-cell table:formula="of:=(HEX2DEC([.C153])-16^LEN([.C153])) * 2" office:value-type="float" office:value="-568">
            <text:p>-568</text:p>
          </table:table-cell>
          <table:table-cell table:formula="of:=(HEX2DEC([.D153])-16^LEN([.D153]))" office:value-type="float" office:value="-300">
            <text:p>-300</text:p>
          </table:table-cell>
          <table:table-cell table:number-columns-repeated="1017"/>
        </table:table-row>
        <table:table-row table:style-name="ro1">
          <table:table-cell office:value-type="string">
            <text:p>$a0,$ff,$a8,$00,$34,$ff</text:p>
          </table:table-cell>
          <table:table-cell table:style-name="ce4" table:formula="of:=UPPER(MID([.A154];14;2) &amp; MID([.A154];10;2))" office:value-type="string" office:string-value="00A8">
            <text:p>00A8</text:p>
          </table:table-cell>
          <table:table-cell table:style-name="ce6" table:formula="of:=UPPER(MID([.A154];22;2) &amp; MID([.A154];18;2))" office:value-type="string" office:string-value="FF34">
            <text:p>FF34</text:p>
          </table:table-cell>
          <table:table-cell table:style-name="ce6" table:formula="of:=UPPER(MID([.A154];6;2) &amp; MID([.A154];2;2))" office:value-type="string" office:string-value="FFA0">
            <text:p>FFA0</text:p>
          </table:table-cell>
          <table:table-cell table:formula="of:=-(HEX2DEC([.B154]))" office:value-type="float" office:value="-168">
            <text:p>-168</text:p>
          </table:table-cell>
          <table:table-cell table:formula="of:=(HEX2DEC([.C154])-16^LEN([.C154])) * 2" office:value-type="float" office:value="-408">
            <text:p>-408</text:p>
          </table:table-cell>
          <table:table-cell table:formula="of:=(HEX2DEC([.D154])-16^LEN([.D154]))" office:value-type="float" office:value="-96">
            <text:p>-96</text:p>
          </table:table-cell>
          <table:table-cell table:number-columns-repeated="1017"/>
        </table:table-row>
        <table:table-row table:style-name="ro1">
          <table:table-cell office:value-type="string">
            <text:p>$28,$00,$0c,$00,$40,$ff</text:p>
          </table:table-cell>
          <table:table-cell table:style-name="ce4" table:formula="of:=UPPER(MID([.A155];14;2) &amp; MID([.A155];10;2))" office:value-type="string" office:string-value="000C">
            <text:p>000C</text:p>
          </table:table-cell>
          <table:table-cell table:style-name="ce6" table:formula="of:=UPPER(MID([.A155];22;2) &amp; MID([.A155];18;2))" office:value-type="string" office:string-value="FF40">
            <text:p>FF40</text:p>
          </table:table-cell>
          <table:table-cell table:style-name="ce6" table:formula="of:=UPPER(MID([.A155];6;2) &amp; MID([.A155];2;2))" office:value-type="string" office:string-value="0028">
            <text:p>0028</text:p>
          </table:table-cell>
          <table:table-cell table:formula="of:=-(HEX2DEC([.B155]))" office:value-type="float" office:value="-12">
            <text:p>-12</text:p>
          </table:table-cell>
          <table:table-cell table:formula="of:=(HEX2DEC([.C155])-16^LEN([.C155])) * 2" office:value-type="float" office:value="-384">
            <text:p>-384</text:p>
          </table:table-cell>
          <table:table-cell table:formula="of:=HEX2DEC([.D155])" office:value-type="float" office:value="40">
            <text:p>40</text:p>
          </table:table-cell>
          <table:table-cell table:number-columns-repeated="1017"/>
        </table:table-row>
        <table:table-row table:style-name="ro1">
          <table:table-cell office:value-type="string">
            <text:p>$28,$00,$fc,$fe,$bc,$fe</text:p>
          </table:table-cell>
          <table:table-cell table:style-name="ce4" table:formula="of:=UPPER(MID([.A156];14;2) &amp; MID([.A156];10;2))" office:value-type="string" office:string-value="FEFC">
            <text:p>FEFC</text:p>
          </table:table-cell>
          <table:table-cell table:style-name="ce6" table:formula="of:=UPPER(MID([.A156];22;2) &amp; MID([.A156];18;2))" office:value-type="string" office:string-value="FEBC">
            <text:p>FEBC</text:p>
          </table:table-cell>
          <table:table-cell table:style-name="ce6" table:formula="of:=UPPER(MID([.A156];6;2) &amp; MID([.A156];2;2))" office:value-type="string" office:string-value="0028">
            <text:p>0028</text:p>
          </table:table-cell>
          <table:table-cell table:formula="of:=-(HEX2DEC([.B156])-16^LEN([.B156]))" office:value-type="float" office:value="260">
            <text:p>260</text:p>
          </table:table-cell>
          <table:table-cell table:formula="of:=(HEX2DEC([.C156])-16^LEN([.C156])) * 2" office:value-type="float" office:value="-648">
            <text:p>-648</text:p>
          </table:table-cell>
          <table:table-cell table:formula="of:=HEX2DEC([.D156])" office:value-type="float" office:value="40">
            <text:p>40</text:p>
          </table:table-cell>
          <table:table-cell table:number-columns-repeated="1017"/>
        </table:table-row>
        <table:table-row table:style-name="ro1">
          <table:table-cell office:value-type="string">
            <text:p>$a0,$ff,$18,$ff,$6c,$fe</text:p>
          </table:table-cell>
          <table:table-cell table:style-name="ce4" table:formula="of:=UPPER(MID([.A157];14;2) &amp; MID([.A157];10;2))" office:value-type="string" office:string-value="FF18">
            <text:p>FF18</text:p>
          </table:table-cell>
          <table:table-cell table:style-name="ce6" table:formula="of:=UPPER(MID([.A157];22;2) &amp; MID([.A157];18;2))" office:value-type="string" office:string-value="FE6C">
            <text:p>FE6C</text:p>
          </table:table-cell>
          <table:table-cell table:style-name="ce6" table:formula="of:=UPPER(MID([.A157];6;2) &amp; MID([.A157];2;2))" office:value-type="string" office:string-value="FFA0">
            <text:p>FFA0</text:p>
          </table:table-cell>
          <table:table-cell table:formula="of:=-(HEX2DEC([.B157])-16^LEN([.B157]))" office:value-type="float" office:value="232">
            <text:p>232</text:p>
          </table:table-cell>
          <table:table-cell table:formula="of:=(HEX2DEC([.C157])-16^LEN([.C157])) * 2" office:value-type="float" office:value="-808">
            <text:p>-808</text:p>
          </table:table-cell>
          <table:table-cell table:formula="of:=(HEX2DEC([.D157])-16^LEN([.D157]))" office:value-type="float" office:value="-96">
            <text:p>-9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CHUNK 5 MISSILE &amp;1B"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office:value-type="string">
            <text:p>$b0,$ff,$f4,$ff,$e0,$fe</text:p>
          </table:table-cell>
          <table:table-cell table:style-name="ce4" table:formula="of:=UPPER(MID([.A160];14;2) &amp; MID([.A160];10;2))" office:value-type="string" office:string-value="FFF4">
            <text:p>FFF4</text:p>
          </table:table-cell>
          <table:table-cell table:style-name="ce6" table:formula="of:=UPPER(MID([.A160];22;2) &amp; MID([.A160];18;2))" office:value-type="string" office:string-value="FEE0">
            <text:p>FEE0</text:p>
          </table:table-cell>
          <table:table-cell table:style-name="ce6" table:formula="of:=UPPER(MID([.A160];6;2) &amp; MID([.A160];2;2))" office:value-type="string" office:string-value="FFB0">
            <text:p>FFB0</text:p>
          </table:table-cell>
          <table:table-cell table:formula="of:=-(HEX2DEC([.B160])-16^LEN([.B160]))" office:value-type="float" office:value="12">
            <text:p>12</text:p>
          </table:table-cell>
          <table:table-cell table:formula="of:=(HEX2DEC([.C160])-16^LEN([.C160])) * 2" office:value-type="float" office:value="-576">
            <text:p>-576</text:p>
          </table:table-cell>
          <table:table-cell table:formula="of:=(HEX2DEC([.D160])-16^LEN([.D160]))" office:value-type="float" office:value="-80">
            <text:p>-80</text:p>
          </table:table-cell>
          <table:table-cell table:number-columns-repeated="1017"/>
        </table:table-row>
        <table:table-row table:style-name="ro1">
          <table:table-cell office:value-type="string">
            <text:p>$d8,$01,$70,$00,$50,$fe</text:p>
          </table:table-cell>
          <table:table-cell table:style-name="ce4" table:formula="of:=UPPER(MID([.A161];14;2) &amp; MID([.A161];10;2))" office:value-type="string" office:string-value="0070">
            <text:p>0070</text:p>
          </table:table-cell>
          <table:table-cell table:style-name="ce6" table:formula="of:=UPPER(MID([.A161];22;2) &amp; MID([.A161];18;2))" office:value-type="string" office:string-value="FE50">
            <text:p>FE50</text:p>
          </table:table-cell>
          <table:table-cell table:style-name="ce6" table:formula="of:=UPPER(MID([.A161];6;2) &amp; MID([.A161];2;2))" office:value-type="string" office:string-value="01D8">
            <text:p>01D8</text:p>
          </table:table-cell>
          <table:table-cell table:formula="of:=-(HEX2DEC([.B161]))" office:value-type="float" office:value="-112">
            <text:p>-112</text:p>
          </table:table-cell>
          <table:table-cell table:formula="of:=(HEX2DEC([.C161])-16^LEN([.C161])) * 2" office:value-type="float" office:value="-864">
            <text:p>-864</text:p>
          </table:table-cell>
          <table:table-cell table:formula="of:=HEX2DEC([.D161])" office:value-type="float" office:value="472">
            <text:p>472</text:p>
          </table:table-cell>
          <table:table-cell table:number-columns-repeated="1017"/>
        </table:table-row>
        <table:table-row table:style-name="ro1">
          <table:table-cell office:value-type="string">
            <text:p>$20,$03,$d4,$ff,$0c,$00</text:p>
          </table:table-cell>
          <table:table-cell table:style-name="ce4" table:formula="of:=UPPER(MID([.A162];14;2) &amp; MID([.A162];10;2))" office:value-type="string" office:string-value="FFD4">
            <text:p>FFD4</text:p>
          </table:table-cell>
          <table:table-cell table:style-name="ce6" table:formula="of:=UPPER(MID([.A162];22;2) &amp; MID([.A162];18;2))" office:value-type="string" office:string-value="000C">
            <text:p>000C</text:p>
          </table:table-cell>
          <table:table-cell table:style-name="ce6" table:formula="of:=UPPER(MID([.A162];6;2) &amp; MID([.A162];2;2))" office:value-type="string" office:string-value="0320">
            <text:p>0320</text:p>
          </table:table-cell>
          <table:table-cell table:formula="of:=-(HEX2DEC([.B162])-16^LEN([.B162]))" office:value-type="float" office:value="44">
            <text:p>44</text:p>
          </table:table-cell>
          <table:table-cell table:formula="of:=(HEX2DEC([.C162])) * 2" office:value-type="float" office:value="24">
            <text:p>24</text:p>
          </table:table-cell>
          <table:table-cell table:formula="of:=HEX2DEC([.D162])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office:value-type="string">
            <text:p>$58,$00,$f0,$ff,$f4,$fe</text:p>
          </table:table-cell>
          <table:table-cell table:style-name="ce4" table:formula="of:=UPPER(MID([.A163];14;2) &amp; MID([.A163];10;2))" office:value-type="string" office:string-value="FFF0">
            <text:p>FFF0</text:p>
          </table:table-cell>
          <table:table-cell table:style-name="ce6" table:formula="of:=UPPER(MID([.A163];22;2) &amp; MID([.A163];18;2))" office:value-type="string" office:string-value="FEF4">
            <text:p>FEF4</text:p>
          </table:table-cell>
          <table:table-cell table:style-name="ce6" table:formula="of:=UPPER(MID([.A163];6;2) &amp; MID([.A163];2;2))" office:value-type="string" office:string-value="0058">
            <text:p>0058</text:p>
          </table:table-cell>
          <table:table-cell table:formula="of:=-(HEX2DEC([.B163])-16^LEN([.B163]))" office:value-type="float" office:value="16">
            <text:p>16</text:p>
          </table:table-cell>
          <table:table-cell table:formula="of:=(HEX2DEC([.C163])-16^LEN([.C163])) * 2" office:value-type="float" office:value="-536">
            <text:p>-536</text:p>
          </table:table-cell>
          <table:table-cell table:formula="of:=HEX2DEC([.D163])" office:value-type="float" office:value="88">
            <text:p>8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REVERSE TRACK 0"</text:p>
          </table:table-cell>
          <table:table-cell table:number-columns-repeated="1023"/>
        </table:table-row>
        <table:table-row table:style-name="ro1">
          <table:table-cell office:value-type="string">
            <text:p>$4c,$fc,$d8,$fd,$14,$ff</text:p>
          </table:table-cell>
          <table:table-cell table:style-name="ce4" table:formula="of:=UPPER(MID([.A166];14;2) &amp; MID([.A166];10;2))" office:value-type="string" office:string-value="FDD8">
            <text:p>FDD8</text:p>
          </table:table-cell>
          <table:table-cell table:style-name="ce6" table:formula="of:=UPPER(MID([.A166];22;2) &amp; MID([.A166];18;2))" office:value-type="string" office:string-value="FF14">
            <text:p>FF14</text:p>
          </table:table-cell>
          <table:table-cell table:style-name="ce6" table:formula="of:=UPPER(MID([.A166];6;2) &amp; MID([.A166];2;2))" office:value-type="string" office:string-value="FC4C">
            <text:p>FC4C</text:p>
          </table:table-cell>
          <table:table-cell table:formula="of:=-(HEX2DEC([.B166])-16^LEN([.B166]))" office:value-type="float" office:value="552">
            <text:p>552</text:p>
          </table:table-cell>
          <table:table-cell table:formula="of:=(HEX2DEC([.C166])-16^LEN([.C166])) * 2" office:value-type="float" office:value="-472">
            <text:p>-472</text:p>
          </table:table-cell>
          <table:table-cell table:formula="of:=(HEX2DEC([.D166])-16^LEN([.D166]))" office:value-type="float" office:value="-948">
            <text:p>-948</text:p>
          </table:table-cell>
          <table:table-cell table:number-columns-repeated="1017"/>
        </table:table-row>
        <table:table-row table:style-name="ro1">
          <table:table-cell office:value-type="string">
            <text:p>$4c,$fc,$28,$02,$14,$ff</text:p>
          </table:table-cell>
          <table:table-cell table:style-name="ce4" table:formula="of:=UPPER(MID([.A167];14;2) &amp; MID([.A167];10;2))" office:value-type="string" office:string-value="0228">
            <text:p>0228</text:p>
          </table:table-cell>
          <table:table-cell table:style-name="ce6" table:formula="of:=UPPER(MID([.A167];22;2) &amp; MID([.A167];18;2))" office:value-type="string" office:string-value="FF14">
            <text:p>FF14</text:p>
          </table:table-cell>
          <table:table-cell table:style-name="ce6" table:formula="of:=UPPER(MID([.A167];6;2) &amp; MID([.A167];2;2))" office:value-type="string" office:string-value="FC4C">
            <text:p>FC4C</text:p>
          </table:table-cell>
          <table:table-cell table:formula="of:=-(HEX2DEC([.B167]))" office:value-type="float" office:value="-552">
            <text:p>-552</text:p>
          </table:table-cell>
          <table:table-cell table:formula="of:=(HEX2DEC([.C167])-16^LEN([.C167])) * 2" office:value-type="float" office:value="-472">
            <text:p>-472</text:p>
          </table:table-cell>
          <table:table-cell table:formula="of:=(HEX2DEC([.D167])-16^LEN([.D167]))" office:value-type="float" office:value="-948">
            <text:p>-948</text:p>
          </table:table-cell>
          <table:table-cell table:number-columns-repeated="1017"/>
        </table:table-row>
        <table:table-row table:style-name="ro1">
          <table:table-cell office:value-type="string">
            <text:p>$b4,$fc,$e8,$fd,$ec,$fe</text:p>
          </table:table-cell>
          <table:table-cell table:style-name="ce4" table:formula="of:=UPPER(MID([.A168];14;2) &amp; MID([.A168];10;2))" office:value-type="string" office:string-value="FDE8">
            <text:p>FDE8</text:p>
          </table:table-cell>
          <table:table-cell table:style-name="ce6" table:formula="of:=UPPER(MID([.A168];22;2) &amp; MID([.A168];18;2))" office:value-type="string" office:string-value="FEEC">
            <text:p>FEEC</text:p>
          </table:table-cell>
          <table:table-cell table:style-name="ce6" table:formula="of:=UPPER(MID([.A168];6;2) &amp; MID([.A168];2;2))" office:value-type="string" office:string-value="FCB4">
            <text:p>FCB4</text:p>
          </table:table-cell>
          <table:table-cell table:formula="of:=-(HEX2DEC([.B168])-16^LEN([.B168]))" office:value-type="float" office:value="536">
            <text:p>536</text:p>
          </table:table-cell>
          <table:table-cell table:formula="of:=(HEX2DEC([.C168])-16^LEN([.C168])) * 2" office:value-type="float" office:value="-552">
            <text:p>-552</text:p>
          </table:table-cell>
          <table:table-cell table:formula="of:=(HEX2DEC([.D168])-16^LEN([.D168]))" office:value-type="float" office:value="-844">
            <text:p>-844</text:p>
          </table:table-cell>
          <table:table-cell table:number-columns-repeated="1017"/>
        </table:table-row>
        <table:table-row table:style-name="ro1">
          <table:table-cell office:value-type="string">
            <text:p>$b4,$fc,$18,$02,$ec,$fe</text:p>
          </table:table-cell>
          <table:table-cell table:style-name="ce4" table:formula="of:=UPPER(MID([.A169];14;2) &amp; MID([.A169];10;2))" office:value-type="string" office:string-value="0218">
            <text:p>0218</text:p>
          </table:table-cell>
          <table:table-cell table:style-name="ce6" table:formula="of:=UPPER(MID([.A169];22;2) &amp; MID([.A169];18;2))" office:value-type="string" office:string-value="FEEC">
            <text:p>FEEC</text:p>
          </table:table-cell>
          <table:table-cell table:style-name="ce6" table:formula="of:=UPPER(MID([.A169];6;2) &amp; MID([.A169];2;2))" office:value-type="string" office:string-value="FCB4">
            <text:p>FCB4</text:p>
          </table:table-cell>
          <table:table-cell table:formula="of:=-(HEX2DEC([.B169]))" office:value-type="float" office:value="-536">
            <text:p>-536</text:p>
          </table:table-cell>
          <table:table-cell table:formula="of:=(HEX2DEC([.C169])-16^LEN([.C169])) * 2" office:value-type="float" office:value="-552">
            <text:p>-552</text:p>
          </table:table-cell>
          <table:table-cell table:formula="of:=(HEX2DEC([.D169])-16^LEN([.D169]))" office:value-type="float" office:value="-844">
            <text:p>-844</text:p>
          </table:table-cell>
          <table:table-cell table:number-columns-repeated="1017"/>
        </table:table-row>
        <table:table-row table:style-name="ro1">
          <table:table-cell office:value-type="string">
            <text:p>$20,$fd,$fc,$fd,$c4,$fe</text:p>
          </table:table-cell>
          <table:table-cell table:style-name="ce4" table:formula="of:=UPPER(MID([.A170];14;2) &amp; MID([.A170];10;2))" office:value-type="string" office:string-value="FDFC">
            <text:p>FDFC</text:p>
          </table:table-cell>
          <table:table-cell table:style-name="ce6" table:formula="of:=UPPER(MID([.A170];22;2) &amp; MID([.A170];18;2))" office:value-type="string" office:string-value="FEC4">
            <text:p>FEC4</text:p>
          </table:table-cell>
          <table:table-cell table:style-name="ce6" table:formula="of:=UPPER(MID([.A170];6;2) &amp; MID([.A170];2;2))" office:value-type="string" office:string-value="FD20">
            <text:p>FD20</text:p>
          </table:table-cell>
          <table:table-cell table:formula="of:=-(HEX2DEC([.B170])-16^LEN([.B170]))" office:value-type="float" office:value="516">
            <text:p>516</text:p>
          </table:table-cell>
          <table:table-cell table:formula="of:=(HEX2DEC([.C170])-16^LEN([.C170])) * 2" office:value-type="float" office:value="-632">
            <text:p>-632</text:p>
          </table:table-cell>
          <table:table-cell table:formula="of:=(HEX2DEC([.D170])-16^LEN([.D170]))" office:value-type="float" office:value="-736">
            <text:p>-736</text:p>
          </table:table-cell>
          <table:table-cell table:number-columns-repeated="1017"/>
        </table:table-row>
        <table:table-row table:style-name="ro1">
          <table:table-cell office:value-type="string">
            <text:p>$20,$fd,$04,$02,$c4,$fe</text:p>
          </table:table-cell>
          <table:table-cell table:style-name="ce4" table:formula="of:=UPPER(MID([.A171];14;2) &amp; MID([.A171];10;2))" office:value-type="string" office:string-value="0204">
            <text:p>0204</text:p>
          </table:table-cell>
          <table:table-cell table:style-name="ce6" table:formula="of:=UPPER(MID([.A171];22;2) &amp; MID([.A171];18;2))" office:value-type="string" office:string-value="FEC4">
            <text:p>FEC4</text:p>
          </table:table-cell>
          <table:table-cell table:style-name="ce6" table:formula="of:=UPPER(MID([.A171];6;2) &amp; MID([.A171];2;2))" office:value-type="string" office:string-value="FD20">
            <text:p>FD20</text:p>
          </table:table-cell>
          <table:table-cell table:formula="of:=-(HEX2DEC([.B171]))" office:value-type="float" office:value="-516">
            <text:p>-516</text:p>
          </table:table-cell>
          <table:table-cell table:formula="of:=(HEX2DEC([.C171])-16^LEN([.C171])) * 2" office:value-type="float" office:value="-632">
            <text:p>-632</text:p>
          </table:table-cell>
          <table:table-cell table:formula="of:=(HEX2DEC([.D171])-16^LEN([.D171]))" office:value-type="float" office:value="-736">
            <text:p>-7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REVERSE TRACK 1"</text:p>
          </table:table-cell>
          <table:table-cell table:number-columns-repeated="1023"/>
        </table:table-row>
        <table:table-row table:style-name="ro1">
          <table:table-cell office:value-type="string">
            <text:p>$34,$fc,$d4,$fd,$1c,$ff</text:p>
          </table:table-cell>
          <table:table-cell table:style-name="ce4" table:formula="of:=UPPER(MID([.A174];14;2) &amp; MID([.A174];10;2))" office:value-type="string" office:string-value="FDD4">
            <text:p>FDD4</text:p>
          </table:table-cell>
          <table:table-cell table:style-name="ce6" table:formula="of:=UPPER(MID([.A174];22;2) &amp; MID([.A174];18;2))" office:value-type="string" office:string-value="FF1C">
            <text:p>FF1C</text:p>
          </table:table-cell>
          <table:table-cell table:style-name="ce6" table:formula="of:=UPPER(MID([.A174];6;2) &amp; MID([.A174];2;2))" office:value-type="string" office:string-value="FC34">
            <text:p>FC34</text:p>
          </table:table-cell>
          <table:table-cell table:formula="of:=-(HEX2DEC([.B174])-16^LEN([.B174]))" office:value-type="float" office:value="556">
            <text:p>556</text:p>
          </table:table-cell>
          <table:table-cell table:formula="of:=(HEX2DEC([.C174])-16^LEN([.C174])) * 2" office:value-type="float" office:value="-456">
            <text:p>-456</text:p>
          </table:table-cell>
          <table:table-cell table:formula="of:=(HEX2DEC([.D174])-16^LEN([.D174]))" office:value-type="float" office:value="-972">
            <text:p>-972</text:p>
          </table:table-cell>
          <table:table-cell table:number-columns-repeated="1017"/>
        </table:table-row>
        <table:table-row table:style-name="ro1">
          <table:table-cell office:value-type="string">
            <text:p>$34,$fc,$2c,$02,$1c,$ff</text:p>
          </table:table-cell>
          <table:table-cell table:style-name="ce4" table:formula="of:=UPPER(MID([.A175];14;2) &amp; MID([.A175];10;2))" office:value-type="string" office:string-value="022C">
            <text:p>022C</text:p>
          </table:table-cell>
          <table:table-cell table:style-name="ce6" table:formula="of:=UPPER(MID([.A175];22;2) &amp; MID([.A175];18;2))" office:value-type="string" office:string-value="FF1C">
            <text:p>FF1C</text:p>
          </table:table-cell>
          <table:table-cell table:style-name="ce6" table:formula="of:=UPPER(MID([.A175];6;2) &amp; MID([.A175];2;2))" office:value-type="string" office:string-value="FC34">
            <text:p>FC34</text:p>
          </table:table-cell>
          <table:table-cell table:formula="of:=-(HEX2DEC([.B175]))" office:value-type="float" office:value="-556">
            <text:p>-556</text:p>
          </table:table-cell>
          <table:table-cell table:formula="of:=(HEX2DEC([.C175])-16^LEN([.C175])) * 2" office:value-type="float" office:value="-456">
            <text:p>-456</text:p>
          </table:table-cell>
          <table:table-cell table:formula="of:=(HEX2DEC([.D175])-16^LEN([.D175]))" office:value-type="float" office:value="-972">
            <text:p>-972</text:p>
          </table:table-cell>
          <table:table-cell table:number-columns-repeated="1017"/>
        </table:table-row>
        <table:table-row table:style-name="ro1">
          <table:table-cell office:value-type="string">
            <text:p>$9c,$fc,$e4,$fd,$f4,$fe</text:p>
          </table:table-cell>
          <table:table-cell table:style-name="ce4" table:formula="of:=UPPER(MID([.A176];14;2) &amp; MID([.A176];10;2))" office:value-type="string" office:string-value="FDE4">
            <text:p>FDE4</text:p>
          </table:table-cell>
          <table:table-cell table:style-name="ce6" table:formula="of:=UPPER(MID([.A176];22;2) &amp; MID([.A176];18;2))" office:value-type="string" office:string-value="FEF4">
            <text:p>FEF4</text:p>
          </table:table-cell>
          <table:table-cell table:style-name="ce6" table:formula="of:=UPPER(MID([.A176];6;2) &amp; MID([.A176];2;2))" office:value-type="string" office:string-value="FC9C">
            <text:p>FC9C</text:p>
          </table:table-cell>
          <table:table-cell table:formula="of:=-(HEX2DEC([.B176])-16^LEN([.B176]))" office:value-type="float" office:value="540">
            <text:p>540</text:p>
          </table:table-cell>
          <table:table-cell table:formula="of:=(HEX2DEC([.C176])-16^LEN([.C176])) * 2" office:value-type="float" office:value="-536">
            <text:p>-536</text:p>
          </table:table-cell>
          <table:table-cell table:formula="of:=(HEX2DEC([.D176])-16^LEN([.D176]))" office:value-type="float" office:value="-868">
            <text:p>-868</text:p>
          </table:table-cell>
          <table:table-cell table:number-columns-repeated="1017"/>
        </table:table-row>
        <table:table-row table:style-name="ro1">
          <table:table-cell office:value-type="string">
            <text:p>$9c,$fc,$1c,$02,$f4,$fe</text:p>
          </table:table-cell>
          <table:table-cell table:style-name="ce4" table:formula="of:=UPPER(MID([.A177];14;2) &amp; MID([.A177];10;2))" office:value-type="string" office:string-value="021C">
            <text:p>021C</text:p>
          </table:table-cell>
          <table:table-cell table:style-name="ce6" table:formula="of:=UPPER(MID([.A177];22;2) &amp; MID([.A177];18;2))" office:value-type="string" office:string-value="FEF4">
            <text:p>FEF4</text:p>
          </table:table-cell>
          <table:table-cell table:style-name="ce6" table:formula="of:=UPPER(MID([.A177];6;2) &amp; MID([.A177];2;2))" office:value-type="string" office:string-value="FC9C">
            <text:p>FC9C</text:p>
          </table:table-cell>
          <table:table-cell table:formula="of:=-(HEX2DEC([.B177]))" office:value-type="float" office:value="-540">
            <text:p>-540</text:p>
          </table:table-cell>
          <table:table-cell table:formula="of:=(HEX2DEC([.C177])-16^LEN([.C177])) * 2" office:value-type="float" office:value="-536">
            <text:p>-536</text:p>
          </table:table-cell>
          <table:table-cell table:formula="of:=(HEX2DEC([.D177])-16^LEN([.D177]))" office:value-type="float" office:value="-868">
            <text:p>-868</text:p>
          </table:table-cell>
          <table:table-cell table:number-columns-repeated="1017"/>
        </table:table-row>
        <table:table-row table:style-name="ro1">
          <table:table-cell office:value-type="string">
            <text:p>$04,$fd,$f8,$fd,$cc,$fe</text:p>
          </table:table-cell>
          <table:table-cell table:style-name="ce4" table:formula="of:=UPPER(MID([.A178];14;2) &amp; MID([.A178];10;2))" office:value-type="string" office:string-value="FDF8">
            <text:p>FDF8</text:p>
          </table:table-cell>
          <table:table-cell table:style-name="ce6" table:formula="of:=UPPER(MID([.A178];22;2) &amp; MID([.A178];18;2))" office:value-type="string" office:string-value="FECC">
            <text:p>FECC</text:p>
          </table:table-cell>
          <table:table-cell table:style-name="ce6" table:formula="of:=UPPER(MID([.A178];6;2) &amp; MID([.A178];2;2))" office:value-type="string" office:string-value="FD04">
            <text:p>FD04</text:p>
          </table:table-cell>
          <table:table-cell table:formula="of:=-(HEX2DEC([.B178])-16^LEN([.B178]))" office:value-type="float" office:value="520">
            <text:p>520</text:p>
          </table:table-cell>
          <table:table-cell table:formula="of:=(HEX2DEC([.C178])-16^LEN([.C178])) * 2" office:value-type="float" office:value="-616">
            <text:p>-616</text:p>
          </table:table-cell>
          <table:table-cell table:formula="of:=(HEX2DEC([.D178])-16^LEN([.D178]))" office:value-type="float" office:value="-764">
            <text:p>-764</text:p>
          </table:table-cell>
          <table:table-cell table:number-columns-repeated="1017"/>
        </table:table-row>
        <table:table-row table:style-name="ro1">
          <table:table-cell office:value-type="string">
            <text:p>$04,$fd,$08,$02,$cc,$fe</text:p>
          </table:table-cell>
          <table:table-cell table:style-name="ce4" table:formula="of:=UPPER(MID([.A179];14;2) &amp; MID([.A179];10;2))" office:value-type="string" office:string-value="0208">
            <text:p>0208</text:p>
          </table:table-cell>
          <table:table-cell table:style-name="ce6" table:formula="of:=UPPER(MID([.A179];22;2) &amp; MID([.A179];18;2))" office:value-type="string" office:string-value="FECC">
            <text:p>FECC</text:p>
          </table:table-cell>
          <table:table-cell table:style-name="ce6" table:formula="of:=UPPER(MID([.A179];6;2) &amp; MID([.A179];2;2))" office:value-type="string" office:string-value="FD04">
            <text:p>FD04</text:p>
          </table:table-cell>
          <table:table-cell table:formula="of:=-(HEX2DEC([.B179]))" office:value-type="float" office:value="-520">
            <text:p>-520</text:p>
          </table:table-cell>
          <table:table-cell table:formula="of:=(HEX2DEC([.C179])-16^LEN([.C179])) * 2" office:value-type="float" office:value="-616">
            <text:p>-616</text:p>
          </table:table-cell>
          <table:table-cell table:formula="of:=(HEX2DEC([.D179])-16^LEN([.D179]))" office:value-type="float" office:value="-764">
            <text:p>-76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REVERSE TRACK 2"</text:p>
          </table:table-cell>
          <table:table-cell table:number-columns-repeated="1023"/>
        </table:table-row>
        <table:table-row table:style-name="ro1">
          <table:table-cell office:value-type="string">
            <text:p>$18,$fc,$cc,$fd,$28,$ff</text:p>
          </table:table-cell>
          <table:table-cell table:style-name="ce4" table:formula="of:=UPPER(MID([.A182];14;2) &amp; MID([.A182];10;2))" office:value-type="string" office:string-value="FDCC">
            <text:p>FDCC</text:p>
          </table:table-cell>
          <table:table-cell table:style-name="ce6" table:formula="of:=UPPER(MID([.A182];22;2) &amp; MID([.A182];18;2))" office:value-type="string" office:string-value="FF28">
            <text:p>FF28</text:p>
          </table:table-cell>
          <table:table-cell table:style-name="ce6" table:formula="of:=UPPER(MID([.A182];6;2) &amp; MID([.A182];2;2))" office:value-type="string" office:string-value="FC18">
            <text:p>FC18</text:p>
          </table:table-cell>
          <table:table-cell table:formula="of:=-(HEX2DEC([.B182])-16^LEN([.B182]))" office:value-type="float" office:value="564">
            <text:p>564</text:p>
          </table:table-cell>
          <table:table-cell table:formula="of:=(HEX2DEC([.C182])-16^LEN([.C182])) * 2" office:value-type="float" office:value="-432">
            <text:p>-432</text:p>
          </table:table-cell>
          <table:table-cell table:formula="of:=(HEX2DEC([.D182])-16^LEN([.D182]))" office:value-type="float" office:value="-1000">
            <text:p>-1000</text:p>
          </table:table-cell>
          <table:table-cell table:number-columns-repeated="1017"/>
        </table:table-row>
        <table:table-row table:style-name="ro1">
          <table:table-cell office:value-type="string">
            <text:p>$18,$fc,$34,$02,$28,$ff</text:p>
          </table:table-cell>
          <table:table-cell table:style-name="ce4" table:formula="of:=UPPER(MID([.A183];14;2) &amp; MID([.A183];10;2))" office:value-type="string" office:string-value="0234">
            <text:p>0234</text:p>
          </table:table-cell>
          <table:table-cell table:style-name="ce6" table:formula="of:=UPPER(MID([.A183];22;2) &amp; MID([.A183];18;2))" office:value-type="string" office:string-value="FF28">
            <text:p>FF28</text:p>
          </table:table-cell>
          <table:table-cell table:style-name="ce6" table:formula="of:=UPPER(MID([.A183];6;2) &amp; MID([.A183];2;2))" office:value-type="string" office:string-value="FC18">
            <text:p>FC18</text:p>
          </table:table-cell>
          <table:table-cell table:formula="of:=-(HEX2DEC([.B183]))" office:value-type="float" office:value="-564">
            <text:p>-564</text:p>
          </table:table-cell>
          <table:table-cell table:formula="of:=(HEX2DEC([.C183])-16^LEN([.C183])) * 2" office:value-type="float" office:value="-432">
            <text:p>-432</text:p>
          </table:table-cell>
          <table:table-cell table:formula="of:=(HEX2DEC([.D183])-16^LEN([.D183]))" office:value-type="float" office:value="-1000">
            <text:p>-1000</text:p>
          </table:table-cell>
          <table:table-cell table:number-columns-repeated="1017"/>
        </table:table-row>
        <table:table-row table:style-name="ro1">
          <table:table-cell office:value-type="string">
            <text:p>$80,$fc,$e0,$fd,$00,$ff</text:p>
          </table:table-cell>
          <table:table-cell table:style-name="ce4" table:formula="of:=UPPER(MID([.A184];14;2) &amp; MID([.A184];10;2))" office:value-type="string" office:string-value="FDE0">
            <text:p>FDE0</text:p>
          </table:table-cell>
          <table:table-cell table:style-name="ce6" table:formula="of:=UPPER(MID([.A184];22;2) &amp; MID([.A184];18;2))" office:value-type="string" office:string-value="FF00">
            <text:p>FF00</text:p>
          </table:table-cell>
          <table:table-cell table:style-name="ce6" table:formula="of:=UPPER(MID([.A184];6;2) &amp; MID([.A184];2;2))" office:value-type="string" office:string-value="FC80">
            <text:p>FC80</text:p>
          </table:table-cell>
          <table:table-cell table:formula="of:=-(HEX2DEC([.B184])-16^LEN([.B184]))" office:value-type="float" office:value="544">
            <text:p>544</text:p>
          </table:table-cell>
          <table:table-cell table:formula="of:=(HEX2DEC([.C184])-16^LEN([.C184])) * 2" office:value-type="float" office:value="-512">
            <text:p>-512</text:p>
          </table:table-cell>
          <table:table-cell table:formula="of:=(HEX2DEC([.D184])-16^LEN([.D184]))" office:value-type="float" office:value="-896">
            <text:p>-896</text:p>
          </table:table-cell>
          <table:table-cell table:number-columns-repeated="1017"/>
        </table:table-row>
        <table:table-row table:style-name="ro1">
          <table:table-cell office:value-type="string">
            <text:p>$80,$fc,$20,$02,$00,$ff</text:p>
          </table:table-cell>
          <table:table-cell table:style-name="ce4" table:formula="of:=UPPER(MID([.A185];14;2) &amp; MID([.A185];10;2))" office:value-type="string" office:string-value="0220">
            <text:p>0220</text:p>
          </table:table-cell>
          <table:table-cell table:style-name="ce6" table:formula="of:=UPPER(MID([.A185];22;2) &amp; MID([.A185];18;2))" office:value-type="string" office:string-value="FF00">
            <text:p>FF00</text:p>
          </table:table-cell>
          <table:table-cell table:style-name="ce6" table:formula="of:=UPPER(MID([.A185];6;2) &amp; MID([.A185];2;2))" office:value-type="string" office:string-value="FC80">
            <text:p>FC80</text:p>
          </table:table-cell>
          <table:table-cell table:formula="of:=-(HEX2DEC([.B185]))" office:value-type="float" office:value="-544">
            <text:p>-544</text:p>
          </table:table-cell>
          <table:table-cell table:formula="of:=(HEX2DEC([.C185])-16^LEN([.C185])) * 2" office:value-type="float" office:value="-512">
            <text:p>-512</text:p>
          </table:table-cell>
          <table:table-cell table:formula="of:=(HEX2DEC([.D185])-16^LEN([.D185]))" office:value-type="float" office:value="-896">
            <text:p>-896</text:p>
          </table:table-cell>
          <table:table-cell table:number-columns-repeated="1017"/>
        </table:table-row>
        <table:table-row table:style-name="ro1">
          <table:table-cell office:value-type="string">
            <text:p>$e8,$fc,$f0,$fd,$d8,$fe</text:p>
          </table:table-cell>
          <table:table-cell table:style-name="ce4" table:formula="of:=UPPER(MID([.A186];14;2) &amp; MID([.A186];10;2))" office:value-type="string" office:string-value="FDF0">
            <text:p>FDF0</text:p>
          </table:table-cell>
          <table:table-cell table:style-name="ce6" table:formula="of:=UPPER(MID([.A186];22;2) &amp; MID([.A186];18;2))" office:value-type="string" office:string-value="FED8">
            <text:p>FED8</text:p>
          </table:table-cell>
          <table:table-cell table:style-name="ce6" table:formula="of:=UPPER(MID([.A186];6;2) &amp; MID([.A186];2;2))" office:value-type="string" office:string-value="FCE8">
            <text:p>FCE8</text:p>
          </table:table-cell>
          <table:table-cell table:formula="of:=-(HEX2DEC([.B186])-16^LEN([.B186]))" office:value-type="float" office:value="528">
            <text:p>528</text:p>
          </table:table-cell>
          <table:table-cell table:formula="of:=(HEX2DEC([.C186])-16^LEN([.C186])) * 2" office:value-type="float" office:value="-592">
            <text:p>-592</text:p>
          </table:table-cell>
          <table:table-cell table:formula="of:=(HEX2DEC([.D186])-16^LEN([.D186]))" office:value-type="float" office:value="-792">
            <text:p>-792</text:p>
          </table:table-cell>
          <table:table-cell table:number-columns-repeated="1017"/>
        </table:table-row>
        <table:table-row table:style-name="ro1">
          <table:table-cell office:value-type="string">
            <text:p>$e8,$fc,$10,$02,$d8,$fe</text:p>
          </table:table-cell>
          <table:table-cell table:style-name="ce4" table:formula="of:=UPPER(MID([.A187];14;2) &amp; MID([.A187];10;2))" office:value-type="string" office:string-value="0210">
            <text:p>0210</text:p>
          </table:table-cell>
          <table:table-cell table:style-name="ce6" table:formula="of:=UPPER(MID([.A187];22;2) &amp; MID([.A187];18;2))" office:value-type="string" office:string-value="FED8">
            <text:p>FED8</text:p>
          </table:table-cell>
          <table:table-cell table:style-name="ce6" table:formula="of:=UPPER(MID([.A187];6;2) &amp; MID([.A187];2;2))" office:value-type="string" office:string-value="FCE8">
            <text:p>FCE8</text:p>
          </table:table-cell>
          <table:table-cell table:formula="of:=-(HEX2DEC([.B187]))" office:value-type="float" office:value="-528">
            <text:p>-528</text:p>
          </table:table-cell>
          <table:table-cell table:formula="of:=(HEX2DEC([.C187])-16^LEN([.C187])) * 2" office:value-type="float" office:value="-592">
            <text:p>-592</text:p>
          </table:table-cell>
          <table:table-cell table:formula="of:=(HEX2DEC([.D187])-16^LEN([.D187]))" office:value-type="float" office:value="-792">
            <text:p>-79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REVERSE TRACK 3"</text:p>
          </table:table-cell>
          <table:table-cell table:number-columns-repeated="1023"/>
        </table:table-row>
        <table:table-row table:style-name="ro1">
          <table:table-cell office:value-type="string">
            <text:p>$00,$fc,$c8,$fd,$30,$ff</text:p>
          </table:table-cell>
          <table:table-cell table:style-name="ce4" table:formula="of:=UPPER(MID([.A190];14;2) &amp; MID([.A190];10;2))" office:value-type="string" office:string-value="FDC8">
            <text:p>FDC8</text:p>
          </table:table-cell>
          <table:table-cell table:style-name="ce6" table:formula="of:=UPPER(MID([.A190];22;2) &amp; MID([.A190];18;2))" office:value-type="string" office:string-value="FF30">
            <text:p>FF30</text:p>
          </table:table-cell>
          <table:table-cell table:style-name="ce6" table:formula="of:=UPPER(MID([.A190];6;2) &amp; MID([.A190];2;2))" office:value-type="string" office:string-value="FC00">
            <text:p>FC00</text:p>
          </table:table-cell>
          <table:table-cell table:formula="of:=-(HEX2DEC([.B190])-16^LEN([.B190]))" office:value-type="float" office:value="568">
            <text:p>568</text:p>
          </table:table-cell>
          <table:table-cell table:formula="of:=(HEX2DEC([.C190])-16^LEN([.C190])) * 2" office:value-type="float" office:value="-416">
            <text:p>-416</text:p>
          </table:table-cell>
          <table:table-cell table:formula="of:=(HEX2DEC([.D190])-16^LEN([.D190]))" office:value-type="float" office:value="-1024">
            <text:p>-1024</text:p>
          </table:table-cell>
          <table:table-cell table:number-columns-repeated="1017"/>
        </table:table-row>
        <table:table-row table:style-name="ro1">
          <table:table-cell office:value-type="string">
            <text:p>$00,$fc,$38,$02,$30,$ff</text:p>
          </table:table-cell>
          <table:table-cell table:style-name="ce4" table:formula="of:=UPPER(MID([.A191];14;2) &amp; MID([.A191];10;2))" office:value-type="string" office:string-value="0238">
            <text:p>0238</text:p>
          </table:table-cell>
          <table:table-cell table:style-name="ce6" table:formula="of:=UPPER(MID([.A191];22;2) &amp; MID([.A191];18;2))" office:value-type="string" office:string-value="FF30">
            <text:p>FF30</text:p>
          </table:table-cell>
          <table:table-cell table:style-name="ce6" table:formula="of:=UPPER(MID([.A191];6;2) &amp; MID([.A191];2;2))" office:value-type="string" office:string-value="FC00">
            <text:p>FC00</text:p>
          </table:table-cell>
          <table:table-cell table:formula="of:=-(HEX2DEC([.B191]))" office:value-type="float" office:value="-568">
            <text:p>-568</text:p>
          </table:table-cell>
          <table:table-cell table:formula="of:=(HEX2DEC([.C191])-16^LEN([.C191])) * 2" office:value-type="float" office:value="-416">
            <text:p>-416</text:p>
          </table:table-cell>
          <table:table-cell table:formula="of:=(HEX2DEC([.D191])-16^LEN([.D191]))" office:value-type="float" office:value="-1024">
            <text:p>-1024</text:p>
          </table:table-cell>
          <table:table-cell table:number-columns-repeated="1017"/>
        </table:table-row>
        <table:table-row table:style-name="ro1">
          <table:table-cell office:value-type="string">
            <text:p>$68,$fc,$dc,$fd,$08,$ff</text:p>
          </table:table-cell>
          <table:table-cell table:style-name="ce4" table:formula="of:=UPPER(MID([.A192];14;2) &amp; MID([.A192];10;2))" office:value-type="string" office:string-value="FDDC">
            <text:p>FDDC</text:p>
          </table:table-cell>
          <table:table-cell table:style-name="ce6" table:formula="of:=UPPER(MID([.A192];22;2) &amp; MID([.A192];18;2))" office:value-type="string" office:string-value="FF08">
            <text:p>FF08</text:p>
          </table:table-cell>
          <table:table-cell table:style-name="ce6" table:formula="of:=UPPER(MID([.A192];6;2) &amp; MID([.A192];2;2))" office:value-type="string" office:string-value="FC68">
            <text:p>FC68</text:p>
          </table:table-cell>
          <table:table-cell table:formula="of:=-(HEX2DEC([.B192])-16^LEN([.B192]))" office:value-type="float" office:value="548">
            <text:p>548</text:p>
          </table:table-cell>
          <table:table-cell table:formula="of:=(HEX2DEC([.C192])-16^LEN([.C192])) * 2" office:value-type="float" office:value="-496">
            <text:p>-496</text:p>
          </table:table-cell>
          <table:table-cell table:formula="of:=(HEX2DEC([.D192])-16^LEN([.D192]))" office:value-type="float" office:value="-920">
            <text:p>-920</text:p>
          </table:table-cell>
          <table:table-cell table:number-columns-repeated="1017"/>
        </table:table-row>
        <table:table-row table:style-name="ro1">
          <table:table-cell office:value-type="string">
            <text:p>$68,$fc,$24,$02,$08,$ff</text:p>
          </table:table-cell>
          <table:table-cell table:style-name="ce4" table:formula="of:=UPPER(MID([.A193];14;2) &amp; MID([.A193];10;2))" office:value-type="string" office:string-value="0224">
            <text:p>0224</text:p>
          </table:table-cell>
          <table:table-cell table:style-name="ce6" table:formula="of:=UPPER(MID([.A193];22;2) &amp; MID([.A193];18;2))" office:value-type="string" office:string-value="FF08">
            <text:p>FF08</text:p>
          </table:table-cell>
          <table:table-cell table:style-name="ce6" table:formula="of:=UPPER(MID([.A193];6;2) &amp; MID([.A193];2;2))" office:value-type="string" office:string-value="FC68">
            <text:p>FC68</text:p>
          </table:table-cell>
          <table:table-cell table:formula="of:=-(HEX2DEC([.B193]))" office:value-type="float" office:value="-548">
            <text:p>-548</text:p>
          </table:table-cell>
          <table:table-cell table:formula="of:=(HEX2DEC([.C193])-16^LEN([.C193])) * 2" office:value-type="float" office:value="-496">
            <text:p>-496</text:p>
          </table:table-cell>
          <table:table-cell table:formula="of:=(HEX2DEC([.D193])-16^LEN([.D193]))" office:value-type="float" office:value="-920">
            <text:p>-920</text:p>
          </table:table-cell>
          <table:table-cell table:number-columns-repeated="1017"/>
        </table:table-row>
        <table:table-row table:style-name="ro1">
          <table:table-cell office:value-type="string">
            <text:p>$d0,$fc,$ec,$fd,$e0,$fe</text:p>
          </table:table-cell>
          <table:table-cell table:style-name="ce4" table:formula="of:=UPPER(MID([.A194];14;2) &amp; MID([.A194];10;2))" office:value-type="string" office:string-value="FDEC">
            <text:p>FDEC</text:p>
          </table:table-cell>
          <table:table-cell table:style-name="ce6" table:formula="of:=UPPER(MID([.A194];22;2) &amp; MID([.A194];18;2))" office:value-type="string" office:string-value="FEE0">
            <text:p>FEE0</text:p>
          </table:table-cell>
          <table:table-cell table:style-name="ce6" table:formula="of:=UPPER(MID([.A194];6;2) &amp; MID([.A194];2;2))" office:value-type="string" office:string-value="FCD0">
            <text:p>FCD0</text:p>
          </table:table-cell>
          <table:table-cell table:formula="of:=-(HEX2DEC([.B194])-16^LEN([.B194]))" office:value-type="float" office:value="532">
            <text:p>532</text:p>
          </table:table-cell>
          <table:table-cell table:formula="of:=(HEX2DEC([.C194])-16^LEN([.C194])) * 2" office:value-type="float" office:value="-576">
            <text:p>-576</text:p>
          </table:table-cell>
          <table:table-cell table:formula="of:=(HEX2DEC([.D194])-16^LEN([.D194]))" office:value-type="float" office:value="-816">
            <text:p>-816</text:p>
          </table:table-cell>
          <table:table-cell table:number-columns-repeated="1017"/>
        </table:table-row>
        <table:table-row table:style-name="ro1">
          <table:table-cell office:value-type="string">
            <text:p>$d0,$fc,$14,$02,$e0,$fe</text:p>
          </table:table-cell>
          <table:table-cell table:style-name="ce4" table:formula="of:=UPPER(MID([.A195];14;2) &amp; MID([.A195];10;2))" office:value-type="string" office:string-value="0214">
            <text:p>0214</text:p>
          </table:table-cell>
          <table:table-cell table:style-name="ce6" table:formula="of:=UPPER(MID([.A195];22;2) &amp; MID([.A195];18;2))" office:value-type="string" office:string-value="FEE0">
            <text:p>FEE0</text:p>
          </table:table-cell>
          <table:table-cell table:style-name="ce6" table:formula="of:=UPPER(MID([.A195];6;2) &amp; MID([.A195];2;2))" office:value-type="string" office:string-value="FCD0">
            <text:p>FCD0</text:p>
          </table:table-cell>
          <table:table-cell table:formula="of:=-(HEX2DEC([.B195]))" office:value-type="float" office:value="-532">
            <text:p>-532</text:p>
          </table:table-cell>
          <table:table-cell table:formula="of:=(HEX2DEC([.C195])-16^LEN([.C195])) * 2" office:value-type="float" office:value="-576">
            <text:p>-576</text:p>
          </table:table-cell>
          <table:table-cell table:formula="of:=(HEX2DEC([.D195])-16^LEN([.D195]))" office:value-type="float" office:value="-816">
            <text:p>-81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FORWARD TRACK 0"</text:p>
          </table:table-cell>
          <table:table-cell table:number-columns-repeated="1023"/>
        </table:table-row>
        <table:table-row table:style-name="ro1">
          <table:table-cell office:value-type="string">
            <text:p>$e0,$04,$c8,$fd,$30,$ff</text:p>
          </table:table-cell>
          <table:table-cell table:style-name="ce4" table:formula="of:=UPPER(MID([.A198];14;2) &amp; MID([.A198];10;2))" office:value-type="string" office:string-value="FDC8">
            <text:p>FDC8</text:p>
          </table:table-cell>
          <table:table-cell table:style-name="ce6" table:formula="of:=UPPER(MID([.A198];22;2) &amp; MID([.A198];18;2))" office:value-type="string" office:string-value="FF30">
            <text:p>FF30</text:p>
          </table:table-cell>
          <table:table-cell table:style-name="ce6" table:formula="of:=UPPER(MID([.A198];6;2) &amp; MID([.A198];2;2))" office:value-type="string" office:string-value="04E0">
            <text:p>04E0</text:p>
          </table:table-cell>
          <table:table-cell table:formula="of:=-(HEX2DEC([.B198])-16^LEN([.B198]))" office:value-type="float" office:value="568">
            <text:p>568</text:p>
          </table:table-cell>
          <table:table-cell table:formula="of:=(HEX2DEC([.C198])-16^LEN([.C198])) * 2" office:value-type="float" office:value="-416">
            <text:p>-416</text:p>
          </table:table-cell>
          <table:table-cell table:formula="of:=HEX2DEC([.D198])" office:value-type="float" office:value="1248">
            <text:p>1248</text:p>
          </table:table-cell>
          <table:table-cell table:number-columns-repeated="1017"/>
        </table:table-row>
        <table:table-row table:style-name="ro1">
          <table:table-cell office:value-type="string">
            <text:p>$e0,$04,$38,$02,$30,$ff</text:p>
          </table:table-cell>
          <table:table-cell table:style-name="ce4" table:formula="of:=UPPER(MID([.A199];14;2) &amp; MID([.A199];10;2))" office:value-type="string" office:string-value="0238">
            <text:p>0238</text:p>
          </table:table-cell>
          <table:table-cell table:style-name="ce6" table:formula="of:=UPPER(MID([.A199];22;2) &amp; MID([.A199];18;2))" office:value-type="string" office:string-value="FF30">
            <text:p>FF30</text:p>
          </table:table-cell>
          <table:table-cell table:style-name="ce6" table:formula="of:=UPPER(MID([.A199];6;2) &amp; MID([.A199];2;2))" office:value-type="string" office:string-value="04E0">
            <text:p>04E0</text:p>
          </table:table-cell>
          <table:table-cell table:formula="of:=-(HEX2DEC([.B199]))" office:value-type="float" office:value="-568">
            <text:p>-568</text:p>
          </table:table-cell>
          <table:table-cell table:formula="of:=(HEX2DEC([.C199])-16^LEN([.C199])) * 2" office:value-type="float" office:value="-416">
            <text:p>-416</text:p>
          </table:table-cell>
          <table:table-cell table:formula="of:=HEX2DEC([.D199])" office:value-type="float" office:value="1248">
            <text:p>1248</text:p>
          </table:table-cell>
          <table:table-cell table:number-columns-repeated="1017"/>
        </table:table-row>
        <table:table-row table:style-name="ro1">
          <table:table-cell office:value-type="string">
            <text:p>$80,$04,$dc,$fd,$08,$ff</text:p>
          </table:table-cell>
          <table:table-cell table:style-name="ce4" table:formula="of:=UPPER(MID([.A200];14;2) &amp; MID([.A200];10;2))" office:value-type="string" office:string-value="FDDC">
            <text:p>FDDC</text:p>
          </table:table-cell>
          <table:table-cell table:style-name="ce6" table:formula="of:=UPPER(MID([.A200];22;2) &amp; MID([.A200];18;2))" office:value-type="string" office:string-value="FF08">
            <text:p>FF08</text:p>
          </table:table-cell>
          <table:table-cell table:style-name="ce6" table:formula="of:=UPPER(MID([.A200];6;2) &amp; MID([.A200];2;2))" office:value-type="string" office:string-value="0480">
            <text:p>0480</text:p>
          </table:table-cell>
          <table:table-cell table:formula="of:=-(HEX2DEC([.B200])-16^LEN([.B200]))" office:value-type="float" office:value="548">
            <text:p>548</text:p>
          </table:table-cell>
          <table:table-cell table:formula="of:=(HEX2DEC([.C200])-16^LEN([.C200])) * 2" office:value-type="float" office:value="-496">
            <text:p>-496</text:p>
          </table:table-cell>
          <table:table-cell table:formula="of:=HEX2DEC([.D200])" office:value-type="float" office:value="1152">
            <text:p>1152</text:p>
          </table:table-cell>
          <table:table-cell table:number-columns-repeated="1017"/>
        </table:table-row>
        <table:table-row table:style-name="ro1">
          <table:table-cell office:value-type="string">
            <text:p>$80,$04,$24,$02,$08,$ff</text:p>
          </table:table-cell>
          <table:table-cell table:style-name="ce4" table:formula="of:=UPPER(MID([.A201];14;2) &amp; MID([.A201];10;2))" office:value-type="string" office:string-value="0224">
            <text:p>0224</text:p>
          </table:table-cell>
          <table:table-cell table:style-name="ce6" table:formula="of:=UPPER(MID([.A201];22;2) &amp; MID([.A201];18;2))" office:value-type="string" office:string-value="FF08">
            <text:p>FF08</text:p>
          </table:table-cell>
          <table:table-cell table:style-name="ce6" table:formula="of:=UPPER(MID([.A201];6;2) &amp; MID([.A201];2;2))" office:value-type="string" office:string-value="0480">
            <text:p>0480</text:p>
          </table:table-cell>
          <table:table-cell table:formula="of:=-(HEX2DEC([.B201]))" office:value-type="float" office:value="-548">
            <text:p>-548</text:p>
          </table:table-cell>
          <table:table-cell table:formula="of:=(HEX2DEC([.C201])-16^LEN([.C201])) * 2" office:value-type="float" office:value="-496">
            <text:p>-496</text:p>
          </table:table-cell>
          <table:table-cell table:formula="of:=HEX2DEC([.D201])" office:value-type="float" office:value="1152">
            <text:p>1152</text:p>
          </table:table-cell>
          <table:table-cell table:number-columns-repeated="1017"/>
        </table:table-row>
        <table:table-row table:style-name="ro1">
          <table:table-cell office:value-type="string">
            <text:p>$20,$04,$ec,$fd,$e0,$fe</text:p>
          </table:table-cell>
          <table:table-cell table:style-name="ce4" table:formula="of:=UPPER(MID([.A202];14;2) &amp; MID([.A202];10;2))" office:value-type="string" office:string-value="FDEC">
            <text:p>FDEC</text:p>
          </table:table-cell>
          <table:table-cell table:style-name="ce6" table:formula="of:=UPPER(MID([.A202];22;2) &amp; MID([.A202];18;2))" office:value-type="string" office:string-value="FEE0">
            <text:p>FEE0</text:p>
          </table:table-cell>
          <table:table-cell table:style-name="ce6" table:formula="of:=UPPER(MID([.A202];6;2) &amp; MID([.A202];2;2))" office:value-type="string" office:string-value="0420">
            <text:p>0420</text:p>
          </table:table-cell>
          <table:table-cell table:formula="of:=-(HEX2DEC([.B202])-16^LEN([.B202]))" office:value-type="float" office:value="532">
            <text:p>532</text:p>
          </table:table-cell>
          <table:table-cell table:formula="of:=(HEX2DEC([.C202])-16^LEN([.C202])) * 2" office:value-type="float" office:value="-576">
            <text:p>-576</text:p>
          </table:table-cell>
          <table:table-cell table:formula="of:=HEX2DEC([.D202])" office:value-type="float" office:value="1056">
            <text:p>1056</text:p>
          </table:table-cell>
          <table:table-cell table:number-columns-repeated="1017"/>
        </table:table-row>
        <table:table-row table:style-name="ro1">
          <table:table-cell office:value-type="string">
            <text:p>$20,$04,$14,$02,$e0,$fe</text:p>
          </table:table-cell>
          <table:table-cell table:style-name="ce4" table:formula="of:=UPPER(MID([.A203];14;2) &amp; MID([.A203];10;2))" office:value-type="string" office:string-value="0214">
            <text:p>0214</text:p>
          </table:table-cell>
          <table:table-cell table:style-name="ce6" table:formula="of:=UPPER(MID([.A203];22;2) &amp; MID([.A203];18;2))" office:value-type="string" office:string-value="FEE0">
            <text:p>FEE0</text:p>
          </table:table-cell>
          <table:table-cell table:style-name="ce6" table:formula="of:=UPPER(MID([.A203];6;2) &amp; MID([.A203];2;2))" office:value-type="string" office:string-value="0420">
            <text:p>0420</text:p>
          </table:table-cell>
          <table:table-cell table:formula="of:=-(HEX2DEC([.B203]))" office:value-type="float" office:value="-532">
            <text:p>-532</text:p>
          </table:table-cell>
          <table:table-cell table:formula="of:=(HEX2DEC([.C203])-16^LEN([.C203])) * 2" office:value-type="float" office:value="-576">
            <text:p>-576</text:p>
          </table:table-cell>
          <table:table-cell table:formula="of:=HEX2DEC([.D203])" office:value-type="float" office:value="1056">
            <text:p>105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FORWARD TRACK 1"</text:p>
          </table:table-cell>
          <table:table-cell table:number-columns-repeated="1023"/>
        </table:table-row>
        <table:table-row table:style-name="ro1">
          <table:table-cell office:value-type="string">
            <text:p>$c8,$04,$cc,$fd,$28,$ff</text:p>
          </table:table-cell>
          <table:table-cell table:style-name="ce4" table:formula="of:=UPPER(MID([.A206];14;2) &amp; MID([.A206];10;2))" office:value-type="string" office:string-value="FDCC">
            <text:p>FDCC</text:p>
          </table:table-cell>
          <table:table-cell table:style-name="ce6" table:formula="of:=UPPER(MID([.A206];22;2) &amp; MID([.A206];18;2))" office:value-type="string" office:string-value="FF28">
            <text:p>FF28</text:p>
          </table:table-cell>
          <table:table-cell table:style-name="ce6" table:formula="of:=UPPER(MID([.A206];6;2) &amp; MID([.A206];2;2))" office:value-type="string" office:string-value="04C8">
            <text:p>04C8</text:p>
          </table:table-cell>
          <table:table-cell table:formula="of:=-(HEX2DEC([.B206])-16^LEN([.B206]))" office:value-type="float" office:value="564">
            <text:p>564</text:p>
          </table:table-cell>
          <table:table-cell table:formula="of:=(HEX2DEC([.C206])-16^LEN([.C206])) * 2" office:value-type="float" office:value="-432">
            <text:p>-432</text:p>
          </table:table-cell>
          <table:table-cell table:formula="of:=HEX2DEC([.D206])" office:value-type="float" office:value="1224">
            <text:p>1224</text:p>
          </table:table-cell>
          <table:table-cell table:number-columns-repeated="1017"/>
        </table:table-row>
        <table:table-row table:style-name="ro1">
          <table:table-cell office:value-type="string">
            <text:p>$c8,$04,$34,$02,$28,$ff</text:p>
          </table:table-cell>
          <table:table-cell table:style-name="ce4" table:formula="of:=UPPER(MID([.A207];14;2) &amp; MID([.A207];10;2))" office:value-type="string" office:string-value="0234">
            <text:p>0234</text:p>
          </table:table-cell>
          <table:table-cell table:style-name="ce6" table:formula="of:=UPPER(MID([.A207];22;2) &amp; MID([.A207];18;2))" office:value-type="string" office:string-value="FF28">
            <text:p>FF28</text:p>
          </table:table-cell>
          <table:table-cell table:style-name="ce6" table:formula="of:=UPPER(MID([.A207];6;2) &amp; MID([.A207];2;2))" office:value-type="string" office:string-value="04C8">
            <text:p>04C8</text:p>
          </table:table-cell>
          <table:table-cell table:formula="of:=-(HEX2DEC([.B207]))" office:value-type="float" office:value="-564">
            <text:p>-564</text:p>
          </table:table-cell>
          <table:table-cell table:formula="of:=(HEX2DEC([.C207])-16^LEN([.C207])) * 2" office:value-type="float" office:value="-432">
            <text:p>-432</text:p>
          </table:table-cell>
          <table:table-cell table:formula="of:=HEX2DEC([.D207])" office:value-type="float" office:value="1224">
            <text:p>1224</text:p>
          </table:table-cell>
          <table:table-cell table:number-columns-repeated="1017"/>
        </table:table-row>
        <table:table-row table:style-name="ro1">
          <table:table-cell office:value-type="string">
            <text:p>$68,$04,$e0,$fd,$00,$ff</text:p>
          </table:table-cell>
          <table:table-cell table:style-name="ce4" table:formula="of:=UPPER(MID([.A208];14;2) &amp; MID([.A208];10;2))" office:value-type="string" office:string-value="FDE0">
            <text:p>FDE0</text:p>
          </table:table-cell>
          <table:table-cell table:style-name="ce6" table:formula="of:=UPPER(MID([.A208];22;2) &amp; MID([.A208];18;2))" office:value-type="string" office:string-value="FF00">
            <text:p>FF00</text:p>
          </table:table-cell>
          <table:table-cell table:style-name="ce6" table:formula="of:=UPPER(MID([.A208];6;2) &amp; MID([.A208];2;2))" office:value-type="string" office:string-value="0468">
            <text:p>0468</text:p>
          </table:table-cell>
          <table:table-cell table:formula="of:=-(HEX2DEC([.B208])-16^LEN([.B208]))" office:value-type="float" office:value="544">
            <text:p>544</text:p>
          </table:table-cell>
          <table:table-cell table:formula="of:=(HEX2DEC([.C208])-16^LEN([.C208])) * 2" office:value-type="float" office:value="-512">
            <text:p>-512</text:p>
          </table:table-cell>
          <table:table-cell table:formula="of:=HEX2DEC([.D208])" office:value-type="float" office:value="1128">
            <text:p>1128</text:p>
          </table:table-cell>
          <table:table-cell table:number-columns-repeated="1017"/>
        </table:table-row>
        <table:table-row table:style-name="ro1">
          <table:table-cell office:value-type="string">
            <text:p>$68,$04,$20,$02,$00,$ff</text:p>
          </table:table-cell>
          <table:table-cell table:style-name="ce4" table:formula="of:=UPPER(MID([.A209];14;2) &amp; MID([.A209];10;2))" office:value-type="string" office:string-value="0220">
            <text:p>0220</text:p>
          </table:table-cell>
          <table:table-cell table:style-name="ce6" table:formula="of:=UPPER(MID([.A209];22;2) &amp; MID([.A209];18;2))" office:value-type="string" office:string-value="FF00">
            <text:p>FF00</text:p>
          </table:table-cell>
          <table:table-cell table:style-name="ce6" table:formula="of:=UPPER(MID([.A209];6;2) &amp; MID([.A209];2;2))" office:value-type="string" office:string-value="0468">
            <text:p>0468</text:p>
          </table:table-cell>
          <table:table-cell table:formula="of:=-(HEX2DEC([.B209]))" office:value-type="float" office:value="-544">
            <text:p>-544</text:p>
          </table:table-cell>
          <table:table-cell table:formula="of:=(HEX2DEC([.C209])-16^LEN([.C209])) * 2" office:value-type="float" office:value="-512">
            <text:p>-512</text:p>
          </table:table-cell>
          <table:table-cell table:formula="of:=HEX2DEC([.D209])" office:value-type="float" office:value="1128">
            <text:p>1128</text:p>
          </table:table-cell>
          <table:table-cell table:number-columns-repeated="1017"/>
        </table:table-row>
        <table:table-row table:style-name="ro1">
          <table:table-cell office:value-type="string">
            <text:p>$08,$04,$f0,$fd,$d8,$fe</text:p>
          </table:table-cell>
          <table:table-cell table:style-name="ce4" table:formula="of:=UPPER(MID([.A210];14;2) &amp; MID([.A210];10;2))" office:value-type="string" office:string-value="FDF0">
            <text:p>FDF0</text:p>
          </table:table-cell>
          <table:table-cell table:style-name="ce6" table:formula="of:=UPPER(MID([.A210];22;2) &amp; MID([.A210];18;2))" office:value-type="string" office:string-value="FED8">
            <text:p>FED8</text:p>
          </table:table-cell>
          <table:table-cell table:style-name="ce6" table:formula="of:=UPPER(MID([.A210];6;2) &amp; MID([.A210];2;2))" office:value-type="string" office:string-value="0408">
            <text:p>0408</text:p>
          </table:table-cell>
          <table:table-cell table:formula="of:=-(HEX2DEC([.B210])-16^LEN([.B210]))" office:value-type="float" office:value="528">
            <text:p>528</text:p>
          </table:table-cell>
          <table:table-cell table:formula="of:=(HEX2DEC([.C210])-16^LEN([.C210])) * 2" office:value-type="float" office:value="-592">
            <text:p>-592</text:p>
          </table:table-cell>
          <table:table-cell table:formula="of:=HEX2DEC([.D210])" office:value-type="float" office:value="1032">
            <text:p>1032</text:p>
          </table:table-cell>
          <table:table-cell table:number-columns-repeated="1017"/>
        </table:table-row>
        <table:table-row table:style-name="ro1">
          <table:table-cell office:value-type="string">
            <text:p>$08,$04,$10,$02,$d8,$fe</text:p>
          </table:table-cell>
          <table:table-cell table:style-name="ce4" table:formula="of:=UPPER(MID([.A211];14;2) &amp; MID([.A211];10;2))" office:value-type="string" office:string-value="0210">
            <text:p>0210</text:p>
          </table:table-cell>
          <table:table-cell table:style-name="ce6" table:formula="of:=UPPER(MID([.A211];22;2) &amp; MID([.A211];18;2))" office:value-type="string" office:string-value="FED8">
            <text:p>FED8</text:p>
          </table:table-cell>
          <table:table-cell table:style-name="ce6" table:formula="of:=UPPER(MID([.A211];6;2) &amp; MID([.A211];2;2))" office:value-type="string" office:string-value="0408">
            <text:p>0408</text:p>
          </table:table-cell>
          <table:table-cell table:formula="of:=-(HEX2DEC([.B211]))" office:value-type="float" office:value="-528">
            <text:p>-528</text:p>
          </table:table-cell>
          <table:table-cell table:formula="of:=(HEX2DEC([.C211])-16^LEN([.C211])) * 2" office:value-type="float" office:value="-592">
            <text:p>-592</text:p>
          </table:table-cell>
          <table:table-cell table:formula="of:=HEX2DEC([.D211])" office:value-type="float" office:value="1032">
            <text:p>103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FORWARD TRACK 2"</text:p>
          </table:table-cell>
          <table:table-cell table:number-columns-repeated="1023"/>
        </table:table-row>
        <table:table-row table:style-name="ro1">
          <table:table-cell office:value-type="string">
            <text:p>$b0,$04,$d4,$fd,$1c,$ff</text:p>
          </table:table-cell>
          <table:table-cell table:style-name="ce4" table:formula="of:=UPPER(MID([.A214];14;2) &amp; MID([.A214];10;2))" office:value-type="string" office:string-value="FDD4">
            <text:p>FDD4</text:p>
          </table:table-cell>
          <table:table-cell table:style-name="ce6" table:formula="of:=UPPER(MID([.A214];22;2) &amp; MID([.A214];18;2))" office:value-type="string" office:string-value="FF1C">
            <text:p>FF1C</text:p>
          </table:table-cell>
          <table:table-cell table:style-name="ce6" table:formula="of:=UPPER(MID([.A214];6;2) &amp; MID([.A214];2;2))" office:value-type="string" office:string-value="04B0">
            <text:p>04B0</text:p>
          </table:table-cell>
          <table:table-cell table:formula="of:=-(HEX2DEC([.B214])-16^LEN([.B214]))" office:value-type="float" office:value="556">
            <text:p>556</text:p>
          </table:table-cell>
          <table:table-cell table:formula="of:=(HEX2DEC([.C214])-16^LEN([.C214])) * 2" office:value-type="float" office:value="-456">
            <text:p>-456</text:p>
          </table:table-cell>
          <table:table-cell table:formula="of:=HEX2DEC([.D214])" office:value-type="float" office:value="1200">
            <text:p>1200</text:p>
          </table:table-cell>
          <table:table-cell table:number-columns-repeated="1017"/>
        </table:table-row>
        <table:table-row table:style-name="ro1">
          <table:table-cell office:value-type="string">
            <text:p>$b0,$04,$2c,$02,$1c,$ff</text:p>
          </table:table-cell>
          <table:table-cell table:style-name="ce4" table:formula="of:=UPPER(MID([.A215];14;2) &amp; MID([.A215];10;2))" office:value-type="string" office:string-value="022C">
            <text:p>022C</text:p>
          </table:table-cell>
          <table:table-cell table:style-name="ce6" table:formula="of:=UPPER(MID([.A215];22;2) &amp; MID([.A215];18;2))" office:value-type="string" office:string-value="FF1C">
            <text:p>FF1C</text:p>
          </table:table-cell>
          <table:table-cell table:style-name="ce6" table:formula="of:=UPPER(MID([.A215];6;2) &amp; MID([.A215];2;2))" office:value-type="string" office:string-value="04B0">
            <text:p>04B0</text:p>
          </table:table-cell>
          <table:table-cell table:formula="of:=-(HEX2DEC([.B215]))" office:value-type="float" office:value="-556">
            <text:p>-556</text:p>
          </table:table-cell>
          <table:table-cell table:formula="of:=(HEX2DEC([.C215])-16^LEN([.C215])) * 2" office:value-type="float" office:value="-456">
            <text:p>-456</text:p>
          </table:table-cell>
          <table:table-cell table:formula="of:=HEX2DEC([.D215])" office:value-type="float" office:value="1200">
            <text:p>1200</text:p>
          </table:table-cell>
          <table:table-cell table:number-columns-repeated="1017"/>
        </table:table-row>
        <table:table-row table:style-name="ro1">
          <table:table-cell office:value-type="string">
            <text:p>$50,$04,$e4,$fd,$f4,$fe</text:p>
          </table:table-cell>
          <table:table-cell table:style-name="ce4" table:formula="of:=UPPER(MID([.A216];14;2) &amp; MID([.A216];10;2))" office:value-type="string" office:string-value="FDE4">
            <text:p>FDE4</text:p>
          </table:table-cell>
          <table:table-cell table:style-name="ce6" table:formula="of:=UPPER(MID([.A216];22;2) &amp; MID([.A216];18;2))" office:value-type="string" office:string-value="FEF4">
            <text:p>FEF4</text:p>
          </table:table-cell>
          <table:table-cell table:style-name="ce6" table:formula="of:=UPPER(MID([.A216];6;2) &amp; MID([.A216];2;2))" office:value-type="string" office:string-value="0450">
            <text:p>0450</text:p>
          </table:table-cell>
          <table:table-cell table:formula="of:=-(HEX2DEC([.B216])-16^LEN([.B216]))" office:value-type="float" office:value="540">
            <text:p>540</text:p>
          </table:table-cell>
          <table:table-cell table:formula="of:=(HEX2DEC([.C216])-16^LEN([.C216])) * 2" office:value-type="float" office:value="-536">
            <text:p>-536</text:p>
          </table:table-cell>
          <table:table-cell table:formula="of:=HEX2DEC([.D216])" office:value-type="float" office:value="1104">
            <text:p>1104</text:p>
          </table:table-cell>
          <table:table-cell table:number-columns-repeated="1017"/>
        </table:table-row>
        <table:table-row table:style-name="ro1">
          <table:table-cell office:value-type="string">
            <text:p>$50,$04,$1c,$02,$f4,$fe</text:p>
          </table:table-cell>
          <table:table-cell table:style-name="ce4" table:formula="of:=UPPER(MID([.A217];14;2) &amp; MID([.A217];10;2))" office:value-type="string" office:string-value="021C">
            <text:p>021C</text:p>
          </table:table-cell>
          <table:table-cell table:style-name="ce6" table:formula="of:=UPPER(MID([.A217];22;2) &amp; MID([.A217];18;2))" office:value-type="string" office:string-value="FEF4">
            <text:p>FEF4</text:p>
          </table:table-cell>
          <table:table-cell table:style-name="ce6" table:formula="of:=UPPER(MID([.A217];6;2) &amp; MID([.A217];2;2))" office:value-type="string" office:string-value="0450">
            <text:p>0450</text:p>
          </table:table-cell>
          <table:table-cell table:formula="of:=-(HEX2DEC([.B217]))" office:value-type="float" office:value="-540">
            <text:p>-540</text:p>
          </table:table-cell>
          <table:table-cell table:formula="of:=(HEX2DEC([.C217])-16^LEN([.C217])) * 2" office:value-type="float" office:value="-536">
            <text:p>-536</text:p>
          </table:table-cell>
          <table:table-cell table:formula="of:=HEX2DEC([.D217])" office:value-type="float" office:value="1104">
            <text:p>1104</text:p>
          </table:table-cell>
          <table:table-cell table:number-columns-repeated="1017"/>
        </table:table-row>
        <table:table-row table:style-name="ro1">
          <table:table-cell office:value-type="string">
            <text:p>$f0,$03,$f8,$fd,$cc,$fe</text:p>
          </table:table-cell>
          <table:table-cell table:style-name="ce4" table:formula="of:=UPPER(MID([.A218];14;2) &amp; MID([.A218];10;2))" office:value-type="string" office:string-value="FDF8">
            <text:p>FDF8</text:p>
          </table:table-cell>
          <table:table-cell table:style-name="ce6" table:formula="of:=UPPER(MID([.A218];22;2) &amp; MID([.A218];18;2))" office:value-type="string" office:string-value="FECC">
            <text:p>FECC</text:p>
          </table:table-cell>
          <table:table-cell table:style-name="ce6" table:formula="of:=UPPER(MID([.A218];6;2) &amp; MID([.A218];2;2))" office:value-type="string" office:string-value="03F0">
            <text:p>03F0</text:p>
          </table:table-cell>
          <table:table-cell table:formula="of:=-(HEX2DEC([.B218])-16^LEN([.B218]))" office:value-type="float" office:value="520">
            <text:p>520</text:p>
          </table:table-cell>
          <table:table-cell table:formula="of:=(HEX2DEC([.C218])-16^LEN([.C218])) * 2" office:value-type="float" office:value="-616">
            <text:p>-616</text:p>
          </table:table-cell>
          <table:table-cell table:formula="of:=HEX2DEC([.D218])" office:value-type="float" office:value="1008">
            <text:p>1008</text:p>
          </table:table-cell>
          <table:table-cell table:number-columns-repeated="1017"/>
        </table:table-row>
        <table:table-row table:style-name="ro1">
          <table:table-cell office:value-type="string">
            <text:p>$f0,$03,$08,$02,$cc,$fe</text:p>
          </table:table-cell>
          <table:table-cell table:style-name="ce4" table:formula="of:=UPPER(MID([.A219];14;2) &amp; MID([.A219];10;2))" office:value-type="string" office:string-value="0208">
            <text:p>0208</text:p>
          </table:table-cell>
          <table:table-cell table:style-name="ce6" table:formula="of:=UPPER(MID([.A219];22;2) &amp; MID([.A219];18;2))" office:value-type="string" office:string-value="FECC">
            <text:p>FECC</text:p>
          </table:table-cell>
          <table:table-cell table:style-name="ce6" table:formula="of:=UPPER(MID([.A219];6;2) &amp; MID([.A219];2;2))" office:value-type="string" office:string-value="03F0">
            <text:p>03F0</text:p>
          </table:table-cell>
          <table:table-cell table:formula="of:=-(HEX2DEC([.B219]))" office:value-type="float" office:value="-520">
            <text:p>-520</text:p>
          </table:table-cell>
          <table:table-cell table:formula="of:=(HEX2DEC([.C219])-16^LEN([.C219])) * 2" office:value-type="float" office:value="-616">
            <text:p>-616</text:p>
          </table:table-cell>
          <table:table-cell table:formula="of:=HEX2DEC([.D219])" office:value-type="float" office:value="1008">
            <text:p>100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FORWARD TRACK 3"</text:p>
          </table:table-cell>
          <table:table-cell table:number-columns-repeated="1023"/>
        </table:table-row>
        <table:table-row table:style-name="ro1">
          <table:table-cell office:value-type="string">
            <text:p>$98,$04,$d8,$fd,$14,$ff</text:p>
          </table:table-cell>
          <table:table-cell table:style-name="ce4" table:formula="of:=UPPER(MID([.A222];14;2) &amp; MID([.A222];10;2))" office:value-type="string" office:string-value="FDD8">
            <text:p>FDD8</text:p>
          </table:table-cell>
          <table:table-cell table:style-name="ce6" table:formula="of:=UPPER(MID([.A222];22;2) &amp; MID([.A222];18;2))" office:value-type="string" office:string-value="FF14">
            <text:p>FF14</text:p>
          </table:table-cell>
          <table:table-cell table:style-name="ce6" table:formula="of:=UPPER(MID([.A222];6;2) &amp; MID([.A222];2;2))" office:value-type="string" office:string-value="0498">
            <text:p>0498</text:p>
          </table:table-cell>
          <table:table-cell table:formula="of:=-(HEX2DEC([.B222])-16^LEN([.B222]))" office:value-type="float" office:value="552">
            <text:p>552</text:p>
          </table:table-cell>
          <table:table-cell table:formula="of:=(HEX2DEC([.C222])-16^LEN([.C222])) * 2" office:value-type="float" office:value="-472">
            <text:p>-472</text:p>
          </table:table-cell>
          <table:table-cell table:formula="of:=HEX2DEC([.D222])" office:value-type="float" office:value="1176">
            <text:p>1176</text:p>
          </table:table-cell>
          <table:table-cell table:number-columns-repeated="1017"/>
        </table:table-row>
        <table:table-row table:style-name="ro1">
          <table:table-cell office:value-type="string">
            <text:p>$98,$04,$28,$02,$14,$ff</text:p>
          </table:table-cell>
          <table:table-cell table:style-name="ce4" table:formula="of:=UPPER(MID([.A223];14;2) &amp; MID([.A223];10;2))" office:value-type="string" office:string-value="0228">
            <text:p>0228</text:p>
          </table:table-cell>
          <table:table-cell table:style-name="ce6" table:formula="of:=UPPER(MID([.A223];22;2) &amp; MID([.A223];18;2))" office:value-type="string" office:string-value="FF14">
            <text:p>FF14</text:p>
          </table:table-cell>
          <table:table-cell table:style-name="ce6" table:formula="of:=UPPER(MID([.A223];6;2) &amp; MID([.A223];2;2))" office:value-type="string" office:string-value="0498">
            <text:p>0498</text:p>
          </table:table-cell>
          <table:table-cell table:formula="of:=-(HEX2DEC([.B223]))" office:value-type="float" office:value="-552">
            <text:p>-552</text:p>
          </table:table-cell>
          <table:table-cell table:formula="of:=(HEX2DEC([.C223])-16^LEN([.C223])) * 2" office:value-type="float" office:value="-472">
            <text:p>-472</text:p>
          </table:table-cell>
          <table:table-cell table:formula="of:=HEX2DEC([.D223])" office:value-type="float" office:value="1176">
            <text:p>1176</text:p>
          </table:table-cell>
          <table:table-cell table:number-columns-repeated="1017"/>
        </table:table-row>
        <table:table-row table:style-name="ro1">
          <table:table-cell office:value-type="string">
            <text:p>$38,$04,$e8,$fd,$ec,$fe</text:p>
          </table:table-cell>
          <table:table-cell table:style-name="ce4" table:formula="of:=UPPER(MID([.A224];14;2) &amp; MID([.A224];10;2))" office:value-type="string" office:string-value="FDE8">
            <text:p>FDE8</text:p>
          </table:table-cell>
          <table:table-cell table:style-name="ce6" table:formula="of:=UPPER(MID([.A224];22;2) &amp; MID([.A224];18;2))" office:value-type="string" office:string-value="FEEC">
            <text:p>FEEC</text:p>
          </table:table-cell>
          <table:table-cell table:style-name="ce6" table:formula="of:=UPPER(MID([.A224];6;2) &amp; MID([.A224];2;2))" office:value-type="string" office:string-value="0438">
            <text:p>0438</text:p>
          </table:table-cell>
          <table:table-cell table:formula="of:=-(HEX2DEC([.B224])-16^LEN([.B224]))" office:value-type="float" office:value="536">
            <text:p>536</text:p>
          </table:table-cell>
          <table:table-cell table:formula="of:=(HEX2DEC([.C224])-16^LEN([.C224])) * 2" office:value-type="float" office:value="-552">
            <text:p>-552</text:p>
          </table:table-cell>
          <table:table-cell table:formula="of:=HEX2DEC([.D224])" office:value-type="float" office:value="1080">
            <text:p>1080</text:p>
          </table:table-cell>
          <table:table-cell table:number-columns-repeated="1017"/>
        </table:table-row>
        <table:table-row table:style-name="ro1">
          <table:table-cell office:value-type="string">
            <text:p>$38,$04,$18,$02,$ec,$fe</text:p>
          </table:table-cell>
          <table:table-cell table:style-name="ce4" table:formula="of:=UPPER(MID([.A225];14;2) &amp; MID([.A225];10;2))" office:value-type="string" office:string-value="0218">
            <text:p>0218</text:p>
          </table:table-cell>
          <table:table-cell table:style-name="ce6" table:formula="of:=UPPER(MID([.A225];22;2) &amp; MID([.A225];18;2))" office:value-type="string" office:string-value="FEEC">
            <text:p>FEEC</text:p>
          </table:table-cell>
          <table:table-cell table:style-name="ce6" table:formula="of:=UPPER(MID([.A225];6;2) &amp; MID([.A225];2;2))" office:value-type="string" office:string-value="0438">
            <text:p>0438</text:p>
          </table:table-cell>
          <table:table-cell table:formula="of:=-(HEX2DEC([.B225]))" office:value-type="float" office:value="-536">
            <text:p>-536</text:p>
          </table:table-cell>
          <table:table-cell table:formula="of:=(HEX2DEC([.C225])-16^LEN([.C225])) * 2" office:value-type="float" office:value="-552">
            <text:p>-552</text:p>
          </table:table-cell>
          <table:table-cell table:formula="of:=HEX2DEC([.D225])" office:value-type="float" office:value="1080">
            <text:p>1080</text:p>
          </table:table-cell>
          <table:table-cell table:number-columns-repeated="1017"/>
        </table:table-row>
        <table:table-row table:style-name="ro1">
          <table:table-cell office:value-type="string">
            <text:p>$d8,$03,$fc,$fd,$c4,$fe</text:p>
          </table:table-cell>
          <table:table-cell table:style-name="ce4" table:formula="of:=UPPER(MID([.A226];14;2) &amp; MID([.A226];10;2))" office:value-type="string" office:string-value="FDFC">
            <text:p>FDFC</text:p>
          </table:table-cell>
          <table:table-cell table:style-name="ce6" table:formula="of:=UPPER(MID([.A226];22;2) &amp; MID([.A226];18;2))" office:value-type="string" office:string-value="FEC4">
            <text:p>FEC4</text:p>
          </table:table-cell>
          <table:table-cell table:style-name="ce6" table:formula="of:=UPPER(MID([.A226];6;2) &amp; MID([.A226];2;2))" office:value-type="string" office:string-value="03D8">
            <text:p>03D8</text:p>
          </table:table-cell>
          <table:table-cell table:formula="of:=-(HEX2DEC([.B226])-16^LEN([.B226]))" office:value-type="float" office:value="516">
            <text:p>516</text:p>
          </table:table-cell>
          <table:table-cell table:formula="of:=(HEX2DEC([.C226])-16^LEN([.C226])) * 2" office:value-type="float" office:value="-632">
            <text:p>-632</text:p>
          </table:table-cell>
          <table:table-cell table:formula="of:=HEX2DEC([.D226])" office:value-type="float" office:value="984">
            <text:p>984</text:p>
          </table:table-cell>
          <table:table-cell table:number-columns-repeated="1017"/>
        </table:table-row>
        <table:table-row table:style-name="ro1">
          <table:table-cell office:value-type="string">
            <text:p>$d8,$03,$04,$02,$c4,$fe</text:p>
          </table:table-cell>
          <table:table-cell table:style-name="ce4" table:formula="of:=UPPER(MID([.A227];14;2) &amp; MID([.A227];10;2))" office:value-type="string" office:string-value="0204">
            <text:p>0204</text:p>
          </table:table-cell>
          <table:table-cell table:style-name="ce6" table:formula="of:=UPPER(MID([.A227];22;2) &amp; MID([.A227];18;2))" office:value-type="string" office:string-value="FEC4">
            <text:p>FEC4</text:p>
          </table:table-cell>
          <table:table-cell table:style-name="ce6" table:formula="of:=UPPER(MID([.A227];6;2) &amp; MID([.A227];2;2))" office:value-type="string" office:string-value="03D8">
            <text:p>03D8</text:p>
          </table:table-cell>
          <table:table-cell table:formula="of:=-(HEX2DEC([.B227]))" office:value-type="float" office:value="-516">
            <text:p>-516</text:p>
          </table:table-cell>
          <table:table-cell table:formula="of:=(HEX2DEC([.C227])-16^LEN([.C227])) * 2" office:value-type="float" office:value="-632">
            <text:p>-632</text:p>
          </table:table-cell>
          <table:table-cell table:formula="of:=HEX2DEC([.D227])" office:value-type="float" office:value="984">
            <text:p>98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MISSILE &amp;16"</text:p>
          </table:table-cell>
          <table:table-cell table:number-columns-repeated="1023"/>
        </table:table-row>
        <table:table-row table:style-name="ro1">
          <table:table-cell office:value-type="string">
            <text:p>$80,$fe,$90,$00,$00,$00</text:p>
          </table:table-cell>
          <table:table-cell table:style-name="ce4" table:formula="of:=UPPER(MID([.A230];14;2) &amp; MID([.A230];10;2))" office:value-type="string" office:string-value="0090">
            <text:p>0090</text:p>
          </table:table-cell>
          <table:table-cell table:style-name="ce6" table:formula="of:=UPPER(MID([.A230];22;2) &amp; MID([.A230];18;2))" office:value-type="string" office:string-value="0000">
            <text:p>0000</text:p>
          </table:table-cell>
          <table:table-cell table:style-name="ce6" table:formula="of:=UPPER(MID([.A230];6;2) &amp; MID([.A230];2;2))" office:value-type="string" office:string-value="FE80">
            <text:p>FE80</text:p>
          </table:table-cell>
          <table:table-cell table:formula="of:=-(HEX2DEC([.B230]))" office:value-type="float" office:value="-144">
            <text:p>-144</text:p>
          </table:table-cell>
          <table:table-cell table:formula="of:=(HEX2DEC([.C230])) * 2" office:value-type="float" office:value="0">
            <text:p>0</text:p>
          </table:table-cell>
          <table:table-cell table:formula="of:=(HEX2DEC([.D230])-16^LEN([.D230]))" office:value-type="float" office:value="-384">
            <text:p>-384</text:p>
          </table:table-cell>
          <table:table-cell table:number-columns-repeated="1017"/>
        </table:table-row>
        <table:table-row table:style-name="ro1">
          <table:table-cell office:value-type="string">
            <text:p>$80,$fe,$48,$00,$30,$00</text:p>
          </table:table-cell>
          <table:table-cell table:style-name="ce4" table:formula="of:=UPPER(MID([.A231];14;2) &amp; MID([.A231];10;2))" office:value-type="string" office:string-value="0048">
            <text:p>0048</text:p>
          </table:table-cell>
          <table:table-cell table:style-name="ce6" table:formula="of:=UPPER(MID([.A231];22;2) &amp; MID([.A231];18;2))" office:value-type="string" office:string-value="0030">
            <text:p>0030</text:p>
          </table:table-cell>
          <table:table-cell table:style-name="ce6" table:formula="of:=UPPER(MID([.A231];6;2) &amp; MID([.A231];2;2))" office:value-type="string" office:string-value="FE80">
            <text:p>FE80</text:p>
          </table:table-cell>
          <table:table-cell table:formula="of:=-(HEX2DEC([.B231]))" office:value-type="float" office:value="-72">
            <text:p>-72</text:p>
          </table:table-cell>
          <table:table-cell table:formula="of:=(HEX2DEC([.C231])) * 2" office:value-type="float" office:value="96">
            <text:p>96</text:p>
          </table:table-cell>
          <table:table-cell table:formula="of:=(HEX2DEC([.D231])-16^LEN([.D231]))" office:value-type="float" office:value="-384">
            <text:p>-384</text:p>
          </table:table-cell>
          <table:table-cell table:number-columns-repeated="1017"/>
        </table:table-row>
        <table:table-row table:style-name="ro1">
          <table:table-cell office:value-type="string">
            <text:p>$80,$fe,$b8,$ff,$30,$00</text:p>
          </table:table-cell>
          <table:table-cell table:style-name="ce4" table:formula="of:=UPPER(MID([.A232];14;2) &amp; MID([.A232];10;2))" office:value-type="string" office:string-value="FFB8">
            <text:p>FFB8</text:p>
          </table:table-cell>
          <table:table-cell table:style-name="ce6" table:formula="of:=UPPER(MID([.A232];22;2) &amp; MID([.A232];18;2))" office:value-type="string" office:string-value="0030">
            <text:p>0030</text:p>
          </table:table-cell>
          <table:table-cell table:style-name="ce6" table:formula="of:=UPPER(MID([.A232];6;2) &amp; MID([.A232];2;2))" office:value-type="string" office:string-value="FE80">
            <text:p>FE80</text:p>
          </table:table-cell>
          <table:table-cell table:formula="of:=-(HEX2DEC([.B232])-16^LEN([.B232]))" office:value-type="float" office:value="72">
            <text:p>72</text:p>
          </table:table-cell>
          <table:table-cell table:formula="of:=(HEX2DEC([.C232])) * 2" office:value-type="float" office:value="96">
            <text:p>96</text:p>
          </table:table-cell>
          <table:table-cell table:formula="of:=(HEX2DEC([.D232])-16^LEN([.D232]))" office:value-type="float" office:value="-384">
            <text:p>-384</text:p>
          </table:table-cell>
          <table:table-cell table:number-columns-repeated="1017"/>
        </table:table-row>
        <table:table-row table:style-name="ro1">
          <table:table-cell office:value-type="string">
            <text:p>$80,$fe,$70,$ff,$00,$00</text:p>
          </table:table-cell>
          <table:table-cell table:style-name="ce4" table:formula="of:=UPPER(MID([.A233];14;2) &amp; MID([.A233];10;2))" office:value-type="string" office:string-value="FF70">
            <text:p>FF70</text:p>
          </table:table-cell>
          <table:table-cell table:style-name="ce6" table:formula="of:=UPPER(MID([.A233];22;2) &amp; MID([.A233];18;2))" office:value-type="string" office:string-value="0000">
            <text:p>0000</text:p>
          </table:table-cell>
          <table:table-cell table:style-name="ce6" table:formula="of:=UPPER(MID([.A233];6;2) &amp; MID([.A233];2;2))" office:value-type="string" office:string-value="FE80">
            <text:p>FE80</text:p>
          </table:table-cell>
          <table:table-cell table:formula="of:=-(HEX2DEC([.B233])-16^LEN([.B233]))" office:value-type="float" office:value="144">
            <text:p>144</text:p>
          </table:table-cell>
          <table:table-cell table:formula="of:=(HEX2DEC([.C233])) * 2" office:value-type="float" office:value="0">
            <text:p>0</text:p>
          </table:table-cell>
          <table:table-cell table:formula="of:=(HEX2DEC([.D233])-16^LEN([.D233]))" office:value-type="float" office:value="-384">
            <text:p>-384</text:p>
          </table:table-cell>
          <table:table-cell table:number-columns-repeated="1017"/>
        </table:table-row>
        <table:table-row table:style-name="ro1">
          <table:table-cell office:value-type="string">
            <text:p>$80,$fe,$b8,$ff,$d0,$ff</text:p>
          </table:table-cell>
          <table:table-cell table:style-name="ce4" table:formula="of:=UPPER(MID([.A234];14;2) &amp; MID([.A234];10;2))" office:value-type="string" office:string-value="FFB8">
            <text:p>FFB8</text:p>
          </table:table-cell>
          <table:table-cell table:style-name="ce6" table:formula="of:=UPPER(MID([.A234];22;2) &amp; MID([.A234];18;2))" office:value-type="string" office:string-value="FFD0">
            <text:p>FFD0</text:p>
          </table:table-cell>
          <table:table-cell table:style-name="ce6" table:formula="of:=UPPER(MID([.A234];6;2) &amp; MID([.A234];2;2))" office:value-type="string" office:string-value="FE80">
            <text:p>FE80</text:p>
          </table:table-cell>
          <table:table-cell table:formula="of:=-(HEX2DEC([.B234])-16^LEN([.B234]))" office:value-type="float" office:value="72">
            <text:p>72</text:p>
          </table:table-cell>
          <table:table-cell table:formula="of:=(HEX2DEC([.C234])-16^LEN([.C234])) * 2" office:value-type="float" office:value="-96">
            <text:p>-96</text:p>
          </table:table-cell>
          <table:table-cell table:formula="of:=(HEX2DEC([.D234])-16^LEN([.D234]))" office:value-type="float" office:value="-384">
            <text:p>-384</text:p>
          </table:table-cell>
          <table:table-cell table:number-columns-repeated="1017"/>
        </table:table-row>
        <table:table-row table:style-name="ro1">
          <table:table-cell office:value-type="string">
            <text:p>$80,$fe,$48,$00,$d0,$ff</text:p>
          </table:table-cell>
          <table:table-cell table:style-name="ce4" table:formula="of:=UPPER(MID([.A235];14;2) &amp; MID([.A235];10;2))" office:value-type="string" office:string-value="0048">
            <text:p>0048</text:p>
          </table:table-cell>
          <table:table-cell table:style-name="ce6" table:formula="of:=UPPER(MID([.A235];22;2) &amp; MID([.A235];18;2))" office:value-type="string" office:string-value="FFD0">
            <text:p>FFD0</text:p>
          </table:table-cell>
          <table:table-cell table:style-name="ce6" table:formula="of:=UPPER(MID([.A235];6;2) &amp; MID([.A235];2;2))" office:value-type="string" office:string-value="FE80">
            <text:p>FE80</text:p>
          </table:table-cell>
          <table:table-cell table:formula="of:=-(HEX2DEC([.B235]))" office:value-type="float" office:value="-72">
            <text:p>-72</text:p>
          </table:table-cell>
          <table:table-cell table:formula="of:=(HEX2DEC([.C235])-16^LEN([.C235])) * 2" office:value-type="float" office:value="-96">
            <text:p>-96</text:p>
          </table:table-cell>
          <table:table-cell table:formula="of:=(HEX2DEC([.D235])-16^LEN([.D235]))" office:value-type="float" office:value="-384">
            <text:p>-384</text:p>
          </table:table-cell>
          <table:table-cell table:number-columns-repeated="1017"/>
        </table:table-row>
        <table:table-row table:style-name="ro1">
          <table:table-cell office:value-type="string">
            <text:p>$a0,$ff,$20,$01,$00,$00</text:p>
          </table:table-cell>
          <table:table-cell table:style-name="ce4" table:formula="of:=UPPER(MID([.A236];14;2) &amp; MID([.A236];10;2))" office:value-type="string" office:string-value="0120">
            <text:p>0120</text:p>
          </table:table-cell>
          <table:table-cell table:style-name="ce6" table:formula="of:=UPPER(MID([.A236];22;2) &amp; MID([.A236];18;2))" office:value-type="string" office:string-value="0000">
            <text:p>0000</text:p>
          </table:table-cell>
          <table:table-cell table:style-name="ce6" table:formula="of:=UPPER(MID([.A236];6;2) &amp; MID([.A236];2;2))" office:value-type="string" office:string-value="FFA0">
            <text:p>FFA0</text:p>
          </table:table-cell>
          <table:table-cell table:formula="of:=-(HEX2DEC([.B236]))" office:value-type="float" office:value="-288">
            <text:p>-288</text:p>
          </table:table-cell>
          <table:table-cell table:formula="of:=(HEX2DEC([.C236])) * 2" office:value-type="float" office:value="0">
            <text:p>0</text:p>
          </table:table-cell>
          <table:table-cell table:formula="of:=(HEX2DEC([.D236])-16^LEN([.D236]))" office:value-type="float" office:value="-96">
            <text:p>-96</text:p>
          </table:table-cell>
          <table:table-cell table:number-columns-repeated="1017"/>
        </table:table-row>
        <table:table-row table:style-name="ro1">
          <table:table-cell office:value-type="string">
            <text:p>$a0,$ff,$c0,$00,$60,$00</text:p>
          </table:table-cell>
          <table:table-cell table:style-name="ce4" table:formula="of:=UPPER(MID([.A237];14;2) &amp; MID([.A237];10;2))" office:value-type="string" office:string-value="00C0">
            <text:p>00C0</text:p>
          </table:table-cell>
          <table:table-cell table:style-name="ce6" table:formula="of:=UPPER(MID([.A237];22;2) &amp; MID([.A237];18;2))" office:value-type="string" office:string-value="0060">
            <text:p>0060</text:p>
          </table:table-cell>
          <table:table-cell table:style-name="ce6" table:formula="of:=UPPER(MID([.A237];6;2) &amp; MID([.A237];2;2))" office:value-type="string" office:string-value="FFA0">
            <text:p>FFA0</text:p>
          </table:table-cell>
          <table:table-cell table:formula="of:=-(HEX2DEC([.B237]))" office:value-type="float" office:value="-192">
            <text:p>-192</text:p>
          </table:table-cell>
          <table:table-cell table:formula="of:=(HEX2DEC([.C237])) * 2" office:value-type="float" office:value="192">
            <text:p>192</text:p>
          </table:table-cell>
          <table:table-cell table:formula="of:=(HEX2DEC([.D237])-16^LEN([.D237]))" office:value-type="float" office:value="-96">
            <text:p>-96</text:p>
          </table:table-cell>
          <table:table-cell table:number-columns-repeated="1017"/>
        </table:table-row>
        <table:table-row table:style-name="ro1">
          <table:table-cell office:value-type="string">
            <text:p>$a0,$ff,$40,$ff,$60,$00</text:p>
          </table:table-cell>
          <table:table-cell table:style-name="ce4" table:formula="of:=UPPER(MID([.A238];14;2) &amp; MID([.A238];10;2))" office:value-type="string" office:string-value="FF40">
            <text:p>FF40</text:p>
          </table:table-cell>
          <table:table-cell table:style-name="ce6" table:formula="of:=UPPER(MID([.A238];22;2) &amp; MID([.A238];18;2))" office:value-type="string" office:string-value="0060">
            <text:p>0060</text:p>
          </table:table-cell>
          <table:table-cell table:style-name="ce6" table:formula="of:=UPPER(MID([.A238];6;2) &amp; MID([.A238];2;2))" office:value-type="string" office:string-value="FFA0">
            <text:p>FFA0</text:p>
          </table:table-cell>
          <table:table-cell table:formula="of:=-(HEX2DEC([.B238])-16^LEN([.B238]))" office:value-type="float" office:value="192">
            <text:p>192</text:p>
          </table:table-cell>
          <table:table-cell table:formula="of:=(HEX2DEC([.C238])) * 2" office:value-type="float" office:value="192">
            <text:p>192</text:p>
          </table:table-cell>
          <table:table-cell table:formula="of:=(HEX2DEC([.D238])-16^LEN([.D238]))" office:value-type="float" office:value="-96">
            <text:p>-96</text:p>
          </table:table-cell>
          <table:table-cell table:number-columns-repeated="1017"/>
        </table:table-row>
        <table:table-row table:style-name="ro1">
          <table:table-cell office:value-type="string">
            <text:p>$a0,$ff,$e0,$fe,$00,$00</text:p>
          </table:table-cell>
          <table:table-cell table:style-name="ce4" table:formula="of:=UPPER(MID([.A239];14;2) &amp; MID([.A239];10;2))" office:value-type="string" office:string-value="FEE0">
            <text:p>FEE0</text:p>
          </table:table-cell>
          <table:table-cell table:style-name="ce6" table:formula="of:=UPPER(MID([.A239];22;2) &amp; MID([.A239];18;2))" office:value-type="string" office:string-value="0000">
            <text:p>0000</text:p>
          </table:table-cell>
          <table:table-cell table:style-name="ce6" table:formula="of:=UPPER(MID([.A239];6;2) &amp; MID([.A239];2;2))" office:value-type="string" office:string-value="FFA0">
            <text:p>FFA0</text:p>
          </table:table-cell>
          <table:table-cell table:formula="of:=-(HEX2DEC([.B239])-16^LEN([.B239]))" office:value-type="float" office:value="288">
            <text:p>288</text:p>
          </table:table-cell>
          <table:table-cell table:formula="of:=(HEX2DEC([.C239])) * 2" office:value-type="float" office:value="0">
            <text:p>0</text:p>
          </table:table-cell>
          <table:table-cell table:formula="of:=(HEX2DEC([.D239])-16^LEN([.D239]))" office:value-type="float" office:value="-96">
            <text:p>-96</text:p>
          </table:table-cell>
          <table:table-cell table:number-columns-repeated="1017"/>
        </table:table-row>
        <table:table-row table:style-name="ro1">
          <table:table-cell office:value-type="string">
            <text:p>$a0,$ff,$40,$ff,$a0,$ff</text:p>
          </table:table-cell>
          <table:table-cell table:style-name="ce4" table:formula="of:=UPPER(MID([.A240];14;2) &amp; MID([.A240];10;2))" office:value-type="string" office:string-value="FF40">
            <text:p>FF40</text:p>
          </table:table-cell>
          <table:table-cell table:style-name="ce6" table:formula="of:=UPPER(MID([.A240];22;2) &amp; MID([.A240];18;2))" office:value-type="string" office:string-value="FFA0">
            <text:p>FFA0</text:p>
          </table:table-cell>
          <table:table-cell table:style-name="ce6" table:formula="of:=UPPER(MID([.A240];6;2) &amp; MID([.A240];2;2))" office:value-type="string" office:string-value="FFA0">
            <text:p>FFA0</text:p>
          </table:table-cell>
          <table:table-cell table:formula="of:=-(HEX2DEC([.B240])-16^LEN([.B240]))" office:value-type="float" office:value="192">
            <text:p>192</text:p>
          </table:table-cell>
          <table:table-cell table:formula="of:=(HEX2DEC([.C240])-16^LEN([.C240])) * 2" office:value-type="float" office:value="-192">
            <text:p>-192</text:p>
          </table:table-cell>
          <table:table-cell table:formula="of:=(HEX2DEC([.D240])-16^LEN([.D240]))" office:value-type="float" office:value="-96">
            <text:p>-96</text:p>
          </table:table-cell>
          <table:table-cell table:number-columns-repeated="1017"/>
        </table:table-row>
        <table:table-row table:style-name="ro1">
          <table:table-cell office:value-type="string">
            <text:p>$a0,$ff,$c0,$00,$a0,$ff</text:p>
          </table:table-cell>
          <table:table-cell table:style-name="ce4" table:formula="of:=UPPER(MID([.A241];14;2) &amp; MID([.A241];10;2))" office:value-type="string" office:string-value="00C0">
            <text:p>00C0</text:p>
          </table:table-cell>
          <table:table-cell table:style-name="ce6" table:formula="of:=UPPER(MID([.A241];22;2) &amp; MID([.A241];18;2))" office:value-type="string" office:string-value="FFA0">
            <text:p>FFA0</text:p>
          </table:table-cell>
          <table:table-cell table:style-name="ce6" table:formula="of:=UPPER(MID([.A241];6;2) &amp; MID([.A241];2;2))" office:value-type="string" office:string-value="FFA0">
            <text:p>FFA0</text:p>
          </table:table-cell>
          <table:table-cell table:formula="of:=-(HEX2DEC([.B241]))" office:value-type="float" office:value="-192">
            <text:p>-192</text:p>
          </table:table-cell>
          <table:table-cell table:formula="of:=(HEX2DEC([.C241])-16^LEN([.C241])) * 2" office:value-type="float" office:value="-192">
            <text:p>-192</text:p>
          </table:table-cell>
          <table:table-cell table:formula="of:=(HEX2DEC([.D241])-16^LEN([.D241]))" office:value-type="float" office:value="-96">
            <text:p>-96</text:p>
          </table:table-cell>
          <table:table-cell table:number-columns-repeated="1017"/>
        </table:table-row>
        <table:table-row table:style-name="ro1">
          <table:table-cell office:value-type="string">
            <text:p>$80,$04,$00,$00,$00,$00</text:p>
          </table:table-cell>
          <table:table-cell table:style-name="ce4" table:formula="of:=UPPER(MID([.A242];14;2) &amp; MID([.A242];10;2))" office:value-type="string" office:string-value="0000">
            <text:p>0000</text:p>
          </table:table-cell>
          <table:table-cell table:style-name="ce6" table:formula="of:=UPPER(MID([.A242];22;2) &amp; MID([.A242];18;2))" office:value-type="string" office:string-value="0000">
            <text:p>0000</text:p>
          </table:table-cell>
          <table:table-cell table:style-name="ce6" table:formula="of:=UPPER(MID([.A242];6;2) &amp; MID([.A242];2;2))" office:value-type="string" office:string-value="0480">
            <text:p>0480</text:p>
          </table:table-cell>
          <table:table-cell table:formula="of:=-(HEX2DEC([.B242]))" office:value-type="float" office:value="-0">
            <text:p>-0</text:p>
          </table:table-cell>
          <table:table-cell table:formula="of:=(HEX2DEC([.C242])) * 2" office:value-type="float" office:value="0">
            <text:p>0</text:p>
          </table:table-cell>
          <table:table-cell table:formula="of:=HEX2DEC([.D242])" office:value-type="float" office:value="1152">
            <text:p>1152</text:p>
          </table:table-cell>
          <table:table-cell table:number-columns-repeated="1017"/>
        </table:table-row>
        <table:table-row table:style-name="ro1">
          <table:table-cell office:value-type="string">
            <text:p>$70,$05,$00,$00,$00,$00</text:p>
          </table:table-cell>
          <table:table-cell table:style-name="ce4" table:formula="of:=UPPER(MID([.A243];14;2) &amp; MID([.A243];10;2))" office:value-type="string" office:string-value="0000">
            <text:p>0000</text:p>
          </table:table-cell>
          <table:table-cell table:style-name="ce6" table:formula="of:=UPPER(MID([.A243];22;2) &amp; MID([.A243];18;2))" office:value-type="string" office:string-value="0000">
            <text:p>0000</text:p>
          </table:table-cell>
          <table:table-cell table:style-name="ce6" table:formula="of:=UPPER(MID([.A243];6;2) &amp; MID([.A243];2;2))" office:value-type="string" office:string-value="0570">
            <text:p>0570</text:p>
          </table:table-cell>
          <table:table-cell table:formula="of:=-(HEX2DEC([.B243]))" office:value-type="float" office:value="-0">
            <text:p>-0</text:p>
          </table:table-cell>
          <table:table-cell table:formula="of:=(HEX2DEC([.C243])) * 2" office:value-type="float" office:value="0">
            <text:p>0</text:p>
          </table:table-cell>
          <table:table-cell table:formula="of:=HEX2DEC([.D243])" office:value-type="float" office:value="1392">
            <text:p>1392</text:p>
          </table:table-cell>
          <table:table-cell table:number-columns-repeated="1017"/>
        </table:table-row>
        <table:table-row table:style-name="ro1">
          <table:table-cell office:value-type="string">
            <text:p>$70,$ff,$70,$ff,$58,$ff</text:p>
          </table:table-cell>
          <table:table-cell table:style-name="ce4" table:formula="of:=UPPER(MID([.A244];14;2) &amp; MID([.A244];10;2))" office:value-type="string" office:string-value="FF70">
            <text:p>FF70</text:p>
          </table:table-cell>
          <table:table-cell table:style-name="ce6" table:formula="of:=UPPER(MID([.A244];22;2) &amp; MID([.A244];18;2))" office:value-type="string" office:string-value="FF58">
            <text:p>FF58</text:p>
          </table:table-cell>
          <table:table-cell table:style-name="ce6" table:formula="of:=UPPER(MID([.A244];6;2) &amp; MID([.A244];2;2))" office:value-type="string" office:string-value="FF70">
            <text:p>FF70</text:p>
          </table:table-cell>
          <table:table-cell table:formula="of:=-(HEX2DEC([.B244])-16^LEN([.B244]))" office:value-type="float" office:value="144">
            <text:p>144</text:p>
          </table:table-cell>
          <table:table-cell table:formula="of:=(HEX2DEC([.C244])-16^LEN([.C244])) * 2" office:value-type="float" office:value="-336">
            <text:p>-336</text:p>
          </table:table-cell>
          <table:table-cell table:formula="of:=(HEX2DEC([.D244])-16^LEN([.D244]))" office:value-type="float" office:value="-144">
            <text:p>-144</text:p>
          </table:table-cell>
          <table:table-cell table:number-columns-repeated="1017"/>
        </table:table-row>
        <table:table-row table:style-name="ro1">
          <table:table-cell office:value-type="string">
            <text:p>$70,$ff,$90,$00,$58,$ff</text:p>
          </table:table-cell>
          <table:table-cell table:style-name="ce4" table:formula="of:=UPPER(MID([.A245];14;2) &amp; MID([.A245];10;2))" office:value-type="string" office:string-value="0090">
            <text:p>0090</text:p>
          </table:table-cell>
          <table:table-cell table:style-name="ce6" table:formula="of:=UPPER(MID([.A245];22;2) &amp; MID([.A245];18;2))" office:value-type="string" office:string-value="FF58">
            <text:p>FF58</text:p>
          </table:table-cell>
          <table:table-cell table:style-name="ce6" table:formula="of:=UPPER(MID([.A245];6;2) &amp; MID([.A245];2;2))" office:value-type="string" office:string-value="FF70">
            <text:p>FF70</text:p>
          </table:table-cell>
          <table:table-cell table:formula="of:=-(HEX2DEC([.B245]))" office:value-type="float" office:value="-144">
            <text:p>-144</text:p>
          </table:table-cell>
          <table:table-cell table:formula="of:=(HEX2DEC([.C245])-16^LEN([.C245])) * 2" office:value-type="float" office:value="-336">
            <text:p>-336</text:p>
          </table:table-cell>
          <table:table-cell table:formula="of:=(HEX2DEC([.D245])-16^LEN([.D245]))" office:value-type="float" office:value="-144">
            <text:p>-144</text:p>
          </table:table-cell>
          <table:table-cell table:number-columns-repeated="1017"/>
        </table:table-row>
        <table:table-row table:style-name="ro1">
          <table:table-cell office:value-type="string">
            <text:p>$90,$00,$90,$00,$58,$ff</text:p>
          </table:table-cell>
          <table:table-cell table:style-name="ce4" table:formula="of:=UPPER(MID([.A246];14;2) &amp; MID([.A246];10;2))" office:value-type="string" office:string-value="0090">
            <text:p>0090</text:p>
          </table:table-cell>
          <table:table-cell table:style-name="ce6" table:formula="of:=UPPER(MID([.A246];22;2) &amp; MID([.A246];18;2))" office:value-type="string" office:string-value="FF58">
            <text:p>FF58</text:p>
          </table:table-cell>
          <table:table-cell table:style-name="ce6" table:formula="of:=UPPER(MID([.A246];6;2) &amp; MID([.A246];2;2))" office:value-type="string" office:string-value="0090">
            <text:p>0090</text:p>
          </table:table-cell>
          <table:table-cell table:formula="of:=-(HEX2DEC([.B246]))" office:value-type="float" office:value="-144">
            <text:p>-144</text:p>
          </table:table-cell>
          <table:table-cell table:formula="of:=(HEX2DEC([.C246])-16^LEN([.C246])) * 2" office:value-type="float" office:value="-336">
            <text:p>-336</text:p>
          </table:table-cell>
          <table:table-cell table:formula="of:=HEX2DEC([.D246]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 office:value-type="string">
            <text:p>$90,$00,$70,$ff,$58,$ff</text:p>
          </table:table-cell>
          <table:table-cell table:style-name="ce4" table:formula="of:=UPPER(MID([.A247];14;2) &amp; MID([.A247];10;2))" office:value-type="string" office:string-value="FF70">
            <text:p>FF70</text:p>
          </table:table-cell>
          <table:table-cell table:style-name="ce6" table:formula="of:=UPPER(MID([.A247];22;2) &amp; MID([.A247];18;2))" office:value-type="string" office:string-value="FF58">
            <text:p>FF58</text:p>
          </table:table-cell>
          <table:table-cell table:style-name="ce6" table:formula="of:=UPPER(MID([.A247];6;2) &amp; MID([.A247];2;2))" office:value-type="string" office:string-value="0090">
            <text:p>0090</text:p>
          </table:table-cell>
          <table:table-cell table:formula="of:=-(HEX2DEC([.B247])-16^LEN([.B247]))" office:value-type="float" office:value="144">
            <text:p>144</text:p>
          </table:table-cell>
          <table:table-cell table:formula="of:=(HEX2DEC([.C247])-16^LEN([.C247])) * 2" office:value-type="float" office:value="-336">
            <text:p>-336</text:p>
          </table:table-cell>
          <table:table-cell table:formula="of:=HEX2DEC([.D247]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 office:value-type="string">
            <text:p>$d0,$ff,$d0,$ff,$a4,$ff</text:p>
          </table:table-cell>
          <table:table-cell table:style-name="ce4" table:formula="of:=UPPER(MID([.A248];14;2) &amp; MID([.A248];10;2))" office:value-type="string" office:string-value="FFD0">
            <text:p>FFD0</text:p>
          </table:table-cell>
          <table:table-cell table:style-name="ce6" table:formula="of:=UPPER(MID([.A248];22;2) &amp; MID([.A248];18;2))" office:value-type="string" office:string-value="FFA4">
            <text:p>FFA4</text:p>
          </table:table-cell>
          <table:table-cell table:style-name="ce6" table:formula="of:=UPPER(MID([.A248];6;2) &amp; MID([.A248];2;2))" office:value-type="string" office:string-value="FFD0">
            <text:p>FFD0</text:p>
          </table:table-cell>
          <table:table-cell table:formula="of:=-(HEX2DEC([.B248])-16^LEN([.B248]))" office:value-type="float" office:value="48">
            <text:p>48</text:p>
          </table:table-cell>
          <table:table-cell table:formula="of:=(HEX2DEC([.C248])-16^LEN([.C248])) * 2" office:value-type="float" office:value="-184">
            <text:p>-184</text:p>
          </table:table-cell>
          <table:table-cell table:formula="of:=(HEX2DEC([.D248])-16^LEN([.D248]))" office:value-type="float" office:value="-48">
            <text:p>-48</text:p>
          </table:table-cell>
          <table:table-cell table:number-columns-repeated="1017"/>
        </table:table-row>
        <table:table-row table:style-name="ro1">
          <table:table-cell office:value-type="string">
            <text:p>$d0,$ff,$30,$00,$a4,$ff</text:p>
          </table:table-cell>
          <table:table-cell table:style-name="ce4" table:formula="of:=UPPER(MID([.A249];14;2) &amp; MID([.A249];10;2))" office:value-type="string" office:string-value="0030">
            <text:p>0030</text:p>
          </table:table-cell>
          <table:table-cell table:style-name="ce6" table:formula="of:=UPPER(MID([.A249];22;2) &amp; MID([.A249];18;2))" office:value-type="string" office:string-value="FFA4">
            <text:p>FFA4</text:p>
          </table:table-cell>
          <table:table-cell table:style-name="ce6" table:formula="of:=UPPER(MID([.A249];6;2) &amp; MID([.A249];2;2))" office:value-type="string" office:string-value="FFD0">
            <text:p>FFD0</text:p>
          </table:table-cell>
          <table:table-cell table:formula="of:=-(HEX2DEC([.B249]))" office:value-type="float" office:value="-48">
            <text:p>-48</text:p>
          </table:table-cell>
          <table:table-cell table:formula="of:=(HEX2DEC([.C249])-16^LEN([.C249])) * 2" office:value-type="float" office:value="-184">
            <text:p>-184</text:p>
          </table:table-cell>
          <table:table-cell table:formula="of:=(HEX2DEC([.D249])-16^LEN([.D249]))" office:value-type="float" office:value="-48">
            <text:p>-48</text:p>
          </table:table-cell>
          <table:table-cell table:number-columns-repeated="1017"/>
        </table:table-row>
        <table:table-row table:style-name="ro1">
          <table:table-cell office:value-type="string">
            <text:p>$30,$00,$30,$00,$ac,$ff</text:p>
          </table:table-cell>
          <table:table-cell table:style-name="ce4" table:formula="of:=UPPER(MID([.A250];14;2) &amp; MID([.A250];10;2))" office:value-type="string" office:string-value="0030">
            <text:p>0030</text:p>
          </table:table-cell>
          <table:table-cell table:style-name="ce6" table:formula="of:=UPPER(MID([.A250];22;2) &amp; MID([.A250];18;2))" office:value-type="string" office:string-value="FFAC">
            <text:p>FFAC</text:p>
          </table:table-cell>
          <table:table-cell table:style-name="ce6" table:formula="of:=UPPER(MID([.A250];6;2) &amp; MID([.A250];2;2))" office:value-type="string" office:string-value="0030">
            <text:p>0030</text:p>
          </table:table-cell>
          <table:table-cell table:formula="of:=-(HEX2DEC([.B250]))" office:value-type="float" office:value="-48">
            <text:p>-48</text:p>
          </table:table-cell>
          <table:table-cell table:formula="of:=(HEX2DEC([.C250])-16^LEN([.C250])) * 2" office:value-type="float" office:value="-168">
            <text:p>-168</text:p>
          </table:table-cell>
          <table:table-cell table:formula="of:=HEX2DEC([.D250]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string">
            <text:p>$30,$00,$d0,$ff,$ac,$ff</text:p>
          </table:table-cell>
          <table:table-cell table:style-name="ce4" table:formula="of:=UPPER(MID([.A251];14;2) &amp; MID([.A251];10;2))" office:value-type="string" office:string-value="FFD0">
            <text:p>FFD0</text:p>
          </table:table-cell>
          <table:table-cell table:style-name="ce6" table:formula="of:=UPPER(MID([.A251];22;2) &amp; MID([.A251];18;2))" office:value-type="string" office:string-value="FFAC">
            <text:p>FFAC</text:p>
          </table:table-cell>
          <table:table-cell table:style-name="ce6" table:formula="of:=UPPER(MID([.A251];6;2) &amp; MID([.A251];2;2))" office:value-type="string" office:string-value="0030">
            <text:p>0030</text:p>
          </table:table-cell>
          <table:table-cell table:formula="of:=-(HEX2DEC([.B251])-16^LEN([.B251]))" office:value-type="float" office:value="48">
            <text:p>48</text:p>
          </table:table-cell>
          <table:table-cell table:formula="of:=(HEX2DEC([.C251])-16^LEN([.C251])) * 2" office:value-type="float" office:value="-168">
            <text:p>-168</text:p>
          </table:table-cell>
          <table:table-cell table:formula="of:=HEX2DEC([.D251]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string">
            <text:p>$a0,$ff,$00,$00,$60,$00</text:p>
          </table:table-cell>
          <table:table-cell table:style-name="ce4" table:formula="of:=UPPER(MID([.A252];14;2) &amp; MID([.A252];10;2))" office:value-type="string" office:string-value="0000">
            <text:p>0000</text:p>
          </table:table-cell>
          <table:table-cell table:style-name="ce6" table:formula="of:=UPPER(MID([.A252];22;2) &amp; MID([.A252];18;2))" office:value-type="string" office:string-value="0060">
            <text:p>0060</text:p>
          </table:table-cell>
          <table:table-cell table:style-name="ce6" table:formula="of:=UPPER(MID([.A252];6;2) &amp; MID([.A252];2;2))" office:value-type="string" office:string-value="FFA0">
            <text:p>FFA0</text:p>
          </table:table-cell>
          <table:table-cell table:formula="of:=-(HEX2DEC([.B252]))" office:value-type="float" office:value="-0">
            <text:p>-0</text:p>
          </table:table-cell>
          <table:table-cell table:formula="of:=(HEX2DEC([.C252])) * 2" office:value-type="float" office:value="192">
            <text:p>192</text:p>
          </table:table-cell>
          <table:table-cell table:formula="of:=(HEX2DEC([.D252])-16^LEN([.D252]))" office:value-type="float" office:value="-96">
            <text:p>-96</text:p>
          </table:table-cell>
          <table:table-cell table:number-columns-repeated="1017"/>
        </table:table-row>
        <table:table-row table:style-name="ro1">
          <table:table-cell office:value-type="string">
            <text:p>$10,$02,$48,$00,$30,$00</text:p>
          </table:table-cell>
          <table:table-cell table:style-name="ce4" table:formula="of:=UPPER(MID([.A253];14;2) &amp; MID([.A253];10;2))" office:value-type="string" office:string-value="0048">
            <text:p>0048</text:p>
          </table:table-cell>
          <table:table-cell table:style-name="ce6" table:formula="of:=UPPER(MID([.A253];22;2) &amp; MID([.A253];18;2))" office:value-type="string" office:string-value="0030">
            <text:p>0030</text:p>
          </table:table-cell>
          <table:table-cell table:style-name="ce6" table:formula="of:=UPPER(MID([.A253];6;2) &amp; MID([.A253];2;2))" office:value-type="string" office:string-value="0210">
            <text:p>0210</text:p>
          </table:table-cell>
          <table:table-cell table:formula="of:=-(HEX2DEC([.B253]))" office:value-type="float" office:value="-72">
            <text:p>-72</text:p>
          </table:table-cell>
          <table:table-cell table:formula="of:=(HEX2DEC([.C253])) * 2" office:value-type="float" office:value="96">
            <text:p>96</text:p>
          </table:table-cell>
          <table:table-cell table:formula="of:=HEX2DEC([.D253])" office:value-type="float" office:value="528">
            <text:p>528</text:p>
          </table:table-cell>
          <table:table-cell table:number-columns-repeated="1017"/>
        </table:table-row>
        <table:table-row table:style-name="ro1">
          <table:table-cell office:value-type="string">
            <text:p>$10,$02,$b8,$ff,$30,$00</text:p>
          </table:table-cell>
          <table:table-cell table:style-name="ce4" table:formula="of:=UPPER(MID([.A254];14;2) &amp; MID([.A254];10;2))" office:value-type="string" office:string-value="FFB8">
            <text:p>FFB8</text:p>
          </table:table-cell>
          <table:table-cell table:style-name="ce6" table:formula="of:=UPPER(MID([.A254];22;2) &amp; MID([.A254];18;2))" office:value-type="string" office:string-value="0030">
            <text:p>0030</text:p>
          </table:table-cell>
          <table:table-cell table:style-name="ce6" table:formula="of:=UPPER(MID([.A254];6;2) &amp; MID([.A254];2;2))" office:value-type="string" office:string-value="0210">
            <text:p>0210</text:p>
          </table:table-cell>
          <table:table-cell table:formula="of:=-(HEX2DEC([.B254])-16^LEN([.B254]))" office:value-type="float" office:value="72">
            <text:p>72</text:p>
          </table:table-cell>
          <table:table-cell table:formula="of:=(HEX2DEC([.C254])) * 2" office:value-type="float" office:value="96">
            <text:p>96</text:p>
          </table:table-cell>
          <table:table-cell table:formula="of:=HEX2DEC([.D254])" office:value-type="float" office:value="528">
            <text:p>528</text:p>
          </table:table-cell>
          <table:table-cell table:number-columns-repeated="1017"/>
        </table:table-row>
        <table:table-row table:style-name="ro1">
          <table:table-cell office:value-type="string">
            <text:p>$30,$00,$00,$00,$90,$00</text:p>
          </table:table-cell>
          <table:table-cell table:style-name="ce4" table:formula="of:=UPPER(MID([.A255];14;2) &amp; MID([.A255];10;2))" office:value-type="string" office:string-value="0000">
            <text:p>0000</text:p>
          </table:table-cell>
          <table:table-cell table:style-name="ce6" table:formula="of:=UPPER(MID([.A255];22;2) &amp; MID([.A255];18;2))" office:value-type="string" office:string-value="0090">
            <text:p>0090</text:p>
          </table:table-cell>
          <table:table-cell table:style-name="ce6" table:formula="of:=UPPER(MID([.A255];6;2) &amp; MID([.A255];2;2))" office:value-type="string" office:string-value="0030">
            <text:p>0030</text:p>
          </table:table-cell>
          <table:table-cell table:formula="of:=-(HEX2DEC([.B255]))" office:value-type="float" office:value="-0">
            <text:p>-0</text:p>
          </table:table-cell>
          <table:table-cell table:formula="of:=(HEX2DEC([.C255])) * 2" office:value-type="float" office:value="288">
            <text:p>288</text:p>
          </table:table-cell>
          <table:table-cell table:formula="of:=HEX2DEC([.D255]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SAUCER &amp;20"</text:p>
          </table:table-cell>
          <table:table-cell table:number-columns-repeated="1023"/>
        </table:table-row>
        <table:table-row table:style-name="ro1">
          <table:table-cell office:value-type="string">
            <text:p>$10,$ff,$00,$00,$d8,$ff</text:p>
          </table:table-cell>
          <table:table-cell table:style-name="ce4" table:formula="of:=UPPER(MID([.A258];14;2) &amp; MID([.A258];10;2))" office:value-type="string" office:string-value="0000">
            <text:p>0000</text:p>
          </table:table-cell>
          <table:table-cell table:style-name="ce6" table:formula="of:=UPPER(MID([.A258];22;2) &amp; MID([.A258];18;2))" office:value-type="string" office:string-value="FFD8">
            <text:p>FFD8</text:p>
          </table:table-cell>
          <table:table-cell table:style-name="ce6" table:formula="of:=UPPER(MID([.A258];6;2) &amp; MID([.A258];2;2))" office:value-type="string" office:string-value="FF10">
            <text:p>FF10</text:p>
          </table:table-cell>
          <table:table-cell table:formula="of:=-(HEX2DEC([.B258]))" office:value-type="float" office:value="-0">
            <text:p>-0</text:p>
          </table:table-cell>
          <table:table-cell table:formula="of:=(HEX2DEC([.C258])-16^LEN([.C258])) * 2" office:value-type="float" office:value="-80">
            <text:p>-80</text:p>
          </table:table-cell>
          <table:table-cell table:formula="of:=(HEX2DEC([.D258])-16^LEN([.D258]))" office:value-type="float" office:value="-240">
            <text:p>-240</text:p>
          </table:table-cell>
          <table:table-cell table:number-columns-repeated="1017"/>
        </table:table-row>
        <table:table-row table:style-name="ro1">
          <table:table-cell office:value-type="string">
            <text:p>$60,$ff,$a0,$00,$d8,$ff</text:p>
          </table:table-cell>
          <table:table-cell table:style-name="ce4" table:formula="of:=UPPER(MID([.A259];14;2) &amp; MID([.A259];10;2))" office:value-type="string" office:string-value="00A0">
            <text:p>00A0</text:p>
          </table:table-cell>
          <table:table-cell table:style-name="ce6" table:formula="of:=UPPER(MID([.A259];22;2) &amp; MID([.A259];18;2))" office:value-type="string" office:string-value="FFD8">
            <text:p>FFD8</text:p>
          </table:table-cell>
          <table:table-cell table:style-name="ce6" table:formula="of:=UPPER(MID([.A259];6;2) &amp; MID([.A259];2;2))" office:value-type="string" office:string-value="FF60">
            <text:p>FF60</text:p>
          </table:table-cell>
          <table:table-cell table:formula="of:=-(HEX2DEC([.B259]))" office:value-type="float" office:value="-160">
            <text:p>-160</text:p>
          </table:table-cell>
          <table:table-cell table:formula="of:=(HEX2DEC([.C259])-16^LEN([.C259])) * 2" office:value-type="float" office:value="-80">
            <text:p>-80</text:p>
          </table:table-cell>
          <table:table-cell table:formula="of:=(HEX2DEC([.D259])-16^LEN([.D259]))" office:value-type="float" office:value="-160">
            <text:p>-160</text:p>
          </table:table-cell>
          <table:table-cell table:number-columns-repeated="1017"/>
        </table:table-row>
        <table:table-row table:style-name="ro1">
          <table:table-cell office:value-type="string">
            <text:p>$00,$00,$f0,$00,$d8,$ff</text:p>
          </table:table-cell>
          <table:table-cell table:style-name="ce4" table:formula="of:=UPPER(MID([.A260];14;2) &amp; MID([.A260];10;2))" office:value-type="string" office:string-value="00F0">
            <text:p>00F0</text:p>
          </table:table-cell>
          <table:table-cell table:style-name="ce6" table:formula="of:=UPPER(MID([.A260];22;2) &amp; MID([.A260];18;2))" office:value-type="string" office:string-value="FFD8">
            <text:p>FFD8</text:p>
          </table:table-cell>
          <table:table-cell table:style-name="ce6" table:formula="of:=UPPER(MID([.A260];6;2) &amp; MID([.A260];2;2))" office:value-type="string" office:string-value="0000">
            <text:p>0000</text:p>
          </table:table-cell>
          <table:table-cell table:formula="of:=-(HEX2DEC([.B260]))" office:value-type="float" office:value="-240">
            <text:p>-240</text:p>
          </table:table-cell>
          <table:table-cell table:formula="of:=(HEX2DEC([.C260])-16^LEN([.C260])) * 2" office:value-type="float" office:value="-80">
            <text:p>-80</text:p>
          </table:table-cell>
          <table:table-cell table:formula="of:=HEX2DEC([.D260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$a0,$00,$a0,$00,$d8,$ff</text:p>
          </table:table-cell>
          <table:table-cell table:style-name="ce4" table:formula="of:=UPPER(MID([.A261];14;2) &amp; MID([.A261];10;2))" office:value-type="string" office:string-value="00A0">
            <text:p>00A0</text:p>
          </table:table-cell>
          <table:table-cell table:style-name="ce6" table:formula="of:=UPPER(MID([.A261];22;2) &amp; MID([.A261];18;2))" office:value-type="string" office:string-value="FFD8">
            <text:p>FFD8</text:p>
          </table:table-cell>
          <table:table-cell table:style-name="ce6" table:formula="of:=UPPER(MID([.A261];6;2) &amp; MID([.A261];2;2))" office:value-type="string" office:string-value="00A0">
            <text:p>00A0</text:p>
          </table:table-cell>
          <table:table-cell table:formula="of:=-(HEX2DEC([.B261]))" office:value-type="float" office:value="-160">
            <text:p>-160</text:p>
          </table:table-cell>
          <table:table-cell table:formula="of:=(HEX2DEC([.C261])-16^LEN([.C261])) * 2" office:value-type="float" office:value="-80">
            <text:p>-80</text:p>
          </table:table-cell>
          <table:table-cell table:formula="of:=HEX2DEC([.D261])"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 office:value-type="string">
            <text:p>$f0,$00,$00,$00,$d8,$ff</text:p>
          </table:table-cell>
          <table:table-cell table:style-name="ce4" table:formula="of:=UPPER(MID([.A262];14;2) &amp; MID([.A262];10;2))" office:value-type="string" office:string-value="0000">
            <text:p>0000</text:p>
          </table:table-cell>
          <table:table-cell table:style-name="ce6" table:formula="of:=UPPER(MID([.A262];22;2) &amp; MID([.A262];18;2))" office:value-type="string" office:string-value="FFD8">
            <text:p>FFD8</text:p>
          </table:table-cell>
          <table:table-cell table:style-name="ce6" table:formula="of:=UPPER(MID([.A262];6;2) &amp; MID([.A262];2;2))" office:value-type="string" office:string-value="00F0">
            <text:p>00F0</text:p>
          </table:table-cell>
          <table:table-cell table:formula="of:=-(HEX2DEC([.B262]))" office:value-type="float" office:value="-0">
            <text:p>-0</text:p>
          </table:table-cell>
          <table:table-cell table:formula="of:=(HEX2DEC([.C262])-16^LEN([.C262])) * 2" office:value-type="float" office:value="-80">
            <text:p>-80</text:p>
          </table:table-cell>
          <table:table-cell table:formula="of:=HEX2DEC([.D262]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 office:value-type="string">
            <text:p>$a0,$00,$60,$ff,$d8,$ff</text:p>
          </table:table-cell>
          <table:table-cell table:style-name="ce4" table:formula="of:=UPPER(MID([.A263];14;2) &amp; MID([.A263];10;2))" office:value-type="string" office:string-value="FF60">
            <text:p>FF60</text:p>
          </table:table-cell>
          <table:table-cell table:style-name="ce6" table:formula="of:=UPPER(MID([.A263];22;2) &amp; MID([.A263];18;2))" office:value-type="string" office:string-value="FFD8">
            <text:p>FFD8</text:p>
          </table:table-cell>
          <table:table-cell table:style-name="ce6" table:formula="of:=UPPER(MID([.A263];6;2) &amp; MID([.A263];2;2))" office:value-type="string" office:string-value="00A0">
            <text:p>00A0</text:p>
          </table:table-cell>
          <table:table-cell table:formula="of:=-(HEX2DEC([.B263])-16^LEN([.B263]))" office:value-type="float" office:value="160">
            <text:p>160</text:p>
          </table:table-cell>
          <table:table-cell table:formula="of:=(HEX2DEC([.C263])-16^LEN([.C263])) * 2" office:value-type="float" office:value="-80">
            <text:p>-80</text:p>
          </table:table-cell>
          <table:table-cell table:formula="of:=HEX2DEC([.D263])"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 office:value-type="string">
            <text:p>$00,$00,$10,$ff,$d8,$ff</text:p>
          </table:table-cell>
          <table:table-cell table:style-name="ce4" table:formula="of:=UPPER(MID([.A264];14;2) &amp; MID([.A264];10;2))" office:value-type="string" office:string-value="FF10">
            <text:p>FF10</text:p>
          </table:table-cell>
          <table:table-cell table:style-name="ce6" table:formula="of:=UPPER(MID([.A264];22;2) &amp; MID([.A264];18;2))" office:value-type="string" office:string-value="FFD8">
            <text:p>FFD8</text:p>
          </table:table-cell>
          <table:table-cell table:style-name="ce6" table:formula="of:=UPPER(MID([.A264];6;2) &amp; MID([.A264];2;2))" office:value-type="string" office:string-value="0000">
            <text:p>0000</text:p>
          </table:table-cell>
          <table:table-cell table:formula="of:=-(HEX2DEC([.B264])-16^LEN([.B264]))" office:value-type="float" office:value="240">
            <text:p>240</text:p>
          </table:table-cell>
          <table:table-cell table:formula="of:=(HEX2DEC([.C264])-16^LEN([.C264])) * 2" office:value-type="float" office:value="-80">
            <text:p>-80</text:p>
          </table:table-cell>
          <table:table-cell table:formula="of:=HEX2DEC([.D264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$60,$ff,$60,$ff,$d8,$ff</text:p>
          </table:table-cell>
          <table:table-cell table:style-name="ce4" table:formula="of:=UPPER(MID([.A265];14;2) &amp; MID([.A265];10;2))" office:value-type="string" office:string-value="FF60">
            <text:p>FF60</text:p>
          </table:table-cell>
          <table:table-cell table:style-name="ce6" table:formula="of:=UPPER(MID([.A265];22;2) &amp; MID([.A265];18;2))" office:value-type="string" office:string-value="FFD8">
            <text:p>FFD8</text:p>
          </table:table-cell>
          <table:table-cell table:style-name="ce6" table:formula="of:=UPPER(MID([.A265];6;2) &amp; MID([.A265];2;2))" office:value-type="string" office:string-value="FF60">
            <text:p>FF60</text:p>
          </table:table-cell>
          <table:table-cell table:formula="of:=-(HEX2DEC([.B265])-16^LEN([.B265]))" office:value-type="float" office:value="160">
            <text:p>160</text:p>
          </table:table-cell>
          <table:table-cell table:formula="of:=(HEX2DEC([.C265])-16^LEN([.C265])) * 2" office:value-type="float" office:value="-80">
            <text:p>-80</text:p>
          </table:table-cell>
          <table:table-cell table:formula="of:=(HEX2DEC([.D265])-16^LEN([.D265]))" office:value-type="float" office:value="-160">
            <text:p>-160</text:p>
          </table:table-cell>
          <table:table-cell table:number-columns-repeated="1017"/>
        </table:table-row>
        <table:table-row table:style-name="ro1">
          <table:table-cell office:value-type="string">
            <text:p>$40,$fc,$00,$00,$50,$00</text:p>
          </table:table-cell>
          <table:table-cell table:style-name="ce4" table:formula="of:=UPPER(MID([.A266];14;2) &amp; MID([.A266];10;2))" office:value-type="string" office:string-value="0000">
            <text:p>0000</text:p>
          </table:table-cell>
          <table:table-cell table:style-name="ce6" table:formula="of:=UPPER(MID([.A266];22;2) &amp; MID([.A266];18;2))" office:value-type="string" office:string-value="0050">
            <text:p>0050</text:p>
          </table:table-cell>
          <table:table-cell table:style-name="ce6" table:formula="of:=UPPER(MID([.A266];6;2) &amp; MID([.A266];2;2))" office:value-type="string" office:string-value="FC40">
            <text:p>FC40</text:p>
          </table:table-cell>
          <table:table-cell table:formula="of:=-(HEX2DEC([.B266]))" office:value-type="float" office:value="-0">
            <text:p>-0</text:p>
          </table:table-cell>
          <table:table-cell table:formula="of:=(HEX2DEC([.C266])) * 2" office:value-type="float" office:value="160">
            <text:p>160</text:p>
          </table:table-cell>
          <table:table-cell table:formula="of:=(HEX2DEC([.D266])-16^LEN([.D266]))" office:value-type="float" office:value="-960">
            <text:p>-960</text:p>
          </table:table-cell>
          <table:table-cell table:number-columns-repeated="1017"/>
        </table:table-row>
        <table:table-row table:style-name="ro1">
          <table:table-cell office:value-type="string">
            <text:p>$58,$fd,$a8,$02,$50,$00</text:p>
          </table:table-cell>
          <table:table-cell table:style-name="ce4" table:formula="of:=UPPER(MID([.A267];14;2) &amp; MID([.A267];10;2))" office:value-type="string" office:string-value="02A8">
            <text:p>02A8</text:p>
          </table:table-cell>
          <table:table-cell table:style-name="ce6" table:formula="of:=UPPER(MID([.A267];22;2) &amp; MID([.A267];18;2))" office:value-type="string" office:string-value="0050">
            <text:p>0050</text:p>
          </table:table-cell>
          <table:table-cell table:style-name="ce6" table:formula="of:=UPPER(MID([.A267];6;2) &amp; MID([.A267];2;2))" office:value-type="string" office:string-value="FD58">
            <text:p>FD58</text:p>
          </table:table-cell>
          <table:table-cell table:formula="of:=-(HEX2DEC([.B267]))" office:value-type="float" office:value="-680">
            <text:p>-680</text:p>
          </table:table-cell>
          <table:table-cell table:formula="of:=(HEX2DEC([.C267])) * 2" office:value-type="float" office:value="160">
            <text:p>160</text:p>
          </table:table-cell>
          <table:table-cell table:formula="of:=(HEX2DEC([.D267])-16^LEN([.D267]))" office:value-type="float" office:value="-680">
            <text:p>-680</text:p>
          </table:table-cell>
          <table:table-cell table:number-columns-repeated="1017"/>
        </table:table-row>
        <table:table-row table:style-name="ro1">
          <table:table-cell office:value-type="string">
            <text:p>$00,$00,$c0,$03,$50,$00</text:p>
          </table:table-cell>
          <table:table-cell table:style-name="ce4" table:formula="of:=UPPER(MID([.A268];14;2) &amp; MID([.A268];10;2))" office:value-type="string" office:string-value="03C0">
            <text:p>03C0</text:p>
          </table:table-cell>
          <table:table-cell table:style-name="ce6" table:formula="of:=UPPER(MID([.A268];22;2) &amp; MID([.A268];18;2))" office:value-type="string" office:string-value="0050">
            <text:p>0050</text:p>
          </table:table-cell>
          <table:table-cell table:style-name="ce6" table:formula="of:=UPPER(MID([.A268];6;2) &amp; MID([.A268];2;2))" office:value-type="string" office:string-value="0000">
            <text:p>0000</text:p>
          </table:table-cell>
          <table:table-cell table:formula="of:=-(HEX2DEC([.B268]))" office:value-type="float" office:value="-960">
            <text:p>-960</text:p>
          </table:table-cell>
          <table:table-cell table:formula="of:=(HEX2DEC([.C268])) * 2" office:value-type="float" office:value="160">
            <text:p>160</text:p>
          </table:table-cell>
          <table:table-cell table:formula="of:=HEX2DEC([.D268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$a8,$02,$a8,$02,$50,$00</text:p>
          </table:table-cell>
          <table:table-cell table:style-name="ce4" table:formula="of:=UPPER(MID([.A269];14;2) &amp; MID([.A269];10;2))" office:value-type="string" office:string-value="02A8">
            <text:p>02A8</text:p>
          </table:table-cell>
          <table:table-cell table:style-name="ce6" table:formula="of:=UPPER(MID([.A269];22;2) &amp; MID([.A269];18;2))" office:value-type="string" office:string-value="0050">
            <text:p>0050</text:p>
          </table:table-cell>
          <table:table-cell table:style-name="ce6" table:formula="of:=UPPER(MID([.A269];6;2) &amp; MID([.A269];2;2))" office:value-type="string" office:string-value="02A8">
            <text:p>02A8</text:p>
          </table:table-cell>
          <table:table-cell table:formula="of:=-(HEX2DEC([.B269]))" office:value-type="float" office:value="-680">
            <text:p>-680</text:p>
          </table:table-cell>
          <table:table-cell table:formula="of:=(HEX2DEC([.C269])) * 2" office:value-type="float" office:value="160">
            <text:p>160</text:p>
          </table:table-cell>
          <table:table-cell table:formula="of:=HEX2DEC([.D269])" office:value-type="float" office:value="680">
            <text:p>680</text:p>
          </table:table-cell>
          <table:table-cell table:number-columns-repeated="1017"/>
        </table:table-row>
        <table:table-row table:style-name="ro1">
          <table:table-cell office:value-type="string">
            <text:p>$c0,$03,$00,$00,$50,$00</text:p>
          </table:table-cell>
          <table:table-cell table:style-name="ce4" table:formula="of:=UPPER(MID([.A270];14;2) &amp; MID([.A270];10;2))" office:value-type="string" office:string-value="0000">
            <text:p>0000</text:p>
          </table:table-cell>
          <table:table-cell table:style-name="ce6" table:formula="of:=UPPER(MID([.A270];22;2) &amp; MID([.A270];18;2))" office:value-type="string" office:string-value="0050">
            <text:p>0050</text:p>
          </table:table-cell>
          <table:table-cell table:style-name="ce6" table:formula="of:=UPPER(MID([.A270];6;2) &amp; MID([.A270];2;2))" office:value-type="string" office:string-value="03C0">
            <text:p>03C0</text:p>
          </table:table-cell>
          <table:table-cell table:formula="of:=-(HEX2DEC([.B270]))" office:value-type="float" office:value="-0">
            <text:p>-0</text:p>
          </table:table-cell>
          <table:table-cell table:formula="of:=(HEX2DEC([.C270])) * 2" office:value-type="float" office:value="160">
            <text:p>160</text:p>
          </table:table-cell>
          <table:table-cell table:formula="of:=HEX2DEC([.D270])" office:value-type="float" office:value="960">
            <text:p>960</text:p>
          </table:table-cell>
          <table:table-cell table:number-columns-repeated="1017"/>
        </table:table-row>
        <table:table-row table:style-name="ro1">
          <table:table-cell office:value-type="string">
            <text:p>$a8,$02,$58,$fd,$50,$00</text:p>
          </table:table-cell>
          <table:table-cell table:style-name="ce4" table:formula="of:=UPPER(MID([.A271];14;2) &amp; MID([.A271];10;2))" office:value-type="string" office:string-value="FD58">
            <text:p>FD58</text:p>
          </table:table-cell>
          <table:table-cell table:style-name="ce6" table:formula="of:=UPPER(MID([.A271];22;2) &amp; MID([.A271];18;2))" office:value-type="string" office:string-value="0050">
            <text:p>0050</text:p>
          </table:table-cell>
          <table:table-cell table:style-name="ce6" table:formula="of:=UPPER(MID([.A271];6;2) &amp; MID([.A271];2;2))" office:value-type="string" office:string-value="02A8">
            <text:p>02A8</text:p>
          </table:table-cell>
          <table:table-cell table:formula="of:=-(HEX2DEC([.B271])-16^LEN([.B271]))" office:value-type="float" office:value="680">
            <text:p>680</text:p>
          </table:table-cell>
          <table:table-cell table:formula="of:=(HEX2DEC([.C271])) * 2" office:value-type="float" office:value="160">
            <text:p>160</text:p>
          </table:table-cell>
          <table:table-cell table:formula="of:=HEX2DEC([.D271])" office:value-type="float" office:value="680">
            <text:p>680</text:p>
          </table:table-cell>
          <table:table-cell table:number-columns-repeated="1017"/>
        </table:table-row>
        <table:table-row table:style-name="ro1">
          <table:table-cell office:value-type="string">
            <text:p>$00,$00,$40,$fc,$50,$00</text:p>
          </table:table-cell>
          <table:table-cell table:style-name="ce4" table:formula="of:=UPPER(MID([.A272];14;2) &amp; MID([.A272];10;2))" office:value-type="string" office:string-value="FC40">
            <text:p>FC40</text:p>
          </table:table-cell>
          <table:table-cell table:style-name="ce6" table:formula="of:=UPPER(MID([.A272];22;2) &amp; MID([.A272];18;2))" office:value-type="string" office:string-value="0050">
            <text:p>0050</text:p>
          </table:table-cell>
          <table:table-cell table:style-name="ce6" table:formula="of:=UPPER(MID([.A272];6;2) &amp; MID([.A272];2;2))" office:value-type="string" office:string-value="0000">
            <text:p>0000</text:p>
          </table:table-cell>
          <table:table-cell table:formula="of:=-(HEX2DEC([.B272])-16^LEN([.B272]))" office:value-type="float" office:value="960">
            <text:p>960</text:p>
          </table:table-cell>
          <table:table-cell table:formula="of:=(HEX2DEC([.C272])) * 2" office:value-type="float" office:value="160">
            <text:p>160</text:p>
          </table:table-cell>
          <table:table-cell table:formula="of:=HEX2DEC([.D272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$58,$fd,$58,$fd,$50,$00</text:p>
          </table:table-cell>
          <table:table-cell table:style-name="ce4" table:formula="of:=UPPER(MID([.A273];14;2) &amp; MID([.A273];10;2))" office:value-type="string" office:string-value="FD58">
            <text:p>FD58</text:p>
          </table:table-cell>
          <table:table-cell table:style-name="ce6" table:formula="of:=UPPER(MID([.A273];22;2) &amp; MID([.A273];18;2))" office:value-type="string" office:string-value="0050">
            <text:p>0050</text:p>
          </table:table-cell>
          <table:table-cell table:style-name="ce6" table:formula="of:=UPPER(MID([.A273];6;2) &amp; MID([.A273];2;2))" office:value-type="string" office:string-value="FD58">
            <text:p>FD58</text:p>
          </table:table-cell>
          <table:table-cell table:formula="of:=-(HEX2DEC([.B273])-16^LEN([.B273]))" office:value-type="float" office:value="680">
            <text:p>680</text:p>
          </table:table-cell>
          <table:table-cell table:formula="of:=(HEX2DEC([.C273])) * 2" office:value-type="float" office:value="160">
            <text:p>160</text:p>
          </table:table-cell>
          <table:table-cell table:formula="of:=(HEX2DEC([.D273])-16^LEN([.D273]))" office:value-type="float" office:value="-680">
            <text:p>-680</text:p>
          </table:table-cell>
          <table:table-cell table:number-columns-repeated="1017"/>
        </table:table-row>
        <table:table-row table:style-name="ro1">
          <table:table-cell office:value-type="string">
            <text:p>$00,$00,$00,$00,$18,$01</text:p>
          </table:table-cell>
          <table:table-cell table:style-name="ce4" table:formula="of:=UPPER(MID([.A274];14;2) &amp; MID([.A274];10;2))" office:value-type="string" office:string-value="0000">
            <text:p>0000</text:p>
          </table:table-cell>
          <table:table-cell table:style-name="ce6" table:formula="of:=UPPER(MID([.A274];22;2) &amp; MID([.A274];18;2))" office:value-type="string" office:string-value="0118">
            <text:p>0118</text:p>
          </table:table-cell>
          <table:table-cell table:style-name="ce6" table:formula="of:=UPPER(MID([.A274];6;2) &amp; MID([.A274];2;2))" office:value-type="string" office:string-value="0000">
            <text:p>0000</text:p>
          </table:table-cell>
          <table:table-cell table:formula="of:=-(HEX2DEC([.B274]))" office:value-type="float" office:value="-0">
            <text:p>-0</text:p>
          </table:table-cell>
          <table:table-cell table:formula="of:=(HEX2DEC([.C274])) * 2" office:value-type="float" office:value="560">
            <text:p>560</text:p>
          </table:table-cell>
          <table:table-cell table:formula="of:=HEX2DEC([.D274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"SLOW TANK &amp;02"</text:p>
          </table:table-cell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$20,$fd,$00,$fe,$c0,$fe</text:p>
          </table:table-cell>
          <table:table-cell table:style-name="ce4" table:formula="of:=UPPER(MID([.A277];14;2) &amp; MID([.A277];10;2))" office:value-type="string" office:string-value="FE00">
            <text:p>FE00</text:p>
          </table:table-cell>
          <table:table-cell table:style-name="ce6" table:formula="of:=UPPER(MID([.A277];22;2) &amp; MID([.A277];18;2))" office:value-type="string" office:string-value="FEC0">
            <text:p>FEC0</text:p>
          </table:table-cell>
          <table:table-cell table:style-name="ce6" table:formula="of:=UPPER(MID([.A277];6;2) &amp; MID([.A277];2;2))" office:value-type="string" office:string-value="FD20">
            <text:p>FD20</text:p>
          </table:table-cell>
          <table:table-cell table:formula="of:=-(HEX2DEC([.B277])-16^LEN([.B277]))" office:value-type="float" office:value="512">
            <text:p>512</text:p>
          </table:table-cell>
          <table:table-cell table:formula="of:=(HEX2DEC([.C277])-16^LEN([.C277])) * 2" office:value-type="float" office:value="-640">
            <text:p>-640</text:p>
          </table:table-cell>
          <table:table-cell table:formula="of:=(HEX2DEC([.D277])-16^LEN([.D277]))" office:value-type="float" office:value="-736">
            <text:p>-736</text:p>
          </table:table-cell>
          <table:table-cell table:number-columns-repeated="1017"/>
        </table:table-row>
        <table:table-row table:style-name="ro1">
          <table:table-cell office:value-type="string">
            <text:p>$20,$fd,$00,$02,$c0,$fe</text:p>
          </table:table-cell>
          <table:table-cell table:style-name="ce4" table:formula="of:=UPPER(MID([.A278];14;2) &amp; MID([.A278];10;2))" office:value-type="string" office:string-value="0200">
            <text:p>0200</text:p>
          </table:table-cell>
          <table:table-cell table:style-name="ce6" table:formula="of:=UPPER(MID([.A278];22;2) &amp; MID([.A278];18;2))" office:value-type="string" office:string-value="FEC0">
            <text:p>FEC0</text:p>
          </table:table-cell>
          <table:table-cell table:style-name="ce6" table:formula="of:=UPPER(MID([.A278];6;2) &amp; MID([.A278];2;2))" office:value-type="string" office:string-value="FD20">
            <text:p>FD20</text:p>
          </table:table-cell>
          <table:table-cell table:formula="of:=-(HEX2DEC([.B278]))" office:value-type="float" office:value="-512">
            <text:p>-512</text:p>
          </table:table-cell>
          <table:table-cell table:formula="of:=(HEX2DEC([.C278])-16^LEN([.C278])) * 2" office:value-type="float" office:value="-640">
            <text:p>-640</text:p>
          </table:table-cell>
          <table:table-cell table:formula="of:=(HEX2DEC([.D278])-16^LEN([.D278]))" office:value-type="float" office:value="-736">
            <text:p>-736</text:p>
          </table:table-cell>
          <table:table-cell table:number-columns-repeated="1017"/>
        </table:table-row>
        <table:table-row table:style-name="ro1">
          <table:table-cell office:value-type="string">
            <text:p>$c8,$03,$00,$02,$c0,$fe</text:p>
          </table:table-cell>
          <table:table-cell table:style-name="ce4" table:formula="of:=UPPER(MID([.A279];14;2) &amp; MID([.A279];10;2))" office:value-type="string" office:string-value="0200">
            <text:p>0200</text:p>
          </table:table-cell>
          <table:table-cell table:style-name="ce6" table:formula="of:=UPPER(MID([.A279];22;2) &amp; MID([.A279];18;2))" office:value-type="string" office:string-value="FEC0">
            <text:p>FEC0</text:p>
          </table:table-cell>
          <table:table-cell table:style-name="ce6" table:formula="of:=UPPER(MID([.A279];6;2) &amp; MID([.A279];2;2))" office:value-type="string" office:string-value="03C8">
            <text:p>03C8</text:p>
          </table:table-cell>
          <table:table-cell table:formula="of:=-(HEX2DEC([.B279]))" office:value-type="float" office:value="-512">
            <text:p>-512</text:p>
          </table:table-cell>
          <table:table-cell table:formula="of:=(HEX2DEC([.C279])-16^LEN([.C279])) * 2" office:value-type="float" office:value="-640">
            <text:p>-640</text:p>
          </table:table-cell>
          <table:table-cell table:formula="of:=HEX2DEC([.D279])" office:value-type="float" office:value="968">
            <text:p>968</text:p>
          </table:table-cell>
          <table:table-cell table:number-columns-repeated="1017"/>
        </table:table-row>
        <table:table-row table:style-name="ro1">
          <table:table-cell office:value-type="string">
            <text:p>$c8,$03,$00,$fe,$c0,$fe</text:p>
          </table:table-cell>
          <table:table-cell table:style-name="ce4" table:formula="of:=UPPER(MID([.A280];14;2) &amp; MID([.A280];10;2))" office:value-type="string" office:string-value="FE00">
            <text:p>FE00</text:p>
          </table:table-cell>
          <table:table-cell table:style-name="ce6" table:formula="of:=UPPER(MID([.A280];22;2) &amp; MID([.A280];18;2))" office:value-type="string" office:string-value="FEC0">
            <text:p>FEC0</text:p>
          </table:table-cell>
          <table:table-cell table:style-name="ce6" table:formula="of:=UPPER(MID([.A280];6;2) &amp; MID([.A280];2;2))" office:value-type="string" office:string-value="03C8">
            <text:p>03C8</text:p>
          </table:table-cell>
          <table:table-cell table:formula="of:=-(HEX2DEC([.B280])-16^LEN([.B280]))" office:value-type="float" office:value="512">
            <text:p>512</text:p>
          </table:table-cell>
          <table:table-cell table:formula="of:=(HEX2DEC([.C280])-16^LEN([.C280])) * 2" office:value-type="float" office:value="-640">
            <text:p>-640</text:p>
          </table:table-cell>
          <table:table-cell table:formula="of:=HEX2DEC([.D280])" office:value-type="float" office:value="968">
            <text:p>968</text:p>
          </table:table-cell>
          <table:table-cell table:number-columns-repeated="1017"/>
        </table:table-row>
        <table:table-row table:style-name="ro1">
          <table:table-cell office:value-type="string">
            <text:p>$00,$fc,$c8,$fd,$30,$ff</text:p>
          </table:table-cell>
          <table:table-cell table:style-name="ce4" table:formula="of:=UPPER(MID([.A281];14;2) &amp; MID([.A281];10;2))" office:value-type="string" office:string-value="FDC8">
            <text:p>FDC8</text:p>
          </table:table-cell>
          <table:table-cell table:style-name="ce6" table:formula="of:=UPPER(MID([.A281];22;2) &amp; MID([.A281];18;2))" office:value-type="string" office:string-value="FF30">
            <text:p>FF30</text:p>
          </table:table-cell>
          <table:table-cell table:style-name="ce6" table:formula="of:=UPPER(MID([.A281];6;2) &amp; MID([.A281];2;2))" office:value-type="string" office:string-value="FC00">
            <text:p>FC00</text:p>
          </table:table-cell>
          <table:table-cell table:formula="of:=-(HEX2DEC([.B281])-16^LEN([.B281]))" office:value-type="float" office:value="568">
            <text:p>568</text:p>
          </table:table-cell>
          <table:table-cell table:formula="of:=(HEX2DEC([.C281])-16^LEN([.C281])) * 2" office:value-type="float" office:value="-416">
            <text:p>-416</text:p>
          </table:table-cell>
          <table:table-cell table:formula="of:=(HEX2DEC([.D281])-16^LEN([.D281]))" office:value-type="float" office:value="-1024">
            <text:p>-1024</text:p>
          </table:table-cell>
          <table:table-cell table:number-columns-repeated="1017"/>
        </table:table-row>
        <table:table-row table:style-name="ro1">
          <table:table-cell office:value-type="string">
            <text:p>$00,$fc,$38,$02,$30,$ff</text:p>
          </table:table-cell>
          <table:table-cell table:style-name="ce4" table:formula="of:=UPPER(MID([.A282];14;2) &amp; MID([.A282];10;2))" office:value-type="string" office:string-value="0238">
            <text:p>0238</text:p>
          </table:table-cell>
          <table:table-cell table:style-name="ce6" table:formula="of:=UPPER(MID([.A282];22;2) &amp; MID([.A282];18;2))" office:value-type="string" office:string-value="FF30">
            <text:p>FF30</text:p>
          </table:table-cell>
          <table:table-cell table:style-name="ce6" table:formula="of:=UPPER(MID([.A282];6;2) &amp; MID([.A282];2;2))" office:value-type="string" office:string-value="FC00">
            <text:p>FC00</text:p>
          </table:table-cell>
          <table:table-cell table:formula="of:=-(HEX2DEC([.B282]))" office:value-type="float" office:value="-568">
            <text:p>-568</text:p>
          </table:table-cell>
          <table:table-cell table:formula="of:=(HEX2DEC([.C282])-16^LEN([.C282])) * 2" office:value-type="float" office:value="-416">
            <text:p>-416</text:p>
          </table:table-cell>
          <table:table-cell table:formula="of:=(HEX2DEC([.D282])-16^LEN([.D282]))" office:value-type="float" office:value="-1024">
            <text:p>-1024</text:p>
          </table:table-cell>
          <table:table-cell table:number-columns-repeated="1017"/>
        </table:table-row>
        <table:table-row table:style-name="ro1">
          <table:table-cell office:value-type="string">
            <text:p>$e0,$04,$38,$02,$30,$ff</text:p>
          </table:table-cell>
          <table:table-cell table:style-name="ce4" table:formula="of:=UPPER(MID([.A283];14;2) &amp; MID([.A283];10;2))" office:value-type="string" office:string-value="0238">
            <text:p>0238</text:p>
          </table:table-cell>
          <table:table-cell table:style-name="ce6" table:formula="of:=UPPER(MID([.A283];22;2) &amp; MID([.A283];18;2))" office:value-type="string" office:string-value="FF30">
            <text:p>FF30</text:p>
          </table:table-cell>
          <table:table-cell table:style-name="ce6" table:formula="of:=UPPER(MID([.A283];6;2) &amp; MID([.A283];2;2))" office:value-type="string" office:string-value="04E0">
            <text:p>04E0</text:p>
          </table:table-cell>
          <table:table-cell table:formula="of:=-(HEX2DEC([.B283]))" office:value-type="float" office:value="-568">
            <text:p>-568</text:p>
          </table:table-cell>
          <table:table-cell table:formula="of:=(HEX2DEC([.C283])-16^LEN([.C283])) * 2" office:value-type="float" office:value="-416">
            <text:p>-416</text:p>
          </table:table-cell>
          <table:table-cell table:formula="of:=HEX2DEC([.D283])" office:value-type="float" office:value="1248">
            <text:p>1248</text:p>
          </table:table-cell>
          <table:table-cell table:number-columns-repeated="1017"/>
        </table:table-row>
        <table:table-row table:style-name="ro1">
          <table:table-cell office:value-type="string">
            <text:p>$e0,$04,$c8,$fd,$30,$ff</text:p>
          </table:table-cell>
          <table:table-cell table:style-name="ce4" table:formula="of:=UPPER(MID([.A284];14;2) &amp; MID([.A284];10;2))" office:value-type="string" office:string-value="FDC8">
            <text:p>FDC8</text:p>
          </table:table-cell>
          <table:table-cell table:style-name="ce6" table:formula="of:=UPPER(MID([.A284];22;2) &amp; MID([.A284];18;2))" office:value-type="string" office:string-value="FF30">
            <text:p>FF30</text:p>
          </table:table-cell>
          <table:table-cell table:style-name="ce6" table:formula="of:=UPPER(MID([.A284];6;2) &amp; MID([.A284];2;2))" office:value-type="string" office:string-value="04E0">
            <text:p>04E0</text:p>
          </table:table-cell>
          <table:table-cell table:formula="of:=-(HEX2DEC([.B284])-16^LEN([.B284]))" office:value-type="float" office:value="568">
            <text:p>568</text:p>
          </table:table-cell>
          <table:table-cell table:formula="of:=(HEX2DEC([.C284])-16^LEN([.C284])) * 2" office:value-type="float" office:value="-416">
            <text:p>-416</text:p>
          </table:table-cell>
          <table:table-cell table:formula="of:=HEX2DEC([.D284])" office:value-type="float" office:value="1248">
            <text:p>1248</text:p>
          </table:table-cell>
          <table:table-cell table:number-columns-repeated="1017"/>
        </table:table-row>
        <table:table-row table:style-name="ro1">
          <table:table-cell office:value-type="string">
            <text:p>$58,$fd,$a8,$fe,$88,$ff</text:p>
          </table:table-cell>
          <table:table-cell table:style-name="ce4" table:formula="of:=UPPER(MID([.A285];14;2) &amp; MID([.A285];10;2))" office:value-type="string" office:string-value="FEA8">
            <text:p>FEA8</text:p>
          </table:table-cell>
          <table:table-cell table:style-name="ce6" table:formula="of:=UPPER(MID([.A285];22;2) &amp; MID([.A285];18;2))" office:value-type="string" office:string-value="FF88">
            <text:p>FF88</text:p>
          </table:table-cell>
          <table:table-cell table:style-name="ce6" table:formula="of:=UPPER(MID([.A285];6;2) &amp; MID([.A285];2;2))" office:value-type="string" office:string-value="FD58">
            <text:p>FD58</text:p>
          </table:table-cell>
          <table:table-cell table:formula="of:=-(HEX2DEC([.B285])-16^LEN([.B285]))" office:value-type="float" office:value="344">
            <text:p>344</text:p>
          </table:table-cell>
          <table:table-cell table:formula="of:=(HEX2DEC([.C285])-16^LEN([.C285])) * 2" office:value-type="float" office:value="-240">
            <text:p>-240</text:p>
          </table:table-cell>
          <table:table-cell table:formula="of:=(HEX2DEC([.D285])-16^LEN([.D285]))" office:value-type="float" office:value="-680">
            <text:p>-680</text:p>
          </table:table-cell>
          <table:table-cell table:number-columns-repeated="1017"/>
        </table:table-row>
        <table:table-row table:style-name="ro1">
          <table:table-cell office:value-type="string">
            <text:p>$58,$fd,$58,$01,$88,$ff</text:p>
          </table:table-cell>
          <table:table-cell table:style-name="ce4" table:formula="of:=UPPER(MID([.A286];14;2) &amp; MID([.A286];10;2))" office:value-type="string" office:string-value="0158">
            <text:p>0158</text:p>
          </table:table-cell>
          <table:table-cell table:style-name="ce6" table:formula="of:=UPPER(MID([.A286];22;2) &amp; MID([.A286];18;2))" office:value-type="string" office:string-value="FF88">
            <text:p>FF88</text:p>
          </table:table-cell>
          <table:table-cell table:style-name="ce6" table:formula="of:=UPPER(MID([.A286];6;2) &amp; MID([.A286];2;2))" office:value-type="string" office:string-value="FD58">
            <text:p>FD58</text:p>
          </table:table-cell>
          <table:table-cell table:formula="of:=-(HEX2DEC([.B286]))" office:value-type="float" office:value="-344">
            <text:p>-344</text:p>
          </table:table-cell>
          <table:table-cell table:formula="of:=(HEX2DEC([.C286])-16^LEN([.C286])) * 2" office:value-type="float" office:value="-240">
            <text:p>-240</text:p>
          </table:table-cell>
          <table:table-cell table:formula="of:=(HEX2DEC([.D286])-16^LEN([.D286]))" office:value-type="float" office:value="-680">
            <text:p>-680</text:p>
          </table:table-cell>
          <table:table-cell table:number-columns-repeated="1017"/>
        </table:table-row>
        <table:table-row table:style-name="ro1">
          <table:table-cell office:value-type="string">
            <text:p>$a8,$02,$58,$01,$88,$ff</text:p>
          </table:table-cell>
          <table:table-cell table:style-name="ce4" table:formula="of:=UPPER(MID([.A287];14;2) &amp; MID([.A287];10;2))" office:value-type="string" office:string-value="0158">
            <text:p>0158</text:p>
          </table:table-cell>
          <table:table-cell table:style-name="ce6" table:formula="of:=UPPER(MID([.A287];22;2) &amp; MID([.A287];18;2))" office:value-type="string" office:string-value="FF88">
            <text:p>FF88</text:p>
          </table:table-cell>
          <table:table-cell table:style-name="ce6" table:formula="of:=UPPER(MID([.A287];6;2) &amp; MID([.A287];2;2))" office:value-type="string" office:string-value="02A8">
            <text:p>02A8</text:p>
          </table:table-cell>
          <table:table-cell table:formula="of:=-(HEX2DEC([.B287]))" office:value-type="float" office:value="-344">
            <text:p>-344</text:p>
          </table:table-cell>
          <table:table-cell table:formula="of:=(HEX2DEC([.C287])-16^LEN([.C287])) * 2" office:value-type="float" office:value="-240">
            <text:p>-240</text:p>
          </table:table-cell>
          <table:table-cell table:formula="of:=HEX2DEC([.D287])" office:value-type="float" office:value="680">
            <text:p>680</text:p>
          </table:table-cell>
          <table:table-cell table:number-columns-repeated="1017"/>
        </table:table-row>
        <table:table-row table:style-name="ro1">
          <table:table-cell office:value-type="string">
            <text:p>$a8,$02,$a8,$fe,$88,$ff</text:p>
          </table:table-cell>
          <table:table-cell table:style-name="ce4" table:formula="of:=UPPER(MID([.A288];14;2) &amp; MID([.A288];10;2))" office:value-type="string" office:string-value="FEA8">
            <text:p>FEA8</text:p>
          </table:table-cell>
          <table:table-cell table:style-name="ce6" table:formula="of:=UPPER(MID([.A288];22;2) &amp; MID([.A288];18;2))" office:value-type="string" office:string-value="FF88">
            <text:p>FF88</text:p>
          </table:table-cell>
          <table:table-cell table:style-name="ce6" table:formula="of:=UPPER(MID([.A288];6;2) &amp; MID([.A288];2;2))" office:value-type="string" office:string-value="02A8">
            <text:p>02A8</text:p>
          </table:table-cell>
          <table:table-cell table:formula="of:=-(HEX2DEC([.B288])-16^LEN([.B288]))" office:value-type="float" office:value="344">
            <text:p>344</text:p>
          </table:table-cell>
          <table:table-cell table:formula="of:=(HEX2DEC([.C288])-16^LEN([.C288])) * 2" office:value-type="float" office:value="-240">
            <text:p>-240</text:p>
          </table:table-cell>
          <table:table-cell table:formula="of:=HEX2DEC([.D288])" office:value-type="float" office:value="680">
            <text:p>680</text:p>
          </table:table-cell>
          <table:table-cell table:number-columns-repeated="1017"/>
        </table:table-row>
        <table:table-row table:style-name="ro1">
          <table:table-cell office:value-type="string">
            <text:p>$00,$fe,$58,$ff,$30,$00</text:p>
          </table:table-cell>
          <table:table-cell table:style-name="ce4" table:formula="of:=UPPER(MID([.A289];14;2) &amp; MID([.A289];10;2))" office:value-type="string" office:string-value="FF58">
            <text:p>FF58</text:p>
          </table:table-cell>
          <table:table-cell table:style-name="ce6" table:formula="of:=UPPER(MID([.A289];22;2) &amp; MID([.A289];18;2))" office:value-type="string" office:string-value="0030">
            <text:p>0030</text:p>
          </table:table-cell>
          <table:table-cell table:style-name="ce6" table:formula="of:=UPPER(MID([.A289];6;2) &amp; MID([.A289];2;2))" office:value-type="string" office:string-value="FE00">
            <text:p>FE00</text:p>
          </table:table-cell>
          <table:table-cell table:formula="of:=-(HEX2DEC([.B289])-16^LEN([.B289]))" office:value-type="float" office:value="168">
            <text:p>168</text:p>
          </table:table-cell>
          <table:table-cell table:formula="of:=(HEX2DEC([.C289])) * 2" office:value-type="float" office:value="96">
            <text:p>96</text:p>
          </table:table-cell>
          <table:table-cell table:formula="of:=(HEX2DEC([.D289])-16^LEN([.D289]))" office:value-type="float" office:value="-512">
            <text:p>-512</text:p>
          </table:table-cell>
          <table:table-cell table:number-columns-repeated="1017"/>
        </table:table-row>
        <table:table-row table:style-name="ro1">
          <table:table-cell office:value-type="string">
            <text:p>$00,$fe,$a8,$00,$30,$00</text:p>
          </table:table-cell>
          <table:table-cell table:style-name="ce4" table:formula="of:=UPPER(MID([.A290];14;2) &amp; MID([.A290];10;2))" office:value-type="string" office:string-value="00A8">
            <text:p>00A8</text:p>
          </table:table-cell>
          <table:table-cell table:style-name="ce6" table:formula="of:=UPPER(MID([.A290];22;2) &amp; MID([.A290];18;2))" office:value-type="string" office:string-value="0030">
            <text:p>0030</text:p>
          </table:table-cell>
          <table:table-cell table:style-name="ce6" table:formula="of:=UPPER(MID([.A290];6;2) &amp; MID([.A290];2;2))" office:value-type="string" office:string-value="FE00">
            <text:p>FE00</text:p>
          </table:table-cell>
          <table:table-cell table:formula="of:=-(HEX2DEC([.B290]))" office:value-type="float" office:value="-168">
            <text:p>-168</text:p>
          </table:table-cell>
          <table:table-cell table:formula="of:=(HEX2DEC([.C290])) * 2" office:value-type="float" office:value="96">
            <text:p>96</text:p>
          </table:table-cell>
          <table:table-cell table:formula="of:=(HEX2DEC([.D290])-16^LEN([.D290]))" office:value-type="float" office:value="-512">
            <text:p>-512</text:p>
          </table:table-cell>
          <table:table-cell table:number-columns-repeated="1017"/>
        </table:table-row>
        <table:table-row table:style-name="ro1">
          <table:table-cell office:value-type="string">
            <text:p>$80,$ff,$d8,$ff,$f8,$ff</text:p>
          </table:table-cell>
          <table:table-cell table:style-name="ce4" table:formula="of:=UPPER(MID([.A291];14;2) &amp; MID([.A291];10;2))" office:value-type="string" office:string-value="FFD8">
            <text:p>FFD8</text:p>
          </table:table-cell>
          <table:table-cell table:style-name="ce6" table:formula="of:=UPPER(MID([.A291];22;2) &amp; MID([.A291];18;2))" office:value-type="string" office:string-value="FFF8">
            <text:p>FFF8</text:p>
          </table:table-cell>
          <table:table-cell table:style-name="ce6" table:formula="of:=UPPER(MID([.A291];6;2) &amp; MID([.A291];2;2))" office:value-type="string" office:string-value="FF80">
            <text:p>FF80</text:p>
          </table:table-cell>
          <table:table-cell table:formula="of:=-(HEX2DEC([.B291])-16^LEN([.B291]))" office:value-type="float" office:value="40">
            <text:p>40</text:p>
          </table:table-cell>
          <table:table-cell table:formula="of:=(HEX2DEC([.C291])-16^LEN([.C291])) * 2" office:value-type="float" office:value="-16">
            <text:p>-16</text:p>
          </table:table-cell>
          <table:table-cell table:formula="of:=(HEX2DEC([.D291])-16^LEN([.D291]))" office:value-type="float" office:value="-128">
            <text:p>-128</text:p>
          </table:table-cell>
          <table:table-cell table:number-columns-repeated="1017"/>
        </table:table-row>
        <table:table-row table:style-name="ro1">
          <table:table-cell office:value-type="string">
            <text:p>$80,$ff,$28,$00,$f8,$ff</text:p>
          </table:table-cell>
          <table:table-cell table:style-name="ce4" table:formula="of:=UPPER(MID([.A292];14;2) &amp; MID([.A292];10;2))" office:value-type="string" office:string-value="0028">
            <text:p>0028</text:p>
          </table:table-cell>
          <table:table-cell table:style-name="ce6" table:formula="of:=UPPER(MID([.A292];22;2) &amp; MID([.A292];18;2))" office:value-type="string" office:string-value="FFF8">
            <text:p>FFF8</text:p>
          </table:table-cell>
          <table:table-cell table:style-name="ce6" table:formula="of:=UPPER(MID([.A292];6;2) &amp; MID([.A292];2;2))" office:value-type="string" office:string-value="FF80">
            <text:p>FF80</text:p>
          </table:table-cell>
          <table:table-cell table:formula="of:=-(HEX2DEC([.B292]))" office:value-type="float" office:value="-40">
            <text:p>-40</text:p>
          </table:table-cell>
          <table:table-cell table:formula="of:=(HEX2DEC([.C292])-16^LEN([.C292])) * 2" office:value-type="float" office:value="-16">
            <text:p>-16</text:p>
          </table:table-cell>
          <table:table-cell table:formula="of:=(HEX2DEC([.D292])-16^LEN([.D292]))" office:value-type="float" office:value="-128">
            <text:p>-128</text:p>
          </table:table-cell>
          <table:table-cell table:number-columns-repeated="1017"/>
        </table:table-row>
        <table:table-row table:style-name="ro1">
          <table:table-cell office:value-type="string">
            <text:p>$80,$00,$28,$00,$d0,$ff</text:p>
          </table:table-cell>
          <table:table-cell table:style-name="ce4" table:formula="of:=UPPER(MID([.A293];14;2) &amp; MID([.A293];10;2))" office:value-type="string" office:string-value="0028">
            <text:p>0028</text:p>
          </table:table-cell>
          <table:table-cell table:style-name="ce6" table:formula="of:=UPPER(MID([.A293];22;2) &amp; MID([.A293];18;2))" office:value-type="string" office:string-value="FFD0">
            <text:p>FFD0</text:p>
          </table:table-cell>
          <table:table-cell table:style-name="ce6" table:formula="of:=UPPER(MID([.A293];6;2) &amp; MID([.A293];2;2))" office:value-type="string" office:string-value="0080">
            <text:p>0080</text:p>
          </table:table-cell>
          <table:table-cell table:formula="of:=-(HEX2DEC([.B293]))" office:value-type="float" office:value="-40">
            <text:p>-40</text:p>
          </table:table-cell>
          <table:table-cell table:formula="of:=(HEX2DEC([.C293])-16^LEN([.C293])) * 2" office:value-type="float" office:value="-96">
            <text:p>-96</text:p>
          </table:table-cell>
          <table:table-cell table:formula="of:=HEX2DEC([.D293]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office:value-type="string">
            <text:p>$80,$00,$d8,$ff,$d0,$ff</text:p>
          </table:table-cell>
          <table:table-cell table:style-name="ce4" table:formula="of:=UPPER(MID([.A294];14;2) &amp; MID([.A294];10;2))" office:value-type="string" office:string-value="FFD8">
            <text:p>FFD8</text:p>
          </table:table-cell>
          <table:table-cell table:style-name="ce6" table:formula="of:=UPPER(MID([.A294];22;2) &amp; MID([.A294];18;2))" office:value-type="string" office:string-value="FFD0">
            <text:p>FFD0</text:p>
          </table:table-cell>
          <table:table-cell table:style-name="ce6" table:formula="of:=UPPER(MID([.A294];6;2) &amp; MID([.A294];2;2))" office:value-type="string" office:string-value="0080">
            <text:p>0080</text:p>
          </table:table-cell>
          <table:table-cell table:formula="of:=-(HEX2DEC([.B294])-16^LEN([.B294]))" office:value-type="float" office:value="40">
            <text:p>40</text:p>
          </table:table-cell>
          <table:table-cell table:formula="of:=(HEX2DEC([.C294])-16^LEN([.C294])) * 2" office:value-type="float" office:value="-96">
            <text:p>-96</text:p>
          </table:table-cell>
          <table:table-cell table:formula="of:=HEX2DEC([.D294]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office:value-type="string">
            <text:p>$60,$04,$28,$00,$f8,$ff</text:p>
          </table:table-cell>
          <table:table-cell table:style-name="ce4" table:formula="of:=UPPER(MID([.A295];14;2) &amp; MID([.A295];10;2))" office:value-type="string" office:string-value="0028">
            <text:p>0028</text:p>
          </table:table-cell>
          <table:table-cell table:style-name="ce6" table:formula="of:=UPPER(MID([.A295];22;2) &amp; MID([.A295];18;2))" office:value-type="string" office:string-value="FFF8">
            <text:p>FFF8</text:p>
          </table:table-cell>
          <table:table-cell table:style-name="ce6" table:formula="of:=UPPER(MID([.A295];6;2) &amp; MID([.A295];2;2))" office:value-type="string" office:string-value="0460">
            <text:p>0460</text:p>
          </table:table-cell>
          <table:table-cell table:formula="of:=-(HEX2DEC([.B295]))" office:value-type="float" office:value="-40">
            <text:p>-40</text:p>
          </table:table-cell>
          <table:table-cell table:formula="of:=(HEX2DEC([.C295])-16^LEN([.C295])) * 2" office:value-type="float" office:value="-16">
            <text:p>-16</text:p>
          </table:table-cell>
          <table:table-cell table:formula="of:=HEX2DEC([.D295])" office:value-type="float" office:value="1120">
            <text:p>1120</text:p>
          </table:table-cell>
          <table:table-cell table:number-columns-repeated="1017"/>
        </table:table-row>
        <table:table-row table:style-name="ro1">
          <table:table-cell office:value-type="string">
            <text:p>$60,$04,$28,$00,$d0,$ff</text:p>
          </table:table-cell>
          <table:table-cell table:style-name="ce4" table:formula="of:=UPPER(MID([.A296];14;2) &amp; MID([.A296];10;2))" office:value-type="string" office:string-value="0028">
            <text:p>0028</text:p>
          </table:table-cell>
          <table:table-cell table:style-name="ce6" table:formula="of:=UPPER(MID([.A296];22;2) &amp; MID([.A296];18;2))" office:value-type="string" office:string-value="FFD0">
            <text:p>FFD0</text:p>
          </table:table-cell>
          <table:table-cell table:style-name="ce6" table:formula="of:=UPPER(MID([.A296];6;2) &amp; MID([.A296];2;2))" office:value-type="string" office:string-value="0460">
            <text:p>0460</text:p>
          </table:table-cell>
          <table:table-cell table:formula="of:=-(HEX2DEC([.B296]))" office:value-type="float" office:value="-40">
            <text:p>-40</text:p>
          </table:table-cell>
          <table:table-cell table:formula="of:=(HEX2DEC([.C296])-16^LEN([.C296])) * 2" office:value-type="float" office:value="-96">
            <text:p>-96</text:p>
          </table:table-cell>
          <table:table-cell table:formula="of:=HEX2DEC([.D296])" office:value-type="float" office:value="1120">
            <text:p>1120</text:p>
          </table:table-cell>
          <table:table-cell table:number-columns-repeated="1017"/>
        </table:table-row>
        <table:table-row table:style-name="ro1">
          <table:table-cell office:value-type="string">
            <text:p>$60,$04,$d8,$ff,$f8,$ff</text:p>
          </table:table-cell>
          <table:table-cell table:style-name="ce4" table:formula="of:=UPPER(MID([.A297];14;2) &amp; MID([.A297];10;2))" office:value-type="string" office:string-value="FFD8">
            <text:p>FFD8</text:p>
          </table:table-cell>
          <table:table-cell table:style-name="ce6" table:formula="of:=UPPER(MID([.A297];22;2) &amp; MID([.A297];18;2))" office:value-type="string" office:string-value="FFF8">
            <text:p>FFF8</text:p>
          </table:table-cell>
          <table:table-cell table:style-name="ce6" table:formula="of:=UPPER(MID([.A297];6;2) &amp; MID([.A297];2;2))" office:value-type="string" office:string-value="0460">
            <text:p>0460</text:p>
          </table:table-cell>
          <table:table-cell table:formula="of:=-(HEX2DEC([.B297])-16^LEN([.B297]))" office:value-type="float" office:value="40">
            <text:p>40</text:p>
          </table:table-cell>
          <table:table-cell table:formula="of:=(HEX2DEC([.C297])-16^LEN([.C297])) * 2" office:value-type="float" office:value="-16">
            <text:p>-16</text:p>
          </table:table-cell>
          <table:table-cell table:formula="of:=HEX2DEC([.D297])" office:value-type="float" office:value="1120">
            <text:p>1120</text:p>
          </table:table-cell>
          <table:table-cell table:number-columns-repeated="1017"/>
        </table:table-row>
        <table:table-row table:style-name="ro1">
          <table:table-cell office:value-type="string">
            <text:p>$60,$04,$d8,$ff,$d0,$ff</text:p>
          </table:table-cell>
          <table:table-cell table:style-name="ce4" table:formula="of:=UPPER(MID([.A298];14;2) &amp; MID([.A298];10;2))" office:value-type="string" office:string-value="FFD8">
            <text:p>FFD8</text:p>
          </table:table-cell>
          <table:table-cell table:style-name="ce6" table:formula="of:=UPPER(MID([.A298];22;2) &amp; MID([.A298];18;2))" office:value-type="string" office:string-value="FFD0">
            <text:p>FFD0</text:p>
          </table:table-cell>
          <table:table-cell table:style-name="ce6" table:formula="of:=UPPER(MID([.A298];6;2) &amp; MID([.A298];2;2))" office:value-type="string" office:string-value="0460">
            <text:p>0460</text:p>
          </table:table-cell>
          <table:table-cell table:formula="of:=-(HEX2DEC([.B298])-16^LEN([.B298]))" office:value-type="float" office:value="40">
            <text:p>40</text:p>
          </table:table-cell>
          <table:table-cell table:formula="of:=(HEX2DEC([.C298])-16^LEN([.C298])) * 2" office:value-type="float" office:value="-96">
            <text:p>-96</text:p>
          </table:table-cell>
          <table:table-cell table:formula="of:=HEX2DEC([.D298])" office:value-type="float" office:value="1120">
            <text:p>1120</text:p>
          </table:table-cell>
          <table:table-cell table:number-columns-repeated="1017"/>
        </table:table-row>
        <table:table-row table:style-name="ro1">
          <table:table-cell office:value-type="string">
            <text:p>$00,$fe,$00,$00,$30,$00</text:p>
          </table:table-cell>
          <table:table-cell table:style-name="ce4" table:formula="of:=UPPER(MID([.A299];14;2) &amp; MID([.A299];10;2))" office:value-type="string" office:string-value="0000">
            <text:p>0000</text:p>
          </table:table-cell>
          <table:table-cell table:style-name="ce6" table:formula="of:=UPPER(MID([.A299];22;2) &amp; MID([.A299];18;2))" office:value-type="string" office:string-value="0030">
            <text:p>0030</text:p>
          </table:table-cell>
          <table:table-cell table:style-name="ce6" table:formula="of:=UPPER(MID([.A299];6;2) &amp; MID([.A299];2;2))" office:value-type="string" office:string-value="FE00">
            <text:p>FE00</text:p>
          </table:table-cell>
          <table:table-cell table:formula="of:=-(HEX2DEC([.B299]))" office:value-type="float" office:value="-0">
            <text:p>-0</text:p>
          </table:table-cell>
          <table:table-cell table:formula="of:=(HEX2DEC([.C299])) * 2" office:value-type="float" office:value="96">
            <text:p>96</text:p>
          </table:table-cell>
          <table:table-cell table:formula="of:=(HEX2DEC([.D299])-16^LEN([.D299]))" office:value-type="float" office:value="-512">
            <text:p>-512</text:p>
          </table:table-cell>
          <table:table-cell table:number-columns-repeated="1017"/>
        </table:table-row>
        <table:table-row table:style-name="ro1">
          <table:table-cell office:value-type="string">
            <text:p>$00,$fe,$00,$00,$50,$00</text:p>
          </table:table-cell>
          <table:table-cell table:style-name="ce4" table:formula="of:=UPPER(MID([.A300];14;2) &amp; MID([.A300];10;2))" office:value-type="string" office:string-value="0000">
            <text:p>0000</text:p>
          </table:table-cell>
          <table:table-cell table:style-name="ce6" table:formula="of:=UPPER(MID([.A300];22;2) &amp; MID([.A300];18;2))" office:value-type="string" office:string-value="0050">
            <text:p>0050</text:p>
          </table:table-cell>
          <table:table-cell table:style-name="ce6" table:formula="of:=UPPER(MID([.A300];6;2) &amp; MID([.A300];2;2))" office:value-type="string" office:string-value="FE00">
            <text:p>FE00</text:p>
          </table:table-cell>
          <table:table-cell table:formula="of:=-(HEX2DEC([.B300]))" office:value-type="float" office:value="-0">
            <text:p>-0</text:p>
          </table:table-cell>
          <table:table-cell table:formula="of:=(HEX2DEC([.C300])) * 2" office:value-type="float" office:value="160">
            <text:p>160</text:p>
          </table:table-cell>
          <table:table-cell table:formula="of:=(HEX2DEC([.D300])-16^LEN([.D300]))" office:value-type="float" office:value="-512">
            <text:p>-512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"SUPER TANK &amp;21"</text:p>
          </table:table-cell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$b0,$05,$70,$01,$c0,$fe</text:p>
          </table:table-cell>
          <table:table-cell table:style-name="ce4" table:formula="of:=UPPER(MID([.A303];14;2) &amp; MID([.A303];10;2))" office:value-type="string" office:string-value="0170">
            <text:p>0170</text:p>
          </table:table-cell>
          <table:table-cell table:style-name="ce6" table:formula="of:=UPPER(MID([.A303];22;2) &amp; MID([.A303];18;2))" office:value-type="string" office:string-value="FEC0">
            <text:p>FEC0</text:p>
          </table:table-cell>
          <table:table-cell table:style-name="ce6" table:formula="of:=UPPER(MID([.A303];6;2) &amp; MID([.A303];2;2))" office:value-type="string" office:string-value="05B0">
            <text:p>05B0</text:p>
          </table:table-cell>
          <table:table-cell table:formula="of:=-(HEX2DEC([.B303]))" office:value-type="float" office:value="-368">
            <text:p>-368</text:p>
          </table:table-cell>
          <table:table-cell table:formula="of:=(HEX2DEC([.C303])-16^LEN([.C303])) * 2" office:value-type="float" office:value="-640">
            <text:p>-640</text:p>
          </table:table-cell>
          <table:table-cell table:formula="of:=HEX2DEC([.D303])" office:value-type="float" office:value="1456">
            <text:p>1456</text:p>
          </table:table-cell>
          <table:table-cell table:number-columns-repeated="1017"/>
        </table:table-row>
        <table:table-row table:style-name="ro1">
          <table:table-cell office:value-type="string">
            <text:p>$38,$fe,$28,$02,$c0,$fe</text:p>
          </table:table-cell>
          <table:table-cell table:style-name="ce4" table:formula="of:=UPPER(MID([.A304];14;2) &amp; MID([.A304];10;2))" office:value-type="string" office:string-value="0228">
            <text:p>0228</text:p>
          </table:table-cell>
          <table:table-cell table:style-name="ce6" table:formula="of:=UPPER(MID([.A304];22;2) &amp; MID([.A304];18;2))" office:value-type="string" office:string-value="FEC0">
            <text:p>FEC0</text:p>
          </table:table-cell>
          <table:table-cell table:style-name="ce6" table:formula="of:=UPPER(MID([.A304];6;2) &amp; MID([.A304];2;2))" office:value-type="string" office:string-value="FE38">
            <text:p>FE38</text:p>
          </table:table-cell>
          <table:table-cell table:formula="of:=-(HEX2DEC([.B304]))" office:value-type="float" office:value="-552">
            <text:p>-552</text:p>
          </table:table-cell>
          <table:table-cell table:formula="of:=(HEX2DEC([.C304])-16^LEN([.C304])) * 2" office:value-type="float" office:value="-640">
            <text:p>-640</text:p>
          </table:table-cell>
          <table:table-cell table:formula="of:=(HEX2DEC([.D304])-16^LEN([.D304]))" office:value-type="float" office:value="-456">
            <text:p>-456</text:p>
          </table:table-cell>
          <table:table-cell table:number-columns-repeated="1017"/>
        </table:table-row>
        <table:table-row table:style-name="ro1">
          <table:table-cell office:value-type="string">
            <text:p>$38,$fe,$d8,$fd,$c0,$fe</text:p>
          </table:table-cell>
          <table:table-cell table:style-name="ce4" table:formula="of:=UPPER(MID([.A305];14;2) &amp; MID([.A305];10;2))" office:value-type="string" office:string-value="FDD8">
            <text:p>FDD8</text:p>
          </table:table-cell>
          <table:table-cell table:style-name="ce6" table:formula="of:=UPPER(MID([.A305];22;2) &amp; MID([.A305];18;2))" office:value-type="string" office:string-value="FEC0">
            <text:p>FEC0</text:p>
          </table:table-cell>
          <table:table-cell table:style-name="ce6" table:formula="of:=UPPER(MID([.A305];6;2) &amp; MID([.A305];2;2))" office:value-type="string" office:string-value="FE38">
            <text:p>FE38</text:p>
          </table:table-cell>
          <table:table-cell table:formula="of:=-(HEX2DEC([.B305])-16^LEN([.B305]))" office:value-type="float" office:value="552">
            <text:p>552</text:p>
          </table:table-cell>
          <table:table-cell table:formula="of:=(HEX2DEC([.C305])-16^LEN([.C305])) * 2" office:value-type="float" office:value="-640">
            <text:p>-640</text:p>
          </table:table-cell>
          <table:table-cell table:formula="of:=(HEX2DEC([.D305])-16^LEN([.D305]))" office:value-type="float" office:value="-456">
            <text:p>-456</text:p>
          </table:table-cell>
          <table:table-cell table:number-columns-repeated="1017"/>
        </table:table-row>
        <table:table-row table:style-name="ro1">
          <table:table-cell office:value-type="string">
            <text:p>$b0,$05,$90,$fe,$c0,$fe</text:p>
          </table:table-cell>
          <table:table-cell table:style-name="ce4" table:formula="of:=UPPER(MID([.A306];14;2) &amp; MID([.A306];10;2))" office:value-type="string" office:string-value="FE90">
            <text:p>FE90</text:p>
          </table:table-cell>
          <table:table-cell table:style-name="ce6" table:formula="of:=UPPER(MID([.A306];22;2) &amp; MID([.A306];18;2))" office:value-type="string" office:string-value="FEC0">
            <text:p>FEC0</text:p>
          </table:table-cell>
          <table:table-cell table:style-name="ce6" table:formula="of:=UPPER(MID([.A306];6;2) &amp; MID([.A306];2;2))" office:value-type="string" office:string-value="05B0">
            <text:p>05B0</text:p>
          </table:table-cell>
          <table:table-cell table:formula="of:=-(HEX2DEC([.B306])-16^LEN([.B306]))" office:value-type="float" office:value="368">
            <text:p>368</text:p>
          </table:table-cell>
          <table:table-cell table:formula="of:=(HEX2DEC([.C306])-16^LEN([.C306])) * 2" office:value-type="float" office:value="-640">
            <text:p>-640</text:p>
          </table:table-cell>
          <table:table-cell table:formula="of:=HEX2DEC([.D306])" office:value-type="float" office:value="1456">
            <text:p>1456</text:p>
          </table:table-cell>
          <table:table-cell table:number-columns-repeated="1017"/>
        </table:table-row>
        <table:table-row table:style-name="ro1">
          <table:table-cell office:value-type="string">
            <text:p>$38,$fe,$c8,$01,$a4,$ff</text:p>
          </table:table-cell>
          <table:table-cell table:style-name="ce4" table:formula="of:=UPPER(MID([.A307];14;2) &amp; MID([.A307];10;2))" office:value-type="string" office:string-value="01C8">
            <text:p>01C8</text:p>
          </table:table-cell>
          <table:table-cell table:style-name="ce6" table:formula="of:=UPPER(MID([.A307];22;2) &amp; MID([.A307];18;2))" office:value-type="string" office:string-value="FFA4">
            <text:p>FFA4</text:p>
          </table:table-cell>
          <table:table-cell table:style-name="ce6" table:formula="of:=UPPER(MID([.A307];6;2) &amp; MID([.A307];2;2))" office:value-type="string" office:string-value="FE38">
            <text:p>FE38</text:p>
          </table:table-cell>
          <table:table-cell table:formula="of:=-(HEX2DEC([.B307]))" office:value-type="float" office:value="-456">
            <text:p>-456</text:p>
          </table:table-cell>
          <table:table-cell table:formula="of:=(HEX2DEC([.C307])-16^LEN([.C307])) * 2" office:value-type="float" office:value="-184">
            <text:p>-184</text:p>
          </table:table-cell>
          <table:table-cell table:formula="of:=(HEX2DEC([.D307])-16^LEN([.D307]))" office:value-type="float" office:value="-456">
            <text:p>-456</text:p>
          </table:table-cell>
          <table:table-cell table:number-columns-repeated="1017"/>
        </table:table-row>
        <table:table-row table:style-name="ro1">
          <table:table-cell office:value-type="string">
            <text:p>$38,$fe,$38,$fe,$a4,$ff</text:p>
          </table:table-cell>
          <table:table-cell table:style-name="ce4" table:formula="of:=UPPER(MID([.A308];14;2) &amp; MID([.A308];10;2))" office:value-type="string" office:string-value="FE38">
            <text:p>FE38</text:p>
          </table:table-cell>
          <table:table-cell table:style-name="ce6" table:formula="of:=UPPER(MID([.A308];22;2) &amp; MID([.A308];18;2))" office:value-type="string" office:string-value="FFA4">
            <text:p>FFA4</text:p>
          </table:table-cell>
          <table:table-cell table:style-name="ce6" table:formula="of:=UPPER(MID([.A308];6;2) &amp; MID([.A308];2;2))" office:value-type="string" office:string-value="FE38">
            <text:p>FE38</text:p>
          </table:table-cell>
          <table:table-cell table:formula="of:=-(HEX2DEC([.B308])-16^LEN([.B308]))" office:value-type="float" office:value="456">
            <text:p>456</text:p>
          </table:table-cell>
          <table:table-cell table:formula="of:=(HEX2DEC([.C308])-16^LEN([.C308])) * 2" office:value-type="float" office:value="-184">
            <text:p>-184</text:p>
          </table:table-cell>
          <table:table-cell table:formula="of:=(HEX2DEC([.D308])-16^LEN([.D308]))" office:value-type="float" office:value="-456">
            <text:p>-456</text:p>
          </table:table-cell>
          <table:table-cell table:number-columns-repeated="1017"/>
        </table:table-row>
        <table:table-row table:style-name="ro1">
          <table:table-cell office:value-type="string">
            <text:p>$48,$04,$00,$00,$ec,$fe</text:p>
          </table:table-cell>
          <table:table-cell table:style-name="ce4" table:formula="of:=UPPER(MID([.A309];14;2) &amp; MID([.A309];10;2))" office:value-type="string" office:string-value="0000">
            <text:p>0000</text:p>
          </table:table-cell>
          <table:table-cell table:style-name="ce6" table:formula="of:=UPPER(MID([.A309];22;2) &amp; MID([.A309];18;2))" office:value-type="string" office:string-value="FEEC">
            <text:p>FEEC</text:p>
          </table:table-cell>
          <table:table-cell table:style-name="ce6" table:formula="of:=UPPER(MID([.A309];6;2) &amp; MID([.A309];2;2))" office:value-type="string" office:string-value="0448">
            <text:p>0448</text:p>
          </table:table-cell>
          <table:table-cell table:formula="of:=-(HEX2DEC([.B309]))" office:value-type="float" office:value="-0">
            <text:p>-0</text:p>
          </table:table-cell>
          <table:table-cell table:formula="of:=(HEX2DEC([.C309])-16^LEN([.C309])) * 2" office:value-type="float" office:value="-552">
            <text:p>-552</text:p>
          </table:table-cell>
          <table:table-cell table:formula="of:=HEX2DEC([.D309])" office:value-type="float" office:value="1096">
            <text:p>1096</text:p>
          </table:table-cell>
          <table:table-cell table:number-columns-repeated="1017"/>
        </table:table-row>
        <table:table-row table:style-name="ro1">
          <table:table-cell office:value-type="string">
            <text:p>$f0,$fe,$10,$01,$8c,$ff</text:p>
          </table:table-cell>
          <table:table-cell table:style-name="ce4" table:formula="of:=UPPER(MID([.A310];14;2) &amp; MID([.A310];10;2))" office:value-type="string" office:string-value="0110">
            <text:p>0110</text:p>
          </table:table-cell>
          <table:table-cell table:style-name="ce6" table:formula="of:=UPPER(MID([.A310];22;2) &amp; MID([.A310];18;2))" office:value-type="string" office:string-value="FF8C">
            <text:p>FF8C</text:p>
          </table:table-cell>
          <table:table-cell table:style-name="ce6" table:formula="of:=UPPER(MID([.A310];6;2) &amp; MID([.A310];2;2))" office:value-type="string" office:string-value="FEF0">
            <text:p>FEF0</text:p>
          </table:table-cell>
          <table:table-cell table:formula="of:=-(HEX2DEC([.B310]))" office:value-type="float" office:value="-272">
            <text:p>-272</text:p>
          </table:table-cell>
          <table:table-cell table:formula="of:=(HEX2DEC([.C310])-16^LEN([.C310])) * 2" office:value-type="float" office:value="-232">
            <text:p>-232</text:p>
          </table:table-cell>
          <table:table-cell table:formula="of:=(HEX2DEC([.D310])-16^LEN([.D310]))" office:value-type="float" office:value="-272">
            <text:p>-272</text:p>
          </table:table-cell>
          <table:table-cell table:number-columns-repeated="1017"/>
        </table:table-row>
        <table:table-row table:style-name="ro1">
          <table:table-cell office:value-type="string">
            <text:p>$38,$fe,$10,$01,$a4,$ff</text:p>
          </table:table-cell>
          <table:table-cell table:style-name="ce4" table:formula="of:=UPPER(MID([.A311];14;2) &amp; MID([.A311];10;2))" office:value-type="string" office:string-value="0110">
            <text:p>0110</text:p>
          </table:table-cell>
          <table:table-cell table:style-name="ce6" table:formula="of:=UPPER(MID([.A311];22;2) &amp; MID([.A311];18;2))" office:value-type="string" office:string-value="FFA4">
            <text:p>FFA4</text:p>
          </table:table-cell>
          <table:table-cell table:style-name="ce6" table:formula="of:=UPPER(MID([.A311];6;2) &amp; MID([.A311];2;2))" office:value-type="string" office:string-value="FE38">
            <text:p>FE38</text:p>
          </table:table-cell>
          <table:table-cell table:formula="of:=-(HEX2DEC([.B311]))" office:value-type="float" office:value="-272">
            <text:p>-272</text:p>
          </table:table-cell>
          <table:table-cell table:formula="of:=(HEX2DEC([.C311])-16^LEN([.C311])) * 2" office:value-type="float" office:value="-184">
            <text:p>-184</text:p>
          </table:table-cell>
          <table:table-cell table:formula="of:=(HEX2DEC([.D311])-16^LEN([.D311]))" office:value-type="float" office:value="-456">
            <text:p>-456</text:p>
          </table:table-cell>
          <table:table-cell table:number-columns-repeated="1017"/>
        </table:table-row>
        <table:table-row table:style-name="ro1">
          <table:table-cell office:value-type="string">
            <text:p>$38,$fe,$f0,$fe,$a4,$ff</text:p>
          </table:table-cell>
          <table:table-cell table:style-name="ce4" table:formula="of:=UPPER(MID([.A312];14;2) &amp; MID([.A312];10;2))" office:value-type="string" office:string-value="FEF0">
            <text:p>FEF0</text:p>
          </table:table-cell>
          <table:table-cell table:style-name="ce6" table:formula="of:=UPPER(MID([.A312];22;2) &amp; MID([.A312];18;2))" office:value-type="string" office:string-value="FFA4">
            <text:p>FFA4</text:p>
          </table:table-cell>
          <table:table-cell table:style-name="ce6" table:formula="of:=UPPER(MID([.A312];6;2) &amp; MID([.A312];2;2))" office:value-type="string" office:string-value="FE38">
            <text:p>FE38</text:p>
          </table:table-cell>
          <table:table-cell table:formula="of:=-(HEX2DEC([.B312])-16^LEN([.B312]))" office:value-type="float" office:value="272">
            <text:p>272</text:p>
          </table:table-cell>
          <table:table-cell table:formula="of:=(HEX2DEC([.C312])-16^LEN([.C312])) * 2" office:value-type="float" office:value="-184">
            <text:p>-184</text:p>
          </table:table-cell>
          <table:table-cell table:formula="of:=(HEX2DEC([.D312])-16^LEN([.D312]))" office:value-type="float" office:value="-456">
            <text:p>-456</text:p>
          </table:table-cell>
          <table:table-cell table:number-columns-repeated="1017"/>
        </table:table-row>
        <table:table-row table:style-name="ro1">
          <table:table-cell office:value-type="string">
            <text:p>$f0,$fe,$f0,$fe,$8c,$ff</text:p>
          </table:table-cell>
          <table:table-cell table:style-name="ce4" table:formula="of:=UPPER(MID([.A313];14;2) &amp; MID([.A313];10;2))" office:value-type="string" office:string-value="FEF0">
            <text:p>FEF0</text:p>
          </table:table-cell>
          <table:table-cell table:style-name="ce6" table:formula="of:=UPPER(MID([.A313];22;2) &amp; MID([.A313];18;2))" office:value-type="string" office:string-value="FF8C">
            <text:p>FF8C</text:p>
          </table:table-cell>
          <table:table-cell table:style-name="ce6" table:formula="of:=UPPER(MID([.A313];6;2) &amp; MID([.A313];2;2))" office:value-type="string" office:string-value="FEF0">
            <text:p>FEF0</text:p>
          </table:table-cell>
          <table:table-cell table:formula="of:=-(HEX2DEC([.B313])-16^LEN([.B313]))" office:value-type="float" office:value="272">
            <text:p>272</text:p>
          </table:table-cell>
          <table:table-cell table:formula="of:=(HEX2DEC([.C313])-16^LEN([.C313])) * 2" office:value-type="float" office:value="-232">
            <text:p>-232</text:p>
          </table:table-cell>
          <table:table-cell table:formula="of:=(HEX2DEC([.D313])-16^LEN([.D313]))" office:value-type="float" office:value="-272">
            <text:p>-272</text:p>
          </table:table-cell>
          <table:table-cell table:number-columns-repeated="1017"/>
        </table:table-row>
        <table:table-row table:style-name="ro1">
          <table:table-cell office:value-type="string">
            <text:p>$f0,$fe,$b8,$00,$2c,$00</text:p>
          </table:table-cell>
          <table:table-cell table:style-name="ce4" table:formula="of:=UPPER(MID([.A314];14;2) &amp; MID([.A314];10;2))" office:value-type="string" office:string-value="00B8">
            <text:p>00B8</text:p>
          </table:table-cell>
          <table:table-cell table:style-name="ce6" table:formula="of:=UPPER(MID([.A314];22;2) &amp; MID([.A314];18;2))" office:value-type="string" office:string-value="002C">
            <text:p>002C</text:p>
          </table:table-cell>
          <table:table-cell table:style-name="ce6" table:formula="of:=UPPER(MID([.A314];6;2) &amp; MID([.A314];2;2))" office:value-type="string" office:string-value="FEF0">
            <text:p>FEF0</text:p>
          </table:table-cell>
          <table:table-cell table:formula="of:=-(HEX2DEC([.B314]))" office:value-type="float" office:value="-184">
            <text:p>-184</text:p>
          </table:table-cell>
          <table:table-cell table:formula="of:=(HEX2DEC([.C314])) * 2" office:value-type="float" office:value="88">
            <text:p>88</text:p>
          </table:table-cell>
          <table:table-cell table:formula="of:=(HEX2DEC([.D314])-16^LEN([.D314]))" office:value-type="float" office:value="-272">
            <text:p>-272</text:p>
          </table:table-cell>
          <table:table-cell table:number-columns-repeated="1017"/>
        </table:table-row>
        <table:table-row table:style-name="ro1">
          <table:table-cell office:value-type="string">
            <text:p>$38,$fe,$b8,$00,$2c,$00</text:p>
          </table:table-cell>
          <table:table-cell table:style-name="ce4" table:formula="of:=UPPER(MID([.A315];14;2) &amp; MID([.A315];10;2))" office:value-type="string" office:string-value="00B8">
            <text:p>00B8</text:p>
          </table:table-cell>
          <table:table-cell table:style-name="ce6" table:formula="of:=UPPER(MID([.A315];22;2) &amp; MID([.A315];18;2))" office:value-type="string" office:string-value="002C">
            <text:p>002C</text:p>
          </table:table-cell>
          <table:table-cell table:style-name="ce6" table:formula="of:=UPPER(MID([.A315];6;2) &amp; MID([.A315];2;2))" office:value-type="string" office:string-value="FE38">
            <text:p>FE38</text:p>
          </table:table-cell>
          <table:table-cell table:formula="of:=-(HEX2DEC([.B315]))" office:value-type="float" office:value="-184">
            <text:p>-184</text:p>
          </table:table-cell>
          <table:table-cell table:formula="of:=(HEX2DEC([.C315])) * 2" office:value-type="float" office:value="88">
            <text:p>88</text:p>
          </table:table-cell>
          <table:table-cell table:formula="of:=(HEX2DEC([.D315])-16^LEN([.D315]))" office:value-type="float" office:value="-456">
            <text:p>-456</text:p>
          </table:table-cell>
          <table:table-cell table:number-columns-repeated="1017"/>
        </table:table-row>
        <table:table-row table:style-name="ro1">
          <table:table-cell office:value-type="string">
            <text:p>$38,$fe,$48,$ff,$2c,$00</text:p>
          </table:table-cell>
          <table:table-cell table:style-name="ce4" table:formula="of:=UPPER(MID([.A316];14;2) &amp; MID([.A316];10;2))" office:value-type="string" office:string-value="FF48">
            <text:p>FF48</text:p>
          </table:table-cell>
          <table:table-cell table:style-name="ce6" table:formula="of:=UPPER(MID([.A316];22;2) &amp; MID([.A316];18;2))" office:value-type="string" office:string-value="002C">
            <text:p>002C</text:p>
          </table:table-cell>
          <table:table-cell table:style-name="ce6" table:formula="of:=UPPER(MID([.A316];6;2) &amp; MID([.A316];2;2))" office:value-type="string" office:string-value="FE38">
            <text:p>FE38</text:p>
          </table:table-cell>
          <table:table-cell table:formula="of:=-(HEX2DEC([.B316])-16^LEN([.B316]))" office:value-type="float" office:value="184">
            <text:p>184</text:p>
          </table:table-cell>
          <table:table-cell table:formula="of:=(HEX2DEC([.C316])) * 2" office:value-type="float" office:value="88">
            <text:p>88</text:p>
          </table:table-cell>
          <table:table-cell table:formula="of:=(HEX2DEC([.D316])-16^LEN([.D316]))" office:value-type="float" office:value="-456">
            <text:p>-456</text:p>
          </table:table-cell>
          <table:table-cell table:number-columns-repeated="1017"/>
        </table:table-row>
        <table:table-row table:style-name="ro1">
          <table:table-cell office:value-type="string">
            <text:p>$f0,$fe,$48,$ff,$2c,$00</text:p>
          </table:table-cell>
          <table:table-cell table:style-name="ce4" table:formula="of:=UPPER(MID([.A317];14;2) &amp; MID([.A317];10;2))" office:value-type="string" office:string-value="FF48">
            <text:p>FF48</text:p>
          </table:table-cell>
          <table:table-cell table:style-name="ce6" table:formula="of:=UPPER(MID([.A317];22;2) &amp; MID([.A317];18;2))" office:value-type="string" office:string-value="002C">
            <text:p>002C</text:p>
          </table:table-cell>
          <table:table-cell table:style-name="ce6" table:formula="of:=UPPER(MID([.A317];6;2) &amp; MID([.A317];2;2))" office:value-type="string" office:string-value="FEF0">
            <text:p>FEF0</text:p>
          </table:table-cell>
          <table:table-cell table:formula="of:=-(HEX2DEC([.B317])-16^LEN([.B317]))" office:value-type="float" office:value="184">
            <text:p>184</text:p>
          </table:table-cell>
          <table:table-cell table:formula="of:=(HEX2DEC([.C317])) * 2" office:value-type="float" office:value="88">
            <text:p>88</text:p>
          </table:table-cell>
          <table:table-cell table:formula="of:=(HEX2DEC([.D317])-16^LEN([.D317]))" office:value-type="float" office:value="-272">
            <text:p>-272</text:p>
          </table:table-cell>
          <table:table-cell table:number-columns-repeated="1017"/>
        </table:table-row>
        <table:table-row table:style-name="ro1">
          <table:table-cell office:value-type="string">
            <text:p>$00,$05,$58,$00,$d4,$ff</text:p>
          </table:table-cell>
          <table:table-cell table:style-name="ce4" table:formula="of:=UPPER(MID([.A318];14;2) &amp; MID([.A318];10;2))" office:value-type="string" office:string-value="0058">
            <text:p>0058</text:p>
          </table:table-cell>
          <table:table-cell table:style-name="ce6" table:formula="of:=UPPER(MID([.A318];22;2) &amp; MID([.A318];18;2))" office:value-type="string" office:string-value="FFD4">
            <text:p>FFD4</text:p>
          </table:table-cell>
          <table:table-cell table:style-name="ce6" table:formula="of:=UPPER(MID([.A318];6;2) &amp; MID([.A318];2;2))" office:value-type="string" office:string-value="0500">
            <text:p>0500</text:p>
          </table:table-cell>
          <table:table-cell table:formula="of:=-(HEX2DEC([.B318]))" office:value-type="float" office:value="-88">
            <text:p>-88</text:p>
          </table:table-cell>
          <table:table-cell table:formula="of:=(HEX2DEC([.C318])-16^LEN([.C318])) * 2" office:value-type="float" office:value="-88">
            <text:p>-88</text:p>
          </table:table-cell>
          <table:table-cell table:formula="of:=HEX2DEC([.D318])" office:value-type="float" office:value="1280">
            <text:p>1280</text:p>
          </table:table-cell>
          <table:table-cell table:number-columns-repeated="1017"/>
        </table:table-row>
        <table:table-row table:style-name="ro1">
          <table:table-cell office:value-type="string">
            <text:p>$58,$00,$58,$00,$d4,$ff</text:p>
          </table:table-cell>
          <table:table-cell table:style-name="ce4" table:formula="of:=UPPER(MID([.A319];14;2) &amp; MID([.A319];10;2))" office:value-type="string" office:string-value="0058">
            <text:p>0058</text:p>
          </table:table-cell>
          <table:table-cell table:style-name="ce6" table:formula="of:=UPPER(MID([.A319];22;2) &amp; MID([.A319];18;2))" office:value-type="string" office:string-value="FFD4">
            <text:p>FFD4</text:p>
          </table:table-cell>
          <table:table-cell table:style-name="ce6" table:formula="of:=UPPER(MID([.A319];6;2) &amp; MID([.A319];2;2))" office:value-type="string" office:string-value="0058">
            <text:p>0058</text:p>
          </table:table-cell>
          <table:table-cell table:formula="of:=-(HEX2DEC([.B319]))" office:value-type="float" office:value="-88">
            <text:p>-88</text:p>
          </table:table-cell>
          <table:table-cell table:formula="of:=(HEX2DEC([.C319])-16^LEN([.C319])) * 2" office:value-type="float" office:value="-88">
            <text:p>-88</text:p>
          </table:table-cell>
          <table:table-cell table:formula="of:=HEX2DEC([.D319])"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string">
            <text:p>$58,$00,$a8,$ff,$d4,$ff</text:p>
          </table:table-cell>
          <table:table-cell table:style-name="ce4" table:formula="of:=UPPER(MID([.A320];14;2) &amp; MID([.A320];10;2))" office:value-type="string" office:string-value="FFA8">
            <text:p>FFA8</text:p>
          </table:table-cell>
          <table:table-cell table:style-name="ce6" table:formula="of:=UPPER(MID([.A320];22;2) &amp; MID([.A320];18;2))" office:value-type="string" office:string-value="FFD4">
            <text:p>FFD4</text:p>
          </table:table-cell>
          <table:table-cell table:style-name="ce6" table:formula="of:=UPPER(MID([.A320];6;2) &amp; MID([.A320];2;2))" office:value-type="string" office:string-value="0058">
            <text:p>0058</text:p>
          </table:table-cell>
          <table:table-cell table:formula="of:=-(HEX2DEC([.B320])-16^LEN([.B320]))" office:value-type="float" office:value="88">
            <text:p>88</text:p>
          </table:table-cell>
          <table:table-cell table:formula="of:=(HEX2DEC([.C320])-16^LEN([.C320])) * 2" office:value-type="float" office:value="-88">
            <text:p>-88</text:p>
          </table:table-cell>
          <table:table-cell table:formula="of:=HEX2DEC([.D320])"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string">
            <text:p>$00,$05,$a8,$ff,$d4,$ff</text:p>
          </table:table-cell>
          <table:table-cell table:style-name="ce4" table:formula="of:=UPPER(MID([.A321];14;2) &amp; MID([.A321];10;2))" office:value-type="string" office:string-value="FFA8">
            <text:p>FFA8</text:p>
          </table:table-cell>
          <table:table-cell table:style-name="ce6" table:formula="of:=UPPER(MID([.A321];22;2) &amp; MID([.A321];18;2))" office:value-type="string" office:string-value="FFD4">
            <text:p>FFD4</text:p>
          </table:table-cell>
          <table:table-cell table:style-name="ce6" table:formula="of:=UPPER(MID([.A321];6;2) &amp; MID([.A321];2;2))" office:value-type="string" office:string-value="0500">
            <text:p>0500</text:p>
          </table:table-cell>
          <table:table-cell table:formula="of:=-(HEX2DEC([.B321])-16^LEN([.B321]))" office:value-type="float" office:value="88">
            <text:p>88</text:p>
          </table:table-cell>
          <table:table-cell table:formula="of:=(HEX2DEC([.C321])-16^LEN([.C321])) * 2" office:value-type="float" office:value="-88">
            <text:p>-88</text:p>
          </table:table-cell>
          <table:table-cell table:formula="of:=HEX2DEC([.D321])" office:value-type="float" office:value="1280">
            <text:p>1280</text:p>
          </table:table-cell>
          <table:table-cell table:number-columns-repeated="1017"/>
        </table:table-row>
        <table:table-row table:style-name="ro1">
          <table:table-cell office:value-type="string">
            <text:p>$00,$05,$58,$00,$00,$00</text:p>
          </table:table-cell>
          <table:table-cell table:style-name="ce4" table:formula="of:=UPPER(MID([.A322];14;2) &amp; MID([.A322];10;2))" office:value-type="string" office:string-value="0058">
            <text:p>0058</text:p>
          </table:table-cell>
          <table:table-cell table:style-name="ce6" table:formula="of:=UPPER(MID([.A322];22;2) &amp; MID([.A322];18;2))" office:value-type="string" office:string-value="0000">
            <text:p>0000</text:p>
          </table:table-cell>
          <table:table-cell table:style-name="ce6" table:formula="of:=UPPER(MID([.A322];6;2) &amp; MID([.A322];2;2))" office:value-type="string" office:string-value="0500">
            <text:p>0500</text:p>
          </table:table-cell>
          <table:table-cell table:formula="of:=-(HEX2DEC([.B322]))" office:value-type="float" office:value="-88">
            <text:p>-88</text:p>
          </table:table-cell>
          <table:table-cell table:formula="of:=(HEX2DEC([.C322])) * 2" office:value-type="float" office:value="0">
            <text:p>0</text:p>
          </table:table-cell>
          <table:table-cell table:formula="of:=HEX2DEC([.D322])" office:value-type="float" office:value="1280">
            <text:p>1280</text:p>
          </table:table-cell>
          <table:table-cell table:number-columns-repeated="1017"/>
        </table:table-row>
        <table:table-row table:style-name="ro1">
          <table:table-cell office:value-type="string">
            <text:p>$a8,$ff,$58,$00,$00,$00</text:p>
          </table:table-cell>
          <table:table-cell table:style-name="ce4" table:formula="of:=UPPER(MID([.A323];14;2) &amp; MID([.A323];10;2))" office:value-type="string" office:string-value="0058">
            <text:p>0058</text:p>
          </table:table-cell>
          <table:table-cell table:style-name="ce6" table:formula="of:=UPPER(MID([.A323];22;2) &amp; MID([.A323];18;2))" office:value-type="string" office:string-value="0000">
            <text:p>0000</text:p>
          </table:table-cell>
          <table:table-cell table:style-name="ce6" table:formula="of:=UPPER(MID([.A323];6;2) &amp; MID([.A323];2;2))" office:value-type="string" office:string-value="FFA8">
            <text:p>FFA8</text:p>
          </table:table-cell>
          <table:table-cell table:formula="of:=-(HEX2DEC([.B323]))" office:value-type="float" office:value="-88">
            <text:p>-88</text:p>
          </table:table-cell>
          <table:table-cell table:formula="of:=(HEX2DEC([.C323])) * 2" office:value-type="float" office:value="0">
            <text:p>0</text:p>
          </table:table-cell>
          <table:table-cell table:formula="of:=(HEX2DEC([.D323])-16^LEN([.D323]))" office:value-type="float" office:value="-88">
            <text:p>-88</text:p>
          </table:table-cell>
          <table:table-cell table:number-columns-repeated="1017"/>
        </table:table-row>
        <table:table-row table:style-name="ro1">
          <table:table-cell office:value-type="string">
            <text:p>$a8,$ff,$a8,$ff,$00,$00</text:p>
          </table:table-cell>
          <table:table-cell table:style-name="ce4" table:formula="of:=UPPER(MID([.A324];14;2) &amp; MID([.A324];10;2))" office:value-type="string" office:string-value="FFA8">
            <text:p>FFA8</text:p>
          </table:table-cell>
          <table:table-cell table:style-name="ce6" table:formula="of:=UPPER(MID([.A324];22;2) &amp; MID([.A324];18;2))" office:value-type="string" office:string-value="0000">
            <text:p>0000</text:p>
          </table:table-cell>
          <table:table-cell table:style-name="ce6" table:formula="of:=UPPER(MID([.A324];6;2) &amp; MID([.A324];2;2))" office:value-type="string" office:string-value="FFA8">
            <text:p>FFA8</text:p>
          </table:table-cell>
          <table:table-cell table:formula="of:=-(HEX2DEC([.B324])-16^LEN([.B324]))" office:value-type="float" office:value="88">
            <text:p>88</text:p>
          </table:table-cell>
          <table:table-cell table:formula="of:=(HEX2DEC([.C324])) * 2" office:value-type="float" office:value="0">
            <text:p>0</text:p>
          </table:table-cell>
          <table:table-cell table:formula="of:=(HEX2DEC([.D324])-16^LEN([.D324]))" office:value-type="float" office:value="-88">
            <text:p>-88</text:p>
          </table:table-cell>
          <table:table-cell table:number-columns-repeated="1017"/>
        </table:table-row>
        <table:table-row table:style-name="ro1">
          <table:table-cell office:value-type="string">
            <text:p>$00,$05,$a8,$ff,$00,$00</text:p>
          </table:table-cell>
          <table:table-cell table:style-name="ce4" table:formula="of:=UPPER(MID([.A325];14;2) &amp; MID([.A325];10;2))" office:value-type="string" office:string-value="FFA8">
            <text:p>FFA8</text:p>
          </table:table-cell>
          <table:table-cell table:style-name="ce6" table:formula="of:=UPPER(MID([.A325];22;2) &amp; MID([.A325];18;2))" office:value-type="string" office:string-value="0000">
            <text:p>0000</text:p>
          </table:table-cell>
          <table:table-cell table:style-name="ce6" table:formula="of:=UPPER(MID([.A325];6;2) &amp; MID([.A325];2;2))" office:value-type="string" office:string-value="0500">
            <text:p>0500</text:p>
          </table:table-cell>
          <table:table-cell table:formula="of:=-(HEX2DEC([.B325])-16^LEN([.B325]))" office:value-type="float" office:value="88">
            <text:p>88</text:p>
          </table:table-cell>
          <table:table-cell table:formula="of:=(HEX2DEC([.C325])) * 2" office:value-type="float" office:value="0">
            <text:p>0</text:p>
          </table:table-cell>
          <table:table-cell table:formula="of:=HEX2DEC([.D325])" office:value-type="float" office:value="1280">
            <text:p>1280</text:p>
          </table:table-cell>
          <table:table-cell table:number-columns-repeated="1017"/>
        </table:table-row>
        <table:table-row table:style-name="ro1">
          <table:table-cell office:value-type="string">
            <text:p>$38,$fe,$00,$00,$2c,$00</text:p>
          </table:table-cell>
          <table:table-cell table:style-name="ce4" table:formula="of:=UPPER(MID([.A326];14;2) &amp; MID([.A326];10;2))" office:value-type="string" office:string-value="0000">
            <text:p>0000</text:p>
          </table:table-cell>
          <table:table-cell table:style-name="ce6" table:formula="of:=UPPER(MID([.A326];22;2) &amp; MID([.A326];18;2))" office:value-type="string" office:string-value="002C">
            <text:p>002C</text:p>
          </table:table-cell>
          <table:table-cell table:style-name="ce6" table:formula="of:=UPPER(MID([.A326];6;2) &amp; MID([.A326];2;2))" office:value-type="string" office:string-value="FE38">
            <text:p>FE38</text:p>
          </table:table-cell>
          <table:table-cell table:formula="of:=-(HEX2DEC([.B326]))" office:value-type="float" office:value="-0">
            <text:p>-0</text:p>
          </table:table-cell>
          <table:table-cell table:formula="of:=(HEX2DEC([.C326])) * 2" office:value-type="float" office:value="88">
            <text:p>88</text:p>
          </table:table-cell>
          <table:table-cell table:formula="of:=(HEX2DEC([.D326])-16^LEN([.D326]))" office:value-type="float" office:value="-456">
            <text:p>-456</text:p>
          </table:table-cell>
          <table:table-cell table:number-columns-repeated="1017"/>
        </table:table-row>
        <table:table-row table:style-name="ro1">
          <table:table-cell office:value-type="string">
            <text:p>$38,$fe,$00,$00,$14,$01</text:p>
          </table:table-cell>
          <table:table-cell table:style-name="ce4" table:formula="of:=UPPER(MID([.A327];14;2) &amp; MID([.A327];10;2))" office:value-type="string" office:string-value="0000">
            <text:p>0000</text:p>
          </table:table-cell>
          <table:table-cell table:style-name="ce6" table:formula="of:=UPPER(MID([.A327];22;2) &amp; MID([.A327];18;2))" office:value-type="string" office:string-value="0114">
            <text:p>0114</text:p>
          </table:table-cell>
          <table:table-cell table:style-name="ce6" table:formula="of:=UPPER(MID([.A327];6;2) &amp; MID([.A327];2;2))" office:value-type="string" office:string-value="FE38">
            <text:p>FE38</text:p>
          </table:table-cell>
          <table:table-cell table:formula="of:=-(HEX2DEC([.B327]))" office:value-type="float" office:value="-0">
            <text:p>-0</text:p>
          </table:table-cell>
          <table:table-cell table:formula="of:=(HEX2DEC([.C327])) * 2" office:value-type="float" office:value="552">
            <text:p>552</text:p>
          </table:table-cell>
          <table:table-cell table:formula="of:=(HEX2DEC([.D327])-16^LEN([.D327]))" office:value-type="float" office:value="-456">
            <text:p>-45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"RADAR &amp;13"</text:p>
          </table:table-cell>
          <table:table-cell table:number-columns-repeated="1023"/>
        </table:table-row>
        <table:table-row table:style-name="ro1">
          <table:table-cell office:value-type="string">
            <text:p>$00,$00,$b0,$ff,$50,$00</text:p>
          </table:table-cell>
          <table:table-cell table:style-name="ce4" table:formula="of:=UPPER(MID([.A330];14;2) &amp; MID([.A330];10;2))" office:value-type="string" office:string-value="FFB0">
            <text:p>FFB0</text:p>
          </table:table-cell>
          <table:table-cell table:style-name="ce6" table:formula="of:=UPPER(MID([.A330];22;2) &amp; MID([.A330];18;2))" office:value-type="string" office:string-value="0050">
            <text:p>0050</text:p>
          </table:table-cell>
          <table:table-cell table:style-name="ce6" table:formula="of:=UPPER(MID([.A330];6;2) &amp; MID([.A330];2;2))" office:value-type="string" office:string-value="0000">
            <text:p>0000</text:p>
          </table:table-cell>
          <table:table-cell table:formula="of:=-(HEX2DEC([.B330])-16^LEN([.B330]))" office:value-type="float" office:value="80">
            <text:p>80</text:p>
          </table:table-cell>
          <table:table-cell table:formula="of:=(HEX2DEC([.C330])) * 2" office:value-type="float" office:value="160">
            <text:p>160</text:p>
          </table:table-cell>
          <table:table-cell table:formula="of:=HEX2DEC([.D330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$50,$00,$60,$ff,$64,$00</text:p>
          </table:table-cell>
          <table:table-cell table:style-name="ce4" table:formula="of:=UPPER(MID([.A331];14;2) &amp; MID([.A331];10;2))" office:value-type="string" office:string-value="FF60">
            <text:p>FF60</text:p>
          </table:table-cell>
          <table:table-cell table:style-name="ce6" table:formula="of:=UPPER(MID([.A331];22;2) &amp; MID([.A331];18;2))" office:value-type="string" office:string-value="0064">
            <text:p>0064</text:p>
          </table:table-cell>
          <table:table-cell table:style-name="ce6" table:formula="of:=UPPER(MID([.A331];6;2) &amp; MID([.A331];2;2))" office:value-type="string" office:string-value="0050">
            <text:p>0050</text:p>
          </table:table-cell>
          <table:table-cell table:formula="of:=-(HEX2DEC([.B331])-16^LEN([.B331]))" office:value-type="float" office:value="160">
            <text:p>160</text:p>
          </table:table-cell>
          <table:table-cell table:formula="of:=(HEX2DEC([.C331])) * 2" office:value-type="float" office:value="200">
            <text:p>200</text:p>
          </table:table-cell>
          <table:table-cell table:formula="of:=HEX2DEC([.D331]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 office:value-type="string">
            <text:p>$50,$00,$60,$ff,$78,$00</text:p>
          </table:table-cell>
          <table:table-cell table:style-name="ce4" table:formula="of:=UPPER(MID([.A332];14;2) &amp; MID([.A332];10;2))" office:value-type="string" office:string-value="FF60">
            <text:p>FF60</text:p>
          </table:table-cell>
          <table:table-cell table:style-name="ce6" table:formula="of:=UPPER(MID([.A332];22;2) &amp; MID([.A332];18;2))" office:value-type="string" office:string-value="0078">
            <text:p>0078</text:p>
          </table:table-cell>
          <table:table-cell table:style-name="ce6" table:formula="of:=UPPER(MID([.A332];6;2) &amp; MID([.A332];2;2))" office:value-type="string" office:string-value="0050">
            <text:p>0050</text:p>
          </table:table-cell>
          <table:table-cell table:formula="of:=-(HEX2DEC([.B332])-16^LEN([.B332]))" office:value-type="float" office:value="160">
            <text:p>160</text:p>
          </table:table-cell>
          <table:table-cell table:formula="of:=(HEX2DEC([.C332])) * 2" office:value-type="float" office:value="240">
            <text:p>240</text:p>
          </table:table-cell>
          <table:table-cell table:formula="of:=HEX2DEC([.D332]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 office:value-type="string">
            <text:p>$00,$00,$b0,$ff,$8c,$00</text:p>
          </table:table-cell>
          <table:table-cell table:style-name="ce4" table:formula="of:=UPPER(MID([.A333];14;2) &amp; MID([.A333];10;2))" office:value-type="string" office:string-value="FFB0">
            <text:p>FFB0</text:p>
          </table:table-cell>
          <table:table-cell table:style-name="ce6" table:formula="of:=UPPER(MID([.A333];22;2) &amp; MID([.A333];18;2))" office:value-type="string" office:string-value="008C">
            <text:p>008C</text:p>
          </table:table-cell>
          <table:table-cell table:style-name="ce6" table:formula="of:=UPPER(MID([.A333];6;2) &amp; MID([.A333];2;2))" office:value-type="string" office:string-value="0000">
            <text:p>0000</text:p>
          </table:table-cell>
          <table:table-cell table:formula="of:=-(HEX2DEC([.B333])-16^LEN([.B333]))" office:value-type="float" office:value="80">
            <text:p>80</text:p>
          </table:table-cell>
          <table:table-cell table:formula="of:=(HEX2DEC([.C333])) * 2" office:value-type="float" office:value="280">
            <text:p>280</text:p>
          </table:table-cell>
          <table:table-cell table:formula="of:=HEX2DEC([.D333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$00,$00,$50,$00,$50,$00</text:p>
          </table:table-cell>
          <table:table-cell table:style-name="ce4" table:formula="of:=UPPER(MID([.A334];14;2) &amp; MID([.A334];10;2))" office:value-type="string" office:string-value="0050">
            <text:p>0050</text:p>
          </table:table-cell>
          <table:table-cell table:style-name="ce6" table:formula="of:=UPPER(MID([.A334];22;2) &amp; MID([.A334];18;2))" office:value-type="string" office:string-value="0050">
            <text:p>0050</text:p>
          </table:table-cell>
          <table:table-cell table:style-name="ce6" table:formula="of:=UPPER(MID([.A334];6;2) &amp; MID([.A334];2;2))" office:value-type="string" office:string-value="0000">
            <text:p>0000</text:p>
          </table:table-cell>
          <table:table-cell table:formula="of:=-(HEX2DEC([.B334]))" office:value-type="float" office:value="-80">
            <text:p>-80</text:p>
          </table:table-cell>
          <table:table-cell table:formula="of:=(HEX2DEC([.C334])) * 2" office:value-type="float" office:value="160">
            <text:p>160</text:p>
          </table:table-cell>
          <table:table-cell table:formula="of:=HEX2DEC([.D334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$50,$00,$a0,$00,$64,$00</text:p>
          </table:table-cell>
          <table:table-cell table:style-name="ce4" table:formula="of:=UPPER(MID([.A335];14;2) &amp; MID([.A335];10;2))" office:value-type="string" office:string-value="00A0">
            <text:p>00A0</text:p>
          </table:table-cell>
          <table:table-cell table:style-name="ce6" table:formula="of:=UPPER(MID([.A335];22;2) &amp; MID([.A335];18;2))" office:value-type="string" office:string-value="0064">
            <text:p>0064</text:p>
          </table:table-cell>
          <table:table-cell table:style-name="ce6" table:formula="of:=UPPER(MID([.A335];6;2) &amp; MID([.A335];2;2))" office:value-type="string" office:string-value="0050">
            <text:p>0050</text:p>
          </table:table-cell>
          <table:table-cell table:formula="of:=-(HEX2DEC([.B335]))" office:value-type="float" office:value="-160">
            <text:p>-160</text:p>
          </table:table-cell>
          <table:table-cell table:formula="of:=(HEX2DEC([.C335])) * 2" office:value-type="float" office:value="200">
            <text:p>200</text:p>
          </table:table-cell>
          <table:table-cell table:formula="of:=HEX2DEC([.D335]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 office:value-type="string">
            <text:p>$50,$00,$a0,$00,$78,$00</text:p>
          </table:table-cell>
          <table:table-cell table:style-name="ce4" table:formula="of:=UPPER(MID([.A336];14;2) &amp; MID([.A336];10;2))" office:value-type="string" office:string-value="00A0">
            <text:p>00A0</text:p>
          </table:table-cell>
          <table:table-cell table:style-name="ce6" table:formula="of:=UPPER(MID([.A336];22;2) &amp; MID([.A336];18;2))" office:value-type="string" office:string-value="0078">
            <text:p>0078</text:p>
          </table:table-cell>
          <table:table-cell table:style-name="ce6" table:formula="of:=UPPER(MID([.A336];6;2) &amp; MID([.A336];2;2))" office:value-type="string" office:string-value="0050">
            <text:p>0050</text:p>
          </table:table-cell>
          <table:table-cell table:formula="of:=-(HEX2DEC([.B336]))" office:value-type="float" office:value="-160">
            <text:p>-160</text:p>
          </table:table-cell>
          <table:table-cell table:formula="of:=(HEX2DEC([.C336])) * 2" office:value-type="float" office:value="240">
            <text:p>240</text:p>
          </table:table-cell>
          <table:table-cell table:formula="of:=HEX2DEC([.D336]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 office:value-type="string">
            <text:p>$00,$00,$50,$00,$8c,$00</text:p>
          </table:table-cell>
          <table:table-cell table:style-name="ce4" table:formula="of:=UPPER(MID([.A337];14;2) &amp; MID([.A337];10;2))" office:value-type="string" office:string-value="0050">
            <text:p>0050</text:p>
          </table:table-cell>
          <table:table-cell table:style-name="ce6" table:formula="of:=UPPER(MID([.A337];22;2) &amp; MID([.A337];18;2))" office:value-type="string" office:string-value="008C">
            <text:p>008C</text:p>
          </table:table-cell>
          <table:table-cell table:style-name="ce6" table:formula="of:=UPPER(MID([.A337];6;2) &amp; MID([.A337];2;2))" office:value-type="string" office:string-value="0000">
            <text:p>0000</text:p>
          </table:table-cell>
          <table:table-cell table:formula="of:=-(HEX2DEC([.B337]))" office:value-type="float" office:value="-80">
            <text:p>-80</text:p>
          </table:table-cell>
          <table:table-cell table:formula="of:=(HEX2DEC([.C337])) * 2" office:value-type="float" office:value="280">
            <text:p>280</text:p>
          </table:table-cell>
          <table:table-cell table:formula="of:=HEX2DEC([.D337])" office:value-type="float" office:value="0">
            <text:p>0</text:p>
          </table:table-cell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z draw" table:style-name="ta2" table:print="false">
        <table:table-column table:style-name="co8" table:default-cell-style-name="ce10"/>
        <table:table-column table:style-name="co9" table:default-cell-style-name="ce12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number-columns-repeated="1020" table:default-cell-style-name="Excel_20_Built-in_20_Normal"/>
        <table:table-row table:style-name="ro1">
          <table:table-cell table:style-name="ce1" office:value-type="string">
            <text:p>Draw code</text:p>
          </table:table-cell>
          <table:table-cell table:style-name="ce3" office:value-type="string">
            <text:p>Vertice</text:p>
          </table:table-cell>
          <table:table-cell table:style-name="ce13" office:value-type="string">
            <text:p>Draw code</text:p>
          </table:table-cell>
          <table:table-cell table:style-name="ce1" table:number-columns-repeated="5"/>
          <table:table-cell table:style-name="ce2" table:number-columns-repeated="1016"/>
        </table:table-row>
        <table:table-row table:style-name="ro2">
          <table:table-cell table:style-name="ce9" office:value-type="string">
            <text:p>03</text:p>
          </table:table-cell>
          <table:table-cell table:style-name="ce11" table:formula="of:=QUOTIENT(HEX2DEC([.A2]);8)" office:value-type="float" office:value="0">
            <text:p>0 </text:p>
          </table:table-cell>
          <table:table-cell table:style-name="ce11" table:formula="of:=MOD(HEX2DEC([.A2]);8)" office:value-type="float" office:value="3">
            <text:p>3 </text:p>
          </table:table-cell>
          <table:table-cell table:style-name="ce2" table:formula="of:=CONCATENATE(&quot;EQUB &amp;&quot;; [.A2];&quot; &gt;&gt; &amp;02&quot;)" office:value-type="string" office:string-value="EQUB &amp;03 &gt;&gt; &amp;02">
            <text:p>EQUB &amp;03 &gt;&gt; &amp;02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9" office:value-type="string">
            <text:p>F1</text:p>
          </table:table-cell>
          <table:table-cell table:style-name="ce11" table:formula="of:=QUOTIENT(HEX2DEC([.A3]);8)" office:value-type="float" office:value="30">
            <text:p>30 </text:p>
          </table:table-cell>
          <table:table-cell table:style-name="ce11" table:formula="of:=MOD(HEX2DEC([.A3]);8)" office:value-type="float" office:value="1">
            <text:p>1 </text:p>
          </table:table-cell>
          <table:table-cell table:style-name="ce2" table:formula="of:=CONCATENATE(&quot;EQUB &amp;&quot;; [.A3];&quot; &gt;&gt; &amp;02&quot;)" office:value-type="string" office:string-value="EQUB &amp;F1 &gt;&gt; &amp;02">
            <text:p>EQUB &amp;F1 &gt;&gt; &amp;02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9" office:value-type="string">
            <text:p>0C</text:p>
          </table:table-cell>
          <table:table-cell table:style-name="ce11" table:formula="of:=QUOTIENT(HEX2DEC([.A4]);8)" office:value-type="float" office:value="1">
            <text:p>1 </text:p>
          </table:table-cell>
          <table:table-cell table:style-name="ce11" table:formula="of:=MOD(HEX2DEC([.A4]);8)" office:value-type="float" office:value="4">
            <text:p>4 </text:p>
          </table:table-cell>
          <table:table-cell table:style-name="ce2" table:formula="of:=CONCATENATE(&quot;EQUB &amp;&quot;; [.A4];&quot; &gt;&gt; &amp;02&quot;)" office:value-type="string" office:string-value="EQUB &amp;0C &gt;&gt; &amp;02">
            <text:p>EQUB &amp;0C &gt;&gt; &amp;02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9" office:value-type="string">
            <text:p>14</text:p>
          </table:table-cell>
          <table:table-cell table:style-name="ce11" table:formula="of:=QUOTIENT(HEX2DEC([.A5]);8)" office:value-type="float" office:value="2">
            <text:p>2 </text:p>
          </table:table-cell>
          <table:table-cell table:style-name="ce11" table:formula="of:=MOD(HEX2DEC([.A5]);8)" office:value-type="float" office:value="4">
            <text:p>4 </text:p>
          </table:table-cell>
          <table:table-cell table:style-name="ce2" table:formula="of:=CONCATENATE(&quot;EQUB &amp;&quot;; [.A5];&quot; &gt;&gt; &amp;02&quot;)" office:value-type="string" office:string-value="EQUB &amp;14 &gt;&gt; &amp;02">
            <text:p>EQUB &amp;14 &gt;&gt; &amp;02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9" office:value-type="string">
            <text:p>1C</text:p>
          </table:table-cell>
          <table:table-cell table:style-name="ce11" table:formula="of:=QUOTIENT(HEX2DEC([.A6]);8)" office:value-type="float" office:value="3">
            <text:p>3 </text:p>
          </table:table-cell>
          <table:table-cell table:style-name="ce11" table:formula="of:=MOD(HEX2DEC([.A6]);8)" office:value-type="float" office:value="4">
            <text:p>4 </text:p>
          </table:table-cell>
          <table:table-cell table:style-name="ce2" table:formula="of:=CONCATENATE(&quot;EQUB &amp;&quot;; [.A6];&quot; &gt;&gt; &amp;02&quot;)" office:value-type="string" office:string-value="EQUB &amp;1C &gt;&gt; &amp;02">
            <text:p>EQUB &amp;1C &gt;&gt; &amp;02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9" office:value-type="string">
            <text:p>24</text:p>
          </table:table-cell>
          <table:table-cell table:style-name="ce11" table:formula="of:=QUOTIENT(HEX2DEC([.A7]);8)" office:value-type="float" office:value="4">
            <text:p>4 </text:p>
          </table:table-cell>
          <table:table-cell table:style-name="ce11" table:formula="of:=MOD(HEX2DEC([.A7]);8)" office:value-type="float" office:value="4">
            <text:p>4 </text:p>
          </table:table-cell>
          <table:table-cell table:style-name="ce2" table:formula="of:=CONCATENATE(&quot;EQUB &amp;&quot;; [.A7];&quot; &gt;&gt; &amp;02&quot;)" office:value-type="string" office:string-value="EQUB &amp;24 &gt;&gt; &amp;02">
            <text:p>EQUB &amp;24 &gt;&gt; &amp;02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9" office:value-type="string">
            <text:p>2C</text:p>
          </table:table-cell>
          <table:table-cell table:style-name="ce11" table:formula="of:=QUOTIENT(HEX2DEC([.A8]);8)" office:value-type="float" office:value="5">
            <text:p>5 </text:p>
          </table:table-cell>
          <table:table-cell table:style-name="ce11" table:formula="of:=MOD(HEX2DEC([.A8]);8)" office:value-type="float" office:value="4">
            <text:p>4 </text:p>
          </table:table-cell>
          <table:table-cell table:style-name="ce2" table:formula="of:=CONCATENATE(&quot;EQUB &amp;&quot;; [.A8];&quot; &gt;&gt; &amp;02&quot;)" office:value-type="string" office:string-value="EQUB &amp;2C &gt;&gt; &amp;02">
            <text:p>EQUB &amp;2C &gt;&gt; &amp;02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9" office:value-type="string">
            <text:p>34</text:p>
          </table:table-cell>
          <table:table-cell table:style-name="ce11" table:formula="of:=QUOTIENT(HEX2DEC([.A9]);8)" office:value-type="float" office:value="6">
            <text:p>6 </text:p>
          </table:table-cell>
          <table:table-cell table:style-name="ce11" table:formula="of:=MOD(HEX2DEC([.A9]);8)" office:value-type="float" office:value="4">
            <text:p>4 </text:p>
          </table:table-cell>
          <table:table-cell table:style-name="ce2" table:formula="of:=CONCATENATE(&quot;EQUB &amp;&quot;; [.A9];&quot; &gt;&gt; &amp;02&quot;)" office:value-type="string" office:string-value="EQUB &amp;34 &gt;&gt; &amp;02">
            <text:p>EQUB &amp;34 &gt;&gt; &amp;02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9" office:value-type="string">
            <text:p>04</text:p>
          </table:table-cell>
          <table:table-cell table:style-name="ce11" table:formula="of:=QUOTIENT(HEX2DEC([.A10]);8)" office:value-type="float" office:value="0">
            <text:p>0 </text:p>
          </table:table-cell>
          <table:table-cell table:style-name="ce11" table:formula="of:=MOD(HEX2DEC([.A10]);8)" office:value-type="float" office:value="4">
            <text:p>4 </text:p>
          </table:table-cell>
          <table:table-cell table:style-name="ce2" table:formula="of:=CONCATENATE(&quot;EQUB &amp;&quot;; [.A10];&quot; &gt;&gt; &amp;02&quot;)" office:value-type="string" office:string-value="EQUB &amp;04 &gt;&gt; &amp;02">
            <text:p>EQUB &amp;04 &gt;&gt; &amp;02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9" office:value-type="string">
            <text:p>3A</text:p>
          </table:table-cell>
          <table:table-cell table:style-name="ce11" table:formula="of:=QUOTIENT(HEX2DEC([.A11]);8)" office:value-type="float" office:value="7">
            <text:p>7 </text:p>
          </table:table-cell>
          <table:table-cell table:style-name="ce11" table:formula="of:=MOD(HEX2DEC([.A11]);8)" office:value-type="float" office:value="2">
            <text:p>2 </text:p>
          </table:table-cell>
          <table:table-cell table:style-name="ce2" table:formula="of:=CONCATENATE(&quot;EQUB &amp;&quot;; [.A11];&quot; &gt;&gt; &amp;02&quot;)" office:value-type="string" office:string-value="EQUB &amp;3A &gt;&gt; &amp;02">
            <text:p>EQUB &amp;3A &gt;&gt; &amp;02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9" office:value-type="string">
            <text:p>44</text:p>
          </table:table-cell>
          <table:table-cell table:style-name="ce11" table:formula="of:=QUOTIENT(HEX2DEC([.A12]);8)" office:value-type="float" office:value="8">
            <text:p>8 </text:p>
          </table:table-cell>
          <table:table-cell table:style-name="ce11" table:formula="of:=MOD(HEX2DEC([.A12]);8)" office:value-type="float" office:value="4">
            <text:p>4 </text:p>
          </table:table-cell>
          <table:table-cell table:style-name="ce2" table:formula="of:=CONCATENATE(&quot;EQUB &amp;&quot;; [.A12];&quot; &gt;&gt; &amp;02&quot;)" office:value-type="string" office:string-value="EQUB &amp;44 &gt;&gt; &amp;02">
            <text:p>EQUB &amp;44 &gt;&gt; &amp;02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office:value-type="string">
            <text:p>4C</text:p>
          </table:table-cell>
          <table:table-cell table:style-name="ce11" table:formula="of:=QUOTIENT(HEX2DEC([.A13]);8)" office:value-type="float" office:value="9">
            <text:p>9 </text:p>
          </table:table-cell>
          <table:table-cell table:style-name="ce11" table:formula="of:=MOD(HEX2DEC([.A13]);8)" office:value-type="float" office:value="4">
            <text:p>4 </text:p>
          </table:table-cell>
          <table:table-cell table:style-name="ce2" table:formula="of:=CONCATENATE(&quot;EQUB &amp;&quot;; [.A13];&quot; &gt;&gt; &amp;02&quot;)" office:value-type="string" office:string-value="EQUB &amp;4C &gt;&gt; &amp;02">
            <text:p>EQUB &amp;4C &gt;&gt; &amp;02</text:p>
          </table:table-cell>
          <table:table-cell table:number-columns-repeated="1020"/>
        </table:table-row>
        <table:table-row table:style-name="ro2">
          <table:table-cell office:value-type="string">
            <text:p>54</text:p>
          </table:table-cell>
          <table:table-cell table:style-name="ce11" table:formula="of:=QUOTIENT(HEX2DEC([.A14]);8)" office:value-type="float" office:value="10">
            <text:p>10 </text:p>
          </table:table-cell>
          <table:table-cell table:style-name="ce11" table:formula="of:=MOD(HEX2DEC([.A14]);8)" office:value-type="float" office:value="4">
            <text:p>4 </text:p>
          </table:table-cell>
          <table:table-cell table:style-name="ce2" table:formula="of:=CONCATENATE(&quot;EQUB &amp;&quot;; [.A14];&quot; &gt;&gt; &amp;02&quot;)" office:value-type="string" office:string-value="EQUB &amp;54 &gt;&gt; &amp;02">
            <text:p>EQUB &amp;54 &gt;&gt; &amp;02</text:p>
          </table:table-cell>
          <table:table-cell table:number-columns-repeated="1020"/>
        </table:table-row>
        <table:table-row table:style-name="ro2">
          <table:table-cell office:value-type="string">
            <text:p>5C</text:p>
          </table:table-cell>
          <table:table-cell table:style-name="ce11" table:formula="of:=QUOTIENT(HEX2DEC([.A15]);8)" office:value-type="float" office:value="11">
            <text:p>11 </text:p>
          </table:table-cell>
          <table:table-cell table:style-name="ce11" table:formula="of:=MOD(HEX2DEC([.A15]);8)" office:value-type="float" office:value="4">
            <text:p>4 </text:p>
          </table:table-cell>
          <table:table-cell table:style-name="ce2" table:formula="of:=CONCATENATE(&quot;EQUB &amp;&quot;; [.A15];&quot; &gt;&gt; &amp;02&quot;)" office:value-type="string" office:string-value="EQUB &amp;5C &gt;&gt; &amp;02">
            <text:p>EQUB &amp;5C &gt;&gt; &amp;02</text:p>
          </table:table-cell>
          <table:table-cell table:number-columns-repeated="1020"/>
        </table:table-row>
        <table:table-row table:style-name="ro2">
          <table:table-cell office:value-type="string">
            <text:p>3C</text:p>
          </table:table-cell>
          <table:table-cell table:style-name="ce11" table:formula="of:=QUOTIENT(HEX2DEC([.A16]);8)" office:value-type="float" office:value="7">
            <text:p>7 </text:p>
          </table:table-cell>
          <table:table-cell table:style-name="ce11" table:formula="of:=MOD(HEX2DEC([.A16]);8)" office:value-type="float" office:value="4">
            <text:p>4 </text:p>
          </table:table-cell>
          <table:table-cell table:style-name="ce2" table:formula="of:=CONCATENATE(&quot;EQUB &amp;&quot;; [.A16];&quot; &gt;&gt; &amp;02&quot;)" office:value-type="string" office:string-value="EQUB &amp;3C &gt;&gt; &amp;02">
            <text:p>EQUB &amp;3C &gt;&gt; &amp;02</text:p>
          </table:table-cell>
          <table:table-cell table:number-columns-repeated="1020"/>
        </table:table-row>
        <table:table-row table:style-name="ro2">
          <table:table-cell office:value-type="string">
            <text:p>62</text:p>
          </table:table-cell>
          <table:table-cell table:style-name="ce11" table:formula="of:=QUOTIENT(HEX2DEC([.A17]);8)" office:value-type="float" office:value="12">
            <text:p>12 </text:p>
          </table:table-cell>
          <table:table-cell table:style-name="ce11" table:formula="of:=MOD(HEX2DEC([.A17]);8)" office:value-type="float" office:value="2">
            <text:p>2 </text:p>
          </table:table-cell>
          <table:table-cell table:style-name="ce2" table:formula="of:=CONCATENATE(&quot;EQUB &amp;&quot;; [.A17];&quot; &gt;&gt; &amp;02&quot;)" office:value-type="string" office:string-value="EQUB &amp;62 &gt;&gt; &amp;02">
            <text:p>EQUB &amp;62 &gt;&gt; &amp;02</text:p>
          </table:table-cell>
          <table:table-cell table:number-columns-repeated="1020"/>
        </table:table-row>
        <table:table-row table:style-name="ro2">
          <table:table-cell office:value-type="string">
            <text:p>6C</text:p>
          </table:table-cell>
          <table:table-cell table:style-name="ce11" table:formula="of:=QUOTIENT(HEX2DEC([.A18]);8)" office:value-type="float" office:value="13">
            <text:p>13 </text:p>
          </table:table-cell>
          <table:table-cell table:style-name="ce11" table:formula="of:=MOD(HEX2DEC([.A18]);8)" office:value-type="float" office:value="4">
            <text:p>4 </text:p>
          </table:table-cell>
          <table:table-cell table:style-name="ce2" table:formula="of:=CONCATENATE(&quot;EQUB &amp;&quot;; [.A18];&quot; &gt;&gt; &amp;02&quot;)" office:value-type="string" office:string-value="EQUB &amp;6C &gt;&gt; &amp;02">
            <text:p>EQUB &amp;6C &gt;&gt; &amp;02</text:p>
          </table:table-cell>
          <table:table-cell table:number-columns-repeated="1020"/>
        </table:table-row>
        <table:table-row table:style-name="ro2">
          <table:table-cell office:value-type="string">
            <text:p>74</text:p>
          </table:table-cell>
          <table:table-cell table:style-name="ce11" table:formula="of:=QUOTIENT(HEX2DEC([.A19]);8)" office:value-type="float" office:value="14">
            <text:p>14 </text:p>
          </table:table-cell>
          <table:table-cell table:style-name="ce11" table:formula="of:=MOD(HEX2DEC([.A19]);8)" office:value-type="float" office:value="4">
            <text:p>4 </text:p>
          </table:table-cell>
          <table:table-cell table:style-name="ce2" table:formula="of:=CONCATENATE(&quot;EQUB &amp;&quot;; [.A19];&quot; &gt;&gt; &amp;02&quot;)" office:value-type="string" office:string-value="EQUB &amp;74 &gt;&gt; &amp;02">
            <text:p>EQUB &amp;74 &gt;&gt; &amp;02</text:p>
          </table:table-cell>
          <table:table-cell table:number-columns-repeated="1020"/>
        </table:table-row>
        <table:table-row table:style-name="ro2">
          <table:table-cell office:value-type="string">
            <text:p>7C</text:p>
          </table:table-cell>
          <table:table-cell table:style-name="ce11" table:formula="of:=QUOTIENT(HEX2DEC([.A20]);8)" office:value-type="float" office:value="15">
            <text:p>15 </text:p>
          </table:table-cell>
          <table:table-cell table:style-name="ce11" table:formula="of:=MOD(HEX2DEC([.A20]);8)" office:value-type="float" office:value="4">
            <text:p>4 </text:p>
          </table:table-cell>
          <table:table-cell table:style-name="ce2" table:formula="of:=CONCATENATE(&quot;EQUB &amp;&quot;; [.A20];&quot; &gt;&gt; &amp;02&quot;)" office:value-type="string" office:string-value="EQUB &amp;7C &gt;&gt; &amp;02">
            <text:p>EQUB &amp;7C &gt;&gt; &amp;02</text:p>
          </table:table-cell>
          <table:table-cell table:number-columns-repeated="1020"/>
        </table:table-row>
        <table:table-row table:style-name="ro2">
          <table:table-cell office:value-type="string">
            <text:p>64</text:p>
          </table:table-cell>
          <table:table-cell table:style-name="ce11" table:formula="of:=QUOTIENT(HEX2DEC([.A21]);8)" office:value-type="float" office:value="12">
            <text:p>12 </text:p>
          </table:table-cell>
          <table:table-cell table:style-name="ce11" table:formula="of:=MOD(HEX2DEC([.A21]);8)" office:value-type="float" office:value="4">
            <text:p>4 </text:p>
          </table:table-cell>
          <table:table-cell table:style-name="ce2" table:formula="of:=CONCATENATE(&quot;EQUB &amp;&quot;; [.A21];&quot; &gt;&gt; &amp;02&quot;)" office:value-type="string" office:string-value="EQUB &amp;64 &gt;&gt; &amp;02">
            <text:p>EQUB &amp;64 &gt;&gt; &amp;02</text:p>
          </table:table-cell>
          <table:table-cell table:number-columns-repeated="1020"/>
        </table:table-row>
        <table:table-row table:style-name="ro2">
          <table:table-cell office:value-type="string">
            <text:p>82</text:p>
          </table:table-cell>
          <table:table-cell table:style-name="ce11" table:formula="of:=QUOTIENT(HEX2DEC([.A22]);8)" office:value-type="float" office:value="16">
            <text:p>16 </text:p>
          </table:table-cell>
          <table:table-cell table:style-name="ce11" table:formula="of:=MOD(HEX2DEC([.A22]);8)" office:value-type="float" office:value="2">
            <text:p>2 </text:p>
          </table:table-cell>
          <table:table-cell table:style-name="ce2" table:formula="of:=CONCATENATE(&quot;EQUB &amp;&quot;; [.A22];&quot; &gt;&gt; &amp;02&quot;)" office:value-type="string" office:string-value="EQUB &amp;82 &gt;&gt; &amp;02">
            <text:p>EQUB &amp;82 &gt;&gt; &amp;02</text:p>
          </table:table-cell>
          <table:table-cell table:number-columns-repeated="1020"/>
        </table:table-row>
        <table:table-row table:style-name="ro2">
          <table:table-cell office:value-type="string">
            <text:p>8C</text:p>
          </table:table-cell>
          <table:table-cell table:style-name="ce11" table:formula="of:=QUOTIENT(HEX2DEC([.A23]);8)" office:value-type="float" office:value="17">
            <text:p>17 </text:p>
          </table:table-cell>
          <table:table-cell table:style-name="ce11" table:formula="of:=MOD(HEX2DEC([.A23]);8)" office:value-type="float" office:value="4">
            <text:p>4 </text:p>
          </table:table-cell>
          <table:table-cell table:style-name="ce2" table:formula="of:=CONCATENATE(&quot;EQUB &amp;&quot;; [.A23];&quot; &gt;&gt; &amp;02&quot;)" office:value-type="string" office:string-value="EQUB &amp;8C &gt;&gt; &amp;02">
            <text:p>EQUB &amp;8C &gt;&gt; &amp;02</text:p>
          </table:table-cell>
          <table:table-cell table:number-columns-repeated="1020"/>
        </table:table-row>
        <table:table-row table:style-name="ro2">
          <table:table-cell office:value-type="string">
            <text:p>94</text:p>
          </table:table-cell>
          <table:table-cell table:style-name="ce11" table:formula="of:=QUOTIENT(HEX2DEC([.A24]);8)" office:value-type="float" office:value="18">
            <text:p>18 </text:p>
          </table:table-cell>
          <table:table-cell table:style-name="ce11" table:formula="of:=MOD(HEX2DEC([.A24]);8)" office:value-type="float" office:value="4">
            <text:p>4 </text:p>
          </table:table-cell>
          <table:table-cell table:style-name="ce2" table:formula="of:=CONCATENATE(&quot;EQUB &amp;&quot;; [.A24];&quot; &gt;&gt; &amp;02&quot;)" office:value-type="string" office:string-value="EQUB &amp;94 &gt;&gt; &amp;02">
            <text:p>EQUB &amp;94 &gt;&gt; &amp;02</text:p>
          </table:table-cell>
          <table:table-cell table:number-columns-repeated="1020"/>
        </table:table-row>
        <table:table-row table:style-name="ro2">
          <table:table-cell office:value-type="string">
            <text:p>9C</text:p>
          </table:table-cell>
          <table:table-cell table:style-name="ce11" table:formula="of:=QUOTIENT(HEX2DEC([.A25]);8)" office:value-type="float" office:value="19">
            <text:p>19 </text:p>
          </table:table-cell>
          <table:table-cell table:style-name="ce11" table:formula="of:=MOD(HEX2DEC([.A25]);8)" office:value-type="float" office:value="4">
            <text:p>4 </text:p>
          </table:table-cell>
          <table:table-cell table:style-name="ce2" table:formula="of:=CONCATENATE(&quot;EQUB &amp;&quot;; [.A25];&quot; &gt;&gt; &amp;02&quot;)" office:value-type="string" office:string-value="EQUB &amp;9C &gt;&gt; &amp;02">
            <text:p>EQUB &amp;9C &gt;&gt; &amp;02</text:p>
          </table:table-cell>
          <table:table-cell table:number-columns-repeated="1020"/>
        </table:table-row>
        <table:table-row table:style-name="ro2">
          <table:table-cell office:value-type="string">
            <text:p>84</text:p>
          </table:table-cell>
          <table:table-cell table:style-name="ce11" table:formula="of:=QUOTIENT(HEX2DEC([.A26]);8)" office:value-type="float" office:value="16">
            <text:p>16 </text:p>
          </table:table-cell>
          <table:table-cell table:style-name="ce11" table:formula="of:=MOD(HEX2DEC([.A26]);8)" office:value-type="float" office:value="4">
            <text:p>4 </text:p>
          </table:table-cell>
          <table:table-cell table:style-name="ce2" table:formula="of:=CONCATENATE(&quot;EQUB &amp;&quot;; [.A26];&quot; &gt;&gt; &amp;02&quot;)" office:value-type="string" office:string-value="EQUB &amp;84 &gt;&gt; &amp;02">
            <text:p>EQUB &amp;84 &gt;&gt; &amp;02</text:p>
          </table:table-cell>
          <table:table-cell table:number-columns-repeated="1020"/>
        </table:table-row>
        <table:table-row table:style-name="ro2">
          <table:table-cell office:value-type="string">
            <text:p>FF</text:p>
          </table:table-cell>
          <table:table-cell table:style-name="ce11" table:formula="of:=QUOTIENT(HEX2DEC([.A27]);8)" office:value-type="float" office:value="31">
            <text:p>31 </text:p>
          </table:table-cell>
          <table:table-cell table:style-name="ce11" table:formula="of:=MOD(HEX2DEC([.A27]);8)" office:value-type="float" office:value="7">
            <text:p>7 </text:p>
          </table:table-cell>
          <table:table-cell table:style-name="ce2" table:formula="of:=CONCATENATE(&quot;EQUB &amp;&quot;; [.A27];&quot; &gt;&gt; &amp;02&quot;)" office:value-type="string" office:string-value="EQUB &amp;FF &gt;&gt; &amp;02">
            <text:p>EQUB &amp;FF &gt;&gt; &amp;02</text:p>
          </table:table-cell>
          <table:table-cell table:number-columns-repeated="1020"/>
        </table:table-row>
        <table:table-row table:style-name="ro2" table:number-rows-repeated="30">
          <table:table-cell/>
          <table:table-cell table:style-name="ce11" table:number-columns-repeated="2"/>
          <table:table-cell table:style-name="ce2"/>
          <table:table-cell table:number-columns-repeated="102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6P0" style:volatile="true">
      <number:number number:decimal-places="0" number:min-integer-digits="1"/>
      <number:text> </number:text>
    </number:number-style>
    <number:number-style style:name="N106">
      <style:text-properties fo:color="#ff0000"/>
      <number:text>-</number:text>
      <number:number number:decimal-places="0" number:min-integer-digits="1"/>
      <number:text> </number:text>
      <style:map style:condition="value()&gt;=0" style:apply-style-name="N106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1">31/01/2021</text:date>, <text:time>14:5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z_20_vertices" style:display-name="PageStyle_bz vert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z_20_draw" style:display-name="PageStyle_bz dra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135" meta:object-count="0"/>
    <meta:generator>OpenOffice/4.1.8$Win32 OpenOffice.org_project/418m3$Build-9803</meta:generator>
  </office:meta>
</office:document-meta>
</file>